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0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FFF2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FFF200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fo:background-color="#FFF2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FFF20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fo:background-color="#FFF200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ackground-color="#ADD58A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FFF2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fo:background-color="#FFF200"/>
    </style:style>
    <style:style style:name="ce19" style:family="table-cell" style:parent-style-name="Default" style:data-style-name="N38"/>
    <style:style style:name="ce20" style:family="table-cell" style:parent-style-name="Default" style:data-style-name="N0">
      <style:table-cell-properties fo:background-color="#FFF200"/>
      <style:text-properties fo:color="#CE181E"/>
    </style:style>
    <style:style style:name="ce21" style:family="table-cell" style:parent-style-name="Default" style:data-style-name="N0">
      <style:text-properties fo:color="#CE181E"/>
    </style:style>
    <style:style style:name="ce22" style:family="table-cell" style:parent-style-name="Default" style:data-style-name="N39"/>
    <style:style style:name="ce23" style:family="table-cell" style:parent-style-name="Default" style:data-style-name="N37"/>
    <style:style style:name="ce24" style:family="table-cell" style:parent-style-name="Default" style:data-style-name="N4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32354166666667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5.476875cm"/>
    </style:style>
    <style:style style:name="co10" style:family="table-column">
      <style:table-column-properties fo:break-before="auto" style:column-width="3.01625cm"/>
    </style:style>
    <style:style style:name="co11" style:family="table-column">
      <style:table-column-properties fo:break-before="auto" style:column-width="4.97416666666667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4.153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NN_feedforward_2nd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1" table:default-cell-style-name="ce1"/>
        <table:table-row table:style-name="ro1">
          <table:table-cell office:value-type="float" office:value="212" table:style-name="ce1">
            <text:p>21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2.7" table:formula="of:=[.C4]*[.C7]+[.D4]*[.D7]+[.E4]*[.E7]+[.F4]*[.F7]+[.G4]*[.G7]" table:style-name="ce2">
            <text:p>2.7000</text:p>
          </table:table-cell>
          <table:table-cell office:value-type="float" office:value="3.8000000000000003" table:formula="of:=[.C5]*[.C7]+[.D5]*[.D7]+[.E5]*[.E7]+[.F5]*[.F7]+[.G5]*[.G7]" table:style-name="ce1">
            <text:p>3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370266439430035" table:formula="of:=1/(1+EXP(-[.H8]))" table:style-name="ce1">
            <text:p>0.937026644</text:p>
          </table:table-cell>
          <table:table-cell office:value-type="float" office:value="0.97811872906386943" table:formula="of:=1/(1+EXP(-[.I8]))" table:style-name="ce1">
            <text:p>0.97811872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9" table:style-name="ce1"/>
          <table:table-cell table:style-name="ce3"/>
          <table:table-cell table:number-columns-repeated="1637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3.4000000000000004" table:formula="of:=[.C18]*[.C21]+[.D18]*[.D21]+[.E18]*[.E21]+[.F18]*[.F21]+[.G18]*[.G21]" table:style-name="ce2">
            <text:p>3.4000</text:p>
          </table:table-cell>
          <table:table-cell office:value-type="float" office:value="2.7" table:formula="of:=[.C21]*[.C19]+[.D21]*[.D19]+[.E21]*[.E19]+[.F21]*[.F19]+[.G21]*[.G19]" table:style-name="ce1">
            <text:p>2.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6770453530154954" table:formula="of:=1/(1+EXP(-[.H22]))" table:style-name="ce1">
            <text:p>0.967704535</text:p>
          </table:table-cell>
          <table:table-cell office:value-type="float" office:value="0.9370266439430035" table:formula="of:=1/(1+EXP(-[.I22]))" table:style-name="ce1">
            <text:p>0.937026644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9" table:style-name="ce1"/>
          <table:table-cell office:value-type="float" office:value="1.664636746165695" table:formula="of:=[.H23]*[.H18]+[.I23]*[.I18]+[.J23]*[.J18]" table:style-name="ce1">
            <text:p>1.664636746</text:p>
          </table:table-cell>
          <table:table-cell office:value-type="float" office:value="1.0874053287886007" table:formula="of:=[.H23]*[.H19]+[.I19]*[.I23]+[.J23]*[.J19]" table:style-name="ce1">
            <text:p>1.0874053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9" table:style-name="ce1"/>
          <table:table-cell office:value-type="float" office:value="0.84085944955203296" table:formula="of:=1/(1+EXP(-[.K24]))" table:style-name="ce3">
            <text:p>0.84085944955203300000</text:p>
          </table:table-cell>
          <table:table-cell office:value-type="float" office:value="0.74789281328782009" table:formula="of:=1/(1+EXP(-[.L24]))" table:style-name="ce1">
            <text:p>0.747892813</text:p>
          </table:table-cell>
          <table:table-cell table:number-columns-repeated="16372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.9" table:style-name="ce1">
            <text:p>0.9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3.4000000000000004" table:formula="of:=[.C60]*[.C63]+[.D60]*[.D63]+[.E60]*[.E63]+[.F60]*[.F63]+[.G60]*[.G63]" table:style-name="ce2">
            <text:p>3.4000</text:p>
          </table:table-cell>
          <table:table-cell office:value-type="float" office:value="2.8" table:formula="of:=[.C63]*[.C61]+[.D63]*[.D61]+[.E63]*[.E61]+[.F63]*[.F61]+[.G63]*[.G61]" table:style-name="ce1">
            <text:p>2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9777492793427947" table:formula="of:=TANH([.H64])" table:style-name="ce1">
            <text:p>0.997774928</text:p>
          </table:table-cell>
          <table:table-cell office:value-type="float" office:value="0.99263152020112788" table:formula="of:=TANH([.I64])" table:style-name="ce1">
            <text:p>0.99263152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9" table:style-name="ce1"/>
          <table:table-cell office:value-type="float" office:value="1.0985263040402256" table:formula="of:=[.H65]*[.H60]+[.I65]*[.I60]+[.J65]*[.J60]" table:style-name="ce1">
            <text:p>1.098526304</text:p>
          </table:table-cell>
          <table:table-cell office:value-type="float" office:value="1.6946195569342175" table:formula="of:=[.H65]*[.H61]+[.I61]*[.I65]+[.J65]*[.J61]" table:style-name="ce1">
            <text:p>1.69461955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9" table:style-name="ce1"/>
          <table:table-cell office:value-type="float" office:value="0.79996904340460506" table:formula="of:=TANH([.K66])" table:style-name="ce3">
            <text:p>0.79996904340460500000</text:p>
          </table:table-cell>
          <table:table-cell office:value-type="float" office:value="0.93473306636268672" table:formula="of:=TANH([.L66])" table:style-name="ce1">
            <text:p>0.934733066</text:p>
          </table:table-cell>
          <table:table-cell table:number-columns-repeated="1637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bia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2.8" table:formula="of:=[.C72]*[.C75]+[.D72]*[.D75]+[.E72]*[.E75]+[.F72]*[.F75]+[.G72]*[.G75]" table:style-name="ce2">
            <text:p>2.80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4267582410113127" table:formula="of:=1/(1+EXP(-[.H76]))" table:style-name="ce1">
            <text:p>0.942675824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8" table:style-name="ce1"/>
          <table:table-cell office:value-type="float" office:value="0.29426758241011314" table:formula="of:=[.H77]*[.H72]+[.I77]*[.I72]" table:style-name="ce1">
            <text:p>0.29426758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8" table:style-name="ce1"/>
          <table:table-cell office:value-type="float" office:value="0.57304058527066692" table:formula="of:=1/(1+EXP(-[.J78]))" table:style-name="ce1">
            <text:p>0.573040585</text:p>
          </table:table-cell>
          <table:table-cell office:value-type="float" office:value="1" table:style-name="ce3">
            <text:p>1.00000000000000000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10" table:style-name="ce1"/>
          <table:table-cell office:value-type="float" office:value="0.6011284096894669" table:formula="of:=[.J79]*[.J72]+[.K79]*[.K72]" table:style-name="ce1">
            <text:p>0.60112841</text:p>
          </table:table-cell>
          <table:table-cell office:value-type="float" office:value="1.2157365267436002" table:formula="of:=[.J79]*[.J73]+[.K73]*[.K79]" table:style-name="ce1">
            <text:p>1.2157365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10" table:style-name="ce1"/>
          <table:table-cell office:value-type="float" office:value="0.64591442612755146" table:formula="of:=1/(1+EXP(-[.L80]))" table:style-name="ce1">
            <text:p>0.645914426</text:p>
          </table:table-cell>
          <table:table-cell office:value-type="float" office:value="0.77131238716529726" table:formula="of:=1/(1+EXP(-[.M80]))" table:style-name="ce1">
            <text:p>0.771312387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c_new</text:p>
          </table:table-cell>
          <table:table-cell office:value-type="string" table:style-name="ce1">
            <text:p>tanh(c_new)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SMMM naujas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formula="of:=1/(1+EXP(-[.J10]))" table:style-name="ce1">
            <text:p>0.5</text:p>
          </table:table-cell>
          <table:table-cell office:value-type="float" office:value="0.5" table:formula="of:=1/(1+EXP(-[.K10]))" table:style-name="ce1">
            <text:p>0.5</text:p>
          </table:table-cell>
          <table:table-cell office:value-type="float" office:value="0.92266152949586255" table:formula="of:=[.C86]*[.B86]+[.C87]*[.C88]" table:style-name="ce3">
            <text:p>0.92266152949586300000</text:p>
          </table:table-cell>
          <table:table-cell office:value-type="float" office:value="0.7271540815967138" table:formula="of:=TANH([.E86])" table:style-name="ce1">
            <text:p>0.727154082</text:p>
          </table:table-cell>
          <table:table-cell office:value-type="float" office:value="1.5994811754567773" table:formula="of:=EXP([.F86]*[.C89])" table:style-name="ce1">
            <text:p>1.599481175</text:p>
          </table:table-cell>
          <table:table-cell office:value-type="float" office:value="0.48426014290796526" table:formula="of:=[.G86]/[.G91]" table:style-name="ce1">
            <text:p>0.48426014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.84085944955203296" table:formula="of:=1/(1+EXP(-[.K24]))" table:style-name="ce1">
            <text:p>0.84085945</text:p>
          </table:table-cell>
          <table:table-cell office:value-type="float" office:value="0.74789281328782009" table:formula="of:=1/(1+EXP(-[.L24]))" table:style-name="ce1">
            <text:p>0.747892813</text:p>
          </table:table-cell>
          <table:table-cell office:value-type="float" office:value="0.84908014267514043" table:formula="of:=[.B87]*[.D86]+[.D87]*[.D88]" table:style-name="ce1">
            <text:p>0.849080143</text:p>
          </table:table-cell>
          <table:table-cell office:value-type="float" office:value="0.69058860968075597" table:formula="of:=TANH([.E87])" table:style-name="ce1">
            <text:p>0.69058861</text:p>
          </table:table-cell>
          <table:table-cell office:value-type="float" office:value="1.7034567162556162" table:formula="of:=EXP([.F87]*[.D89])" table:style-name="ce1">
            <text:p>1.703456716</text:p>
          </table:table-cell>
          <table:table-cell office:value-type="float" office:value="0.51573985709203463" table:formula="of:=[.G87]/[.G91]" table:style-name="ce1">
            <text:p>0.515739857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0.79996904340460506" table:formula="of:=TANH([.K66])" table:style-name="ce1">
            <text:p>0.799969043</text:p>
          </table:table-cell>
          <table:table-cell office:value-type="float" office:value="0.93473306636268672" table:formula="of:=TANH([.L66])" table:style-name="ce1">
            <text:p>0.934733066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0.64591442612755146" table:formula="of:=1/(1+EXP(-[.L80]))" table:style-name="ce1">
            <text:p>0.645914426</text:p>
          </table:table-cell>
          <table:table-cell office:value-type="float" office:value="0.77131238716529726" table:formula="of:=1/(1+EXP(-[.M80]))" table:style-name="ce1">
            <text:p>0.77131238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3.3029378917123937" table:formula="of:=SUM([.G86:.G87])" table:style-name="ce1">
            <text:p>3.302937892</text:p>
          </table:table-cell>
          <table:table-cell table:number-columns-repeated="16377" table:style-name="ce1"/>
        </table:table-row>
        <table:table-row table:number-rows-repeated="4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3.3" table:formula="of:=[.C134]*[.C137]+[.D134]*[.D137]+[.E134]*[.E137]+[.F134]*[.F137]+[.G134]*[.G137]" table:style-name="ce2">
            <text:p>3.3000</text:p>
          </table:table-cell>
          <table:table-cell office:value-type="float" office:value="2.3000000000000003" table:formula="of:=[.C135]*[.C137]+[.D135]*[.D137]+[.E135]*[.E137]+[.F135]*[.F137]+[.G135]*[.G137]" table:style-name="ce1">
            <text:p>2.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6442881072736386" table:formula="of:=1/(1+EXP(-[.H138]))" table:style-name="ce1">
            <text:p>0.964428811</text:p>
          </table:table-cell>
          <table:table-cell office:value-type="float" office:value="0.90887703898514383" table:formula="of:=1/(1+EXP(-[.I138]))" table:style-name="ce1">
            <text:p>0.90887703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8" table:style-name="ce1"/>
          <table:table-cell office:value-type="float" office:value="0" table:formula="of:=[.H139]*[.H134]+[.I139]*[.I134]" table:style-name="ce1">
            <text:p>0</text:p>
          </table:table-cell>
          <table:table-cell office:value-type="float" office:value="0" table:formula="of:=[.H139]*[.H135]+[.I135]*[.I139]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8" table:style-name="ce1"/>
          <table:table-cell office:value-type="float" office:value="0.5" table:formula="of:=1/(1+EXP(-[.J140]))" table:style-name="ce1">
            <text:p>0.5</text:p>
          </table:table-cell>
          <table:table-cell office:value-type="float" office:value="0.5" table:formula="of:=1/(1+EXP(-[.K140]))" table:style-name="ce3">
            <text:p>0.50000000000000000000</text:p>
          </table:table-cell>
          <table:table-cell table:number-columns-repeated="16373"/>
        </table:table-row>
        <table:table-row table:number-rows-repeated="1048435" table:style-name="ro1">
          <table:table-cell table:number-columns-repeated="16384"/>
        </table:table-row>
      </table:table>
      <table:table table:name="backprog_full" table:style-name="ta1">
        <table:table-column table:style-name="co1" table:number-columns-repeated="21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6351" table:default-cell-style-name="ce1"/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h0</text:p>
          </table:table-cell>
          <table:table-cell office:value-type="string" table:style-name="ce1">
            <text:p>forget</text:p>
          </table:table-cell>
          <table:table-cell office:value-type="string" table:style-name="ce4">
            <text:p>OO</text:p>
          </table:table-cell>
          <table:table-cell office:value-type="float" office:value="-0.05" table:style-name="ce1">
            <text:p>-0.05</text:p>
          </table:table-cell>
          <table:table-cell table:style-name="ce1"/>
          <table:table-cell office:value-type="string" table:style-name="ce1">
            <text:p>h1</text:p>
          </table:table-cell>
          <table:table-cell office:value-type="string" table:style-name="ce1">
            <text:p>forget</text:p>
          </table:table-cell>
          <table:table-cell office:value-type="string" table:style-name="ce4">
            <text:p>OO</text:p>
          </table:table-cell>
          <table:table-cell office:value-type="float" office:value="-0.15" table:style-name="ce1">
            <text:p>-0.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2.7" table:formula="of:=[.C1]*[.C4]+[.D1]*[.D4]+[.E1]*[.E4]+[.F1]*[.F4]+[.G1]*[.G4]" table:style-name="ce2">
            <text:p>2.7000</text:p>
          </table:table-cell>
          <table:table-cell office:value-type="float" office:value="3.8000000000000003" table:formula="of:=[.C2]*[.C4]+[.D2]*[.D4]+[.E2]*[.E4]+[.F2]*[.F4]+[.G2]*[.G4]" table:style-name="ce1">
            <text:p>3.8</text:p>
          </table:table-cell>
          <table:table-cell table:number-columns-repeated="5" table:style-name="ce1"/>
          <table:table-cell table:style-name="ce4"/>
          <table:table-cell table:number-columns-repeated="4" table:style-name="ce1"/>
          <table:table-cell table:style-name="ce4"/>
          <table:table-cell table:number-columns-repeated="16364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370266439430035" table:formula="of:=1/(1+EXP(-[.H5]))" table:style-name="ce1">
            <text:p>0.937026644</text:p>
          </table:table-cell>
          <table:table-cell office:value-type="float" office:value="0.97811872906386943" table:formula="of:=1/(1+EXP(-[.I5]))" table:style-name="ce1">
            <text:p>0.978118729</text:p>
          </table:table-cell>
          <table:table-cell table:number-columns-repeated="5" table:style-name="ce1"/>
          <table:table-cell office:value-type="string" table:style-name="ce4">
            <text:p>1O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string" table:style-name="ce4">
            <text:p>1O</text:p>
          </table:table-cell>
          <table:table-cell office:value-type="float" office:value="0.4" table:style-name="ce1">
            <text:p>0.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f_deriv</text:p>
          </table:table-cell>
          <table:table-cell table:number-columns-repeated="6" table:style-name="ce1"/>
          <table:table-cell office:value-type="float" office:value="5.9007712483915231E-2" table:formula="of:=EXP(-[.H5])/((1+EXP(-[.H5]))*(1+EXP(-[.H5])))" table:style-name="ce1">
            <text:p>0.059007712</text:p>
          </table:table-cell>
          <table:table-cell office:value-type="float" office:value="2.140248091835012E-2" table:formula="of:=EXP(-[.I5])/((1+EXP(-[.I5]))*(1+EXP(-[.I5])))" table:style-name="ce1">
            <text:p>0.02140248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office:value-type="string" table:style-name="ce1">
            <text:p>input</text:p>
          </table:table-cell>
          <table:table-cell office:value-type="string" table:style-name="ce4">
            <text:p>1O</text:p>
          </table:table-cell>
          <table:table-cell office:value-type="float" office:value="0.17" table:style-name="ce1">
            <text:p>0.17</text:p>
          </table:table-cell>
          <table:table-cell table:number-columns-repeated="2" table:style-name="ce1"/>
          <table:table-cell office:value-type="string" table:style-name="ce1">
            <text:p>input</text:p>
          </table:table-cell>
          <table:table-cell office:value-type="string" table:style-name="ce4">
            <text:p>1O</text:p>
          </table:table-cell>
          <table:table-cell office:value-type="float" office:value="-0.19" table:style-name="ce1">
            <text:p>-0.19</text:p>
          </table:table-cell>
          <table:table-cell table:number-columns-repeated="16363"/>
        </table:table-row>
        <table:table-row table:style-name="ro1">
          <table:table-cell table:number-columns-repeated="14" table:style-name="ce1"/>
          <table:table-cell table:style-name="ce4"/>
          <table:table-cell table:number-columns-repeated="4" table:style-name="ce1"/>
          <table:table-cell table:style-name="ce4"/>
          <table:table-cell table:number-columns-repeated="16364" table:style-name="ce1"/>
        </table:table-row>
        <table:table-row table:style-name="ro1">
          <table:table-cell table:number-columns-repeated="14" table:style-name="ce1"/>
          <table:table-cell office:value-type="string" table:style-name="ce4">
            <text:p>1O</text:p>
          </table:table-cell>
          <table:table-cell office:value-type="float" office:value="-0.63" table:style-name="ce1">
            <text:p>-0.63</text:p>
          </table:table-cell>
          <table:table-cell table:number-columns-repeated="3" table:style-name="ce1"/>
          <table:table-cell office:value-type="string" table:style-name="ce4">
            <text:p>1O</text:p>
          </table:table-cell>
          <table:table-cell office:value-type="float" office:value="0.23" table:style-name="ce1">
            <text:p>0.23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1" table:style-name="ce1">
            <text:p>0.51</text:p>
          </table:table-cell>
          <table:table-cell office:value-type="float" office:value="0.83" table:style-name="ce1">
            <text:p>0.83</text:p>
          </table:table-cell>
          <table:table-cell office:value-type="float" office:value="0.12" table:style-name="ce1">
            <text:p>0.12</text:p>
          </table:table-cell>
          <table:table-cell office:value-type="float" office:value="0.31" table:style-name="ce1">
            <text:p>0.31</text:p>
          </table:table-cell>
          <table:table-cell office:value-type="float" office:value="0.53" table:style-name="ce1">
            <text:p>0.53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62" table:style-name="ce1">
            <text:p>0.62</text:p>
          </table:table-cell>
          <table:table-cell office:value-type="float" office:value="0.24" table:style-name="ce1">
            <text:p>0.24</text:p>
          </table:table-cell>
          <table:table-cell office:value-type="float" office:value="0.23" table:style-name="ce1">
            <text:p>0.23</text:p>
          </table:table-cell>
          <table:table-cell office:value-type="float" office:value="0.45" table:style-name="ce1">
            <text:p>0.45</text:p>
          </table:table-cell>
          <table:table-cell office:value-type="float" office:value="0.62" table:style-name="ce1">
            <text:p>0.62</text:p>
          </table:table-cell>
          <table:table-cell table:number-columns-repeated="6" table:style-name="ce1"/>
          <table:table-cell office:value-type="string" table:style-name="ce1">
            <text:p>modulation</text:p>
          </table:table-cell>
          <table:table-cell office:value-type="string" table:style-name="ce4">
            <text:p>20</text:p>
          </table:table-cell>
          <table:table-cell office:value-type="float" office:value="0.2" table:style-name="ce1">
            <text:p>0.2</text:p>
          </table:table-cell>
          <table:table-cell table:number-columns-repeated="2" table:style-name="ce1"/>
          <table:table-cell office:value-type="string" table:style-name="ce1">
            <text:p>modulation</text:p>
          </table:table-cell>
          <table:table-cell office:value-type="string" table:style-name="ce4">
            <text:p>20</text:p>
          </table:table-cell>
          <table:table-cell office:value-type="float" office:value="-0.63" table:style-name="ce1">
            <text:p>-0.63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5" table:style-name="ce1"/>
          <table:table-cell table:style-name="ce4"/>
          <table:table-cell table:number-columns-repeated="4" table:style-name="ce1"/>
          <table:table-cell table:style-name="ce4"/>
          <table:table-cell table:number-columns-repeated="16364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4">
            <text:p>1O</text:p>
          </table:table-cell>
          <table:table-cell office:value-type="float" office:value="0.01" table:style-name="ce1">
            <text:p>0.01</text:p>
          </table:table-cell>
          <table:table-cell table:number-columns-repeated="3" table:style-name="ce1"/>
          <table:table-cell office:value-type="string" table:style-name="ce4">
            <text:p>1O</text:p>
          </table:table-cell>
          <table:table-cell office:value-type="float" office:value="0.03" table:style-name="ce1">
            <text:p>0.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6.12" table:formula="of:=[.C13]*[.C16]+[.D13]*[.D16]+[.E13]*[.E16]+[.F13]*[.F16]+[.G13]*[.G16]" table:style-name="ce2">
            <text:p>6.1200</text:p>
          </table:table-cell>
          <table:table-cell office:value-type="float" office:value="4.5699999999999994" table:formula="of:=[.C14]*[.C16]+[.D14]*[.D16]+[.E14]*[.E16]+[.F14]*[.F16]+[.G14]*[.G16]" table:style-name="ce1">
            <text:p>4.5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9780636664329125" table:formula="of:=1/(1+EXP(-[.H17]))" table:style-name="ce1">
            <text:p>0.997806367</text:p>
          </table:table-cell>
          <table:table-cell office:value-type="float" office:value="0.98974822772662796" table:formula="of:=1/(1+EXP(-[.I17]))" table:style-name="ce1">
            <text:p>0.98974822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_deriv</text:p>
          </table:table-cell>
          <table:table-cell table:number-columns-repeated="6" table:style-name="ce1"/>
          <table:table-cell office:value-type="float" office:value="2.1888213294050801E-3" table:formula="of:=EXP(-[.H17])/((1+EXP(-[.H17]))*(1+EXP(-[.H17])))" table:style-name="ce1">
            <text:p>0.002188821</text:p>
          </table:table-cell>
          <table:table-cell office:value-type="float" office:value="1.014667343862689E-2" table:formula="of:=EXP(-[.I17])/((1+EXP(-[.I17]))*(1+EXP(-[.I17])))" table:style-name="ce1">
            <text:p>0.010146673</text:p>
          </table:table-cell>
          <table:table-cell table:number-columns-repeated="4" table:style-name="ce1"/>
          <table:table-cell office:value-type="string" table:style-name="ce1">
            <text:p>output</text:p>
          </table:table-cell>
          <table:table-cell office:value-type="string" table:style-name="ce4">
            <text:p>21</text:p>
          </table:table-cell>
          <table:table-cell office:value-type="float" office:value="0.2" table:style-name="ce1">
            <text:p>0.2</text:p>
          </table:table-cell>
          <table:table-cell table:number-columns-repeated="2" table:style-name="ce1"/>
          <table:table-cell office:value-type="string" table:style-name="ce1">
            <text:p>output</text:p>
          </table:table-cell>
          <table:table-cell office:value-type="string" table:style-name="ce4">
            <text:p>21</text:p>
          </table:table-cell>
          <table:table-cell office:value-type="float" office:value="0.1" table:style-name="ce1">
            <text:p>0.1</text:p>
          </table:table-cell>
          <table:table-cell table:number-columns-repeated="16363"/>
        </table:table-row>
        <table:table-row table:style-name="ro1">
          <table:table-cell table:number-columns-repeated="14" table:style-name="ce1"/>
          <table:table-cell table:style-name="ce4"/>
          <table:table-cell table:number-columns-repeated="4" table:style-name="ce1"/>
          <table:table-cell table:style-name="ce4"/>
          <table:table-cell table:number-columns-repeated="16364" table:style-name="ce1"/>
        </table:table-row>
        <table:table-row table:style-name="ro1">
          <table:table-cell table:number-columns-repeated="14" table:style-name="ce1"/>
          <table:table-cell office:value-type="string" table:style-name="ce4">
            <text:p>00</text:p>
          </table:table-cell>
          <table:table-cell office:value-type="float" office:value="-0.19" table:style-name="ce1">
            <text:p>-0.19</text:p>
          </table:table-cell>
          <table:table-cell table:number-columns-repeated="3" table:style-name="ce1"/>
          <table:table-cell office:value-type="string" table:style-name="ce4">
            <text:p>00</text:p>
          </table:table-cell>
          <table:table-cell office:value-type="float" office:value="0.52" table:style-name="ce1">
            <text:p>0.52</text:p>
          </table:table-cell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12" table:style-name="ce1">
            <text:p>0.12</text:p>
          </table:table-cell>
          <table:table-cell office:value-type="float" office:value="0.33" table:style-name="ce1">
            <text:p>0.33</text:p>
          </table:table-cell>
          <table:table-cell office:value-type="float" office:value="0.31" table:style-name="ce1">
            <text:p>0.31</text:p>
          </table:table-cell>
          <table:table-cell office:value-type="float" office:value="0.43" table:style-name="ce1">
            <text:p>0.43</text:p>
          </table:table-cell>
          <table:table-cell office:value-type="float" office:value="0.52" table:style-name="ce1">
            <text:p>0.52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44" table:style-name="ce1">
            <text:p>0.44</text:p>
          </table:table-cell>
          <table:table-cell office:value-type="float" office:value="0.2" table:style-name="ce1">
            <text:p>0.2</text:p>
          </table:table-cell>
          <table:table-cell office:value-type="float" office:value="0.45" table:style-name="ce1">
            <text:p>0.45</text:p>
          </table:table-cell>
          <table:table-cell office:value-type="float" office:value="0.16" table:style-name="ce1">
            <text:p>0.16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3.37" table:formula="of:=[.C24]*[.C27]+[.D24]*[.D27]+[.E24]*[.E27]+[.F24]*[.F27]+[.G24]*[.G27]" table:style-name="ce2">
            <text:p>3.3700</text:p>
          </table:table-cell>
          <table:table-cell office:value-type="float" office:value="3.6200000000000006" table:formula="of:=[.C25]*[.C27]+[.D25]*[.D27]+[.E25]*[.E27]+[.F25]*[.F27]+[.G25]*[.G27]" table:style-name="ce1">
            <text:p>3.6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9763749969104176" table:formula="of:=TANH([.H28])" table:style-name="ce1">
            <text:p>0.9976375</text:p>
          </table:table-cell>
          <table:table-cell office:value-type="float" office:value="0.99856640481446723" table:formula="of:=TANH([.I28])" table:style-name="ce1">
            <text:p>0.99856640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_deriv</text:p>
          </table:table-cell>
          <table:table-cell table:number-columns-repeated="6" table:style-name="ce1"/>
          <table:table-cell office:value-type="float" office:value="4.7194192102066879E-3" table:formula="of:=1-TANH([.H28])*TANH([.H28])" table:style-name="ce1">
            <text:p>0.004719419</text:p>
          </table:table-cell>
          <table:table-cell office:value-type="float" office:value="2.8651351759095833E-3" table:formula="of:=1-TANH([.I28])*TANH([.I28])" table:style-name="ce1">
            <text:p>0.002865135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1" table:style-name="ce1">
            <text:p>0.1</text:p>
          </table:table-cell>
          <table:table-cell office:value-type="float" office:value="0.35" table:style-name="ce1">
            <text:p>0.35</text:p>
          </table:table-cell>
          <table:table-cell office:value-type="float" office:value="0.12" table:style-name="ce1">
            <text:p>0.12</text:p>
          </table:table-cell>
          <table:table-cell office:value-type="float" office:value="0.34" table:style-name="ce1">
            <text:p>0.34</text:p>
          </table:table-cell>
          <table:table-cell office:value-type="float" office:value="0.52" table:style-name="ce1">
            <text:p>0.52</text:p>
          </table:table-cell>
          <table:table-cell table:number-columns-repeated="4" table:style-name="ce1"/>
          <table:table-cell office:value-type="string" table:style-name="ce5">
            <text:p>FORGET</text:p>
          </table:table-cell>
          <table:table-cell office:value-type="string" table:style-name="ce6">
            <text:p>a0</text:p>
          </table:table-cell>
          <table:table-cell office:value-type="string" table:style-name="ce6">
            <text:p>forget</text:p>
          </table:table-cell>
          <table:table-cell office:value-type="string" table:style-name="ce7">
            <text:p>OO</text:p>
          </table:table-cell>
          <table:table-cell office:value-type="float" office:value="5.6057326859719467E-2" table:formula="of:=[.H7]*([.P4]*[.C1]+[.U4]*[.D1])+[.H7]*[.E4]" table:style-name="ce6">
            <text:p>0.056057327</text:p>
          </table:table-cell>
          <table:table-cell table:style-name="ce6"/>
          <table:table-cell office:value-type="string" table:style-name="ce6">
            <text:p>a1</text:p>
          </table:table-cell>
          <table:table-cell office:value-type="string" table:style-name="ce6">
            <text:p>forget</text:p>
          </table:table-cell>
          <table:table-cell office:value-type="string" table:style-name="ce8">
            <text:p>OO</text:p>
          </table:table-cell>
          <table:table-cell office:value-type="float" office:value="1.9904307254065612E-2" table:formula="of:=[.I7]*([.P4]*[.C2]+[.U4]*[.D2])+[.I7]*[.E4]" table:style-name="ce1">
            <text:p>0.019904307</text:p>
          </table:table-cell>
          <table:table-cell table:number-columns-repeated="2" table:style-name="ce1"/>
          <table:table-cell office:value-type="string" table:style-name="ce5">
            <text:p>old</text:p>
          </table:table-cell>
          <table:table-cell office:value-type="string" table:style-name="ce6">
            <text:p>c0</text:p>
          </table:table-cell>
          <table:table-cell office:value-type="string" table:style-name="ce6">
            <text:p>forget</text:p>
          </table:table-cell>
          <table:table-cell office:value-type="string" table:style-name="ce7">
            <text:p>OO</text:p>
          </table:table-cell>
          <table:table-cell office:value-type="float" office:value="0.05" table:style-name="ce6">
            <text:p>0.05</text:p>
          </table:table-cell>
          <table:table-cell table:style-name="ce6"/>
          <table:table-cell office:value-type="string" table:style-name="ce6">
            <text:p>c1</text:p>
          </table:table-cell>
          <table:table-cell office:value-type="string" table:style-name="ce6">
            <text:p>forget</text:p>
          </table:table-cell>
          <table:table-cell office:value-type="string" table:style-name="ce8">
            <text:p>OO</text:p>
          </table:table-cell>
          <table:table-cell office:value-type="float" office:value="0.5" table:style-name="ce1">
            <text:p>0.5</text:p>
          </table:table-cell>
          <table:table-cell table:number-columns-repeated="16351"/>
        </table:table-row>
        <table:table-row table:style-name="ro1">
          <table:table-cell table:number-columns-repeated="2" table:style-name="ce1"/>
          <table:table-cell office:value-type="float" office:value="0.23" table:style-name="ce1">
            <text:p>0.2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table:number-columns-repeated="4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2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office:value-type="float" office:value="0.24547208393308736" table:formula="of:=[.H7]*([.P6]*[.C1]+[.U6]*[.D1])+[.H7]*[.D4]" table:style-name="ce10">
            <text:p>0.245472084</text:p>
          </table:table-cell>
          <table:table-cell table:number-columns-repeated="3" table:style-name="ce10"/>
          <table:table-cell office:value-type="string" table:style-name="ce12">
            <text:p>1O</text:p>
          </table:table-cell>
          <table:table-cell office:value-type="float" office:value="9.0746519093804504E-2" table:formula="of:=[.I7]*([.P6]*[.C2]+[.U6]*[.D2])+[.I7]*[.D4]" table:style-name="ce1">
            <text:p>0.090746519</text:p>
          </table:table-cell>
          <table:table-cell table:number-columns-repeated="2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office:value-type="float" office:value="0.12" table:style-name="ce1">
            <text:p>0.12</text:p>
          </table:table-cell>
          <table:table-cell table:number-columns-repeated="3" table:style-name="ce1"/>
          <table:table-cell office:value-type="string" table:style-name="ce12">
            <text:p>1O</text:p>
          </table:table-cell>
          <table:table-cell office:value-type="float" office:value="-0.36" table:style-name="ce1">
            <text:p>-0.3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3.02" table:formula="of:=[.C34]*[.C37]+[.D34]*[.D37]+[.E34]*[.E37]+[.F34]*[.F37]+[.G34]*[.G37]" table:style-name="ce2">
            <text:p>3.0200</text:p>
          </table:table-cell>
          <table:table-cell office:value-type="float" office:value="3.89" table:formula="of:=[.C35]*[.C37]+[.D35]*[.D37]+[.E35]*[.E37]+[.F35]*[.F37]+[.G35]*[.G37]" table:style-name="ce1">
            <text:p>3.89</text:p>
          </table:table-cell>
          <table:table-cell table:number-columns-repeated="2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5346952548526853" table:formula="of:=1/(1+EXP(-[.H38]))" table:style-name="ce1">
            <text:p>0.953469525</text:p>
          </table:table-cell>
          <table:table-cell office:value-type="float" office:value="0.97996429096637028" table:formula="of:=1/(1+EXP(-[.I38]))" table:style-name="ce1">
            <text:p>0.979964291</text:p>
          </table:table-cell>
          <table:table-cell table:number-columns-repeated="2" table:style-name="ce1"/>
          <table:table-cell table:style-name="ce9"/>
          <table:table-cell table:style-name="ce10"/>
          <table:table-cell office:value-type="string" table:style-name="ce10">
            <text:p>input</text:p>
          </table:table-cell>
          <table:table-cell office:value-type="string" table:style-name="ce11">
            <text:p>1O</text:p>
          </table:table-cell>
          <table:table-cell table:number-columns-repeated="3" table:style-name="ce10"/>
          <table:table-cell office:value-type="string" table:style-name="ce10">
            <text:p>input</text:p>
          </table:table-cell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input</text:p>
          </table:table-cell>
          <table:table-cell office:value-type="string" table:style-name="ce4">
            <text:p>1O</text:p>
          </table:table-cell>
          <table:table-cell office:value-type="float" office:value="0.65" table:style-name="ce1">
            <text:p>0.65</text:p>
          </table:table-cell>
          <table:table-cell table:number-columns-repeated="2" table:style-name="ce1"/>
          <table:table-cell office:value-type="string" table:style-name="ce1">
            <text:p>input</text:p>
          </table:table-cell>
          <table:table-cell office:value-type="string" table:style-name="ce12">
            <text:p>1O</text:p>
          </table:table-cell>
          <table:table-cell office:value-type="float" office:value="0.11" table:style-name="ce1">
            <text:p>0.1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_deriv</text:p>
          </table:table-cell>
          <table:table-cell table:number-columns-repeated="6" table:style-name="ce1"/>
          <table:table-cell office:value-type="float" office:value="4.4365389456165388E-2" table:formula="of:=EXP(-[.H38])/((1+EXP(-[.H38]))*(1+EXP(-[.H38])))" table:style-name="ce1">
            <text:p>0.044365389</text:p>
          </table:table-cell>
          <table:table-cell office:value-type="float" office:value="1.9634279397149394E-2" table:formula="of:=EXP(-[.I38])/((1+EXP(-[.I38]))*(1+EXP(-[.I38])))" table:style-name="ce1">
            <text:p>0.019634279</text:p>
          </table:table-cell>
          <table:table-cell table:number-columns-repeated="2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table:number-columns-repeated="4" table:style-name="ce10"/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office:value-type="float" office:value="0.32" table:style-name="ce1">
            <text:p>0.32</text:p>
          </table:table-cell>
          <table:table-cell table:number-columns-repeated="3" table:style-name="ce1"/>
          <table:table-cell office:value-type="string" table:style-name="ce12">
            <text:p>1O</text:p>
          </table:table-cell>
          <table:table-cell office:value-type="float" office:value="0.45" table:style-name="ce1">
            <text:p>0.45</text:p>
          </table:table-cell>
          <table:table-cell table:number-columns-repeated="16351"/>
        </table:table-row>
        <table:table-row table:number-rows-repeated="2"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style-name="ce10"/>
          <table:table-cell office:value-type="string" table:style-name="ce10">
            <text:p>modulation</text:p>
          </table:table-cell>
          <table:table-cell office:value-type="string" table:style-name="ce11">
            <text:p>20</text:p>
          </table:table-cell>
          <table:table-cell table:number-columns-repeated="3" table:style-name="ce10"/>
          <table:table-cell office:value-type="string" table:style-name="ce10">
            <text:p>modulation</text:p>
          </table:table-cell>
          <table:table-cell office:value-type="string" table:style-name="ce12">
            <text:p>20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modulation</text:p>
          </table:table-cell>
          <table:table-cell office:value-type="string" table:style-name="ce4">
            <text:p>20</text:p>
          </table:table-cell>
          <table:table-cell office:value-type="float" office:value="0.22" table:style-name="ce1">
            <text:p>0.22</text:p>
          </table:table-cell>
          <table:table-cell table:number-columns-repeated="2" table:style-name="ce1"/>
          <table:table-cell office:value-type="string" table:style-name="ce1">
            <text:p>modulation</text:p>
          </table:table-cell>
          <table:table-cell office:value-type="string" table:style-name="ce12">
            <text:p>20</text:p>
          </table:table-cell>
          <table:table-cell office:value-type="float" office:value="0.15" table:style-name="ce1">
            <text:p>0.15</text:p>
          </table:table-cell>
          <table:table-cell table:number-columns-repeated="1635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table:number-columns-repeated="4" table:style-name="ce10"/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office:value-type="float" office:value="0.31" table:style-name="ce1">
            <text:p>0.31</text:p>
          </table:table-cell>
          <table:table-cell table:number-columns-repeated="3" table:style-name="ce1"/>
          <table:table-cell office:value-type="string" table:style-name="ce12">
            <text:p>1O</text:p>
          </table:table-cell>
          <table:table-cell office:value-type="float" office:value="0.03" table:style-name="ce1">
            <text:p>0.0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new</text:p>
          </table:table-cell>
          <table:table-cell office:value-type="string" table:style-name="ce1">
            <text:p>tanh 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^b</text:p>
          </table:table-cell>
          <table:table-cell office:value-type="string" table:style-name="ce1">
            <text:p>H-new</text:p>
          </table:table-cell>
          <table:table-cell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office:value-type="float" office:value="0.5" table:style-name="ce14">
            <text:p>0.5</text:p>
          </table:table-cell>
          <table:table-cell office:value-type="float" office:value="0.9370266439430035" table:formula="of:=1/(1+EXP(-[.H5]))" table:style-name="ce14">
            <text:p>0.937026644</text:p>
          </table:table-cell>
          <table:table-cell office:value-type="float" office:value="0.99780636664329125" table:formula="of:=1/(1+EXP(-[.H17]))" table:style-name="ce14">
            <text:p>0.997806367</text:p>
          </table:table-cell>
          <table:table-cell office:value-type="float" office:value="0.99763749969104176" table:formula="of:=TANH([.H28])" table:style-name="ce14">
            <text:p>0.9976375</text:p>
          </table:table-cell>
          <table:table-cell office:value-type="float" office:value="0.95346952548526853" table:formula="of:=1/(1+EXP(-[.H38]))" table:style-name="ce14">
            <text:p>0.953469525</text:p>
          </table:table-cell>
          <table:table-cell office:value-type="float" office:value="1.4639623707653178" table:formula="of:=[.A48]*[.B48]+[.C48]*[.D48]" table:style-name="ce14">
            <text:p>1.463962371</text:p>
          </table:table-cell>
          <table:table-cell office:value-type="float" office:value="0.89841943754254805" table:formula="of:=TANH([.F48])" table:style-name="ce14">
            <text:p>0.898419438</text:p>
          </table:table-cell>
          <table:table-cell office:value-type="float" office:value="0.85661555480043516" table:formula="of:=[.G48]*[.E48]" table:style-name="ce14">
            <text:p>0.856615555</text:p>
          </table:table-cell>
          <table:table-cell office:value-type="float" office:value="2.3551762249601271" table:formula="of:=EXP([.H48])" table:style-name="ce14">
            <text:p>2.355176225</text:p>
          </table:table-cell>
          <table:table-cell office:value-type="float" office:value="0.50420760018966915" table:formula="of:=[.I48]/[.I52]" table:style-name="ce14">
            <text:p>0.5042076</text:p>
          </table:table-cell>
          <table:table-cell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office:value-type="float" office:value="0.3" table:style-name="ce14">
            <text:p>0.3</text:p>
          </table:table-cell>
          <table:table-cell office:value-type="float" office:value="0.97811872906386943" table:formula="of:=1/(1+EXP(-[.I5]))" table:style-name="ce14">
            <text:p>0.978118729</text:p>
          </table:table-cell>
          <table:table-cell office:value-type="float" office:value="0.98974822772662796" table:formula="of:=1/(1+EXP(-[.I17]))" table:style-name="ce14">
            <text:p>0.989748228</text:p>
          </table:table-cell>
          <table:table-cell office:value-type="float" office:value="0.99856640481446723" table:formula="of:=TANH([.I28])" table:style-name="ce14">
            <text:p>0.998566405</text:p>
          </table:table-cell>
          <table:table-cell office:value-type="float" office:value="0.97996429096637028" table:formula="of:=1/(1+EXP(-[.I38]))" table:style-name="ce14">
            <text:p>0.979964291</text:p>
          </table:table-cell>
          <table:table-cell office:value-type="float" office:value="1.2817649481516302" table:formula="of:=[.A49]*[.B49]+[.C49]*[.D49]" table:style-name="ce14">
            <text:p>1.281764948</text:p>
          </table:table-cell>
          <table:table-cell office:value-type="float" office:value="0.85695444668884857" table:formula="of:=TANH([.F49])" table:style-name="ce14">
            <text:p>0.856954447</text:p>
          </table:table-cell>
          <table:table-cell office:value-type="float" office:value="0.83978475673991559" table:formula="of:=[.G49]*[.E49]" table:style-name="ce14">
            <text:p>0.839784757</text:p>
          </table:table-cell>
          <table:table-cell office:value-type="float" office:value="2.3158684480558565" table:formula="of:=EXP([.H49])" table:style-name="ce14">
            <text:p>2.315868448</text:p>
          </table:table-cell>
          <table:table-cell office:value-type="float" office:value="0.4957923998103308" table:formula="of:=[.I49]/[.I52]" table:style-name="ce14">
            <text:p>0.4957924</text:p>
          </table:table-cell>
          <table:table-cell table:style-name="ce1"/>
          <table:table-cell table:style-name="ce9"/>
          <table:table-cell table:style-name="ce10"/>
          <table:table-cell office:value-type="string" table:style-name="ce10">
            <text:p>output</text:p>
          </table:table-cell>
          <table:table-cell office:value-type="string" table:style-name="ce11">
            <text:p>21</text:p>
          </table:table-cell>
          <table:table-cell table:number-columns-repeated="3" table:style-name="ce10"/>
          <table:table-cell office:value-type="string" table:style-name="ce10">
            <text:p>output</text:p>
          </table:table-cell>
          <table:table-cell office:value-type="string" table:style-name="ce12">
            <text:p>21</text:p>
          </table:table-cell>
          <table:table-cell table:style-name="ce1"/>
          <table:table-cell office:value-type="float" office:value="1" table:formula="of:=([.I48]/[.I52]+[.I49]/[.I52])" table:style-name="ce1">
            <text:p>1</text:p>
          </table:table-cell>
          <table:table-cell table:style-name="ce1"/>
          <table:table-cell table:style-name="ce9"/>
          <table:table-cell table:style-name="ce1"/>
          <table:table-cell office:value-type="string" table:style-name="ce1">
            <text:p>output</text:p>
          </table:table-cell>
          <table:table-cell office:value-type="string" table:style-name="ce4">
            <text:p>21</text:p>
          </table:table-cell>
          <table:table-cell office:value-type="float" office:value="-0.2" table:style-name="ce1">
            <text:p>-0.2</text:p>
          </table:table-cell>
          <table:table-cell table:number-columns-repeated="2" table:style-name="ce1"/>
          <table:table-cell office:value-type="string" table:style-name="ce1">
            <text:p>output</text:p>
          </table:table-cell>
          <table:table-cell office:value-type="string" table:style-name="ce12">
            <text:p>21</text:p>
          </table:table-cell>
          <table:table-cell office:value-type="float" office:value="0.05" table:style-name="ce1">
            <text:p>0.05</text:p>
          </table:table-cell>
          <table:table-cell table:number-columns-repeated="16351"/>
        </table:table-row>
        <table:table-row table:style-name="ro1">
          <table:table-cell office:value-type="float" office:value="0.7864477329659274" table:formula="of:=1-TANH([.A48])*TANH([.A48])" table:style-name="ce1">
            <text:p>0.786447733</text:p>
          </table:table-cell>
          <table:table-cell table:number-columns-repeated="5" table:style-name="ce1"/>
          <table:table-cell office:value-type="float" office:value="0.19284251424573162" table:formula="of:=1-TANH([.F48])*TANH([.F48])" table:style-name="ce1">
            <text:p>0.192842514</text:p>
          </table:table-cell>
          <table:table-cell table:number-columns-repeated="4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office:value-type="float" office:value="0.91513696182662918" table:formula="of:=1-TANH([.A49])*TANH([.A49])" table:style-name="ce1">
            <text:p>0.915136962</text:p>
          </table:table-cell>
          <table:table-cell table:number-columns-repeated="5" table:style-name="ce1"/>
          <table:table-cell office:value-type="float" office:value="0.26562907630020938" table:formula="of:=1-TANH([.F49])*TANH([.F49])" table:style-name="ce1">
            <text:p>0.265629076</text:p>
          </table:table-cell>
          <table:table-cell table:number-columns-repeated="4" table:style-name="ce1"/>
          <table:table-cell table:style-name="ce9"/>
          <table:table-cell table:number-columns-repeated="2" table:style-name="ce10"/>
          <table:table-cell office:value-type="string" table:style-name="ce11">
            <text:p>00</text:p>
          </table:table-cell>
          <table:table-cell table:style-name="ce6"/>
          <table:table-cell table:number-columns-repeated="3" table:style-name="ce10"/>
          <table:table-cell office:value-type="string" table:style-name="ce12">
            <text:p>00</text:p>
          </table:table-cell>
          <table:table-cell table:number-columns-repeated="3" table:style-name="ce1"/>
          <table:table-cell table:style-name="ce15"/>
          <table:table-cell table:number-columns-repeated="2" table:style-name="ce16"/>
          <table:table-cell office:value-type="string" table:style-name="ce17">
            <text:p>00</text:p>
          </table:table-cell>
          <table:table-cell office:value-type="float" office:value="0.1" table:style-name="ce16">
            <text:p>0.1</text:p>
          </table:table-cell>
          <table:table-cell table:number-columns-repeated="3" table:style-name="ce16"/>
          <table:table-cell office:value-type="string" table:style-name="ce18">
            <text:p>00</text:p>
          </table:table-cell>
          <table:table-cell office:value-type="float" office:value="0.5" table:style-name="ce1">
            <text:p>0.5</text:p>
          </table:table-cell>
          <table:table-cell table:number-columns-repeated="16351"/>
        </table:table-row>
        <table:table-row table:style-name="ro1">
          <table:table-cell table:number-columns-repeated="7" table:style-name="ce1"/>
          <table:table-cell office:value-type="float" office:value="1.6964003115403508" table:formula="of:=SUM([.H48:.H51])" table:style-name="ce1">
            <text:p>1.696400312</text:p>
          </table:table-cell>
          <table:table-cell office:value-type="float" office:value="4.6710446730159836" table:formula="of:=SUM([.I48:.I49])" table:style-name="ce1">
            <text:p>4.671044673</text:p>
          </table:table-cell>
          <table:table-cell table:number-columns-repeated="2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office:value-type="float" office:value="0.46211715726000979" table:formula="of:=TANH([.A48])" table:style-name="ce1">
            <text:p>0.462117157</text:p>
          </table:table-cell>
          <table:table-cell table:number-columns-repeated="10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office:value-type="float" office:value="0.2913126124515909" table:formula="of:=TANH([.A49])" table:style-name="ce1">
            <text:p>0.291312612</text:p>
          </table:table-cell>
          <table:table-cell table:number-columns-repeated="10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4.6851332197150181E-2" table:formula="of:=[.AB34]*[.H6]" table:style-name="ce1">
            <text:p>0.046851332</text:p>
          </table:table-cell>
          <table:table-cell office:value-type="float" office:value="0.11244319727316042" table:formula="of:=[.AB36]*[.H6]" table:style-name="ce1">
            <text:p>0.112443197</text:p>
          </table:table-cell>
          <table:table-cell table:number-columns-repeated="3" table:style-name="ce1"/>
          <table:table-cell office:value-type="float" office:value="0.48905936453193471" table:formula="of:=[.AG34]*[.I6]" table:style-name="ce1">
            <text:p>0.489059365</text:p>
          </table:table-cell>
          <table:table-cell table:number-columns-repeated="1635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2.8028663429859733E-2" table:formula="of:=[.A48]*[.P34]" table:style-name="ce1">
            <text:p>0.028028663</text:p>
          </table:table-cell>
          <table:table-cell office:value-type="float" office:value="0.12273604196654368" table:formula="of:=[.A48]*[.P36]" table:style-name="ce1">
            <text:p>0.122736042</text:p>
          </table:table-cell>
          <table:table-cell table:number-columns-repeated="3" table:style-name="ce1"/>
          <table:table-cell office:value-type="float" office:value="5.9712921762196834E-3" table:formula="of:=[.A49]*[.U34]" table:style-name="ce1">
            <text:p>0.005971292</text:p>
          </table:table-cell>
          <table:table-cell table:number-columns-repeated="1635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-3.275475357507159E-4" table:formula="of:=[.P61]*[.H29]" table:style-name="ce1">
            <text:p>-0.000327548</text:p>
          </table:table-cell>
          <table:table-cell office:value-type="float" office:value="1.1704365277492249E-3" table:formula="of:=[.P63]*[.H29]" table:style-name="ce1">
            <text:p>0.001170437</text:p>
          </table:table-cell>
          <table:table-cell table:number-columns-repeated="3" table:style-name="ce1"/>
          <table:table-cell office:value-type="float" office:value="-6.788525235012188E-4" table:formula="of:=[.U61]*[.I29]" table:style-name="ce1">
            <text:p>-0.000678853</text:p>
          </table:table-cell>
          <table:table-cell table:number-columns-repeated="1635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-2.6135319268156019E-4" table:formula="of:=[.H18]*[.P89]" table:style-name="ce1">
            <text:p>-0.000261353</text:p>
          </table:table-cell>
          <table:table-cell office:value-type="float" office:value="8.4763197626451959E-4" table:formula="of:=[.H18]*[.P91]" table:style-name="ce1">
            <text:p>0.000847632</text:p>
          </table:table-cell>
          <table:table-cell table:number-columns-repeated="3" table:style-name="ce1"/>
          <table:table-cell office:value-type="float" office:value="-2.1551794715408355E-4" table:formula="of:=[.I18]*[.U89]" table:style-name="ce1">
            <text:p>-0.000215518</text:p>
          </table:table-cell>
          <table:table-cell table:number-columns-repeated="16351"/>
        </table:table-row>
        <table:table-row table:style-name="ro1">
          <table:table-cell table:number-columns-repeated="11" table:style-name="ce1"/>
          <table:table-cell office:value-type="string" table:style-name="ce9">
            <text:p>INPUT</text:p>
          </table:table-cell>
          <table:table-cell office:value-type="string" table:style-name="ce10">
            <text:p>a0</text:p>
          </table:table-cell>
          <table:table-cell office:value-type="string" table:style-name="ce10">
            <text:p>forget</text:p>
          </table:table-cell>
          <table:table-cell office:value-type="string" table:style-name="ce11">
            <text:p>OO</text:p>
          </table:table-cell>
          <table:table-cell office:value-type="float" office:value="-3.2832319941076199E-4" table:formula="of:=[.H19]*([.P4]*[.C13]+[.U4]*[.D13])" table:style-name="ce10">
            <text:p>-0.000328323</text:p>
          </table:table-cell>
          <table:table-cell table:style-name="ce10"/>
          <table:table-cell office:value-type="string" table:style-name="ce10">
            <text:p>a1</text:p>
          </table:table-cell>
          <table:table-cell office:value-type="string" table:style-name="ce10">
            <text:p>forget</text:p>
          </table:table-cell>
          <table:table-cell office:value-type="string" table:style-name="ce12">
            <text:p>OO</text:p>
          </table:table-cell>
          <table:table-cell office:value-type="float" office:value="-6.7982712038800169E-4" table:formula="of:=[.I19]*([.P4]*[.C14]+[.U4]*[.D14])" table:style-name="ce1">
            <text:p>-0.000679827</text:p>
          </table:table-cell>
          <table:table-cell table:style-name="ce19"/>
          <table:table-cell table:style-name="ce1"/>
          <table:table-cell office:value-type="string" table:style-name="ce5">
            <text:p>new</text:p>
          </table:table-cell>
          <table:table-cell office:value-type="string" table:style-name="ce6">
            <text:p>c0</text:p>
          </table:table-cell>
          <table:table-cell office:value-type="string" table:style-name="ce6">
            <text:p>forget</text:p>
          </table:table-cell>
          <table:table-cell office:value-type="string" table:style-name="ce7">
            <text:p>OO</text:p>
          </table:table-cell>
          <table:table-cell office:value-type="float" office:value="7.4291094898577645E-2" table:formula="of:=[.AB34]*[.H6]+[.A48]*[.P34]+[.P61]*[.H29]+[.H18]*[.P89]" table:style-name="ce6">
            <text:p>0.074291095</text:p>
          </table:table-cell>
          <table:table-cell table:style-name="ce6"/>
          <table:table-cell office:value-type="string" table:style-name="ce6">
            <text:p>c1</text:p>
          </table:table-cell>
          <table:table-cell office:value-type="string" table:style-name="ce6">
            <text:p>forget</text:p>
          </table:table-cell>
          <table:table-cell office:value-type="string" table:style-name="ce8">
            <text:p>OO</text:p>
          </table:table-cell>
          <table:table-cell office:value-type="float" office:value="0.49413628623749911" table:formula="of:=[.AG34]*[.I6]+[.A49]*[.U34]+[.U61]*[.I29]+[.I18]*[.U89]" table:style-name="ce1">
            <text:p>0.494136286</text:p>
          </table:table-cell>
          <table:table-cell table:number-columns-repeated="1635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office:value-type="float" office:value="1.1732082325611229E-3" table:formula="of:=[.H19]*([.P6]*[.C13]+[.U6]*[.D13])" table:style-name="ce10">
            <text:p>0.001173208</text:p>
          </table:table-cell>
          <table:table-cell table:number-columns-repeated="3" table:style-name="ce10"/>
          <table:table-cell office:value-type="string" table:style-name="ce12">
            <text:p>1O</text:p>
          </table:table-cell>
          <table:table-cell office:value-type="float" office:value="3.4904556628876501E-3" table:formula="of:=[.I19]*([.P6]*[.C14]+[.U6]*[.D14])" table:style-name="ce1">
            <text:p>0.003490456</text:p>
          </table:table-cell>
          <table:table-cell table:number-columns-repeated="2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office:value-type="float" office:value="0.23719730774371786" table:formula="of:=[.AB36]*[.H6]+[.A48]*[.P36]+[.P63]*[.H29]+[.H18]*[.P91]" table:style-name="ce1">
            <text:p>0.237197308</text:p>
          </table:table-cell>
          <table:table-cell table:number-columns-repeated="3" table:style-name="ce1"/>
          <table:table-cell office:value-type="string" table:style-name="ce12">
            <text:p>1O</text:p>
          </table:table-cell>
          <table:table-cell office:value-type="float" office:value="-0.32068737978198386" table:formula="of:=[.AG36]*[.I6]+[.A49]*[.U36]+[.U63]*[.I29]+[.I18]*[.U91]" table:style-name="ce1">
            <text:p>-0.32068738</text:p>
          </table:table-cell>
          <table:table-cell table:number-columns-repeated="1635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number-columns-repeated="11" table:style-name="ce1"/>
          <table:table-cell table:style-name="ce9"/>
          <table:table-cell table:style-name="ce10"/>
          <table:table-cell office:value-type="string" table:style-name="ce10">
            <text:p>input</text:p>
          </table:table-cell>
          <table:table-cell office:value-type="string" table:style-name="ce11">
            <text:p>1O</text:p>
          </table:table-cell>
          <table:table-cell table:number-columns-repeated="3" table:style-name="ce10"/>
          <table:table-cell office:value-type="string" table:style-name="ce10">
            <text:p>input</text:p>
          </table:table-cell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input</text:p>
          </table:table-cell>
          <table:table-cell office:value-type="string" table:style-name="ce4">
            <text:p>1O</text:p>
          </table:table-cell>
          <table:table-cell table:number-columns-repeated="3" table:style-name="ce1"/>
          <table:table-cell office:value-type="string" table:style-name="ce1">
            <text:p>input</text:p>
          </table:table-cell>
          <table:table-cell office:value-type="string" table:style-name="ce12">
            <text:p>1O</text:p>
          </table:table-cell>
          <table:table-cell table:number-columns-repeated="16352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table:number-columns-repeated="4" table:style-name="ce10"/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table:number-columns-repeated="4" table:style-name="ce1"/>
          <table:table-cell office:value-type="string" table:style-name="ce12">
            <text:p>1O</text:p>
          </table:table-cell>
          <table:table-cell table:number-columns-repeated="16352"/>
        </table:table-row>
        <table:table-row table:style-name="ro1"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number-columns-repeated="4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table:number-columns-repeated="2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h0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table:number-columns-repeated="2" table:style-name="ce1"/>
          <table:table-cell table:style-name="ce9"/>
          <table:table-cell table:style-name="ce10"/>
          <table:table-cell office:value-type="string" table:style-name="ce10">
            <text:p>modulation</text:p>
          </table:table-cell>
          <table:table-cell office:value-type="string" table:style-name="ce11">
            <text:p>20</text:p>
          </table:table-cell>
          <table:table-cell table:number-columns-repeated="3" table:style-name="ce10"/>
          <table:table-cell office:value-type="string" table:style-name="ce10">
            <text:p>modulation</text:p>
          </table:table-cell>
          <table:table-cell office:value-type="string" table:style-name="ce12">
            <text:p>20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modulation</text:p>
          </table:table-cell>
          <table:table-cell office:value-type="string" table:style-name="ce4">
            <text:p>20</text:p>
          </table:table-cell>
          <table:table-cell table:number-columns-repeated="3" table:style-name="ce1"/>
          <table:table-cell office:value-type="string" table:style-name="ce1">
            <text:p>modulation</text:p>
          </table:table-cell>
          <table:table-cell office:value-type="string" table:style-name="ce12">
            <text:p>20</text:p>
          </table:table-cell>
          <table:table-cell table:number-columns-repeated="16352"/>
        </table:table-row>
        <table:table-row table:style-name="ro1">
          <table:table-cell table:number-columns-repeated="4" table:style-name="ce1"/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table:number-columns-repeated="2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0.1" table:style-name="ce1">
            <text:p>0.1</text:p>
          </table:table-cell>
          <table:table-cell table:number-columns-repeated="8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table:number-columns-repeated="4" table:style-name="ce10"/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table:number-columns-repeated="4" table:style-name="ce1"/>
          <table:table-cell office:value-type="string" table:style-name="ce12">
            <text:p>1O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float" office:value="-0.15" table:style-name="ce1">
            <text:p>-0.15</text:p>
          </table:table-cell>
          <table:table-cell office:value-type="float" office:value="0.03" table:style-name="ce1">
            <text:p>0.03</text:p>
          </table:table-cell>
          <table:table-cell table:number-columns-repeated="8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number-columns-repeated="11" table:style-name="ce1"/>
          <table:table-cell table:style-name="ce9"/>
          <table:table-cell table:style-name="ce10"/>
          <table:table-cell office:value-type="string" table:style-name="ce10">
            <text:p>output</text:p>
          </table:table-cell>
          <table:table-cell office:value-type="string" table:style-name="ce11">
            <text:p>21</text:p>
          </table:table-cell>
          <table:table-cell table:number-columns-repeated="3" table:style-name="ce10"/>
          <table:table-cell office:value-type="string" table:style-name="ce10">
            <text:p>output</text:p>
          </table:table-cell>
          <table:table-cell office:value-type="string" table:style-name="ce12">
            <text:p>21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output</text:p>
          </table:table-cell>
          <table:table-cell office:value-type="string" table:style-name="ce4">
            <text:p>21</text:p>
          </table:table-cell>
          <table:table-cell table:number-columns-repeated="3" table:style-name="ce1"/>
          <table:table-cell office:value-type="string" table:style-name="ce1">
            <text:p>output</text:p>
          </table:table-cell>
          <table:table-cell office:value-type="string" table:style-name="ce12">
            <text:p>2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3.3" table:formula="of:=[.E69]*[.E71]+[.F69]*[.F71]+[.G69]*[.G71]+[.H69]*[.H71]+[.I69]*[.I71]" table:style-name="ce2">
            <text:p>3.3000</text:p>
          </table:table-cell>
          <table:table-cell office:value-type="float" office:value="2.3000000000000003" table:formula="of:=[.E69]*[.E72]+[.F69]*[.F72]+[.G69]*[.G72]+[.H69]*[.H72]+[.I69]*[.I72]" table:style-name="ce2">
            <text:p>2.3000</text:p>
          </table:table-cell>
          <table:table-cell table:number-columns-repeated="8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.96442881072736386" table:formula="of:=1/(1+EXP(-[.B77]))" table:style-name="ce1">
            <text:p>0.964428811</text:p>
          </table:table-cell>
          <table:table-cell office:value-type="float" office:value="0.90887703898514383" table:formula="of:=1/(1+EXP(-[.C77]))" table:style-name="ce1">
            <text:p>0.908877039</text:p>
          </table:table-cell>
          <table:table-cell table:number-columns-repeated="3" table:style-name="ce1"/>
          <table:table-cell office:value-type="float" office:value="3.6883167401240015E-2" table:formula="of:=EXP(-[.B77])" table:style-name="ce1">
            <text:p>0.036883167</text:p>
          </table:table-cell>
          <table:table-cell office:value-type="float" office:value="3.4305879766366475E-2" table:formula="of:=[.G78]/(1+[.G78])/(1+[.G78])" table:style-name="ce1">
            <text:p>0.03430588</text:p>
          </table:table-cell>
          <table:table-cell table:number-columns-repeated="3" table:style-name="ce1"/>
          <table:table-cell table:style-name="ce9"/>
          <table:table-cell table:number-columns-repeated="2" table:style-name="ce10"/>
          <table:table-cell office:value-type="string" table:style-name="ce11">
            <text:p>00</text:p>
          </table:table-cell>
          <table:table-cell table:number-columns-repeated="4" table:style-name="ce10"/>
          <table:table-cell office:value-type="string" table:style-name="ce12">
            <text:p>00</text:p>
          </table:table-cell>
          <table:table-cell table:number-columns-repeated="3" table:style-name="ce1"/>
          <table:table-cell table:style-name="ce15"/>
          <table:table-cell table:number-columns-repeated="2" table:style-name="ce16"/>
          <table:table-cell office:value-type="string" table:style-name="ce17">
            <text:p>00</text:p>
          </table:table-cell>
          <table:table-cell table:number-columns-repeated="4" table:style-name="ce16"/>
          <table:table-cell office:value-type="string" table:style-name="ce18">
            <text:p>0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deriv(z)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table:number-columns-repeated="8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office:value-type="string" table:style-name="ce1">
            <text:p>h0</text:p>
          </table:table-cell>
          <table:table-cell office:value-type="string" table:style-name="ce1">
            <text:p>00</text:p>
          </table:table-cell>
          <table:table-cell office:value-type="float" office:value="-0.05" table:style-name="ce1">
            <text:p>-0.05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00</text:p>
          </table:table-cell>
          <table:table-cell office:value-type="float" office:value="-0.15" table:style-name="ce1">
            <text:p>-0.15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string" table:style-name="ce1">
            <text:p>01</text:p>
          </table:table-cell>
          <table:table-cell office:value-type="float" office:value="0.03" table:style-name="ce1">
            <text:p>0.03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-0.19" table:style-name="ce1">
            <text:p>-0.19</text:p>
          </table:table-cell>
          <table:table-cell table:style-name="ce1"/>
          <table:table-cell office:value-type="string" table:style-name="ce1">
            <text:p>10</text:p>
          </table:table-cell>
          <table:table-cell office:value-type="float" office:value="0.31" table:style-name="ce1">
            <text:p>0.31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string" table:style-name="ce1">
            <text:p>11</text:p>
          </table:table-cell>
          <table:table-cell office:value-type="float" office:value="0.4" table:style-name="ce1">
            <text:p>0.4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20</text:p>
          </table:table-cell>
          <table:table-cell office:value-type="float" office:value="-0.7" table:style-name="ce1">
            <text:p>-0.7</text:p>
          </table:table-cell>
          <table:table-cell table:style-name="ce1"/>
          <table:table-cell office:value-type="string" table:style-name="ce1">
            <text:p>20</text:p>
          </table:table-cell>
          <table:table-cell office:value-type="float" office:value="0.1" table:style-name="ce1">
            <text:p>0.1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21</text:p>
          </table:table-cell>
          <table:table-cell office:value-type="float" office:value="0.23" table:style-name="ce1">
            <text:p>0.23</text:p>
          </table:table-cell>
          <table:table-cell table:style-name="ce1"/>
          <table:table-cell office:value-type="string" table:style-name="ce1">
            <text:p>21</text:p>
          </table:table-cell>
          <table:table-cell office:value-type="float" office:value="0.39" table:style-name="ce1">
            <text:p>0.39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1.3659863542764222E-2" table:formula="of:=[.AB61]*[.G50]*[.H39]" table:style-name="ce1">
            <text:p>0.013659864</text:p>
          </table:table-cell>
          <table:table-cell table:number-columns-repeated="16356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-2.2918768738899413E-3" table:formula="of:=[.P120]*[.G48]" table:style-name="ce1">
            <text:p>-0.002291877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1">
            <text:p>00</text:p>
          </table:table-cell>
          <table:table-cell office:value-type="float" office:value="0.71" table:style-name="ce20">
            <text:p>0.71</text:p>
          </table:table-cell>
          <table:table-cell office:value-type="string" table:style-name="ce20">
            <text:p>hwieghts</text:p>
          </table:table-cell>
          <table:table-cell office:value-type="string" table:style-name="ce1">
            <text:p>00</text:p>
          </table:table-cell>
          <table:table-cell office:value-type="float" office:value="0.35" table:style-name="ce20">
            <text:p>0.35</text:p>
          </table:table-cell>
          <table:table-cell table:style-name="ce20"/>
          <table:table-cell table:style-name="ce21"/>
          <table:table-cell table:number-columns-repeated="3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0.21" table:style-name="ce1">
            <text:p>0.21</text:p>
          </table:table-cell>
          <table:table-cell table:style-name="ce1"/>
          <table:table-cell office:value-type="string" table:style-name="ce1">
            <text:p>01</text:p>
          </table:table-cell>
          <table:table-cell office:value-type="float" office:value="-0.11" table:style-name="ce1">
            <text:p>-0.11</text:p>
          </table:table-cell>
          <table:table-cell table:number-columns-repeated="5" table:style-name="ce1"/>
          <table:table-cell office:value-type="string" table:style-name="ce9">
            <text:p>MODULIATION</text:p>
          </table:table-cell>
          <table:table-cell office:value-type="string" table:style-name="ce10">
            <text:p>a0</text:p>
          </table:table-cell>
          <table:table-cell office:value-type="string" table:style-name="ce10">
            <text:p>forget</text:p>
          </table:table-cell>
          <table:table-cell office:value-type="string" table:style-name="ce11">
            <text:p>OO</text:p>
          </table:table-cell>
          <table:table-cell office:value-type="float" office:value="-2.6192776616647116E-4" table:formula="of:=[.H30]*([.P4]*[.C24]+[.U4]*[.D24])" table:style-name="ce10">
            <text:p>-0.000261928</text:p>
          </table:table-cell>
          <table:table-cell table:style-name="ce10"/>
          <table:table-cell office:value-type="string" table:style-name="ce10">
            <text:p>a1</text:p>
          </table:table-cell>
          <table:table-cell office:value-type="string" table:style-name="ce10">
            <text:p>forget</text:p>
          </table:table-cell>
          <table:table-cell office:value-type="string" table:style-name="ce12">
            <text:p>OO</text:p>
          </table:table-cell>
          <table:table-cell office:value-type="float" office:value="-2.1775027336912837E-4" table:formula="of:=[.I30]*([.P4]*[.C25]+[.U4]*[.D25])" table:style-name="ce1">
            <text:p>-0.00021775</text:p>
          </table:table-cell>
          <table:table-cell table:number-columns-repeated="2" table:style-name="ce1"/>
          <table:table-cell table:style-name="ce5"/>
          <table:table-cell office:value-type="string" table:style-name="ce6">
            <text:p>b0</text:p>
          </table:table-cell>
          <table:table-cell office:value-type="string" table:style-name="ce6">
            <text:p>forget</text:p>
          </table:table-cell>
          <table:table-cell office:value-type="string" table:style-name="ce7">
            <text:p>OO</text:p>
          </table:table-cell>
          <table:table-cell office:value-type="float" office:value="1.1367986668874281E-2" table:formula="of:=[.AB61]*[.G50]*[.H39]+[.P120]*[.G48]" table:style-name="ce6">
            <text:p>0.011367987</text:p>
          </table:table-cell>
          <table:table-cell table:style-name="ce6"/>
          <table:table-cell office:value-type="string" table:style-name="ce6">
            <text:p>b1</text:p>
          </table:table-cell>
          <table:table-cell office:value-type="string" table:style-name="ce6">
            <text:p>forget</text:p>
          </table:table-cell>
          <table:table-cell office:value-type="string" table:style-name="ce8">
            <text:p>OO</text:p>
          </table:table-cell>
          <table:table-cell office:value-type="float" office:value="0.12742410257756212" table:formula="of:=[.AG61]*[.G51]*[.I39]+[.U120]*[.G49]" table:style-name="ce1">
            <text:p>0.12742410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10</text:p>
          </table:table-cell>
          <table:table-cell office:value-type="float" office:value="-0.63" table:style-name="ce1">
            <text:p>-0.63</text:p>
          </table:table-cell>
          <table:table-cell table:number-columns-repeated="5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string" table:style-name="ce1">
            <text:p>11</text:p>
          </table:table-cell>
          <table:table-cell office:value-type="float" office:value="0.01" table:style-name="ce1">
            <text:p>0.01</text:p>
          </table:table-cell>
          <table:table-cell table:number-columns-repeated="5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office:value-type="float" office:value="8.4949545783720383E-4" table:formula="of:=[.H30]*([.P6]*[.C24]+[.U6]*[.D24])" table:style-name="ce10">
            <text:p>0.000849495</text:p>
          </table:table-cell>
          <table:table-cell table:number-columns-repeated="3" table:style-name="ce10"/>
          <table:table-cell office:value-type="string" table:style-name="ce12">
            <text:p>1O</text:p>
          </table:table-cell>
          <table:table-cell office:value-type="float" office:value="7.3347460503285337E-4" table:formula="of:=[.I30]*([.P6]*[.C25]+[.U6]*[.D25])" table:style-name="ce1">
            <text:p>0.000733475</text:p>
          </table:table-cell>
          <table:table-cell table:number-columns-repeated="2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office:value-type="float" office:value="5.0787912102531085E-2" table:formula="of:=[.AB63]*[.G50]*[.H39]+[.P122]*[.G48]" table:style-name="ce1">
            <text:p>0.050787912</text:p>
          </table:table-cell>
          <table:table-cell table:number-columns-repeated="3" table:style-name="ce1"/>
          <table:table-cell office:value-type="string" table:style-name="ce12">
            <text:p>1O</text:p>
          </table:table-cell>
          <table:table-cell office:value-type="float" office:value="-7.9237100663385893E-2" table:formula="of:=[.AG63]*[.G51]*[.I39]+[.U122]*[.G49]" table:style-name="ce1">
            <text:p>-0.079237101</text:p>
          </table:table-cell>
          <table:table-cell table:number-columns-repeated="16351"/>
        </table:table-row>
        <table:table-row table:number-rows-repeated="2"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style-name="ce10"/>
          <table:table-cell office:value-type="string" table:style-name="ce10">
            <text:p>input</text:p>
          </table:table-cell>
          <table:table-cell office:value-type="string" table:style-name="ce11">
            <text:p>1O</text:p>
          </table:table-cell>
          <table:table-cell table:number-columns-repeated="3" table:style-name="ce10"/>
          <table:table-cell office:value-type="string" table:style-name="ce10">
            <text:p>input</text:p>
          </table:table-cell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input</text:p>
          </table:table-cell>
          <table:table-cell office:value-type="string" table:style-name="ce4">
            <text:p>1O</text:p>
          </table:table-cell>
          <table:table-cell table:number-columns-repeated="3" table:style-name="ce1"/>
          <table:table-cell office:value-type="string" table:style-name="ce1">
            <text:p>input</text:p>
          </table:table-cell>
          <table:table-cell office:value-type="string" table:style-name="ce12">
            <text:p>1O</text:p>
          </table:table-cell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weight index</text:p>
          </table:table-cell>
          <table:table-cell office:value-type="string" table:style-name="ce1">
            <text:p>f_deriv</text:p>
          </table:table-cell>
          <table:table-cell office:value-type="string" table:style-name="ce1">
            <text:p>a_i value</text:p>
          </table:table-cell>
          <table:table-cell office:value-type="string" table:style-name="ce1">
            <text:p>SUM</text:p>
          </table:table-cell>
          <table:table-cell table:number-columns-repeated="6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table:number-columns-repeated="4" table:style-name="ce10"/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table:number-columns-repeated="4" table:style-name="ce1"/>
          <table:table-cell office:value-type="string" table:style-name="ce12">
            <text:p>1O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a0</text:p>
          </table:table-cell>
          <table:table-cell office:value-type="string" table:style-name="ce1">
            <text:p>00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1" table:style-name="ce1">
            <text:p>1</text:p>
          </table:table-cell>
          <table:table-cell office:value-type="float" office:value="-0.06" table:formula="of:=[.E71]*[.C81]+[.F71]*[.F81]" table:style-name="ce1">
            <text:p>-0.06</text:p>
          </table:table-cell>
          <table:table-cell office:value-type="float" office:value="3.2247526980384487E-2" table:formula="of:=[.C97]*([.D97]+[.E97])" table:style-name="ce1">
            <text:p>0.032247527</text:p>
          </table:table-cell>
          <table:table-cell office:value-type="float" office:value="0.94" table:formula="of:=[.E97]+[.D97]" table:style-name="ce1">
            <text:p>0.94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1" table:style-name="ce1">
            <text:p>1</text:p>
          </table:table-cell>
          <table:table-cell office:value-type="float" office:value="3.9E-2" table:formula="of:=[.E71]*[.C82]+[.F71]*[.F82]" table:style-name="ce1">
            <text:p>0.039</text:p>
          </table:table-cell>
          <table:table-cell office:value-type="float" office:value="3.5643809077254771E-2" table:formula="of:=[.C98]*([.D98]+[.E98])" table:style-name="ce1">
            <text:p>0.035643809</text:p>
          </table:table-cell>
          <table:table-cell office:value-type="float" office:value="1.0389999999999999" table:formula="of:=[.E98]+[.D98]" table:style-name="ce1">
            <text:p>1.039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2" table:style-name="ce1">
            <text:p>2</text:p>
          </table:table-cell>
          <table:table-cell office:value-type="float" office:value="3.6000000000000004E-2" table:formula="of:=[.E71]*[.C83]+[.F71]*[.F83]" table:style-name="ce1">
            <text:p>0.036</text:p>
          </table:table-cell>
          <table:table-cell office:value-type="float" office:value="6.9846771204322158E-2" table:formula="of:=[.C99]*([.D99]+[.E99])" table:style-name="ce1">
            <text:p>0.069846771</text:p>
          </table:table-cell>
          <table:table-cell office:value-type="float" office:value="2.036" table:formula="of:=[.E99]+[.D99]" table:style-name="ce1">
            <text:p>2.036</text:p>
          </table:table-cell>
          <table:table-cell table:number-columns-repeated="4" table:style-name="ce1"/>
          <table:table-cell table:style-name="ce9"/>
          <table:table-cell table:style-name="ce10"/>
          <table:table-cell office:value-type="string" table:style-name="ce10">
            <text:p>modulation</text:p>
          </table:table-cell>
          <table:table-cell office:value-type="string" table:style-name="ce11">
            <text:p>20</text:p>
          </table:table-cell>
          <table:table-cell table:number-columns-repeated="3" table:style-name="ce10"/>
          <table:table-cell office:value-type="string" table:style-name="ce10">
            <text:p>modulation</text:p>
          </table:table-cell>
          <table:table-cell office:value-type="string" table:style-name="ce12">
            <text:p>20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modulation</text:p>
          </table:table-cell>
          <table:table-cell office:value-type="string" table:style-name="ce4">
            <text:p>20</text:p>
          </table:table-cell>
          <table:table-cell table:number-columns-repeated="3" table:style-name="ce1"/>
          <table:table-cell office:value-type="string" table:style-name="ce1">
            <text:p>modulation</text:p>
          </table:table-cell>
          <table:table-cell office:value-type="string" table:style-name="ce12">
            <text:p>20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2" table:style-name="ce1">
            <text:p>2</text:p>
          </table:table-cell>
          <table:table-cell office:value-type="float" office:value="0.17099999999999999" table:formula="of:=[.E71]*[.C84]+[.F71]*[.F84]" table:style-name="ce1">
            <text:p>0.171</text:p>
          </table:table-cell>
          <table:table-cell office:value-type="float" office:value="7.447806497278163E-2" table:formula="of:=[.C100]*([.D100]+[.E100])" table:style-name="ce1">
            <text:p>0.074478065</text:p>
          </table:table-cell>
          <table:table-cell office:value-type="float" office:value="2.1709999999999998" table:formula="of:=[.E100]+[.D100]" table:style-name="ce1">
            <text:p>2.171</text:p>
          </table:table-cell>
          <table:table-cell table:number-columns-repeated="4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20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1" table:style-name="ce1">
            <text:p>1</text:p>
          </table:table-cell>
          <table:table-cell office:value-type="float" office:value="-0.18" table:formula="of:=[.E71]*[.C85]+[.F71]*[.F85]" table:style-name="ce1">
            <text:p>-0.18</text:p>
          </table:table-cell>
          <table:table-cell office:value-type="float" office:value="2.8130821408420516E-2" table:formula="of:=[.C101]*([.D101]+[.E101])" table:style-name="ce1">
            <text:p>0.028130821</text:p>
          </table:table-cell>
          <table:table-cell office:value-type="float" office:value="0.82000000000000006" table:formula="of:=[.E101]+[.D101]" table:style-name="ce1">
            <text:p>0.82</text:p>
          </table:table-cell>
          <table:table-cell table:number-columns-repeated="4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table:number-columns-repeated="4" table:style-name="ce10"/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table:number-columns-repeated="4" table:style-name="ce1"/>
          <table:table-cell office:value-type="string" table:style-name="ce12">
            <text:p>1O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21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1" table:style-name="ce1">
            <text:p>1</text:p>
          </table:table-cell>
          <table:table-cell office:value-type="float" office:value="0.186" table:formula="of:=[.E71]*[.C86]+[.F71]*[.F86]" table:style-name="ce1">
            <text:p>0.186</text:p>
          </table:table-cell>
          <table:table-cell office:value-type="float" office:value="4.0686773402910645E-2" table:formula="of:=[.C102]*([.D102]+[.E102])" table:style-name="ce1">
            <text:p>0.040686773</text:p>
          </table:table-cell>
          <table:table-cell office:value-type="float" office:value="1.1859999999999999" table:formula="of:=[.E102]+[.D102]" table:style-name="ce1">
            <text:p>1.186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1">
            <text:p>00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3" table:style-name="ce1">
            <text:p>3</text:p>
          </table:table-cell>
          <table:table-cell office:value-type="float" office:value="0.318" table:formula="of:=[.E71]*[.C88]+[.F71]*[.F88]" table:style-name="ce1">
            <text:p>0.318</text:p>
          </table:table-cell>
          <table:table-cell office:value-type="float" office:value="0.11382690906480399" table:formula="of:=[.C104]*([.D104]+[.E104])" table:style-name="ce1">
            <text:p>0.113826909</text:p>
          </table:table-cell>
          <table:table-cell table:number-columns-repeated="5" table:style-name="ce1"/>
          <table:table-cell table:style-name="ce9"/>
          <table:table-cell table:style-name="ce10"/>
          <table:table-cell office:value-type="string" table:style-name="ce10">
            <text:p>output</text:p>
          </table:table-cell>
          <table:table-cell office:value-type="string" table:style-name="ce11">
            <text:p>21</text:p>
          </table:table-cell>
          <table:table-cell table:number-columns-repeated="3" table:style-name="ce10"/>
          <table:table-cell office:value-type="string" table:style-name="ce10">
            <text:p>output</text:p>
          </table:table-cell>
          <table:table-cell office:value-type="string" table:style-name="ce12">
            <text:p>21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output</text:p>
          </table:table-cell>
          <table:table-cell office:value-type="string" table:style-name="ce4">
            <text:p>21</text:p>
          </table:table-cell>
          <table:table-cell table:number-columns-repeated="3" table:style-name="ce1"/>
          <table:table-cell office:value-type="string" table:style-name="ce1">
            <text:p>output</text:p>
          </table:table-cell>
          <table:table-cell office:value-type="string" table:style-name="ce12">
            <text:p>21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3" table:style-name="ce1">
            <text:p>3</text:p>
          </table:table-cell>
          <table:table-cell office:value-type="float" office:value="0.03" table:formula="of:=[.E71]*[.C89]+[.F71]*[.F89]" table:style-name="ce1">
            <text:p>0.03</text:p>
          </table:table-cell>
          <table:table-cell office:value-type="float" office:value="0.10394681569209044" table:formula="of:=[.C105]*([.D105]+[.E105])" table:style-name="ce1">
            <text:p>0.103946816</text:p>
          </table:table-cell>
          <table:table-cell table:number-columns-repeated="5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4" table:style-name="ce1">
            <text:p>4</text:p>
          </table:table-cell>
          <table:table-cell office:value-type="float" office:value="-0.129" table:formula="of:=[.E71]*[.C90]+[.F71]*[.F90]" table:style-name="ce1">
            <text:p>-0.129</text:p>
          </table:table-cell>
          <table:table-cell office:value-type="float" office:value="0.13279806057560464" table:formula="of:=[.C106]*([.D106]+[.E106])" table:style-name="ce1">
            <text:p>0.132798061</text:p>
          </table:table-cell>
          <table:table-cell table:number-columns-repeated="5" table:style-name="ce1"/>
          <table:table-cell table:style-name="ce9"/>
          <table:table-cell table:number-columns-repeated="2" table:style-name="ce10"/>
          <table:table-cell office:value-type="string" table:style-name="ce11">
            <text:p>00</text:p>
          </table:table-cell>
          <table:table-cell table:number-columns-repeated="4" table:style-name="ce10"/>
          <table:table-cell office:value-type="string" table:style-name="ce12">
            <text:p>00</text:p>
          </table:table-cell>
          <table:table-cell table:number-columns-repeated="3" table:style-name="ce1"/>
          <table:table-cell table:style-name="ce15"/>
          <table:table-cell table:number-columns-repeated="2" table:style-name="ce16"/>
          <table:table-cell office:value-type="string" table:style-name="ce17">
            <text:p>00</text:p>
          </table:table-cell>
          <table:table-cell table:number-columns-repeated="4" table:style-name="ce16"/>
          <table:table-cell office:value-type="string" table:style-name="ce18">
            <text:p>00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3.4305879766366482E-2" table:formula="of:=EXP(-[.B77]) / ((1+EXP(-[.B77]))*(1+EXP(-[.B77])))" table:style-name="ce1">
            <text:p>0.03430588</text:p>
          </table:table-cell>
          <table:table-cell office:value-type="float" office:value="4" table:style-name="ce1">
            <text:p>4</text:p>
          </table:table-cell>
          <table:table-cell office:value-type="float" office:value="3.3000000000000002E-2" table:formula="of:=[.E71]*[.C91]+[.F71]*[.F91]" table:style-name="ce1">
            <text:p>0.033</text:p>
          </table:table-cell>
          <table:table-cell office:value-type="float" office:value="0.13835561309775604" table:formula="of:=[.C107]*([.D107]+[.E107])" table:style-name="ce1">
            <text:p>0.138355613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number-rows-repeated="3"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weight index</text:p>
          </table:table-cell>
          <table:table-cell office:value-type="string" table:style-name="ce1">
            <text:p>f_deriv</text:p>
          </table:table-cell>
          <table:table-cell office:value-type="string" table:style-name="ce1">
            <text:p>a_i value</text:p>
          </table:table-cell>
          <table:table-cell office:value-type="string" table:style-name="ce1">
            <text:p>SUM</text:p>
          </table:table-cell>
          <table:table-cell table:number-columns-repeated="6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00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1" table:style-name="ce1">
            <text:p>1</text:p>
          </table:table-cell>
          <table:table-cell office:value-type="float" office:value="-0.02" table:formula="of:=[.E72]*[.C81]+[.F72]*[.F81]" table:style-name="ce1">
            <text:p>-0.02</text:p>
          </table:table-cell>
          <table:table-cell office:value-type="float" office:value="8.1163175650926289E-2" table:formula="of:=[.C112]*([.D112]+[.E112])" table:style-name="ce1">
            <text:p>0.081163176</text:p>
          </table:table-cell>
          <table:table-cell office:value-type="float" office:value="0.98" table:formula="of:=[.E112]+[.D112]" table:style-name="ce1">
            <text:p>0.98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1" table:style-name="ce1">
            <text:p>1</text:p>
          </table:table-cell>
          <table:table-cell office:value-type="float" office:value="1.3000000000000001E-2" table:formula="of:=[.E72]*[.C82]+[.F72]*[.F82]" table:style-name="ce1">
            <text:p>0.013</text:p>
          </table:table-cell>
          <table:table-cell office:value-type="float" office:value="8.389622136162074E-2" table:formula="of:=[.C113]*([.D113]+[.E113])" table:style-name="ce1">
            <text:p>0.083896221</text:p>
          </table:table-cell>
          <table:table-cell office:value-type="float" office:value="1.0129999999999999" table:formula="of:=[.E113]+[.D113]" table:style-name="ce1">
            <text:p>1.013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2" table:style-name="ce1">
            <text:p>2</text:p>
          </table:table-cell>
          <table:table-cell office:value-type="float" office:value="1.1999999999999997E-2" table:formula="of:=[.E72]*[.C83]+[.F72]*[.F83]" table:style-name="ce1">
            <text:p>0.012</text:p>
          </table:table-cell>
          <table:table-cell office:value-type="float" office:value="0.16663296878537112" table:formula="of:=[.C114]*([.D114]+[.E114])" table:style-name="ce1">
            <text:p>0.166632969</text:p>
          </table:table-cell>
          <table:table-cell office:value-type="float" office:value="2.012" table:formula="of:=[.E114]+[.D114]" table:style-name="ce1">
            <text:p>2.012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2" table:style-name="ce1">
            <text:p>2</text:p>
          </table:table-cell>
          <table:table-cell office:value-type="float" office:value="5.7000000000000009E-2" table:formula="of:=[.E72]*[.C84]+[.F72]*[.F84]" table:style-name="ce1">
            <text:p>0.057</text:p>
          </table:table-cell>
          <table:table-cell office:value-type="float" office:value="0.17035984929995446" table:formula="of:=[.C115]*([.D115]+[.E115])" table:style-name="ce1">
            <text:p>0.170359849</text:p>
          </table:table-cell>
          <table:table-cell office:value-type="float" office:value="2.0569999999999999" table:formula="of:=[.E115]+[.D115]" table:style-name="ce1">
            <text:p>2.057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0.2499822961006439" table:formula="of:=[.J48]*(1-[.J48])" table:style-name="ce1">
            <text:p>0.249982296</text:p>
          </table:table-cell>
          <table:table-cell office:value-type="float" office:value="-0.24998229610064387" table:formula="of:=-[.J48]*[.J49]" table:style-name="ce1">
            <text:p>-0.249982296</text:p>
          </table:table-cell>
          <table:table-cell table:number-columns-repeated="16355" table:style-name="ce1"/>
        </table:table-row>
        <table:table-row table:style-name="ro1">
          <table:table-cell table:style-name="ce1"/>
          <table:table-cell office:value-type="string" table:style-name="ce1">
            <text:p>20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1" table:style-name="ce1">
            <text:p>1</text:p>
          </table:table-cell>
          <table:table-cell office:value-type="float" office:value="-5.9999999999999991E-2" table:formula="of:=[.E72]*[.C85]+[.F72]*[.F85]" table:style-name="ce1">
            <text:p>-0.06</text:p>
          </table:table-cell>
          <table:table-cell office:value-type="float" office:value="7.7850392971296645E-2" table:formula="of:=[.C116]*([.D116]+[.E116])" table:style-name="ce1">
            <text:p>0.077850393</text:p>
          </table:table-cell>
          <table:table-cell office:value-type="float" office:value="0.94000000000000006" table:formula="of:=[.E116]+[.D116]" table:style-name="ce1">
            <text:p>0.94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21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1" table:style-name="ce1">
            <text:p>1</text:p>
          </table:table-cell>
          <table:table-cell office:value-type="float" office:value="6.2000000000000013E-2" table:formula="of:=[.E72]*[.C86]+[.F72]*[.F86]" table:style-name="ce1">
            <text:p>0.062</text:p>
          </table:table-cell>
          <table:table-cell office:value-type="float" office:value="8.7954380144167066E-2" table:formula="of:=[.C117]*([.D117]+[.E117])" table:style-name="ce1">
            <text:p>0.08795438</text:p>
          </table:table-cell>
          <table:table-cell office:value-type="float" office:value="1.0620000000000001" table:formula="of:=[.E117]+[.D117]" table:style-name="ce1">
            <text:p>1.062</text:p>
          </table:table-cell>
          <table:table-cell table:number-columns-repeated="4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2.8417954095267032E-3" table:formula="of:=[.J48]*(1-[.J48])*[.AB89]" table:style-name="ce1">
            <text:p>0.002841795</text:p>
          </table:table-cell>
          <table:table-cell table:number-columns-repeated="16356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7" table:style-name="ce1"/>
          <table:table-cell office:value-type="float" office:value="-3.1853769740902954E-2" table:formula="of:=-[.J48]*[.J49]*[.AG89]" table:style-name="ce1">
            <text:p>-0.03185377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1">
            <text:p>00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3" table:style-name="ce1">
            <text:p>3</text:p>
          </table:table-cell>
          <table:table-cell office:value-type="float" office:value="0.10599999999999998" table:formula="of:=[.E72]*[.C88]+[.F72]*[.F88]" table:style-name="ce1">
            <text:p>0.106</text:p>
          </table:table-cell>
          <table:table-cell office:value-type="float" office:value="0.25723757507324191" table:formula="of:=[.C119]*([.D119]+[.E119])" table:style-name="ce1">
            <text:p>0.257237575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3" table:style-name="ce1">
            <text:p>3</text:p>
          </table:table-cell>
          <table:table-cell office:value-type="float" office:value="0.01" table:formula="of:=[.E72]*[.C89]+[.F72]*[.F89]" table:style-name="ce1">
            <text:p>0.01</text:p>
          </table:table-cell>
          <table:table-cell office:value-type="float" office:value="0.24928689664213072" table:formula="of:=[.C120]*([.D120]+[.E120])" table:style-name="ce1">
            <text:p>0.249286897</text:p>
          </table:table-cell>
          <table:table-cell table:number-columns-repeated="5" table:style-name="ce1"/>
          <table:table-cell office:value-type="string" table:style-name="ce9">
            <text:p>OUTPUt</text:p>
          </table:table-cell>
          <table:table-cell office:value-type="string" table:style-name="ce10">
            <text:p>a0</text:p>
          </table:table-cell>
          <table:table-cell office:value-type="string" table:style-name="ce10">
            <text:p>forget</text:p>
          </table:table-cell>
          <table:table-cell office:value-type="string" table:style-name="ce11">
            <text:p>OO</text:p>
          </table:table-cell>
          <table:table-cell office:value-type="float" office:value="-2.5510098937295096E-3" table:formula="of:=[.H40]*([.P4]*[.C34]+[.U4]*[.D34])" table:style-name="ce10">
            <text:p>-0.00255101</text:p>
          </table:table-cell>
          <table:table-cell table:style-name="ce10"/>
          <table:table-cell office:value-type="string" table:style-name="ce10">
            <text:p>a1</text:p>
          </table:table-cell>
          <table:table-cell office:value-type="string" table:style-name="ce10">
            <text:p>forget</text:p>
          </table:table-cell>
          <table:table-cell office:value-type="string" table:style-name="ce12">
            <text:p>OO</text:p>
          </table:table-cell>
          <table:table-cell office:value-type="float" office:value="-1.4038509768961817E-3" table:formula="of:=[.I40]*([.P4]*[.C35]+[.U4]*[.D35])" table:style-name="ce1">
            <text:p>-0.001403851</text:p>
          </table:table-cell>
          <table:table-cell table:number-columns-repeated="2" table:style-name="ce1"/>
          <table:table-cell table:style-name="ce5"/>
          <table:table-cell office:value-type="string" table:style-name="ce6">
            <text:p>h0</text:p>
          </table:table-cell>
          <table:table-cell office:value-type="string" table:style-name="ce6">
            <text:p>forget</text:p>
          </table:table-cell>
          <table:table-cell office:value-type="string" table:style-name="ce7">
            <text:p>OO</text:p>
          </table:table-cell>
          <table:table-cell office:value-type="float" office:value="-2.9011974331376252E-2" table:formula="of:=[.J48]*(1-[.J48])*[.AB89]-[.J48]*[.J49]*[.AG89]" table:style-name="ce6">
            <text:p>-0.029011974</text:p>
          </table:table-cell>
          <table:table-cell table:style-name="ce6"/>
          <table:table-cell office:value-type="string" table:style-name="ce6">
            <text:p>h1</text:p>
          </table:table-cell>
          <table:table-cell office:value-type="string" table:style-name="ce6">
            <text:p>forget</text:p>
          </table:table-cell>
          <table:table-cell office:value-type="string" table:style-name="ce8">
            <text:p>OO</text:p>
          </table:table-cell>
          <table:table-cell office:value-type="float" office:value="2.9011974331376252E-2" table:formula="of:=-[.J48]*[.J49]*[.AB89]+[.J49]*(1-[.J49])*[.AG89]" table:style-name="ce1">
            <text:p>0.029011974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4" table:style-name="ce1">
            <text:p>4</text:p>
          </table:table-cell>
          <table:table-cell office:value-type="float" office:value="-4.2999999999999997E-2" table:formula="of:=[.E72]*[.C90]+[.F72]*[.F90]" table:style-name="ce1">
            <text:p>-0.043</text:p>
          </table:table-cell>
          <table:table-cell office:value-type="float" office:value="0.32771702658236257" table:formula="of:=[.C121]*([.D121]+[.E121])" table:style-name="ce1">
            <text:p>0.327717027</text:p>
          </table:table-cell>
          <table:table-cell table:number-columns-repeated="5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8.2819566990741111E-2" table:formula="of:=EXP(-[.C77]) / ((1+EXP(-[.C77]))*(1+EXP(-[.C77])))" table:style-name="ce1">
            <text:p>0.082819567</text:p>
          </table:table-cell>
          <table:table-cell office:value-type="float" office:value="4" table:style-name="ce1">
            <text:p>4</text:p>
          </table:table-cell>
          <table:table-cell office:value-type="float" office:value="1.1000000000000003E-2" table:formula="of:=[.E72]*[.C91]+[.F72]*[.F91]" table:style-name="ce1">
            <text:p>0.011</text:p>
          </table:table-cell>
          <table:table-cell office:value-type="float" office:value="0.33218928319986263" table:formula="of:=[.C122]*([.D122]+[.E122])" table:style-name="ce1">
            <text:p>0.332189283</text:p>
          </table:table-cell>
          <table:table-cell table:number-columns-repeated="5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office:value-type="float" office:value="7.98577010210977E-3" table:formula="of:=[.H40]*([.P6]*[.C34]+[.U6]*[.D34])" table:style-name="ce10">
            <text:p>0.00798577</text:p>
          </table:table-cell>
          <table:table-cell table:number-columns-repeated="3" table:style-name="ce10"/>
          <table:table-cell office:value-type="string" table:style-name="ce12">
            <text:p>1O</text:p>
          </table:table-cell>
          <table:table-cell office:value-type="float" office:value="4.9478384080816487E-3" table:formula="of:=[.I40]*([.P6]*[.C35]+[.U6]*[.D35])" table:style-name="ce1">
            <text:p>0.004947838</text:p>
          </table:table-cell>
          <table:table-cell table:number-columns-repeated="2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office:value-type="float" office:value="3.2503951241739458E-2" table:formula="of:=[.J48]*(1-[.J48])*[.AB91]-[.J48]*[.J49]*[.AG91]" table:style-name="ce1">
            <text:p>0.032503951</text:p>
          </table:table-cell>
          <table:table-cell table:number-columns-repeated="3" table:style-name="ce1"/>
          <table:table-cell office:value-type="string" table:style-name="ce12">
            <text:p>1O</text:p>
          </table:table-cell>
          <table:table-cell table:number-columns-repeated="16352" table:style-name="ce1"/>
        </table:table-row>
        <table:table-row table:number-rows-repeated="2"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style-name="ce10"/>
          <table:table-cell office:value-type="string" table:style-name="ce10">
            <text:p>input</text:p>
          </table:table-cell>
          <table:table-cell office:value-type="string" table:style-name="ce11">
            <text:p>1O</text:p>
          </table:table-cell>
          <table:table-cell table:number-columns-repeated="3" table:style-name="ce10"/>
          <table:table-cell office:value-type="string" table:style-name="ce10">
            <text:p>input</text:p>
          </table:table-cell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input</text:p>
          </table:table-cell>
          <table:table-cell office:value-type="string" table:style-name="ce4">
            <text:p>1O</text:p>
          </table:table-cell>
          <table:table-cell table:number-columns-repeated="3" table:style-name="ce1"/>
          <table:table-cell office:value-type="string" table:style-name="ce1">
            <text:p>input</text:p>
          </table:table-cell>
          <table:table-cell office:value-type="string" table:style-name="ce12">
            <text:p>1O</text:p>
          </table:table-cell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table:number-columns-repeated="4" table:style-name="ce10"/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table:number-columns-repeated="4" table:style-name="ce1"/>
          <table:table-cell office:value-type="string" table:style-name="ce12">
            <text:p>1O</text:p>
          </table:table-cell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 table:style-name="ce1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3.3" table:formula="of:=[.E69]*[.E71]+[.F69]*[.F71]+[.G69]*[.G71]+[.H69]*[.H71]+[.I69]*[.I71]" table:style-name="ce2">
            <text:p>3.3000</text:p>
          </table:table-cell>
          <table:table-cell office:value-type="float" office:value="2.3000000000000003" table:formula="of:=[.E69]*[.E72]+[.F69]*[.F72]+[.G69]*[.G72]+[.H69]*[.H72]+[.I69]*[.I72]" table:style-name="ce2">
            <text:p>2.3000</text:p>
          </table:table-cell>
          <table:table-cell table:number-columns-repeated="8" table:style-name="ce1"/>
          <table:table-cell table:style-name="ce9"/>
          <table:table-cell table:style-name="ce10"/>
          <table:table-cell office:value-type="string" table:style-name="ce10">
            <text:p>modulation</text:p>
          </table:table-cell>
          <table:table-cell office:value-type="string" table:style-name="ce11">
            <text:p>20</text:p>
          </table:table-cell>
          <table:table-cell table:number-columns-repeated="3" table:style-name="ce10"/>
          <table:table-cell office:value-type="string" table:style-name="ce10">
            <text:p>modulation</text:p>
          </table:table-cell>
          <table:table-cell office:value-type="string" table:style-name="ce12">
            <text:p>20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modulation</text:p>
          </table:table-cell>
          <table:table-cell office:value-type="string" table:style-name="ce4">
            <text:p>20</text:p>
          </table:table-cell>
          <table:table-cell table:number-columns-repeated="3" table:style-name="ce1"/>
          <table:table-cell office:value-type="string" table:style-name="ce1">
            <text:p>modulation</text:p>
          </table:table-cell>
          <table:table-cell office:value-type="string" table:style-name="ce12">
            <text:p>2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.96442881072736386" table:formula="of:=1/(1+EXP(-[.B130]))" table:style-name="ce1">
            <text:p>0.964428811</text:p>
          </table:table-cell>
          <table:table-cell office:value-type="float" office:value="0.90887703898514383" table:formula="of:=1/(1+EXP(-[.C130]))" table:style-name="ce1">
            <text:p>0.908877039</text:p>
          </table:table-cell>
          <table:table-cell table:number-columns-repeated="8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/>
        </table:table-row>
        <table:table-row table:style-name="ro1">
          <table:table-cell office:value-type="string" table:style-name="ce1">
            <text:p>fderiv(z)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table:number-columns-repeated="8" table:style-name="ce1"/>
          <table:table-cell table:style-name="ce9"/>
          <table:table-cell table:number-columns-repeated="2" table:style-name="ce10"/>
          <table:table-cell office:value-type="string" table:style-name="ce11">
            <text:p>1O</text:p>
          </table:table-cell>
          <table:table-cell table:number-columns-repeated="4" table:style-name="ce10"/>
          <table:table-cell office:value-type="string" table:style-name="ce12">
            <text:p>1O</text:p>
          </table:table-cell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4">
            <text:p>1O</text:p>
          </table:table-cell>
          <table:table-cell table:number-columns-repeated="4" table:style-name="ce1"/>
          <table:table-cell office:value-type="string" table:style-name="ce12">
            <text:p>1O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0</text:p>
          </table:table-cell>
          <table:table-cell office:value-type="string" table:style-name="ce1">
            <text:p>00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00</text:p>
          </table:table-cell>
          <table:table-cell office:value-type="float" office:value="0.15" table:style-name="ce1">
            <text:p>0.15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01</text:p>
          </table:table-cell>
          <table:table-cell office:value-type="float" office:value="0.13" table:style-name="ce1">
            <text:p>0.13</text:p>
          </table:table-cell>
          <table:table-cell table:number-columns-repeated="5" table:style-name="ce1"/>
          <table:table-cell table:style-name="ce9"/>
          <table:table-cell table:number-columns-repeated="7" table:style-name="ce10"/>
          <table:table-cell table:style-name="ce13"/>
          <table:table-cell table:number-columns-repeated="3" table:style-name="ce1"/>
          <table:table-cell table:style-name="ce9"/>
          <table:table-cell table:number-columns-repeated="7" table:style-name="ce1"/>
          <table:table-cell table:style-name="ce13"/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-0.18" table:style-name="ce1">
            <text:p>-0.18</text:p>
          </table:table-cell>
          <table:table-cell table:style-name="ce1"/>
          <table:table-cell office:value-type="string" table:style-name="ce1">
            <text:p>10</text:p>
          </table:table-cell>
          <table:table-cell office:value-type="float" office:value="-0.31" table:style-name="ce1">
            <text:p>-0.31</text:p>
          </table:table-cell>
          <table:table-cell table:number-columns-repeated="5" table:style-name="ce1"/>
          <table:table-cell table:style-name="ce9"/>
          <table:table-cell table:style-name="ce10"/>
          <table:table-cell office:value-type="string" table:style-name="ce10">
            <text:p>output</text:p>
          </table:table-cell>
          <table:table-cell office:value-type="string" table:style-name="ce11">
            <text:p>21</text:p>
          </table:table-cell>
          <table:table-cell table:number-columns-repeated="3" table:style-name="ce10"/>
          <table:table-cell office:value-type="string" table:style-name="ce10">
            <text:p>output</text:p>
          </table:table-cell>
          <table:table-cell office:value-type="string" table:style-name="ce12">
            <text:p>21</text:p>
          </table:table-cell>
          <table:table-cell table:number-columns-repeated="3" table:style-name="ce1"/>
          <table:table-cell table:style-name="ce9"/>
          <table:table-cell table:style-name="ce1"/>
          <table:table-cell office:value-type="string" table:style-name="ce1">
            <text:p>output</text:p>
          </table:table-cell>
          <table:table-cell office:value-type="string" table:style-name="ce4">
            <text:p>21</text:p>
          </table:table-cell>
          <table:table-cell table:number-columns-repeated="3" table:style-name="ce1"/>
          <table:table-cell office:value-type="string" table:style-name="ce1">
            <text:p>output</text:p>
          </table:table-cell>
          <table:table-cell office:value-type="string" table:style-name="ce12">
            <text:p>21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0.32" table:style-name="ce1">
            <text:p>0.32</text:p>
          </table:table-cell>
          <table:table-cell table:style-name="ce1"/>
          <table:table-cell office:value-type="string" table:style-name="ce1">
            <text:p>11</text:p>
          </table:table-cell>
          <table:table-cell office:value-type="float" office:value="0.02" table:style-name="ce1">
            <text:p>0.02</text:p>
          </table:table-cell>
          <table:table-cell table:number-columns-repeated="5" table:style-name="ce1"/>
          <table:table-cell table:style-name="ce9"/>
          <table:table-cell table:number-columns-repeated="2" table:style-name="ce10"/>
          <table:table-cell table:style-name="ce11"/>
          <table:table-cell table:number-columns-repeated="4" table:style-name="ce10"/>
          <table:table-cell table:style-name="ce12"/>
          <table:table-cell table:number-columns-repeated="3" table:style-name="ce1"/>
          <table:table-cell table:style-name="ce9"/>
          <table:table-cell table:number-columns-repeated="2" table:style-name="ce1"/>
          <table:table-cell table:style-name="ce4"/>
          <table:table-cell table:number-columns-repeated="4" table:style-name="ce1"/>
          <table:table-cell table:style-name="ce12"/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20</text:p>
          </table:table-cell>
          <table:table-cell office:value-type="float" office:value="-0.22" table:style-name="ce1">
            <text:p>-0.22</text:p>
          </table:table-cell>
          <table:table-cell table:style-name="ce1"/>
          <table:table-cell office:value-type="string" table:style-name="ce1">
            <text:p>20</text:p>
          </table:table-cell>
          <table:table-cell office:value-type="float" office:value="0.14000000000000001" table:style-name="ce1">
            <text:p>0.14</text:p>
          </table:table-cell>
          <table:table-cell table:number-columns-repeated="5" table:style-name="ce1"/>
          <table:table-cell table:style-name="ce15"/>
          <table:table-cell table:number-columns-repeated="2" table:style-name="ce16"/>
          <table:table-cell office:value-type="string" table:style-name="ce17">
            <text:p>00</text:p>
          </table:table-cell>
          <table:table-cell table:number-columns-repeated="4" table:style-name="ce16"/>
          <table:table-cell office:value-type="string" table:style-name="ce18">
            <text:p>00</text:p>
          </table:table-cell>
          <table:table-cell table:number-columns-repeated="3" table:style-name="ce1"/>
          <table:table-cell table:style-name="ce15"/>
          <table:table-cell table:number-columns-repeated="2" table:style-name="ce16"/>
          <table:table-cell office:value-type="string" table:style-name="ce17">
            <text:p>00</text:p>
          </table:table-cell>
          <table:table-cell table:number-columns-repeated="4" table:style-name="ce16"/>
          <table:table-cell office:value-type="string" table:style-name="ce18">
            <text:p>00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21</text:p>
          </table:table-cell>
          <table:table-cell office:value-type="float" office:value="0.43" table:style-name="ce1">
            <text:p>0.43</text:p>
          </table:table-cell>
          <table:table-cell table:style-name="ce1"/>
          <table:table-cell office:value-type="string" table:style-name="ce1">
            <text:p>21</text:p>
          </table:table-cell>
          <table:table-cell office:value-type="float" office:value="0.34" table:style-name="ce1">
            <text:p>0.34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1">
            <text:p>00</text:p>
          </table:table-cell>
          <table:table-cell office:value-type="float" office:value="-0.71" table:style-name="ce20">
            <text:p>-0.71</text:p>
          </table:table-cell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0.53" table:style-name="ce20">
            <text:p>0.53</text:p>
          </table:table-cell>
          <table:table-cell table:style-name="ce20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0.35" table:style-name="ce1">
            <text:p>0.35</text:p>
          </table:table-cell>
          <table:table-cell table:style-name="ce1"/>
          <table:table-cell office:value-type="string" table:style-name="ce1">
            <text:p>O1</text:p>
          </table:table-cell>
          <table:table-cell office:value-type="float" office:value="-0.35" table:style-name="ce1">
            <text:p>-0.3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1O</text:p>
          </table:table-cell>
          <table:table-cell office:value-type="float" office:value="-0.24" table:style-name="ce1">
            <text:p>-0.2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11_</text:p>
          </table:table-cell>
          <table:table-cell office:value-type="float" office:value="0.01" table:style-name="ce1">
            <text:p>0.01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weight index</text:p>
          </table:table-cell>
          <table:table-cell office:value-type="string" table:style-name="ce1">
            <text:p>f_deriv</text:p>
          </table:table-cell>
          <table:table-cell office:value-type="string" table:style-name="ce1">
            <text:p>a_i value</text:p>
          </table:table-cell>
          <table:table-cell office:value-type="string" table:style-name="ce1">
            <text:p>SU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0</text:p>
          </table:table-cell>
          <table:table-cell office:value-type="string" table:style-name="ce1">
            <text:p>00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.06" table:formula="of:=[.E71]*[.C133]+[.F71]*[.F133]" table:style-name="ce1">
            <text:p>0.06</text:p>
          </table:table-cell>
          <table:table-cell office:value-type="float" office:value="2.058352785981989E-3" table:formula="of:=[.C149]*([.D149]+[.E149])" table:style-name="ce1">
            <text:p>0.002058353</text:p>
          </table:table-cell>
          <table:table-cell office:value-type="float" office:value="0.06" table:formula="of:=[.E149]+[.D149]" table:style-name="ce1">
            <text:p>0.0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.189" table:formula="of:=[.E71]*[.C134]+[.F71]*[.F134]" table:style-name="ce1">
            <text:p>0.189</text:p>
          </table:table-cell>
          <table:table-cell office:value-type="float" office:value="6.4838112758432648E-3" table:formula="of:=[.C150]*([.D150]+[.E150])" table:style-name="ce1">
            <text:p>0.006483811</text:p>
          </table:table-cell>
          <table:table-cell office:value-type="float" office:value="0.189" table:formula="of:=[.E150]+[.D150]" table:style-name="ce1">
            <text:p>0.18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-0.14699999999999999" table:formula="of:=[.E71]*[.C135]+[.F71]*[.F135]" table:style-name="ce1">
            <text:p>-0.147</text:p>
          </table:table-cell>
          <table:table-cell office:value-type="float" office:value="-5.0429643256558725E-3" table:formula="of:=[.C151]*([.D151]+[.E151])" table:style-name="ce1">
            <text:p>-0.005042964</text:p>
          </table:table-cell>
          <table:table-cell office:value-type="float" office:value="-0.14699999999999999" table:formula="of:=[.E151]+[.D151]" table:style-name="ce1">
            <text:p>-0.14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.10200000000000001" table:formula="of:=[.E71]*[.C136]+[.F71]*[.F136]" table:style-name="ce1">
            <text:p>0.102</text:p>
          </table:table-cell>
          <table:table-cell office:value-type="float" office:value="3.4991997361693812E-3" table:formula="of:=[.C152]*([.D152]+[.E152])" table:style-name="ce1">
            <text:p>0.0034992</text:p>
          </table:table-cell>
          <table:table-cell office:value-type="float" office:value="0.10200000000000001" table:formula="of:=[.E152]+[.D152]" table:style-name="ce1">
            <text:p>0.10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-2.4E-2" table:formula="of:=[.E71]*[.C137]+[.F71]*[.F137]" table:style-name="ce1">
            <text:p>-0.024</text:p>
          </table:table-cell>
          <table:table-cell office:value-type="float" office:value="-8.2334111439279559E-4" table:formula="of:=[.C153]*([.D153]+[.E153])" table:style-name="ce1">
            <text:p>-0.000823341</text:p>
          </table:table-cell>
          <table:table-cell office:value-type="float" office:value="-2.4E-2" table:formula="of:=[.E153]+[.D153]" table:style-name="ce1">
            <text:p>-0.02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1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.23100000000000001" table:formula="of:=[.E71]*[.C138]+[.F71]*[.F138]" table:style-name="ce1">
            <text:p>0.231</text:p>
          </table:table-cell>
          <table:table-cell office:value-type="float" office:value="7.9246582260306571E-3" table:formula="of:=[.C154]*([.D154]+[.E154])" table:style-name="ce1">
            <text:p>0.007924658</text:p>
          </table:table-cell>
          <table:table-cell office:value-type="float" office:value="0.23100000000000001" table:formula="of:=[.E154]+[.D154]" table:style-name="ce1">
            <text:p>0.23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1">
            <text:p>00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-5.3999999999999992E-2" table:formula="of:=[.E71]*[.C140]+[.F71]*[.F140]" table:style-name="ce1">
            <text:p>-0.054</text:p>
          </table:table-cell>
          <table:table-cell office:value-type="float" office:value="-1.8525175073837899E-3" table:formula="of:=[.C156]*([.D156]+[.E156])" table:style-name="ce1">
            <text:p>-0.00185251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E71]*[.C141]+[.F71]*[.F141]" table:style-name="ce1">
            <text:p>0</text:p>
          </table:table-cell>
          <table:table-cell office:value-type="float" office:value="0" table:formula="of:=[.C157]*([.D157]+[.E157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-1.1999999999999997E-2" table:formula="of:=[.E71]*[.C142]+[.F71]*[.F142]" table:style-name="ce1">
            <text:p>-0.012</text:p>
          </table:table-cell>
          <table:table-cell office:value-type="float" office:value="-4.1167055719639768E-4" table:formula="of:=[.C158]*([.D158]+[.E158])" table:style-name="ce1">
            <text:p>-0.00041167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3.4305879766366482E-2" table:formula="of:=EXP(-[.B130]) / ((1+EXP(-[.B130]))*(1+EXP(-[.B130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6.9000000000000006E-2" table:formula="of:=[.E71]*[.C143]+[.F71]*[.F143]" table:style-name="ce1">
            <text:p>0.069</text:p>
          </table:table-cell>
          <table:table-cell office:value-type="float" office:value="2.3671057038792873E-3" table:formula="of:=[.C159]*([.D159]+[.E159])" table:style-name="ce1">
            <text:p>0.002367106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weight index</text:p>
          </table:table-cell>
          <table:table-cell office:value-type="string" table:style-name="ce1">
            <text:p>f_deriv</text:p>
          </table:table-cell>
          <table:table-cell office:value-type="string" table:style-name="ce1">
            <text:p>a_i value</text:p>
          </table:table-cell>
          <table:table-cell office:value-type="string" table:style-name="ce1">
            <text:p>SU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00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0.02" table:formula="of:=[.E72]*[.C133]+[.F72]*[.F133]" table:style-name="ce1">
            <text:p>0.02</text:p>
          </table:table-cell>
          <table:table-cell office:value-type="float" office:value="1.6563913398148222E-3" table:formula="of:=[.C164]*([.D164]+[.E164])" table:style-name="ce1">
            <text:p>0.001656391</text:p>
          </table:table-cell>
          <table:table-cell office:value-type="float" office:value="0.02" table:formula="of:=[.E164]+[.D164]" table:style-name="ce1">
            <text:p>0.0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6.3E-2" table:formula="of:=[.E72]*[.C134]+[.F72]*[.F134]" table:style-name="ce1">
            <text:p>0.063</text:p>
          </table:table-cell>
          <table:table-cell office:value-type="float" office:value="5.2176327204166897E-3" table:formula="of:=[.C165]*([.D165]+[.E165])" table:style-name="ce1">
            <text:p>0.005217633</text:p>
          </table:table-cell>
          <table:table-cell office:value-type="float" office:value="6.3E-2" table:formula="of:=[.E165]+[.D165]" table:style-name="ce1">
            <text:p>0.063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-4.9000000000000002E-2" table:formula="of:=[.E72]*[.C135]+[.F72]*[.F135]" table:style-name="ce1">
            <text:p>-0.049</text:p>
          </table:table-cell>
          <table:table-cell office:value-type="float" office:value="-4.0581587825463143E-3" table:formula="of:=[.C166]*([.D166]+[.E166])" table:style-name="ce1">
            <text:p>-0.004058159</text:p>
          </table:table-cell>
          <table:table-cell office:value-type="float" office:value="-4.9000000000000002E-2" table:formula="of:=[.E166]+[.D166]" table:style-name="ce1">
            <text:p>-0.04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3.4000000000000002E-2" table:formula="of:=[.E72]*[.C136]+[.F72]*[.F136]" table:style-name="ce1">
            <text:p>0.034</text:p>
          </table:table-cell>
          <table:table-cell office:value-type="float" office:value="2.815865277685198E-3" table:formula="of:=[.C167]*([.D167]+[.E167])" table:style-name="ce1">
            <text:p>0.002815865</text:p>
          </table:table-cell>
          <table:table-cell office:value-type="float" office:value="3.4000000000000002E-2" table:formula="of:=[.E167]+[.D167]" table:style-name="ce1">
            <text:p>0.03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formula="of:=[.E72]*[.C137]+[.F72]*[.F137]" table:style-name="ce1">
            <text:p>-0.008</text:p>
          </table:table-cell>
          <table:table-cell office:value-type="float" office:value="-6.6255653592592887E-4" table:formula="of:=[.C168]*([.D168]+[.E168])" table:style-name="ce1">
            <text:p>-0.000662557</text:p>
          </table:table-cell>
          <table:table-cell office:value-type="float" office:value="-8.0000000000000002E-3" table:formula="of:=[.E168]+[.D168]" table:style-name="ce1">
            <text:p>-0.008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1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7.7000000000000013E-2" table:formula="of:=[.E72]*[.C138]+[.F72]*[.F138]" table:style-name="ce1">
            <text:p>0.077</text:p>
          </table:table-cell>
          <table:table-cell office:value-type="float" office:value="6.3771066582870668E-3" table:formula="of:=[.C169]*([.D169]+[.E169])" table:style-name="ce1">
            <text:p>0.006377107</text:p>
          </table:table-cell>
          <table:table-cell office:value-type="float" office:value="7.7000000000000013E-2" table:formula="of:=[.E169]+[.D169]" table:style-name="ce1">
            <text:p>0.07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1">
            <text:p>00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-1.7999999999999988E-2" table:formula="of:=[.E72]*[.C140]+[.F72]*[.F140]" table:style-name="ce1">
            <text:p>-0.018</text:p>
          </table:table-cell>
          <table:table-cell office:value-type="float" office:value="-1.490752205833339E-3" table:formula="of:=[.C171]*([.D171]+[.E171])" table:style-name="ce1">
            <text:p>-0.00149075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01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E72]*[.C141]+[.F72]*[.F141]" table:style-name="ce1">
            <text:p>0</text:p>
          </table:table-cell>
          <table:table-cell office:value-type="float" office:value="0" table:formula="of:=[.C172]*([.D172]+[.E172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-3.9999999999999966E-3" table:formula="of:=[.E72]*[.C142]+[.F72]*[.F142]" table:style-name="ce1">
            <text:p>-0.004</text:p>
          </table:table-cell>
          <table:table-cell office:value-type="float" office:value="-3.3127826796296416E-4" table:formula="of:=[.C173]*([.D173]+[.E173])" table:style-name="ce1">
            <text:p>-0.00033127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</text:p>
          </table:table-cell>
          <table:table-cell office:value-type="float" office:value="8.2819566990741111E-2" table:formula="of:=EXP(-[.C130]) / ((1+EXP(-[.C130]))*(1+EXP(-[.C130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2.3000000000000003E-2" table:formula="of:=[.E72]*[.C143]+[.F72]*[.F143]" table:style-name="ce1">
            <text:p>0.023</text:p>
          </table:table-cell>
          <table:table-cell office:value-type="float" office:value="1.9048500407870459E-3" table:formula="of:=[.C174]*([.D174]+[.E174])" table:style-name="ce1">
            <text:p>0.00190485</text:p>
          </table:table-cell>
          <table:table-cell table:number-columns-repeated="16378" table:style-name="ce1"/>
        </table:table-row>
        <table:table-row table:number-rows-repeated="1048402" table:style-name="ro1">
          <table:table-cell table:number-columns-repeated="16384"/>
        </table:table-row>
      </table:table>
      <table:table table:name="forward" table:style-name="ta1">
        <table:table-column table:style-name="co1" table:number-columns-repeated="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5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3</text:p>
          </table:table-cell>
          <table:table-cell office:value-type="string" table:style-name="ce1">
            <text:p>n4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n6</text:p>
          </table:table-cell>
          <table:table-cell office:value-type="string" table:style-name="ce1">
            <text:p>n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4" table:style-name="ce1"/>
          <table:table-cell office:value-type="float" office:value="0.7" table:formula="of:=[.C3]*[.C6]+[.D3]*[.D6]+[.E3]" table:style-name="ce1">
            <text:p>0.7</text:p>
          </table:table-cell>
          <table:table-cell office:value-type="float" office:value="1.1000000000000001" table:formula="of:=[.C4]*[.C6]+[.D4]*[.D6]+[.E4]" table:style-name="ce1">
            <text:p>1.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66818777216816616" table:formula="of:=1/(1+EXP(-[.F7]))" table:style-name="ce1">
            <text:p>0.668187772</text:p>
          </table:table-cell>
          <table:table-cell office:value-type="float" office:value="0.75026010559511769" table:formula="of:=1/(1+EXP(-[.G7]))" table:style-name="ce1">
            <text:p>0.75026010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7" table:style-name="ce1"/>
          <table:table-cell office:value-type="float" office:value="1.0264470266298849" table:formula="of:=[.F8]*[.F3]+[.G8]*[.G3]+[.H3]" table:style-name="ce1">
            <text:p>1.0264470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7" table:style-name="ce1"/>
          <table:table-cell office:value-type="float" office:value="0.7362264982574025" table:formula="of:=1/(1+EXP(-[.I9]))" table:style-name="ce3">
            <text:p>0.736226498257402000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3.4000000000000004" table:formula="of:=[.C15]*[.C18]+[.D15]*[.D18]+[.E15]*[.E18]+[.F15]*[.F18]+[.G15]*[.G18]" table:style-name="ce1">
            <text:p>3.4</text:p>
          </table:table-cell>
          <table:table-cell office:value-type="float" office:value="2.7" table:formula="of:=[.C16]*[.C18]+[.D16]*[.D18]+[.E16]*[.E18]+[.F16]*[.F18]+[.G16]*[.G18]" table:style-name="ce1">
            <text:p>2.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6770453530154954" table:formula="of:=1/(1+EXP(-[.H19]))" table:style-name="ce1">
            <text:p>0.967704535</text:p>
          </table:table-cell>
          <table:table-cell office:value-type="float" office:value="0.9370266439430035" table:formula="of:=1/(1+EXP(-[.I19]))" table:style-name="ce1">
            <text:p>0.937026644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9" table:style-name="ce1"/>
          <table:table-cell office:value-type="float" office:value="1.3583394105599955" table:formula="of:=[.H15]*[.H20]+[.I15]*[.I20]+[.J15]" table:style-name="ce1">
            <text:p>1.358339411</text:p>
          </table:table-cell>
          <table:table-cell office:value-type="float" office:value="1.3336353401391681" table:formula="of:=[.H20]*[.H16]+[.I20]*[.I16]+[.J20]*[.J16]" table:style-name="ce1">
            <text:p>1.333635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9" table:style-name="ce1"/>
          <table:table-cell office:value-type="float" office:value="0.79548967586721286" table:formula="of:=1/(1+EXP(-[.K21]))" table:style-name="ce1">
            <text:p>0.795489676</text:p>
          </table:table-cell>
          <table:table-cell office:value-type="float" office:value="0.79144132689479196" table:formula="of:=1/(1+EXP(-[.L21]))" table:style-name="ce1">
            <text:p>0.791441327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3.4000000000000004" table:formula="of:=[.C30]*[.C33]+[.D30]*[.D33]+[.E30]*[.E33]+[.F30]*[.F33]+[.G30]*[.G33]" table:style-name="ce1">
            <text:p>3.4</text:p>
          </table:table-cell>
          <table:table-cell office:value-type="float" office:value="2.7" table:formula="of:=[.C31]*[.C33]+[.D31]*[.D33]+[.E31]*[.E33]+[.F31]*[.F33]+[.G31]*[.G33]" table:style-name="ce1">
            <text:p>2.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9777492793427947" table:formula="of:=TANH([.H34])" table:style-name="ce1">
            <text:p>0.997774928</text:p>
          </table:table-cell>
          <table:table-cell office:value-type="float" office:value="0.99100745367811749" table:formula="of:=TANH([.I34])" table:style-name="ce1">
            <text:p>0.991007454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9" table:style-name="ce1"/>
          <table:table-cell office:value-type="float" office:value="1.3961989258764751" table:formula="of:=[.H30]*[.H35]+[.I30]*[.I35]+[.J30]" table:style-name="ce1">
            <text:p>1.396198926</text:p>
          </table:table-cell>
          <table:table-cell office:value-type="float" office:value="1.3912391866905895" table:formula="of:=[.H35]*[.H31]+[.I35]*[.I31]+[.J31]" table:style-name="ce1">
            <text:p>1.39123918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9" table:style-name="ce1"/>
          <table:table-cell office:value-type="float" office:value="0.88452726637213464" table:formula="of:=TANH([.K36])" table:style-name="ce1">
            <text:p>0.884527266</text:p>
          </table:table-cell>
          <table:table-cell office:value-type="float" office:value="0.88344322317835478" table:formula="of:=TANH([.L36])" table:style-name="ce1">
            <text:p>0.883443223</text:p>
          </table:table-cell>
          <table:table-cell table:number-columns-repeated="1637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3</text:p>
          </table:table-cell>
          <table:table-cell office:value-type="string" table:style-name="ce1">
            <text:p>n4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n6</text:p>
          </table:table-cell>
          <table:table-cell office:value-type="string" table:style-name="ce1">
            <text:p>n7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4" table:style-name="ce1"/>
          <table:table-cell office:value-type="float" office:value="0.7" table:formula="of:=[.C52]*[.C55]+[.D52]*[.D55]+[.E52]" table:style-name="ce1">
            <text:p>0.7</text:p>
          </table:table-cell>
          <table:table-cell office:value-type="float" office:value="1.1000000000000001" table:formula="of:=[.C53]*[.C55]+[.D53]*[.D55]+[.E53]" table:style-name="ce1">
            <text:p>1.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66818777216816616" table:formula="of:=1/(1+EXP(-[.F56]))" table:style-name="ce1">
            <text:p>0.668187772</text:p>
          </table:table-cell>
          <table:table-cell office:value-type="float" office:value="0.75026010559511769" table:formula="of:=1/(1+EXP(-[.G56]))" table:style-name="ce1">
            <text:p>0.75026010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7" table:style-name="ce1"/>
          <table:table-cell office:value-type="float" office:value="1.0264470266298849" table:formula="of:=[.F57]*[.F52]+[.G57]*[.G52]+[.H52]" table:style-name="ce1">
            <text:p>1.0264470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7" table:style-name="ce1"/>
          <table:table-cell office:value-type="float" office:value="0.7362264982574025" table:formula="of:=1/(1+EXP(-[.I58]))" table:style-name="ce3">
            <text:p>0.73622649825740200000</text:p>
          </table:table-cell>
          <table:table-cell table:number-columns-repeated="16375"/>
        </table:table-row>
        <table:table-row table:number-rows-repeated="1048517" table:style-name="ro1">
          <table:table-cell table:number-columns-repeated="16384"/>
        </table:table-row>
      </table:table>
      <table:table table:name="backward" table:style-name="ta1">
        <table:table-column table:style-name="co10" table:default-cell-style-name="ce1"/>
        <table:table-column table:style-name="co1" table:default-cell-style-name="ce1"/>
        <table:table-column table:style-name="co11" table:number-columns-repeated="6" table:default-cell-style-name="ce1"/>
        <table:table-column table:style-name="co1" table:number-columns-repeated="4" table:default-cell-style-name="ce1"/>
        <table:table-column table:style-name="co5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3</text:p>
          </table:table-cell>
          <table:table-cell office:value-type="string" table:style-name="ce1">
            <text:p>n4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n6</text:p>
          </table:table-cell>
          <table:table-cell office:value-type="string" table:style-name="ce1">
            <text:p>n7</text:p>
          </table:table-cell>
          <table:table-cell office:value-type="string" table:style-name="ce1">
            <text:p>n8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4" table:style-name="ce1"/>
          <table:table-cell office:value-type="float" office:value="0.7" table:formula="of:=[.C3]*[.C6]+[.D3]*[.D6]+[.E3]" table:style-name="ce1">
            <text:p>0.7</text:p>
          </table:table-cell>
          <table:table-cell office:value-type="float" office:value="1.1000000000000001" table:formula="of:=[.C4]*[.C6]+[.D4]*[.D6]+[.E4]" table:style-name="ce1">
            <text:p>1.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66818777216816616" table:formula="of:=1/(1+EXP(-[.F7]))" table:style-name="ce1">
            <text:p>0.668187772</text:p>
          </table:table-cell>
          <table:table-cell office:value-type="float" office:value="0.75026010559511769" table:formula="of:=1/(1+EXP(-[.G7]))" table:style-name="ce1">
            <text:p>0.75026010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7" table:style-name="ce1"/>
          <table:table-cell office:value-type="float" office:value="1.0264470266298849" table:formula="of:=[.F8]*[.F3]+[.G8]*[.G3]+[.H3]" table:style-name="ce1">
            <text:p>1.026447027</text:p>
          </table:table-cell>
          <table:table-cell table:style-name="ce1"/>
          <table:table-cell office:value-type="string" table:style-name="ce1">
            <text:p>output</text:p>
          </table:table-cell>
          <table:table-cell office:value-type="float" office:value="0.5" table:style-name="ce1">
            <text:p>0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7" table:style-name="ce1"/>
          <table:table-cell office:value-type="float" office:value="0.7362264982574025" table:formula="of:=1/(1+EXP(-[.I9]))" table:style-name="ce22">
            <text:p>0.7362265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66818777216816616" table:formula="of:=[.F8]" table:style-name="ce1">
            <text:p>0.668187772</text:p>
          </table:table-cell>
          <table:table-cell office:value-type="float" office:value="0.75026010559511769" table:formula="of:=[.G8]" table:style-name="ce1">
            <text:p>0.750260106</text:p>
          </table:table-cell>
          <table:table-cell office:value-type="float" office:value="1" table:style-name="ce1">
            <text:p>1</text:p>
          </table:table-cell>
          <table:table-cell office:value-type="float" office:value="0.7362264982574025" table:formula="of:=[.I10]" table:style-name="ce22">
            <text:p>0.736226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4" table:style-name="ce1"/>
          <table:table-cell office:value-type="float" office:value="0.7" table:formula="of:=[.F7]" table:style-name="ce1">
            <text:p>0.7</text:p>
          </table:table-cell>
          <table:table-cell office:value-type="float" office:value="1.1000000000000001" table:formula="of:=[.G7]" table:style-name="ce1">
            <text:p>1.1</text:p>
          </table:table-cell>
          <table:table-cell table:style-name="ce1"/>
          <table:table-cell office:value-type="float" office:value="1.0264470266298849" table:formula="of:=[.I9]" table:style-name="ce1">
            <text:p>1.0264470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</text:p>
          </table:table-cell>
          <table:table-cell table:number-columns-repeated="4" table:style-name="ce1"/>
          <table:table-cell office:value-type="float" office:value="9.1538679093069644E-3" table:formula="of:=(EXP(-[.F14]) / ((1+EXP(-[.F14]))*(1+EXP(-[.F14])))  ) *[.I15]*[.F3]" table:style-name="ce1">
            <text:p>0.009153868</text:p>
          </table:table-cell>
          <table:table-cell office:value-type="float" office:value="2.5786491361333556E-3" table:formula="of:=(EXP(-[.G14]) / ((1+EXP(-[.G14]))*(1+EXP(-[.G14])))  ) *[.I15]*[.G3]" table:style-name="ce1">
            <text:p>0.002578649</text:p>
          </table:table-cell>
          <table:table-cell table:style-name="ce1"/>
          <table:table-cell office:value-type="float" office:value="4.5874487090463954E-2" table:formula="of:=(EXP(-[.I14]) / ((1+EXP(-[.I14]))*(1+EXP(-[.I14])))  ) * ([.I13]-[.L9])" table:style-name="ce1">
            <text:p>0.045874487</text:p>
          </table:table-cell>
          <table:table-cell table:style-name="ce1"/>
          <table:table-cell office:value-type="string" table:style-name="ce1">
            <text:p>alpha</text:p>
          </table:table-cell>
          <table:table-cell office:value-type="float" office:value="0.7" table:style-name="ce1">
            <text:p>0.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d</text:p>
          </table:table-cell>
          <table:table-cell table:style-name="ce1"/>
          <table:table-cell office:value-type="float" office:value="9.1538679093069644E-3" table:formula="of:=[.C13]*[.F15]" table:style-name="ce1">
            <text:p>0.009153868</text:p>
          </table:table-cell>
          <table:table-cell office:value-type="float" office:value="1.8307735818613929E-2" table:formula="of:=[.D13]*[.F15]" table:style-name="ce1">
            <text:p>0.018307736</text:p>
          </table:table-cell>
          <table:table-cell office:value-type="float" office:value="9.1538679093069644E-3" table:formula="of:=[.E13]*[.F15]" table:style-name="ce1">
            <text:p>0.009153868</text:p>
          </table:table-cell>
          <table:table-cell office:value-type="float" office:value="3.0652771328334407E-2" table:formula="of:=[.F13]*[.I15]" table:style-name="ce1">
            <text:p>0.030652771</text:p>
          </table:table-cell>
          <table:table-cell office:value-type="float" office:value="3.4417797528613348E-2" table:formula="of:=[.G13]*[.I15]" table:style-name="ce1">
            <text:p>0.034417798</text:p>
          </table:table-cell>
          <table:table-cell office:value-type="float" office:value="4.5874487090463954E-2" table:formula="of:=[.H13]*[.I15]" table:style-name="ce1">
            <text:p>0.045874487</text:p>
          </table:table-cell>
          <table:table-cell table:number-columns-repeated="2" table:style-name="ce1"/>
          <table:table-cell office:value-type="string" table:style-name="ce1">
            <text:p>eta</text:p>
          </table:table-cell>
          <table:table-cell office:value-type="float" office:value="0.25" table:style-name="ce1">
            <text:p>0.25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2.5786491361333556E-3" table:formula="of:=[.C13]*[.G15]" table:style-name="ce1">
            <text:p>0.002578649</text:p>
          </table:table-cell>
          <table:table-cell office:value-type="float" office:value="5.1572982722667112E-3" table:formula="of:=[.D13]*[.G15]" table:style-name="ce1">
            <text:p>0.005157298</text:p>
          </table:table-cell>
          <table:table-cell office:value-type="float" office:value="2.5786491361333556E-3" table:formula="of:=[.E13]*[.G15]" table:style-name="ce1">
            <text:p>0.00257864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lta w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update delta w</text:p>
          </table:table-cell>
          <table:table-cell table:style-name="ce1"/>
          <table:table-cell office:value-type="float" office:value="-2.2884669773267411E-3" table:formula="of:=-[.$L$16]*[.C16]+[.$L$15]*[.C19]" table:style-name="ce1">
            <text:p>-0.002288467</text:p>
          </table:table-cell>
          <table:table-cell office:value-type="float" office:value="-4.5769339546534822E-3" table:formula="of:=-[.$L$16]*[.D16]+[.$L$15]*[.D19]" table:style-name="ce1">
            <text:p>-0.004576934</text:p>
          </table:table-cell>
          <table:table-cell office:value-type="float" office:value="-2.2884669773267411E-3" table:formula="of:=-[.$L$16]*[.E16]+[.$L$15]*[.E19]" table:style-name="ce1">
            <text:p>-0.002288467</text:p>
          </table:table-cell>
          <table:table-cell office:value-type="float" office:value="-7.6631928320836018E-3" table:formula="of:=-[.$L$16]*[.F16]+[.$L$15]*[.F19]" table:style-name="ce1">
            <text:p>-0.007663193</text:p>
          </table:table-cell>
          <table:table-cell office:value-type="float" office:value="-8.6044493821533369E-3" table:formula="of:=-[.$L$16]*[.G16]+[.$L$15]*[.G19]" table:style-name="ce1">
            <text:p>-0.008604449</text:p>
          </table:table-cell>
          <table:table-cell office:value-type="float" office:value="-1.1468621772615989E-2" table:formula="of:=-[.$L$16]*[.H16]+[.$L$15]*[.H19]" table:style-name="ce1">
            <text:p>-0.01146862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-6.446622840333389E-4" table:formula="of:=-[.$L$16]*[.C17]+[.$L$15]*[.C20]" table:style-name="ce1">
            <text:p>-0.000644662</text:p>
          </table:table-cell>
          <table:table-cell office:value-type="float" office:value="-1.2893245680666778E-3" table:formula="of:=-[.$L$16]*[.D17]+[.$L$15]*[.D20]" table:style-name="ce1">
            <text:p>-0.001289325</text:p>
          </table:table-cell>
          <table:table-cell office:value-type="float" office:value="-6.446622840333389E-4" table:formula="of:=-[.$L$16]*[.E17]+[.$L$15]*[.E20]" table:style-name="ce1">
            <text:p>-0.00064466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pdate w</text:p>
          </table:table-cell>
          <table:table-cell table:style-name="ce1"/>
          <table:table-cell office:value-type="float" office:value="0.49771153302267324" table:formula="of:=[.C3]+[.C24]" table:style-name="ce23">
            <text:p>0.49771153302267300</text:p>
          </table:table-cell>
          <table:table-cell office:value-type="float" office:value="-4.5769339546534822E-3" table:formula="of:=[.D3]+[.D24]" table:style-name="ce23">
            <text:p>-0.00457693395465348</text:p>
          </table:table-cell>
          <table:table-cell office:value-type="float" office:value="0.19771153302267327" table:formula="of:=[.E3]+[.E24]" table:style-name="ce23">
            <text:p>0.19771153302267300</text:p>
          </table:table-cell>
          <table:table-cell office:value-type="float" office:value="0.89233680716791641" table:formula="of:=[.F3]+[.F24]" table:style-name="ce23">
            <text:p>0.89233680716791600</text:p>
          </table:table-cell>
          <table:table-cell office:value-type="float" office:value="0.29139555061784667" table:formula="of:=[.G3]+[.G24]" table:style-name="ce23">
            <text:p>0.29139555061784700</text:p>
          </table:table-cell>
          <table:table-cell office:value-type="float" office:value="0.18853137822738403" table:formula="of:=[.H3]+[.H24]" table:style-name="ce23">
            <text:p>0.188531378227384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.19935533771596667" table:formula="of:=[.C4]+[.C25]" table:style-name="ce23">
            <text:p>0.19935533771596700</text:p>
          </table:table-cell>
          <table:table-cell office:value-type="float" office:value="9.8710675431933334E-2" table:formula="of:=[.D4]+[.D25]" table:style-name="ce23">
            <text:p>0.09871067543193330</text:p>
          </table:table-cell>
          <table:table-cell office:value-type="float" office:value="0.69935533771596659" table:formula="of:=[.E4]+[.E25]" table:style-name="ce23">
            <text:p>0.69935533771596700</text:p>
          </table:table-cell>
          <table:table-cell table:number-columns-repeated="3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table table:name="naujas_tests_2" table:style-name="ta1">
        <table:table-column table:style-name="co1" table:number-columns-repeated="10" table:default-cell-style-name="ce1"/>
        <table:table-column table:style-name="co5" table:number-columns-repeated="16374" table:default-cell-style-name="ce1"/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0.50420760018966915" table:formula="of:=[backprog_full.J48]" table:style-name="ce1">
            <text:p>0.5042076</text:p>
          </table:table-cell>
          <table:table-cell office:value-type="float" office:value="0.4957923998103308" table:formula="of:=[backprog_full.J49]" table:style-name="ce1">
            <text:p>0.49579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1.399158479962066" table:formula="of:=[.C1]*[.C4]+[.D1]*[.D4]+[.E1]*[.E4]+[.F1]*[.F4]+[.G1]*[.G4]" table:style-name="ce2">
            <text:p>1.3992</text:p>
          </table:table-cell>
          <table:table-cell office:value-type="float" office:value="1.8991584799620664" table:formula="of:=[.C2]*[.C4]+[.D2]*[.D4]+[.E2]*[.E4]+[.F2]*[.F4]+[.G2]*[.G4]" table:style-name="ce1">
            <text:p>1.899158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80205031807935967" table:formula="of:=1/(1+EXP(-[.H5]))" table:style-name="ce1">
            <text:p>0.802050318</text:p>
          </table:table-cell>
          <table:table-cell office:value-type="float" office:value="0.86979625253078963" table:formula="of:=1/(1+EXP(-[.I5]))" table:style-name="ce1">
            <text:p>0.869796253</text:p>
          </table:table-cell>
          <table:table-cell table:number-columns-repeated="16375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1" table:style-name="ce1">
            <text:p>0.51</text:p>
          </table:table-cell>
          <table:table-cell office:value-type="float" office:value="0.83" table:style-name="ce1">
            <text:p>0.83</text:p>
          </table:table-cell>
          <table:table-cell office:value-type="float" office:value="0.12" table:style-name="ce1">
            <text:p>0.12</text:p>
          </table:table-cell>
          <table:table-cell office:value-type="float" office:value="0.31" table:style-name="ce1">
            <text:p>0.31</text:p>
          </table:table-cell>
          <table:table-cell office:value-type="float" office:value="0.53" table:style-name="ce1">
            <text:p>0.53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62" table:style-name="ce1">
            <text:p>0.62</text:p>
          </table:table-cell>
          <table:table-cell office:value-type="float" office:value="0.24" table:style-name="ce1">
            <text:p>0.24</text:p>
          </table:table-cell>
          <table:table-cell office:value-type="float" office:value="0.23" table:style-name="ce1">
            <text:p>0.23</text:p>
          </table:table-cell>
          <table:table-cell office:value-type="float" office:value="0.45" table:style-name="ce1">
            <text:p>0.45</text:p>
          </table:table-cell>
          <table:table-cell office:value-type="float" office:value="0.62" table:style-name="ce1">
            <text:p>0.62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0.50420760018966915" table:formula="of:=[backprog_full.J48]" table:style-name="ce1">
            <text:p>0.5042076</text:p>
          </table:table-cell>
          <table:table-cell office:value-type="float" office:value="0.4957923998103308" table:formula="of:=[backprog_full.J49]" table:style-name="ce1">
            <text:p>0.49579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1.9386535679393058" table:formula="of:=[.C13]*[.C16]+[.D13]*[.D16]+[.E13]*[.E16]+[.F13]*[.F16]+[.G13]*[.G16]" table:style-name="ce2">
            <text:p>1.9387</text:p>
          </table:table-cell>
          <table:table-cell office:value-type="float" office:value="2.1815988880720742" table:formula="of:=[.C14]*[.C16]+[.D14]*[.D16]+[.E14]*[.E16]+[.F14]*[.F16]+[.G14]*[.G16]" table:style-name="ce1">
            <text:p>2.1815988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87420414924943435" table:formula="of:=1/(1+EXP(-[.H17]))" table:style-name="ce1">
            <text:p>0.874204149</text:p>
          </table:table-cell>
          <table:table-cell office:value-type="float" office:value="0.89858487181821145" table:formula="of:=1/(1+EXP(-[.I17]))" table:style-name="ce1">
            <text:p>0.898584872</text:p>
          </table:table-cell>
          <table:table-cell table:number-columns-repeated="1637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12" table:style-name="ce1">
            <text:p>0.12</text:p>
          </table:table-cell>
          <table:table-cell office:value-type="float" office:value="0.33" table:style-name="ce1">
            <text:p>0.33</text:p>
          </table:table-cell>
          <table:table-cell office:value-type="float" office:value="0.31" table:style-name="ce1">
            <text:p>0.31</text:p>
          </table:table-cell>
          <table:table-cell office:value-type="float" office:value="0.43" table:style-name="ce1">
            <text:p>0.43</text:p>
          </table:table-cell>
          <table:table-cell office:value-type="float" office:value="0.52" table:style-name="ce1">
            <text:p>0.52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44" table:style-name="ce1">
            <text:p>0.44</text:p>
          </table:table-cell>
          <table:table-cell office:value-type="float" office:value="0.2" table:style-name="ce1">
            <text:p>0.2</text:p>
          </table:table-cell>
          <table:table-cell office:value-type="float" office:value="0.45" table:style-name="ce1">
            <text:p>0.45</text:p>
          </table:table-cell>
          <table:table-cell office:value-type="float" office:value="0.16" table:style-name="ce1">
            <text:p>0.16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0.50420760018966915" table:formula="of:=[backprog_full.J48]" table:style-name="ce1">
            <text:p>0.5042076</text:p>
          </table:table-cell>
          <table:table-cell office:value-type="float" office:value="0.4957923998103308" table:formula="of:=[backprog_full.J49]" table:style-name="ce1">
            <text:p>0.49579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1.9141164039601695" table:formula="of:=[.C24]*[.C27]+[.D24]*[.D27]+[.E24]*[.E27]+[.F24]*[.F27]+[.G24]*[.G27]" table:style-name="ce2">
            <text:p>1.9141</text:p>
          </table:table-cell>
          <table:table-cell office:value-type="float" office:value="1.5789901759544793" table:formula="of:=[.C25]*[.C27]+[.D25]*[.D27]+[.E25]*[.E27]+[.F25]*[.F27]+[.G25]*[.G27]" table:style-name="ce1">
            <text:p>1.5789901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95742978836491244" table:formula="of:=TANH([.H28])" table:style-name="ce1">
            <text:p>0.957429788</text:p>
          </table:table-cell>
          <table:table-cell office:value-type="float" office:value="0.91844404169468274" table:formula="of:=TANH([.I28])" table:style-name="ce1">
            <text:p>0.918444042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1" table:style-name="ce1">
            <text:p>0.1</text:p>
          </table:table-cell>
          <table:table-cell office:value-type="float" office:value="0.35" table:style-name="ce1">
            <text:p>0.35</text:p>
          </table:table-cell>
          <table:table-cell office:value-type="float" office:value="0.12" table:style-name="ce1">
            <text:p>0.12</text:p>
          </table:table-cell>
          <table:table-cell office:value-type="float" office:value="0.34" table:style-name="ce1">
            <text:p>0.34</text:p>
          </table:table-cell>
          <table:table-cell office:value-type="float" office:value="0.52" table:style-name="ce1">
            <text:p>0.52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0.23" table:style-name="ce1">
            <text:p>0.2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outpu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0.50420760018966915" table:formula="of:=[backprog_full.J48]" table:style-name="ce1">
            <text:p>0.5042076</text:p>
          </table:table-cell>
          <table:table-cell office:value-type="float" office:value="0.4957923998103308" table:formula="of:=[backprog_full.J49]" table:style-name="ce1">
            <text:p>0.49579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1.5439480999525828" table:formula="of:=[.C34]*[.C37]+[.D34]*[.D37]+[.E34]*[.E37]+[.F34]*[.F37]+[.G34]*[.G37]" table:style-name="ce2">
            <text:p>1.5439</text:p>
          </table:table-cell>
          <table:table-cell office:value-type="float" office:value="1.9142847079677563" table:formula="of:=[.C35]*[.C37]+[.D35]*[.D37]+[.E35]*[.E37]+[.F35]*[.F37]+[.G35]*[.G37]" table:style-name="ce1">
            <text:p>1.91428470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82403792999967196" table:formula="of:=1/(1+EXP(-[.H38]))" table:style-name="ce1">
            <text:p>0.82403793</text:p>
          </table:table-cell>
          <table:table-cell office:value-type="float" office:value="0.87149974772979499" table:formula="of:=1/(1+EXP(-[.I38]))" table:style-name="ce1">
            <text:p>0.871499748</text:p>
          </table:table-cell>
          <table:table-cell table:number-columns-repeated="16375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new</text:p>
          </table:table-cell>
          <table:table-cell office:value-type="string" table:style-name="ce1">
            <text:p>tanh 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^b</text:p>
          </table:table-cell>
          <table:table-cell office:value-type="string" table:style-name="ce1">
            <text:p>H-new</text:p>
          </table:table-cell>
          <table:table-cell table:number-columns-repeated="16374"/>
        </table:table-row>
        <table:table-row table:style-name="ro1">
          <table:table-cell office:value-type="float" office:value="1.4639623707653178" table:formula="of:=[backprog_full.F48]" table:style-name="ce1">
            <text:p>1.463962371</text:p>
          </table:table-cell>
          <table:table-cell office:value-type="float" office:value="0.80205031807935967" table:formula="of:=1/(1+EXP(-[.H5]))" table:style-name="ce1">
            <text:p>0.802050318</text:p>
          </table:table-cell>
          <table:table-cell office:value-type="float" office:value="0.87420414924943435" table:formula="of:=1/(1+EXP(-[.H17]))" table:style-name="ce1">
            <text:p>0.874204149</text:p>
          </table:table-cell>
          <table:table-cell office:value-type="float" office:value="0.95742978836491244" table:formula="of:=TANH([.H28])" table:style-name="ce1">
            <text:p>0.957429788</text:p>
          </table:table-cell>
          <table:table-cell office:value-type="float" office:value="0.82403792999967196" table:formula="of:=1/(1+EXP(-[.H38]))" table:style-name="ce1">
            <text:p>0.82403793</text:p>
          </table:table-cell>
          <table:table-cell office:value-type="float" office:value="2.0111605787321509" table:formula="of:=[.A48]*[.B48]+[.C48]*[.D48]" table:style-name="ce1">
            <text:p>2.011160579</text:p>
          </table:table-cell>
          <table:table-cell office:value-type="float" office:value="0.96480765883107855" table:formula="of:=TANH([.F48])" table:style-name="ce1">
            <text:p>0.964807659</text:p>
          </table:table-cell>
          <table:table-cell office:value-type="float" office:value="0.79503810603099168" table:formula="of:=[.G48]*[.E48]" table:style-name="ce1">
            <text:p>0.795038106</text:p>
          </table:table-cell>
          <table:table-cell office:value-type="float" office:value="2.2145253819691093" table:formula="of:=EXP([.H48])" table:style-name="ce1">
            <text:p>2.214525382</text:p>
          </table:table-cell>
          <table:table-cell office:value-type="float" office:value="0.489699562799289" table:formula="of:=[.I48]/[.I52]" table:style-name="ce1">
            <text:p>0.489699563</text:p>
          </table:table-cell>
          <table:table-cell table:number-columns-repeated="16374"/>
        </table:table-row>
        <table:table-row table:style-name="ro1">
          <table:table-cell office:value-type="float" office:value="1.2817649481516302" table:formula="of:=[backprog_full.F49]" table:style-name="ce1">
            <text:p>1.281764948</text:p>
          </table:table-cell>
          <table:table-cell office:value-type="float" office:value="0.86979625253078963" table:formula="of:=1/(1+EXP(-[.I5]))" table:style-name="ce1">
            <text:p>0.869796253</text:p>
          </table:table-cell>
          <table:table-cell office:value-type="float" office:value="0.89858487181821145" table:formula="of:=1/(1+EXP(-[.I17]))" table:style-name="ce1">
            <text:p>0.898584872</text:p>
          </table:table-cell>
          <table:table-cell office:value-type="float" office:value="0.91844404169468274" table:formula="of:=TANH([.I28])" table:style-name="ce1">
            <text:p>0.918444042</text:p>
          </table:table-cell>
          <table:table-cell office:value-type="float" office:value="0.87149974772979499" table:formula="of:=1/(1+EXP(-[.I38]))" table:style-name="ce1">
            <text:p>0.871499748</text:p>
          </table:table-cell>
          <table:table-cell office:value-type="float" office:value="1.9401742700060263" table:formula="of:=[.A49]*[.B49]+[.C49]*[.D49]" table:style-name="ce1">
            <text:p>1.94017427</text:p>
          </table:table-cell>
          <table:table-cell office:value-type="float" office:value="0.9595478221494943" table:formula="of:=TANH([.F49])" table:style-name="ce1">
            <text:p>0.959547822</text:p>
          </table:table-cell>
          <table:table-cell office:value-type="float" office:value="0.83624568493795848" table:formula="of:=[.G49]*[.E49]" table:style-name="ce1">
            <text:p>0.836245685</text:p>
          </table:table-cell>
          <table:table-cell office:value-type="float" office:value="2.3076869094001751" table:formula="of:=EXP([.H49])" table:style-name="ce1">
            <text:p>2.307686909</text:p>
          </table:table-cell>
          <table:table-cell office:value-type="float" office:value="0.51030043720071105" table:formula="of:=[.I49]/[.I52]" table:style-name="ce1">
            <text:p>0.510300437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1.6312837909689502" table:formula="of:=SUM([.H48:.H51])" table:style-name="ce1">
            <text:p>1.631283791</text:p>
          </table:table-cell>
          <table:table-cell office:value-type="float" office:value="4.5222122913692839" table:formula="of:=SUM([.I48:.I49])" table:style-name="ce1">
            <text:p>4.522212291</text:p>
          </table:table-cell>
          <table:table-cell table:number-columns-repeated="16375" table:style-name="ce1"/>
        </table:table-row>
        <table:table-row table:number-rows-repeated="1048524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17" table:default-cell-style-name="ce1"/>
        <table:table-column table:style-name="co5" table:number-columns-repeated="16367" table:default-cell-style-name="ce1"/>
        <table:table-row table:style-name="ro1"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h0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0.1" table:style-name="ce1">
            <text:p>0.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0.15" table:style-name="ce1">
            <text:p>-0.15</text:p>
          </table:table-cell>
          <table:table-cell office:value-type="float" office:value="0.03" table:style-name="ce1">
            <text:p>0.03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3.3" table:formula="of:=[.E1]*[.E3]+[.F1]*[.F3]+[.G1]*[.G3]+[.H1]*[.H3]+[.I1]*[.I3]" table:style-name="ce2">
            <text:p>3.3000</text:p>
          </table:table-cell>
          <table:table-cell office:value-type="float" office:value="2.3000000000000003" table:formula="of:=[.E1]*[.E4]+[.F1]*[.F4]+[.G1]*[.G4]+[.H1]*[.H4]+[.I1]*[.I4]" table:style-name="ce2">
            <text:p>2.3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.96442881072736386" table:formula="of:=1/(1+EXP(-[.B9]))" table:style-name="ce1">
            <text:p>0.964428811</text:p>
          </table:table-cell>
          <table:table-cell office:value-type="float" office:value="0.90887703898514383" table:formula="of:=1/(1+EXP(-[.C9]))" table:style-name="ce1">
            <text:p>0.908877039</text:p>
          </table:table-cell>
          <table:table-cell table:number-columns-repeated="3" table:style-name="ce1"/>
          <table:table-cell office:value-type="float" office:value="3.6883167401240015E-2" table:formula="of:=EXP(-[.B9])" table:style-name="ce1">
            <text:p>0.036883167</text:p>
          </table:table-cell>
          <table:table-cell office:value-type="float" office:value="3.4305879766366475E-2" table:formula="of:=[.G10]/(1+[.G10])/(1+[.G10])" table:style-name="ce1">
            <text:p>0.0343058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deriv(z)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h0</text:p>
          </table:table-cell>
          <table:table-cell office:value-type="string" table:style-name="ce1">
            <text:p>OO</text:p>
          </table:table-cell>
          <table:table-cell office:value-type="float" office:value="-0.05" table:style-name="ce1">
            <text:p>-0.05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OO</text:p>
          </table:table-cell>
          <table:table-cell office:value-type="float" office:value="-0.15" table:style-name="ce1">
            <text:p>-0.15</text:p>
          </table:table-cell>
          <table:table-cell table:number-columns-repeated="6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string" table:style-name="ce1">
            <text:p>O1</text:p>
          </table:table-cell>
          <table:table-cell office:value-type="float" office:value="0.03" table:style-name="ce1">
            <text:p>0.03</text:p>
          </table:table-cell>
          <table:table-cell table:number-columns-repeated="6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-0.19" table:style-name="ce1">
            <text:p>-0.19</text:p>
          </table:table-cell>
          <table:table-cell table:style-name="ce1"/>
          <table:table-cell office:value-type="string" table:style-name="ce1">
            <text:p>1O</text:p>
          </table:table-cell>
          <table:table-cell office:value-type="float" office:value="0.31" table:style-name="ce1">
            <text:p>0.31</text:p>
          </table:table-cell>
          <table:table-cell table:number-columns-repeated="6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string" table:style-name="ce1">
            <text:p>11_</text:p>
          </table:table-cell>
          <table:table-cell office:value-type="float" office:value="0.4" table:style-name="ce1">
            <text:p>0.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0.7" table:style-name="ce1">
            <text:p>-0.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.1" table:style-name="ce1">
            <text:p>0.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.23" table:style-name="ce1">
            <text:p>0.2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.39" table:style-name="ce1">
            <text:p>0.39</text:p>
          </table:table-cell>
          <table:table-cell table:number-columns-repeated="6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table:number-columns-repeated="12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0.71" table:style-name="ce20">
            <text:p>0.71</text:p>
          </table:table-cell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0.35" table:style-name="ce20">
            <text:p>0.35</text:p>
          </table:table-cell>
          <table:table-cell table:style-name="ce20"/>
          <table:table-cell table:style-name="ce21"/>
          <table:table-cell table:number-columns-repeated="4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0.21" table:style-name="ce1">
            <text:p>0.21</text:p>
          </table:table-cell>
          <table:table-cell table:style-name="ce1"/>
          <table:table-cell office:value-type="string" table:style-name="ce1">
            <text:p>O1</text:p>
          </table:table-cell>
          <table:table-cell office:value-type="float" office:value="-0.11" table:style-name="ce1">
            <text:p>-0.1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1O</text:p>
          </table:table-cell>
          <table:table-cell office:value-type="float" office:value="-0.63" table:style-name="ce1">
            <text:p>-0.6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string" table:style-name="ce1">
            <text:p>11_</text:p>
          </table:table-cell>
          <table:table-cell office:value-type="float" office:value="0.01" table:style-name="ce1">
            <text:p>0.01</text:p>
          </table:table-cell>
          <table:table-cell table:number-columns-repeated="6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number-rows-repeated="2" table:style-name="ro1">
          <table:table-cell table:number-columns-repeated="12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weight index</text:p>
          </table:table-cell>
          <table:table-cell office:value-type="string" table:style-name="ce1">
            <text:p>f_deriv</text:p>
          </table:table-cell>
          <table:table-cell office:value-type="string" table:style-name="ce1">
            <text:p>a_i value</text:p>
          </table:table-cell>
          <table:table-cell office:value-type="string" table:style-name="ce1">
            <text:p>SUM</text:p>
          </table:table-cell>
          <table:table-cell table:number-columns-repeated="7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office:value-type="string" table:style-name="ce1">
            <text:p>a0</text:p>
          </table:table-cell>
          <table:table-cell office:value-type="string" table:style-name="ce1">
            <text:p>OO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1" table:style-name="ce1">
            <text:p>1</text:p>
          </table:table-cell>
          <table:table-cell office:value-type="float" office:value="-0.06" table:formula="of:=[.E3]*[.C16]+[.F3]*[.F16]" table:style-name="ce1">
            <text:p>-0.06</text:p>
          </table:table-cell>
          <table:table-cell office:value-type="float" office:value="3.2247526980384487E-2" table:formula="of:=[.C32]*([.D32]+[.E32])" table:style-name="ce1">
            <text:p>0.032247527</text:p>
          </table:table-cell>
          <table:table-cell office:value-type="float" office:value="0.94" table:formula="of:=[.E32]+[.D32]" table:style-name="ce1">
            <text:p>0.94</text:p>
          </table:table-cell>
          <table:table-cell table:number-columns-repeated="5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1" table:style-name="ce1">
            <text:p>1</text:p>
          </table:table-cell>
          <table:table-cell office:value-type="float" office:value="3.9E-2" table:formula="of:=[.E3]*[.C17]+[.F3]*[.F17]" table:style-name="ce1">
            <text:p>0.039</text:p>
          </table:table-cell>
          <table:table-cell office:value-type="float" office:value="3.5643809077254771E-2" table:formula="of:=[.C33]*([.D33]+[.E33])" table:style-name="ce1">
            <text:p>0.035643809</text:p>
          </table:table-cell>
          <table:table-cell office:value-type="float" office:value="1.0389999999999999" table:formula="of:=[.E33]+[.D33]" table:style-name="ce1">
            <text:p>1.039</text:p>
          </table:table-cell>
          <table:table-cell table:number-columns-repeated="5" table:style-name="ce1"/>
          <table:table-cell table:style-name="ce4"/>
          <table:table-cell table:number-columns-repeated="3" table:style-name="ce1"/>
          <table:table-cell table:style-name="ce4"/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2" table:style-name="ce1">
            <text:p>2</text:p>
          </table:table-cell>
          <table:table-cell office:value-type="float" office:value="3.6000000000000004E-2" table:formula="of:=[.E3]*[.C18]+[.F3]*[.F18]" table:style-name="ce1">
            <text:p>0.036</text:p>
          </table:table-cell>
          <table:table-cell office:value-type="float" office:value="6.9846771204322158E-2" table:formula="of:=[.C34]*([.D34]+[.E34])" table:style-name="ce1">
            <text:p>0.069846771</text:p>
          </table:table-cell>
          <table:table-cell office:value-type="float" office:value="2.036" table:formula="of:=[.E34]+[.D34]" table:style-name="ce1">
            <text:p>2.03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2" table:style-name="ce1">
            <text:p>2</text:p>
          </table:table-cell>
          <table:table-cell office:value-type="float" office:value="0.17099999999999999" table:formula="of:=[.E3]*[.C19]+[.F3]*[.F19]" table:style-name="ce1">
            <text:p>0.171</text:p>
          </table:table-cell>
          <table:table-cell office:value-type="float" office:value="7.447806497278163E-2" table:formula="of:=[.C35]*([.D35]+[.E35])" table:style-name="ce1">
            <text:p>0.074478065</text:p>
          </table:table-cell>
          <table:table-cell office:value-type="float" office:value="2.1709999999999998" table:formula="of:=[.E35]+[.D35]" table:style-name="ce1">
            <text:p>2.17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2O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1" table:style-name="ce1">
            <text:p>1</text:p>
          </table:table-cell>
          <table:table-cell office:value-type="float" office:value="-0.18" table:formula="of:=[.E3]*[.C20]+[.F3]*[.F20]" table:style-name="ce1">
            <text:p>-0.18</text:p>
          </table:table-cell>
          <table:table-cell office:value-type="float" office:value="2.8130821408420516E-2" table:formula="of:=[.C36]*([.D36]+[.E36])" table:style-name="ce1">
            <text:p>0.028130821</text:p>
          </table:table-cell>
          <table:table-cell office:value-type="float" office:value="0.82000000000000006" table:formula="of:=[.E36]+[.D36]" table:style-name="ce1">
            <text:p>0.82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1" table:style-name="ce1">
            <text:p>1</text:p>
          </table:table-cell>
          <table:table-cell office:value-type="float" office:value="0.186" table:formula="of:=[.E3]*[.C21]+[.F3]*[.F21]" table:style-name="ce1">
            <text:p>0.186</text:p>
          </table:table-cell>
          <table:table-cell office:value-type="float" office:value="4.0686773402910645E-2" table:formula="of:=[.C37]*([.D37]+[.E37])" table:style-name="ce1">
            <text:p>0.040686773</text:p>
          </table:table-cell>
          <table:table-cell office:value-type="float" office:value="1.1859999999999999" table:formula="of:=[.E37]+[.D37]" table:style-name="ce1">
            <text:p>1.18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3" table:style-name="ce1">
            <text:p>3</text:p>
          </table:table-cell>
          <table:table-cell office:value-type="float" office:value="0.318" table:formula="of:=[.E3]*[.C23]+[.F3]*[.F23]" table:style-name="ce1">
            <text:p>0.318</text:p>
          </table:table-cell>
          <table:table-cell office:value-type="float" office:value="0.11382690906480399" table:formula="of:=[.C39]*([.D39]+[.E39])" table:style-name="ce1">
            <text:p>0.113826909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3" table:style-name="ce1">
            <text:p>3</text:p>
          </table:table-cell>
          <table:table-cell office:value-type="float" office:value="0.03" table:formula="of:=[.E3]*[.C24]+[.F3]*[.F24]" table:style-name="ce1">
            <text:p>0.03</text:p>
          </table:table-cell>
          <table:table-cell office:value-type="float" office:value="0.10394681569209044" table:formula="of:=[.C40]*([.D40]+[.E40])" table:style-name="ce1">
            <text:p>0.1039468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4" table:style-name="ce1">
            <text:p>4</text:p>
          </table:table-cell>
          <table:table-cell office:value-type="float" office:value="-0.129" table:formula="of:=[.E3]*[.C25]+[.F3]*[.F25]" table:style-name="ce1">
            <text:p>-0.129</text:p>
          </table:table-cell>
          <table:table-cell office:value-type="float" office:value="0.13279806057560464" table:formula="of:=[.C41]*([.D41]+[.E41])" table:style-name="ce1">
            <text:p>0.13279806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3.4305879766366482E-2" table:formula="of:=EXP(-[.B9]) / ((1+EXP(-[.B9]))*(1+EXP(-[.B9])))" table:style-name="ce1">
            <text:p>0.03430588</text:p>
          </table:table-cell>
          <table:table-cell office:value-type="float" office:value="4" table:style-name="ce1">
            <text:p>4</text:p>
          </table:table-cell>
          <table:table-cell office:value-type="float" office:value="3.3000000000000002E-2" table:formula="of:=[.E3]*[.C26]+[.F3]*[.F26]" table:style-name="ce1">
            <text:p>0.033</text:p>
          </table:table-cell>
          <table:table-cell office:value-type="float" office:value="0.13835561309775604" table:formula="of:=[.C42]*([.D42]+[.E42])" table:style-name="ce1">
            <text:p>0.138355613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weight index</text:p>
          </table:table-cell>
          <table:table-cell office:value-type="string" table:style-name="ce1">
            <text:p>f_deriv</text:p>
          </table:table-cell>
          <table:table-cell office:value-type="string" table:style-name="ce1">
            <text:p>a_i value</text:p>
          </table:table-cell>
          <table:table-cell office:value-type="string" table:style-name="ce1">
            <text:p>SU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OO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1" table:style-name="ce1">
            <text:p>1</text:p>
          </table:table-cell>
          <table:table-cell office:value-type="float" office:value="-0.02" table:formula="of:=[.E4]*[.C16]+[.F4]*[.F16]" table:style-name="ce1">
            <text:p>-0.02</text:p>
          </table:table-cell>
          <table:table-cell office:value-type="float" office:value="8.1163175650926289E-2" table:formula="of:=[.C47]*([.D47]+[.E47])" table:style-name="ce1">
            <text:p>0.081163176</text:p>
          </table:table-cell>
          <table:table-cell office:value-type="float" office:value="0.98" table:formula="of:=[.E47]+[.D47]" table:style-name="ce1">
            <text:p>0.98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1" table:style-name="ce1">
            <text:p>1</text:p>
          </table:table-cell>
          <table:table-cell office:value-type="float" office:value="1.3000000000000001E-2" table:formula="of:=[.E4]*[.C17]+[.F4]*[.F17]" table:style-name="ce1">
            <text:p>0.013</text:p>
          </table:table-cell>
          <table:table-cell office:value-type="float" office:value="8.389622136162074E-2" table:formula="of:=[.C48]*([.D48]+[.E48])" table:style-name="ce1">
            <text:p>0.083896221</text:p>
          </table:table-cell>
          <table:table-cell office:value-type="float" office:value="1.0129999999999999" table:formula="of:=[.E48]+[.D48]" table:style-name="ce1">
            <text:p>1.01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2" table:style-name="ce1">
            <text:p>2</text:p>
          </table:table-cell>
          <table:table-cell office:value-type="float" office:value="1.1999999999999997E-2" table:formula="of:=[.E4]*[.C18]+[.F4]*[.F18]" table:style-name="ce1">
            <text:p>0.012</text:p>
          </table:table-cell>
          <table:table-cell office:value-type="float" office:value="0.16663296878537112" table:formula="of:=[.C49]*([.D49]+[.E49])" table:style-name="ce1">
            <text:p>0.166632969</text:p>
          </table:table-cell>
          <table:table-cell office:value-type="float" office:value="2.012" table:formula="of:=[.E49]+[.D49]" table:style-name="ce1">
            <text:p>2.0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2" table:style-name="ce1">
            <text:p>2</text:p>
          </table:table-cell>
          <table:table-cell office:value-type="float" office:value="5.7000000000000009E-2" table:formula="of:=[.E4]*[.C19]+[.F4]*[.F19]" table:style-name="ce1">
            <text:p>0.057</text:p>
          </table:table-cell>
          <table:table-cell office:value-type="float" office:value="0.17035984929995446" table:formula="of:=[.C50]*([.D50]+[.E50])" table:style-name="ce1">
            <text:p>0.170359849</text:p>
          </table:table-cell>
          <table:table-cell office:value-type="float" office:value="2.0569999999999999" table:formula="of:=[.E50]+[.D50]" table:style-name="ce1">
            <text:p>2.05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O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1" table:style-name="ce1">
            <text:p>1</text:p>
          </table:table-cell>
          <table:table-cell office:value-type="float" office:value="-5.9999999999999991E-2" table:formula="of:=[.E4]*[.C20]+[.F4]*[.F20]" table:style-name="ce1">
            <text:p>-0.06</text:p>
          </table:table-cell>
          <table:table-cell office:value-type="float" office:value="7.7850392971296645E-2" table:formula="of:=[.C51]*([.D51]+[.E51])" table:style-name="ce1">
            <text:p>0.077850393</text:p>
          </table:table-cell>
          <table:table-cell office:value-type="float" office:value="0.94000000000000006" table:formula="of:=[.E51]+[.D51]" table:style-name="ce1">
            <text:p>0.9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1" table:style-name="ce1">
            <text:p>1</text:p>
          </table:table-cell>
          <table:table-cell office:value-type="float" office:value="6.2000000000000013E-2" table:formula="of:=[.E4]*[.C21]+[.F4]*[.F21]" table:style-name="ce1">
            <text:p>0.062</text:p>
          </table:table-cell>
          <table:table-cell office:value-type="float" office:value="8.7954380144167066E-2" table:formula="of:=[.C52]*([.D52]+[.E52])" table:style-name="ce1">
            <text:p>0.08795438</text:p>
          </table:table-cell>
          <table:table-cell office:value-type="float" office:value="1.0620000000000001" table:formula="of:=[.E52]+[.D52]" table:style-name="ce1">
            <text:p>1.06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3" table:style-name="ce1">
            <text:p>3</text:p>
          </table:table-cell>
          <table:table-cell office:value-type="float" office:value="0.10599999999999998" table:formula="of:=[.E4]*[.C23]+[.F4]*[.F23]" table:style-name="ce1">
            <text:p>0.106</text:p>
          </table:table-cell>
          <table:table-cell office:value-type="float" office:value="0.25723757507324191" table:formula="of:=[.C54]*([.D54]+[.E54])" table:style-name="ce1">
            <text:p>0.25723757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3" table:style-name="ce1">
            <text:p>3</text:p>
          </table:table-cell>
          <table:table-cell office:value-type="float" office:value="0.01" table:formula="of:=[.E4]*[.C24]+[.F4]*[.F24]" table:style-name="ce1">
            <text:p>0.01</text:p>
          </table:table-cell>
          <table:table-cell office:value-type="float" office:value="0.24928689664213072" table:formula="of:=[.C55]*([.D55]+[.E55])" table:style-name="ce1">
            <text:p>0.24928689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4" table:style-name="ce1">
            <text:p>4</text:p>
          </table:table-cell>
          <table:table-cell office:value-type="float" office:value="-4.2999999999999997E-2" table:formula="of:=[.E4]*[.C25]+[.F4]*[.F25]" table:style-name="ce1">
            <text:p>-0.043</text:p>
          </table:table-cell>
          <table:table-cell office:value-type="float" office:value="0.32771702658236257" table:formula="of:=[.C56]*([.D56]+[.E56])" table:style-name="ce1">
            <text:p>0.32771702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8.2819566990741111E-2" table:formula="of:=EXP(-[.C9]) / ((1+EXP(-[.C9]))*(1+EXP(-[.C9])))" table:style-name="ce1">
            <text:p>0.082819567</text:p>
          </table:table-cell>
          <table:table-cell office:value-type="float" office:value="4" table:style-name="ce1">
            <text:p>4</text:p>
          </table:table-cell>
          <table:table-cell office:value-type="float" office:value="1.1000000000000003E-2" table:formula="of:=[.E4]*[.C26]+[.F4]*[.F26]" table:style-name="ce1">
            <text:p>0.011</text:p>
          </table:table-cell>
          <table:table-cell office:value-type="float" office:value="0.33218928319986263" table:formula="of:=[.C57]*([.D57]+[.E57])" table:style-name="ce1">
            <text:p>0.332189283</text:p>
          </table:table-cell>
          <table:table-cell table:number-columns-repeated="16378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3.3" table:formula="of:=[.E1]*[.E3]+[.F1]*[.F3]+[.G1]*[.G3]+[.H1]*[.H3]+[.I1]*[.I3]" table:style-name="ce2">
            <text:p>3.3000</text:p>
          </table:table-cell>
          <table:table-cell office:value-type="float" office:value="2.3000000000000003" table:formula="of:=[.E1]*[.E4]+[.F1]*[.F4]+[.G1]*[.G4]+[.H1]*[.H4]+[.I1]*[.I4]" table:style-name="ce2">
            <text:p>2.3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.96442881072736386" table:formula="of:=1/(1+EXP(-[.B65]))" table:style-name="ce1">
            <text:p>0.964428811</text:p>
          </table:table-cell>
          <table:table-cell office:value-type="float" office:value="0.90887703898514383" table:formula="of:=1/(1+EXP(-[.C65]))" table:style-name="ce1">
            <text:p>0.9088770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deriv(z)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0</text:p>
          </table:table-cell>
          <table:table-cell office:value-type="string" table:style-name="ce1">
            <text:p>OO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OO</text:p>
          </table:table-cell>
          <table:table-cell office:value-type="float" office:value="0.15" table:style-name="ce1">
            <text:p>0.1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O1</text:p>
          </table:table-cell>
          <table:table-cell office:value-type="float" office:value="0.13" table:style-name="ce1">
            <text:p>0.1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-0.18" table:style-name="ce1">
            <text:p>-0.18</text:p>
          </table:table-cell>
          <table:table-cell table:style-name="ce1"/>
          <table:table-cell office:value-type="string" table:style-name="ce1">
            <text:p>1O</text:p>
          </table:table-cell>
          <table:table-cell office:value-type="float" office:value="-0.31" table:style-name="ce1">
            <text:p>-0.3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0.32" table:style-name="ce1">
            <text:p>0.32</text:p>
          </table:table-cell>
          <table:table-cell table:style-name="ce1"/>
          <table:table-cell office:value-type="string" table:style-name="ce1">
            <text:p>11_</text:p>
          </table:table-cell>
          <table:table-cell office:value-type="float" office:value="0.02" table:style-name="ce1">
            <text:p>0.0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0.22" table:style-name="ce1">
            <text:p>-0.2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.14000000000000001" table:style-name="ce1">
            <text:p>0.1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.43" table:style-name="ce1">
            <text:p>0.4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.34" table:style-name="ce1">
            <text:p>0.34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-0.71" table:style-name="ce20">
            <text:p>-0.71</text:p>
          </table:table-cell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0.53" table:style-name="ce20">
            <text:p>0.53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0.35" table:style-name="ce1">
            <text:p>0.35</text:p>
          </table:table-cell>
          <table:table-cell table:style-name="ce1"/>
          <table:table-cell office:value-type="string" table:style-name="ce1">
            <text:p>O1</text:p>
          </table:table-cell>
          <table:table-cell office:value-type="float" office:value="-0.35" table:style-name="ce1">
            <text:p>-0.3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1O</text:p>
          </table:table-cell>
          <table:table-cell office:value-type="float" office:value="-0.24" table:style-name="ce1">
            <text:p>-0.2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0.22" table:style-name="ce1">
            <text:p>0.22</text:p>
          </table:table-cell>
          <table:table-cell table:style-name="ce1"/>
          <table:table-cell office:value-type="string" table:style-name="ce1">
            <text:p>11_</text:p>
          </table:table-cell>
          <table:table-cell office:value-type="float" office:value="0.01" table:style-name="ce1">
            <text:p>0.01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weight index</text:p>
          </table:table-cell>
          <table:table-cell office:value-type="string" table:style-name="ce1">
            <text:p>f_deriv</text:p>
          </table:table-cell>
          <table:table-cell office:value-type="string" table:style-name="ce1">
            <text:p>a_i value</text:p>
          </table:table-cell>
          <table:table-cell office:value-type="string" table:style-name="ce1">
            <text:p>SU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0</text:p>
          </table:table-cell>
          <table:table-cell office:value-type="string" table:style-name="ce1">
            <text:p>OO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.06" table:formula="of:=[.E3]*[.C68]+[.F3]*[.F68]" table:style-name="ce1">
            <text:p>0.06</text:p>
          </table:table-cell>
          <table:table-cell office:value-type="float" office:value="2.058352785981989E-3" table:formula="of:=[.C84]*([.D84]+[.E84])" table:style-name="ce1">
            <text:p>0.002058353</text:p>
          </table:table-cell>
          <table:table-cell office:value-type="float" office:value="0.06" table:formula="of:=[.E84]+[.D84]" table:style-name="ce1">
            <text:p>0.0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.189" table:formula="of:=[.E3]*[.C69]+[.F3]*[.F69]" table:style-name="ce1">
            <text:p>0.189</text:p>
          </table:table-cell>
          <table:table-cell office:value-type="float" office:value="6.4838112758432648E-3" table:formula="of:=[.C85]*([.D85]+[.E85])" table:style-name="ce1">
            <text:p>0.006483811</text:p>
          </table:table-cell>
          <table:table-cell office:value-type="float" office:value="0.189" table:formula="of:=[.E85]+[.D85]" table:style-name="ce1">
            <text:p>0.18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-0.14699999999999999" table:formula="of:=[.E3]*[.C70]+[.F3]*[.F70]" table:style-name="ce1">
            <text:p>-0.147</text:p>
          </table:table-cell>
          <table:table-cell office:value-type="float" office:value="-5.0429643256558725E-3" table:formula="of:=[.C86]*([.D86]+[.E86])" table:style-name="ce1">
            <text:p>-0.005042964</text:p>
          </table:table-cell>
          <table:table-cell office:value-type="float" office:value="-0.14699999999999999" table:formula="of:=[.E86]+[.D86]" table:style-name="ce1">
            <text:p>-0.14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.10200000000000001" table:formula="of:=[.E3]*[.C71]+[.F3]*[.F71]" table:style-name="ce1">
            <text:p>0.102</text:p>
          </table:table-cell>
          <table:table-cell office:value-type="float" office:value="3.4991997361693812E-3" table:formula="of:=[.C87]*([.D87]+[.E87])" table:style-name="ce1">
            <text:p>0.0034992</text:p>
          </table:table-cell>
          <table:table-cell office:value-type="float" office:value="0.10200000000000001" table:formula="of:=[.E87]+[.D87]" table:style-name="ce1">
            <text:p>0.10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O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-2.4E-2" table:formula="of:=[.E3]*[.C72]+[.F3]*[.F72]" table:style-name="ce1">
            <text:p>-0.024</text:p>
          </table:table-cell>
          <table:table-cell office:value-type="float" office:value="-8.2334111439279559E-4" table:formula="of:=[.C88]*([.D88]+[.E88])" table:style-name="ce1">
            <text:p>-0.000823341</text:p>
          </table:table-cell>
          <table:table-cell office:value-type="float" office:value="-2.4E-2" table:formula="of:=[.E88]+[.D88]" table:style-name="ce1">
            <text:p>-0.02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.23100000000000001" table:formula="of:=[.E3]*[.C73]+[.F3]*[.F73]" table:style-name="ce1">
            <text:p>0.231</text:p>
          </table:table-cell>
          <table:table-cell office:value-type="float" office:value="7.9246582260306571E-3" table:formula="of:=[.C89]*([.D89]+[.E89])" table:style-name="ce1">
            <text:p>0.007924658</text:p>
          </table:table-cell>
          <table:table-cell office:value-type="float" office:value="0.23100000000000001" table:formula="of:=[.E89]+[.D89]" table:style-name="ce1">
            <text:p>0.23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-5.3999999999999992E-2" table:formula="of:=[.E3]*[.C75]+[.F3]*[.F75]" table:style-name="ce1">
            <text:p>-0.054</text:p>
          </table:table-cell>
          <table:table-cell office:value-type="float" office:value="-1.8525175073837899E-3" table:formula="of:=[.C91]*([.D91]+[.E91])" table:style-name="ce1">
            <text:p>-0.00185251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E3]*[.C76]+[.F3]*[.F76]" table:style-name="ce1">
            <text:p>0</text:p>
          </table:table-cell>
          <table:table-cell office:value-type="float" office:value="0" table:formula="of:=[.C92]*([.D92]+[.E92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-1.1999999999999997E-2" table:formula="of:=[.E3]*[.C77]+[.F3]*[.F77]" table:style-name="ce1">
            <text:p>-0.012</text:p>
          </table:table-cell>
          <table:table-cell office:value-type="float" office:value="-4.1167055719639768E-4" table:formula="of:=[.C93]*([.D93]+[.E93])" table:style-name="ce1">
            <text:p>-0.00041167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3.4305879766366482E-2" table:formula="of:=EXP(-[.B65]) / ((1+EXP(-[.B65]))*(1+EXP(-[.B65])))" table:style-name="ce1">
            <text:p>0.03430588</text:p>
          </table:table-cell>
          <table:table-cell office:value-type="float" office:value="0" table:style-name="ce1">
            <text:p>0</text:p>
          </table:table-cell>
          <table:table-cell office:value-type="float" office:value="6.9000000000000006E-2" table:formula="of:=[.E3]*[.C78]+[.F3]*[.F78]" table:style-name="ce1">
            <text:p>0.069</text:p>
          </table:table-cell>
          <table:table-cell office:value-type="float" office:value="2.3671057038792873E-3" table:formula="of:=[.C94]*([.D94]+[.E94])" table:style-name="ce1">
            <text:p>0.002367106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weight index</text:p>
          </table:table-cell>
          <table:table-cell office:value-type="string" table:style-name="ce1">
            <text:p>f_deriv</text:p>
          </table:table-cell>
          <table:table-cell office:value-type="string" table:style-name="ce1">
            <text:p>a_i value</text:p>
          </table:table-cell>
          <table:table-cell office:value-type="string" table:style-name="ce1">
            <text:p>SU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OO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0.02" table:formula="of:=[.E4]*[.C68]+[.F4]*[.F68]" table:style-name="ce1">
            <text:p>0.02</text:p>
          </table:table-cell>
          <table:table-cell office:value-type="float" office:value="1.6563913398148222E-3" table:formula="of:=[.C99]*([.D99]+[.E99])" table:style-name="ce1">
            <text:p>0.001656391</text:p>
          </table:table-cell>
          <table:table-cell office:value-type="float" office:value="0.02" table:formula="of:=[.E99]+[.D99]" table:style-name="ce1">
            <text:p>0.0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6.3E-2" table:formula="of:=[.E4]*[.C69]+[.F4]*[.F69]" table:style-name="ce1">
            <text:p>0.063</text:p>
          </table:table-cell>
          <table:table-cell office:value-type="float" office:value="5.2176327204166897E-3" table:formula="of:=[.C100]*([.D100]+[.E100])" table:style-name="ce1">
            <text:p>0.005217633</text:p>
          </table:table-cell>
          <table:table-cell office:value-type="float" office:value="6.3E-2" table:formula="of:=[.E100]+[.D100]" table:style-name="ce1">
            <text:p>0.063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-4.9000000000000002E-2" table:formula="of:=[.E4]*[.C70]+[.F4]*[.F70]" table:style-name="ce1">
            <text:p>-0.049</text:p>
          </table:table-cell>
          <table:table-cell office:value-type="float" office:value="-4.0581587825463143E-3" table:formula="of:=[.C101]*([.D101]+[.E101])" table:style-name="ce1">
            <text:p>-0.004058159</text:p>
          </table:table-cell>
          <table:table-cell office:value-type="float" office:value="-4.9000000000000002E-2" table:formula="of:=[.E101]+[.D101]" table:style-name="ce1">
            <text:p>-0.04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3.4000000000000002E-2" table:formula="of:=[.E4]*[.C71]+[.F4]*[.F71]" table:style-name="ce1">
            <text:p>0.034</text:p>
          </table:table-cell>
          <table:table-cell office:value-type="float" office:value="2.815865277685198E-3" table:formula="of:=[.C102]*([.D102]+[.E102])" table:style-name="ce1">
            <text:p>0.002815865</text:p>
          </table:table-cell>
          <table:table-cell office:value-type="float" office:value="3.4000000000000002E-2" table:formula="of:=[.E102]+[.D102]" table:style-name="ce1">
            <text:p>0.03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O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formula="of:=[.E4]*[.C72]+[.F4]*[.F72]" table:style-name="ce1">
            <text:p>-0.008</text:p>
          </table:table-cell>
          <table:table-cell office:value-type="float" office:value="-6.6255653592592887E-4" table:formula="of:=[.C103]*([.D103]+[.E103])" table:style-name="ce1">
            <text:p>-0.000662557</text:p>
          </table:table-cell>
          <table:table-cell office:value-type="float" office:value="-8.0000000000000002E-3" table:formula="of:=[.E103]+[.D103]" table:style-name="ce1">
            <text:p>-0.008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7.7000000000000013E-2" table:formula="of:=[.E4]*[.C73]+[.F4]*[.F73]" table:style-name="ce1">
            <text:p>0.077</text:p>
          </table:table-cell>
          <table:table-cell office:value-type="float" office:value="6.3771066582870668E-3" table:formula="of:=[.C104]*([.D104]+[.E104])" table:style-name="ce1">
            <text:p>0.006377107</text:p>
          </table:table-cell>
          <table:table-cell office:value-type="float" office:value="7.7000000000000013E-2" table:formula="of:=[.E104]+[.D104]" table:style-name="ce1">
            <text:p>0.07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hwieghts</text:p>
          </table:table-cell>
          <table:table-cell office:value-type="string" table:style-name="ce20">
            <text:p>OO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-1.7999999999999988E-2" table:formula="of:=[.E4]*[.C75]+[.F4]*[.F75]" table:style-name="ce1">
            <text:p>-0.018</text:p>
          </table:table-cell>
          <table:table-cell office:value-type="float" office:value="-1.490752205833339E-3" table:formula="of:=[.C106]*([.D106]+[.E106])" table:style-name="ce1">
            <text:p>-0.00149075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O1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E4]*[.C76]+[.F4]*[.F76]" table:style-name="ce1">
            <text:p>0</text:p>
          </table:table-cell>
          <table:table-cell office:value-type="float" office:value="0" table:formula="of:=[.C107]*([.D107]+[.E107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O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-3.9999999999999966E-3" table:formula="of:=[.E4]*[.C77]+[.F4]*[.F77]" table:style-name="ce1">
            <text:p>-0.004</text:p>
          </table:table-cell>
          <table:table-cell office:value-type="float" office:value="-3.3127826796296416E-4" table:formula="of:=[.C108]*([.D108]+[.E108])" table:style-name="ce1">
            <text:p>-0.00033127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1_</text:p>
          </table:table-cell>
          <table:table-cell office:value-type="float" office:value="8.2819566990741111E-2" table:formula="of:=EXP(-[.C65]) / ((1+EXP(-[.C65]))*(1+EXP(-[.C65])))" table:style-name="ce1">
            <text:p>0.082819567</text:p>
          </table:table-cell>
          <table:table-cell office:value-type="float" office:value="0" table:style-name="ce1">
            <text:p>0</text:p>
          </table:table-cell>
          <table:table-cell office:value-type="float" office:value="2.3000000000000003E-2" table:formula="of:=[.E4]*[.C78]+[.F4]*[.F78]" table:style-name="ce1">
            <text:p>0.023</text:p>
          </table:table-cell>
          <table:table-cell office:value-type="float" office:value="1.9048500407870459E-3" table:formula="of:=[.C109]*([.D109]+[.E109])" table:style-name="ce1">
            <text:p>0.00190485</text:p>
          </table:table-cell>
          <table:table-cell table:number-columns-repeated="16378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calcs" table:style-name="ta1">
        <table:shapes>
          <draw:frame draw:z-index="1" draw:id="id0" draw:style-name="a0" draw:name="Chart 1" svg:x="12.40736in" svg:y="3.12667in" svg:width="6.90986in" svg:height="4.31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6.60833in" svg:y="7.2725in" svg:width="6.90986in" svg:height="4.31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9" table:default-cell-style-name="ce1"/>
        <table:table-column table:style-name="co5" table:number-columns-repeated="16365" table:default-cell-style-name="ce1"/>
        <table:table-row table:style-name="ro1">
          <table:table-cell office:value-type="float" office:value="1.2624569223" table:style-name="ce24">
            <text:p>1.262</text:p>
          </table:table-cell>
          <table:table-cell office:value-type="float" office:value="1" table:style-name="ce1">
            <text:p>1</text:p>
          </table:table-cell>
          <table:table-cell office:value-type="float" office:value="1.2624567698" table:style-name="ce2">
            <text:p>1.2625</text:p>
          </table:table-cell>
          <table:table-cell table:number-columns-repeated="2" table:style-name="ce1"/>
          <table:table-cell office:value-type="float" office:value="2.1060685519" table:style-name="ce1">
            <text:p>2.106068552</text:p>
          </table:table-cell>
          <table:table-cell table:number-columns-repeated="11" table:style-name="ce1"/>
          <table:table-cell office:value-type="float" office:value="6.0595525254" table:style-name="ce1">
            <text:p>6.059552525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1.2623586952000001" table:style-name="ce24">
            <text:p>1.262</text:p>
          </table:table-cell>
          <table:table-cell office:value-type="float" office:value="2" table:style-name="ce1">
            <text:p>2</text:p>
          </table:table-cell>
          <table:table-cell office:value-type="float" office:value="1.2623580908000001" table:style-name="ce2">
            <text:p>1.2624</text:p>
          </table:table-cell>
          <table:table-cell table:number-columns-repeated="2" table:style-name="ce1"/>
          <table:table-cell office:value-type="float" office:value="2.1060006885" table:style-name="ce1">
            <text:p>2.106000689</text:p>
          </table:table-cell>
          <table:table-cell table:number-columns-repeated="11" table:style-name="ce1"/>
          <table:table-cell office:value-type="float" office:value="6.0684083847999997" table:style-name="ce1">
            <text:p>6.068408385</text:p>
          </table:table-cell>
          <table:table-cell office:value-type="float" office:value="2" table:style-name="ce1">
            <text:p>2</text:p>
          </table:table-cell>
          <table:table-cell table:number-columns-repeated="16365"/>
        </table:table-row>
        <table:table-row table:style-name="ro1">
          <table:table-cell office:value-type="float" office:value="1.2622634912999999" table:style-name="ce24">
            <text:p>1.262</text:p>
          </table:table-cell>
          <table:table-cell office:value-type="float" office:value="3" table:style-name="ce1">
            <text:p>3</text:p>
          </table:table-cell>
          <table:table-cell office:value-type="float" office:value="1.2622624600000001" table:style-name="ce2">
            <text:p>1.2623</text:p>
          </table:table-cell>
          <table:table-cell table:number-columns-repeated="2" table:style-name="ce1"/>
          <table:table-cell office:value-type="float" office:value="2.1059345911" table:style-name="ce1">
            <text:p>2.105934591</text:p>
          </table:table-cell>
          <table:table-cell table:number-columns-repeated="11" table:style-name="ce1"/>
          <table:table-cell office:value-type="float" office:value="6.1101284979999999" table:style-name="ce1">
            <text:p>6.110128498</text:p>
          </table:table-cell>
          <table:table-cell office:value-type="float" office:value="3" table:style-name="ce1">
            <text:p>3</text:p>
          </table:table-cell>
          <table:table-cell table:number-columns-repeated="16365"/>
        </table:table-row>
        <table:table-row table:style-name="ro1">
          <table:table-cell office:value-type="float" office:value="1.2621704136" table:style-name="ce24">
            <text:p>1.262</text:p>
          </table:table-cell>
          <table:table-cell office:value-type="float" office:value="4" table:style-name="ce1">
            <text:p>4</text:p>
          </table:table-cell>
          <table:table-cell office:value-type="float" office:value="1.2621689802" table:style-name="ce2">
            <text:p>1.2622</text:p>
          </table:table-cell>
          <table:table-cell office:value-type="string" table:style-name="ce1">
            <text:p>Perduodamos išvestinės</text:p>
          </table:table-cell>
          <table:table-cell table:style-name="ce1"/>
          <table:table-cell office:value-type="float" office:value="2.1058691478" table:style-name="ce1">
            <text:p>2.105869148</text:p>
          </table:table-cell>
          <table:table-cell table:number-columns-repeated="11" table:style-name="ce1"/>
          <table:table-cell office:value-type="float" office:value="6.1535553464000001" table:style-name="ce1">
            <text:p>6.153555346</text:p>
          </table:table-cell>
          <table:table-cell office:value-type="float" office:value="4" table:style-name="ce1">
            <text:p>4</text:p>
          </table:table-cell>
          <table:table-cell table:number-columns-repeated="16365"/>
        </table:table-row>
        <table:table-row table:style-name="ro1">
          <table:table-cell office:value-type="float" office:value="1.2620794173000001" table:style-name="ce24">
            <text:p>1.262</text:p>
          </table:table-cell>
          <table:table-cell office:value-type="float" office:value="5" table:style-name="ce1">
            <text:p>5</text:p>
          </table:table-cell>
          <table:table-cell office:value-type="float" office:value="1.2620776053" table:style-name="ce2">
            <text:p>1.2621</text:p>
          </table:table-cell>
          <table:table-cell office:value-type="string" table:style-name="ce1">
            <text:p>Nulinės išvestinės</text:p>
          </table:table-cell>
          <table:table-cell table:style-name="ce1"/>
          <table:table-cell office:value-type="float" office:value="2.1058043586999999" table:style-name="ce1">
            <text:p>2.105804359</text:p>
          </table:table-cell>
          <table:table-cell table:number-columns-repeated="11" table:style-name="ce1"/>
          <table:table-cell office:value-type="float" office:value="6.1818120830999996" table:style-name="ce1">
            <text:p>6.181812083</text:p>
          </table:table-cell>
          <table:table-cell office:value-type="float" office:value="5" table:style-name="ce1">
            <text:p>5</text:p>
          </table:table-cell>
          <table:table-cell table:number-columns-repeated="16365"/>
        </table:table-row>
        <table:table-row table:style-name="ro1">
          <table:table-cell office:value-type="float" office:value="1.2619904578000001" table:style-name="ce24">
            <text:p>1.262</text:p>
          </table:table-cell>
          <table:table-cell office:value-type="float" office:value="6" table:style-name="ce1">
            <text:p>6</text:p>
          </table:table-cell>
          <table:table-cell office:value-type="float" office:value="1.2619882898999999" table:style-name="ce2">
            <text:p>1.2620</text:p>
          </table:table-cell>
          <table:table-cell table:number-columns-repeated="2" table:style-name="ce1"/>
          <table:table-cell office:value-type="float" office:value="2.1057402240999998" table:style-name="ce1">
            <text:p>2.105740224</text:p>
          </table:table-cell>
          <table:table-cell table:number-columns-repeated="11" table:style-name="ce1"/>
          <table:table-cell office:value-type="float" office:value="6.1984300998000004" table:style-name="ce1">
            <text:p>6.1984301</text:p>
          </table:table-cell>
          <table:table-cell office:value-type="float" office:value="6" table:style-name="ce1">
            <text:p>6</text:p>
          </table:table-cell>
          <table:table-cell table:number-columns-repeated="16365"/>
        </table:table-row>
        <table:table-row table:style-name="ro1">
          <table:table-cell office:value-type="float" office:value="1.2619034915" table:style-name="ce24">
            <text:p>1.262</text:p>
          </table:table-cell>
          <table:table-cell office:value-type="float" office:value="7" table:style-name="ce1">
            <text:p>7</text:p>
          </table:table-cell>
          <table:table-cell office:value-type="float" office:value="1.2619009890999999" table:style-name="ce2">
            <text:p>1.2619</text:p>
          </table:table-cell>
          <table:table-cell table:number-columns-repeated="2" table:style-name="ce1"/>
          <table:table-cell office:value-type="float" office:value="2.1056767437000001" table:style-name="ce1">
            <text:p>2.105676744</text:p>
          </table:table-cell>
          <table:table-cell table:number-columns-repeated="11" table:style-name="ce1"/>
          <table:table-cell office:value-type="float" office:value="6.2079601211000002" table:style-name="ce1">
            <text:p>6.207960121</text:p>
          </table:table-cell>
          <table:table-cell office:value-type="float" office:value="7" table:style-name="ce1">
            <text:p>7</text:p>
          </table:table-cell>
          <table:table-cell table:number-columns-repeated="16365"/>
        </table:table-row>
        <table:table-row table:style-name="ro1">
          <table:table-cell office:value-type="float" office:value="1.2618184751999999" table:style-name="ce24">
            <text:p>1.262</text:p>
          </table:table-cell>
          <table:table-cell office:value-type="float" office:value="8" table:style-name="ce1">
            <text:p>8</text:p>
          </table:table-cell>
          <table:table-cell office:value-type="float" office:value="1.2618156589" table:style-name="ce2">
            <text:p>1.2618</text:p>
          </table:table-cell>
          <table:table-cell table:number-columns-repeated="2" table:style-name="ce1"/>
          <table:table-cell office:value-type="float" office:value="2.1056139171999999" table:style-name="ce1">
            <text:p>2.105613917</text:p>
          </table:table-cell>
          <table:table-cell table:number-columns-repeated="11" table:style-name="ce1"/>
          <table:table-cell office:value-type="float" office:value="6.2141545412000001" table:style-name="ce1">
            <text:p>6.214154541</text:p>
          </table:table-cell>
          <table:table-cell office:value-type="float" office:value="8" table:style-name="ce1">
            <text:p>8</text:p>
          </table:table-cell>
          <table:table-cell table:number-columns-repeated="16365"/>
        </table:table-row>
        <table:table-row table:style-name="ro1">
          <table:table-cell office:value-type="float" office:value="1.2617353663999999" table:style-name="ce24">
            <text:p>1.262</text:p>
          </table:table-cell>
          <table:table-cell office:value-type="float" office:value="9" table:style-name="ce1">
            <text:p>9</text:p>
          </table:table-cell>
          <table:table-cell office:value-type="float" office:value="1.2617322555999999" table:style-name="ce2">
            <text:p>1.2617</text:p>
          </table:table-cell>
          <table:table-cell table:number-columns-repeated="2" table:style-name="ce1"/>
          <table:table-cell office:value-type="float" office:value="2.1055517438" table:style-name="ce1">
            <text:p>2.105551744</text:p>
          </table:table-cell>
          <table:table-cell table:number-columns-repeated="11" table:style-name="ce1"/>
          <table:table-cell office:value-type="float" office:value="6.2184538126" table:style-name="ce1">
            <text:p>6.218453813</text:p>
          </table:table-cell>
          <table:table-cell office:value-type="float" office:value="9" table:style-name="ce1">
            <text:p>9</text:p>
          </table:table-cell>
          <table:table-cell table:number-columns-repeated="16365"/>
        </table:table-row>
        <table:table-row table:style-name="ro1">
          <table:table-cell office:value-type="float" office:value="1.261654123" table:style-name="ce24">
            <text:p>1.262</text:p>
          </table:table-cell>
          <table:table-cell office:value-type="float" office:value="10" table:style-name="ce1">
            <text:p>10</text:p>
          </table:table-cell>
          <table:table-cell office:value-type="float" office:value="1.2616507365" table:style-name="ce2">
            <text:p>1.2617</text:p>
          </table:table-cell>
          <table:table-cell table:number-columns-repeated="2" table:style-name="ce1"/>
          <table:table-cell office:value-type="float" office:value="2.1054902227999999" table:style-name="ce1">
            <text:p>2.105490223</text:p>
          </table:table-cell>
          <table:table-cell table:number-columns-repeated="11" table:style-name="ce1"/>
          <table:table-cell office:value-type="float" office:value="6.2214652595000004" table:style-name="ce1">
            <text:p>6.22146526</text:p>
          </table:table-cell>
          <table:table-cell office:value-type="float" office:value="10" table:style-name="ce1">
            <text:p>10</text:p>
          </table:table-cell>
          <table:table-cell table:number-columns-repeated="16365"/>
        </table:table-row>
        <table:table-row table:style-name="ro1">
          <table:table-cell office:value-type="float" office:value="1.2615747038" table:style-name="ce24">
            <text:p>1.262</text:p>
          </table:table-cell>
          <table:table-cell office:value-type="float" office:value="11" table:style-name="ce1">
            <text:p>11</text:p>
          </table:table-cell>
          <table:table-cell office:value-type="float" office:value="1.2615710593" table:style-name="ce2">
            <text:p>1.2616</text:p>
          </table:table-cell>
          <table:table-cell table:number-columns-repeated="2" table:style-name="ce1"/>
          <table:table-cell office:value-type="float" office:value="2.1054293530999999" table:style-name="ce1">
            <text:p>2.105429353</text:p>
          </table:table-cell>
          <table:table-cell table:number-columns-repeated="11" table:style-name="ce1"/>
          <table:table-cell office:value-type="float" office:value="6.2235608390000001" table:style-name="ce1">
            <text:p>6.223560839</text:p>
          </table:table-cell>
          <table:table-cell office:value-type="float" office:value="11" table:style-name="ce1">
            <text:p>11</text:p>
          </table:table-cell>
          <table:table-cell table:number-columns-repeated="16365"/>
        </table:table-row>
        <table:table-row table:style-name="ro1">
          <table:table-cell office:value-type="float" office:value="1.2614970683" table:style-name="ce24">
            <text:p>1.261</text:p>
          </table:table-cell>
          <table:table-cell office:value-type="float" office:value="12" table:style-name="ce1">
            <text:p>12</text:p>
          </table:table-cell>
          <table:table-cell office:value-type="float" office:value="1.2614931826" table:style-name="ce2">
            <text:p>1.2615</text:p>
          </table:table-cell>
          <table:table-cell table:number-columns-repeated="2" table:style-name="ce1"/>
          <table:table-cell office:value-type="float" office:value="2.1053691334" table:style-name="ce1">
            <text:p>2.105369133</text:p>
          </table:table-cell>
          <table:table-cell table:number-columns-repeated="11" table:style-name="ce1"/>
          <table:table-cell office:value-type="float" office:value="6.2250098506000002" table:style-name="ce1">
            <text:p>6.225009851</text:p>
          </table:table-cell>
          <table:table-cell office:value-type="float" office:value="12" table:style-name="ce1">
            <text:p>12</text:p>
          </table:table-cell>
          <table:table-cell table:number-columns-repeated="16365"/>
        </table:table-row>
        <table:table-row table:style-name="ro1">
          <table:table-cell office:value-type="float" office:value="1.2614211766000001" table:style-name="ce24">
            <text:p>1.261</text:p>
          </table:table-cell>
          <table:table-cell office:value-type="float" office:value="13" table:style-name="ce1">
            <text:p>13</text:p>
          </table:table-cell>
          <table:table-cell office:value-type="float" office:value="1.2614170657999999" table:style-name="ce2">
            <text:p>1.2614</text:p>
          </table:table-cell>
          <table:table-cell table:number-columns-repeated="2" table:style-name="ce1"/>
          <table:table-cell office:value-type="float" office:value="2.1053095623" table:style-name="ce1">
            <text:p>2.105309562</text:p>
          </table:table-cell>
          <table:table-cell table:style-name="ce1">
            <draw:frame draw:z-index="3" draw:id="id2" draw:style-name="a2" draw:name="Chart 3" svg:x="0.69792in" svg:y="0.14583in" svg:width="6.30208in" svg:height="3.1145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" table:style-name="ce1"/>
          <table:table-cell office:value-type="float" office:value="6.2260139928999996" table:style-name="ce1">
            <text:p>6.226013993</text:p>
          </table:table-cell>
          <table:table-cell office:value-type="float" office:value="13" table:style-name="ce1">
            <text:p>13</text:p>
          </table:table-cell>
          <table:table-cell table:number-columns-repeated="16365"/>
        </table:table-row>
        <table:table-row table:style-name="ro1">
          <table:table-cell office:value-type="float" office:value="1.2613469895" table:style-name="ce24">
            <text:p>1.261</text:p>
          </table:table-cell>
          <table:table-cell office:value-type="float" office:value="14" table:style-name="ce1">
            <text:p>14</text:p>
          </table:table-cell>
          <table:table-cell office:value-type="float" office:value="1.2613426689" table:style-name="ce2">
            <text:p>1.2613</text:p>
          </table:table-cell>
          <table:table-cell table:number-columns-repeated="2" table:style-name="ce1"/>
          <table:table-cell office:value-type="float" office:value="2.1052506381999998" table:style-name="ce1">
            <text:p>2.105250638</text:p>
          </table:table-cell>
          <table:table-cell table:number-columns-repeated="11" table:style-name="ce1"/>
          <table:table-cell office:value-type="float" office:value="6.2267216920999999" table:style-name="ce1">
            <text:p>6.226721692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.2612744685999999" table:style-name="ce24">
            <text:p>1.261</text:p>
          </table:table-cell>
          <table:table-cell office:value-type="float" office:value="15" table:style-name="ce1">
            <text:p>15</text:p>
          </table:table-cell>
          <table:table-cell office:value-type="float" office:value="1.2612699527" table:style-name="ce2">
            <text:p>1.2613</text:p>
          </table:table-cell>
          <table:table-cell table:number-columns-repeated="2" table:style-name="ce1"/>
          <table:table-cell office:value-type="float" office:value="2.1051923591000001" table:style-name="ce1">
            <text:p>2.105192359</text:p>
          </table:table-cell>
          <table:table-cell table:number-columns-repeated="11" table:style-name="ce1"/>
          <table:table-cell office:value-type="float" office:value="6.2272381900999996" table:style-name="ce1">
            <text:p>6.22723819</text:p>
          </table:table-cell>
          <table:table-cell office:value-type="float" office:value="15" table:style-name="ce1">
            <text:p>15</text:p>
          </table:table-cell>
          <table:table-cell table:number-columns-repeated="16365"/>
        </table:table-row>
        <table:table-row table:style-name="ro1">
          <table:table-cell office:value-type="float" office:value="1.261203576" table:style-name="ce24">
            <text:p>1.261</text:p>
          </table:table-cell>
          <table:table-cell office:value-type="float" office:value="16" table:style-name="ce1">
            <text:p>16</text:p>
          </table:table-cell>
          <table:table-cell office:value-type="float" office:value="1.2611988786999999" table:style-name="ce2">
            <text:p>1.2612</text:p>
          </table:table-cell>
          <table:table-cell table:number-columns-repeated="2" table:style-name="ce1"/>
          <table:table-cell office:value-type="float" office:value="2.1051347230999999" table:style-name="ce1">
            <text:p>2.105134723</text:p>
          </table:table-cell>
          <table:table-cell table:number-columns-repeated="11" table:style-name="ce1"/>
          <table:table-cell office:value-type="float" office:value="6.2276351345999998" table:style-name="ce1">
            <text:p>6.227635135</text:p>
          </table:table-cell>
          <table:table-cell office:value-type="float" office:value="16" table:style-name="ce1">
            <text:p>16</text:p>
          </table:table-cell>
          <table:table-cell table:number-columns-repeated="16365"/>
        </table:table-row>
        <table:table-row table:style-name="ro1">
          <table:table-cell office:value-type="float" office:value="1.2611342749000001" table:style-name="ce24">
            <text:p>1.261</text:p>
          </table:table-cell>
          <table:table-cell office:value-type="float" office:value="17" table:style-name="ce1">
            <text:p>17</text:p>
          </table:table-cell>
          <table:table-cell office:value-type="float" office:value="1.2611294093000001" table:style-name="ce2">
            <text:p>1.2611</text:p>
          </table:table-cell>
          <table:table-cell table:number-columns-repeated="2" table:style-name="ce1"/>
          <table:table-cell office:value-type="float" office:value="2.1050777279999999" table:style-name="ce1">
            <text:p>2.105077728</text:p>
          </table:table-cell>
          <table:table-cell table:number-columns-repeated="11" table:style-name="ce1"/>
          <table:table-cell office:value-type="float" office:value="6.2279594185000002" table:style-name="ce1">
            <text:p>6.227959419</text:p>
          </table:table-cell>
          <table:table-cell office:value-type="float" office:value="17" table:style-name="ce1">
            <text:p>17</text:p>
          </table:table-cell>
          <table:table-cell table:number-columns-repeated="16365"/>
        </table:table-row>
        <table:table-row table:style-name="ro1">
          <table:table-cell office:value-type="float" office:value="1.2610665289" table:style-name="ce24">
            <text:p>1.261</text:p>
          </table:table-cell>
          <table:table-cell office:value-type="float" office:value="18" table:style-name="ce1">
            <text:p>18</text:p>
          </table:table-cell>
          <table:table-cell office:value-type="float" office:value="1.2610615075" table:style-name="ce2">
            <text:p>1.2611</text:p>
          </table:table-cell>
          <table:table-cell table:number-columns-repeated="2" table:style-name="ce1"/>
          <table:table-cell office:value-type="float" office:value="2.1050213714999999" table:style-name="ce1">
            <text:p>2.105021372</text:p>
          </table:table-cell>
          <table:table-cell table:number-columns-repeated="11" table:style-name="ce1"/>
          <table:table-cell office:value-type="float" office:value="6.2282405575000004" table:style-name="ce1">
            <text:p>6.228240558</text:p>
          </table:table-cell>
          <table:table-cell office:value-type="float" office:value="18" table:style-name="ce1">
            <text:p>18</text:p>
          </table:table-cell>
          <table:table-cell table:number-columns-repeated="16365"/>
        </table:table-row>
        <table:table-row table:style-name="ro1">
          <table:table-cell office:value-type="float" office:value="1.2610003025000001" table:style-name="ce24">
            <text:p>1.261</text:p>
          </table:table-cell>
          <table:table-cell office:value-type="float" office:value="19" table:style-name="ce1">
            <text:p>19</text:p>
          </table:table-cell>
          <table:table-cell office:value-type="float" office:value="1.2609951371000001" table:style-name="ce2">
            <text:p>1.2610</text:p>
          </table:table-cell>
          <table:table-cell table:number-columns-repeated="2" table:style-name="ce1"/>
          <table:table-cell office:value-type="float" office:value="2.1049656511000001" table:style-name="ce1">
            <text:p>2.104965651</text:p>
          </table:table-cell>
          <table:table-cell table:number-columns-repeated="11" table:style-name="ce1"/>
          <table:table-cell office:value-type="float" office:value="6.2284963580000001" table:style-name="ce1">
            <text:p>6.228496358</text:p>
          </table:table-cell>
          <table:table-cell office:value-type="float" office:value="19" table:style-name="ce1">
            <text:p>19</text:p>
          </table:table-cell>
          <table:table-cell table:number-columns-repeated="16365"/>
        </table:table-row>
        <table:table-row table:style-name="ro1">
          <table:table-cell office:value-type="float" office:value="1.2609355608999999" table:style-name="ce24">
            <text:p>1.261</text:p>
          </table:table-cell>
          <table:table-cell office:value-type="float" office:value="20" table:style-name="ce1">
            <text:p>20</text:p>
          </table:table-cell>
          <table:table-cell office:value-type="float" office:value="1.2609302627000001" table:style-name="ce2">
            <text:p>1.2609</text:p>
          </table:table-cell>
          <table:table-cell table:number-columns-repeated="2" table:style-name="ce1"/>
          <table:table-cell office:value-type="float" office:value="2.1049105641999999" table:style-name="ce1">
            <text:p>2.104910564</text:p>
          </table:table-cell>
          <table:table-cell table:number-columns-repeated="11" table:style-name="ce1"/>
          <table:table-cell office:value-type="float" office:value="6.2287370166000002" table:style-name="ce1">
            <text:p>6.228737017</text:p>
          </table:table-cell>
          <table:table-cell office:value-type="float" office:value="20" table:style-name="ce1">
            <text:p>20</text:p>
          </table:table-cell>
          <table:table-cell table:number-columns-repeated="16365"/>
        </table:table-row>
        <table:table-row table:style-name="ro1">
          <table:table-cell office:value-type="float" office:value="1.2608722698999999" table:style-name="ce24">
            <text:p>1.261</text:p>
          </table:table-cell>
          <table:table-cell office:value-type="float" office:value="21" table:style-name="ce1">
            <text:p>21</text:p>
          </table:table-cell>
          <table:table-cell office:value-type="float" office:value="1.2608668497" table:style-name="ce2">
            <text:p>1.2609</text:p>
          </table:table-cell>
          <table:table-cell table:number-columns-repeated="2" table:style-name="ce1"/>
          <table:table-cell office:value-type="float" office:value="2.1048561078999999" table:style-name="ce1">
            <text:p>2.104856108</text:p>
          </table:table-cell>
          <table:table-cell table:number-columns-repeated="11" table:style-name="ce1"/>
          <table:table-cell office:value-type="float" office:value="6.2289679527999997" table:style-name="ce1">
            <text:p>6.228967953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.2608103961999999" table:style-name="ce24">
            <text:p>1.261</text:p>
          </table:table-cell>
          <table:table-cell office:value-type="float" office:value="22" table:style-name="ce1">
            <text:p>22</text:p>
          </table:table-cell>
          <table:table-cell office:value-type="float" office:value="1.2608048641" table:style-name="ce2">
            <text:p>1.2608</text:p>
          </table:table-cell>
          <table:table-cell table:number-columns-repeated="2" table:style-name="ce1"/>
          <table:table-cell office:value-type="float" office:value="2.1048022793999999" table:style-name="ce1">
            <text:p>2.104802279</text:p>
          </table:table-cell>
          <table:table-cell table:number-columns-repeated="11" table:style-name="ce1"/>
          <table:table-cell office:value-type="float" office:value="6.2291916986000002" table:style-name="ce1">
            <text:p>6.229191699</text:p>
          </table:table-cell>
          <table:table-cell office:value-type="float" office:value="22" table:style-name="ce1">
            <text:p>22</text:p>
          </table:table-cell>
          <table:table-cell table:number-columns-repeated="16365"/>
        </table:table-row>
        <table:table-row table:style-name="ro1">
          <table:table-cell office:value-type="float" office:value="1.2607499071999999" table:style-name="ce24">
            <text:p>1.261</text:p>
          </table:table-cell>
          <table:table-cell office:value-type="float" office:value="23" table:style-name="ce1">
            <text:p>23</text:p>
          </table:table-cell>
          <table:table-cell office:value-type="float" office:value="1.2607442728" table:style-name="ce2">
            <text:p>1.2607</text:p>
          </table:table-cell>
          <table:table-cell table:number-columns-repeated="2" table:style-name="ce1"/>
          <table:table-cell office:value-type="float" office:value="2.1047490757" table:style-name="ce1">
            <text:p>2.104749076</text:p>
          </table:table-cell>
          <table:table-cell table:number-columns-repeated="11" table:style-name="ce1"/>
          <table:table-cell office:value-type="float" office:value="6.2294091198999997" table:style-name="ce1">
            <text:p>6.22940912</text:p>
          </table:table-cell>
          <table:table-cell office:value-type="float" office:value="23" table:style-name="ce1">
            <text:p>23</text:p>
          </table:table-cell>
          <table:table-cell table:number-columns-repeated="16365"/>
        </table:table-row>
        <table:table-row table:style-name="ro1">
          <table:table-cell office:value-type="float" office:value="1.2606907708999999" table:style-name="ce24">
            <text:p>1.261</text:p>
          </table:table-cell>
          <table:table-cell office:value-type="float" office:value="24" table:style-name="ce1">
            <text:p>24</text:p>
          </table:table-cell>
          <table:table-cell office:value-type="float" office:value="1.2606850433000001" table:style-name="ce2">
            <text:p>1.2607</text:p>
          </table:table-cell>
          <table:table-cell table:number-columns-repeated="2" table:style-name="ce1"/>
          <table:table-cell office:value-type="float" office:value="2.1046964935000001" table:style-name="ce1">
            <text:p>2.104696494</text:p>
          </table:table-cell>
          <table:table-cell table:number-columns-repeated="11" table:style-name="ce1"/>
          <table:table-cell office:value-type="float" office:value="6.2296201828999997" table:style-name="ce1">
            <text:p>6.229620183</text:p>
          </table:table-cell>
          <table:table-cell office:value-type="float" office:value="24" table:style-name="ce1">
            <text:p>24</text:p>
          </table:table-cell>
          <table:table-cell table:number-columns-repeated="16365"/>
        </table:table-row>
        <table:table-row table:style-name="ro1">
          <table:table-cell office:value-type="float" office:value="1.2606329561" table:style-name="ce24">
            <text:p>1.261</text:p>
          </table:table-cell>
          <table:table-cell office:value-type="float" office:value="25" table:style-name="ce1">
            <text:p>25</text:p>
          </table:table-cell>
          <table:table-cell office:value-type="float" office:value="1.2606271440000001" table:style-name="ce2">
            <text:p>1.2606</text:p>
          </table:table-cell>
          <table:table-cell table:number-columns-repeated="2" table:style-name="ce1"/>
          <table:table-cell office:value-type="float" office:value="2.1046445294999998" table:style-name="ce1">
            <text:p>2.10464453</text:p>
          </table:table-cell>
          <table:table-cell table:number-columns-repeated="11" table:style-name="ce1"/>
          <table:table-cell office:value-type="float" office:value="6.2298244200999999" table:style-name="ce1">
            <text:p>6.22982442</text:p>
          </table:table-cell>
          <table:table-cell office:value-type="float" office:value="25" table:style-name="ce1">
            <text:p>25</text:p>
          </table:table-cell>
          <table:table-cell table:number-columns-repeated="16365"/>
        </table:table-row>
        <table:table-row table:style-name="ro1">
          <table:table-cell office:value-type="float" office:value="1.2605764321999999" table:style-name="ce24">
            <text:p>1.261</text:p>
          </table:table-cell>
          <table:table-cell office:value-type="float" office:value="26" table:style-name="ce1">
            <text:p>26</text:p>
          </table:table-cell>
          <table:table-cell office:value-type="float" office:value="1.2605705437000001" table:style-name="ce2">
            <text:p>1.2606</text:p>
          </table:table-cell>
          <table:table-cell table:number-columns-repeated="2" table:style-name="ce1"/>
          <table:table-cell office:value-type="float" office:value="2.1045931804000002" table:style-name="ce1">
            <text:p>2.10459318</text:p>
          </table:table-cell>
          <table:table-cell table:number-columns-repeated="11" table:style-name="ce1"/>
          <table:table-cell office:value-type="float" office:value="6.2300212012999996" table:style-name="ce1">
            <text:p>6.230021201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1.2605211693" table:style-name="ce24">
            <text:p>1.261</text:p>
          </table:table-cell>
          <table:table-cell office:value-type="float" office:value="27" table:style-name="ce1">
            <text:p>27</text:p>
          </table:table-cell>
          <table:table-cell office:value-type="float" office:value="1.2605152123000001" table:style-name="ce2">
            <text:p>1.2605</text:p>
          </table:table-cell>
          <table:table-cell table:number-columns-repeated="2" table:style-name="ce1"/>
          <table:table-cell office:value-type="float" office:value="2.1045424428000001" table:style-name="ce1">
            <text:p>2.104542443</text:p>
          </table:table-cell>
          <table:table-cell table:number-columns-repeated="11" table:style-name="ce1"/>
          <table:table-cell office:value-type="float" office:value="6.2302098839999998" table:style-name="ce1">
            <text:p>6.230209884</text:p>
          </table:table-cell>
          <table:table-cell office:value-type="float" office:value="27" table:style-name="ce1">
            <text:p>27</text:p>
          </table:table-cell>
          <table:table-cell table:number-columns-repeated="16365"/>
        </table:table-row>
        <table:table-row table:style-name="ro1">
          <table:table-cell office:value-type="float" office:value="1.2604671382999999" table:style-name="ce24">
            <text:p>1.260</text:p>
          </table:table-cell>
          <table:table-cell office:value-type="float" office:value="28" table:style-name="ce1">
            <text:p>28</text:p>
          </table:table-cell>
          <table:table-cell office:value-type="float" office:value="1.2604611201" table:style-name="ce2">
            <text:p>1.2605</text:p>
          </table:table-cell>
          <table:table-cell table:number-columns-repeated="2" table:style-name="ce1"/>
          <table:table-cell office:value-type="float" office:value="2.1044923129000002" table:style-name="ce1">
            <text:p>2.104492313</text:p>
          </table:table-cell>
          <table:table-cell table:number-columns-repeated="11" table:style-name="ce1"/>
          <table:table-cell office:value-type="float" office:value="6.2303898884000004" table:style-name="ce1">
            <text:p>6.230389888</text:p>
          </table:table-cell>
          <table:table-cell office:value-type="float" office:value="28" table:style-name="ce1">
            <text:p>28</text:p>
          </table:table-cell>
          <table:table-cell table:number-columns-repeated="16365"/>
        </table:table-row>
        <table:table-row table:style-name="ro1">
          <table:table-cell office:value-type="float" office:value="1.2604143107000001" table:style-name="ce24">
            <text:p>1.260</text:p>
          </table:table-cell>
          <table:table-cell office:value-type="float" office:value="29" table:style-name="ce1">
            <text:p>29</text:p>
          </table:table-cell>
          <table:table-cell office:value-type="float" office:value="1.2604082381999999" table:style-name="ce2">
            <text:p>1.2604</text:p>
          </table:table-cell>
          <table:table-cell table:number-columns-repeated="2" table:style-name="ce1"/>
          <table:table-cell office:value-type="float" office:value="2.104442787" table:style-name="ce1">
            <text:p>2.104442787</text:p>
          </table:table-cell>
          <table:table-cell table:number-columns-repeated="11" table:style-name="ce1"/>
          <table:table-cell office:value-type="float" office:value="6.2305607294999996" table:style-name="ce1">
            <text:p>6.23056073</text:p>
          </table:table-cell>
          <table:table-cell office:value-type="float" office:value="29" table:style-name="ce1">
            <text:p>29</text:p>
          </table:table-cell>
          <table:table-cell table:number-columns-repeated="16365"/>
        </table:table-row>
        <table:table-row table:style-name="ro1">
          <table:table-cell office:value-type="float" office:value="1.2603626586000001" table:style-name="ce24">
            <text:p>1.260</text:p>
          </table:table-cell>
          <table:table-cell office:value-type="float" office:value="30" table:style-name="ce1">
            <text:p>30</text:p>
          </table:table-cell>
          <table:table-cell office:value-type="float" office:value="1.2603565383999999" table:style-name="ce2">
            <text:p>1.2604</text:p>
          </table:table-cell>
          <table:table-cell table:number-columns-repeated="2" table:style-name="ce1"/>
          <table:table-cell office:value-type="float" office:value="2.1043938615000002" table:style-name="ce1">
            <text:p>2.104393862</text:p>
          </table:table-cell>
          <table:table-cell table:number-columns-repeated="11" table:style-name="ce1"/>
          <table:table-cell office:value-type="float" office:value="6.2307220241000003" table:style-name="ce1">
            <text:p>6.230722024</text:p>
          </table:table-cell>
          <table:table-cell office:value-type="float" office:value="30" table:style-name="ce1">
            <text:p>30</text:p>
          </table:table-cell>
          <table:table-cell table:number-columns-repeated="16365"/>
        </table:table-row>
        <table:table-row table:style-name="ro1">
          <table:table-cell office:value-type="float" office:value="1.2603121549" table:style-name="ce24">
            <text:p>1.260</text:p>
          </table:table-cell>
          <table:table-cell office:value-type="float" office:value="31" table:style-name="ce1">
            <text:p>31</text:p>
          </table:table-cell>
          <table:table-cell office:value-type="float" office:value="1.2603059931" table:style-name="ce2">
            <text:p>1.2603</text:p>
          </table:table-cell>
          <table:table-cell table:number-columns-repeated="2" table:style-name="ce1"/>
          <table:table-cell office:value-type="float" office:value="2.1043455325" table:style-name="ce1">
            <text:p>2.104345533</text:p>
          </table:table-cell>
          <table:table-cell table:number-columns-repeated="11" table:style-name="ce1"/>
          <table:table-cell office:value-type="float" office:value="6.2308734846" table:style-name="ce1">
            <text:p>6.230873485</text:p>
          </table:table-cell>
          <table:table-cell office:value-type="float" office:value="31" table:style-name="ce1">
            <text:p>31</text:p>
          </table:table-cell>
          <table:table-cell table:number-columns-repeated="16365"/>
        </table:table-row>
        <table:table-row table:style-name="ro1">
          <table:table-cell office:value-type="float" office:value="1.2602627729" table:style-name="ce24">
            <text:p>1.260</text:p>
          </table:table-cell>
          <table:table-cell office:value-type="float" office:value="32" table:style-name="ce1">
            <text:p>32</text:p>
          </table:table-cell>
          <table:table-cell office:value-type="float" office:value="1.2602565754999999" table:style-name="ce2">
            <text:p>1.2603</text:p>
          </table:table-cell>
          <table:table-cell table:number-columns-repeated="2" table:style-name="ce1"/>
          <table:table-cell office:value-type="float" office:value="2.1042977958" table:style-name="ce1">
            <text:p>2.104297796</text:p>
          </table:table-cell>
          <table:table-cell table:number-columns-repeated="11" table:style-name="ce1"/>
          <table:table-cell office:value-type="float" office:value="6.2310149071999996" table:style-name="ce1">
            <text:p>6.231014907</text:p>
          </table:table-cell>
          <table:table-cell office:value-type="float" office:value="32" table:style-name="ce1">
            <text:p>32</text:p>
          </table:table-cell>
          <table:table-cell table:number-columns-repeated="16365"/>
        </table:table-row>
        <table:table-row table:style-name="ro1">
          <table:table-cell office:value-type="float" office:value="1.2602144867" table:style-name="ce24">
            <text:p>1.260</text:p>
          </table:table-cell>
          <table:table-cell office:value-type="float" office:value="33" table:style-name="ce1">
            <text:p>33</text:p>
          </table:table-cell>
          <table:table-cell office:value-type="float" office:value="1.2602082592999999" table:style-name="ce2">
            <text:p>1.2602</text:p>
          </table:table-cell>
          <table:table-cell table:number-columns-repeated="2" table:style-name="ce1"/>
          <table:table-cell office:value-type="float" office:value="2.1042506476999998" table:style-name="ce1">
            <text:p>2.104250648</text:p>
          </table:table-cell>
          <table:table-cell table:number-columns-repeated="11" table:style-name="ce1"/>
          <table:table-cell office:value-type="float" office:value="6.2311461586999997" table:style-name="ce1">
            <text:p>6.231146159</text:p>
          </table:table-cell>
          <table:table-cell office:value-type="float" office:value="33" table:style-name="ce1">
            <text:p>33</text:p>
          </table:table-cell>
          <table:table-cell table:number-columns-repeated="16365"/>
        </table:table-row>
        <table:table-row table:style-name="ro1">
          <table:table-cell office:value-type="float" office:value="1.2601672709" table:style-name="ce24">
            <text:p>1.260</text:p>
          </table:table-cell>
          <table:table-cell office:value-type="float" office:value="34" table:style-name="ce1">
            <text:p>34</text:p>
          </table:table-cell>
          <table:table-cell office:value-type="float" office:value="1.2601610188000001" table:style-name="ce2">
            <text:p>1.2602</text:p>
          </table:table-cell>
          <table:table-cell table:number-columns-repeated="2" table:style-name="ce1"/>
          <table:table-cell office:value-type="float" office:value="2.1042040839" table:style-name="ce1">
            <text:p>2.104204084</text:p>
          </table:table-cell>
          <table:table-cell table:number-columns-repeated="11" table:style-name="ce1"/>
          <table:table-cell office:value-type="float" office:value="6.2312671629" table:style-name="ce1">
            <text:p>6.231267163</text:p>
          </table:table-cell>
          <table:table-cell office:value-type="float" office:value="34" table:style-name="ce1">
            <text:p>34</text:p>
          </table:table-cell>
          <table:table-cell table:number-columns-repeated="16365"/>
        </table:table-row>
        <table:table-row table:style-name="ro1">
          <table:table-cell office:value-type="float" office:value="1.2601211009" table:style-name="ce24">
            <text:p>1.260</text:p>
          </table:table-cell>
          <table:table-cell office:value-type="float" office:value="35" table:style-name="ce1">
            <text:p>35</text:p>
          </table:table-cell>
          <table:table-cell office:value-type="float" office:value="1.2601148288999999" table:style-name="ce2">
            <text:p>1.2601</text:p>
          </table:table-cell>
          <table:table-cell table:number-columns-repeated="2" table:style-name="ce1"/>
          <table:table-cell office:value-type="float" office:value="2.1041581002999998" table:style-name="ce1">
            <text:p>2.1041581</text:p>
          </table:table-cell>
          <table:table-cell table:number-columns-repeated="11" table:style-name="ce1"/>
          <table:table-cell office:value-type="float" office:value="6.2313778889" table:style-name="ce1">
            <text:p>6.231377889</text:p>
          </table:table-cell>
          <table:table-cell office:value-type="float" office:value="35" table:style-name="ce1">
            <text:p>35</text:p>
          </table:table-cell>
          <table:table-cell table:number-columns-repeated="16365"/>
        </table:table-row>
        <table:table-row table:style-name="ro1">
          <table:table-cell office:value-type="float" office:value="1.2600759525" table:style-name="ce24">
            <text:p>1.260</text:p>
          </table:table-cell>
          <table:table-cell office:value-type="float" office:value="36" table:style-name="ce1">
            <text:p>36</text:p>
          </table:table-cell>
          <table:table-cell office:value-type="float" office:value="1.2600696654000001" table:style-name="ce2">
            <text:p>1.2601</text:p>
          </table:table-cell>
          <table:table-cell table:number-columns-repeated="2" table:style-name="ce1"/>
          <table:table-cell office:value-type="float" office:value="2.1041126926999998" table:style-name="ce1">
            <text:p>2.104112693</text:p>
          </table:table-cell>
          <table:table-cell table:number-columns-repeated="11" table:style-name="ce1"/>
          <table:table-cell office:value-type="float" office:value="6.2314783407999998" table:style-name="ce1">
            <text:p>6.231478341</text:p>
          </table:table-cell>
          <table:table-cell office:value-type="float" office:value="36" table:style-name="ce1">
            <text:p>36</text:p>
          </table:table-cell>
          <table:table-cell table:number-columns-repeated="16365"/>
        </table:table-row>
        <table:table-row table:style-name="ro1">
          <table:table-cell office:value-type="float" office:value="1.2600318022000001" table:style-name="ce24">
            <text:p>1.260</text:p>
          </table:table-cell>
          <table:table-cell office:value-type="float" office:value="37" table:style-name="ce1">
            <text:p>37</text:p>
          </table:table-cell>
          <table:table-cell office:value-type="float" office:value="1.2600255042999999" table:style-name="ce2">
            <text:p>1.2600</text:p>
          </table:table-cell>
          <table:table-cell table:number-columns-repeated="2" table:style-name="ce1"/>
          <table:table-cell office:value-type="float" office:value="2.1040678568" table:style-name="ce1">
            <text:p>2.104067857</text:p>
          </table:table-cell>
          <table:table-cell table:number-columns-repeated="11" table:style-name="ce1"/>
          <table:table-cell office:value-type="float" office:value="6.2315685497000004" table:style-name="ce1">
            <text:p>6.23156855</text:p>
          </table:table-cell>
          <table:table-cell office:value-type="float" office:value="37" table:style-name="ce1">
            <text:p>37</text:p>
          </table:table-cell>
          <table:table-cell table:number-columns-repeated="16365"/>
        </table:table-row>
        <table:table-row table:style-name="ro1">
          <table:table-cell office:value-type="float" office:value="1.2599886269" table:style-name="ce24">
            <text:p>1.260</text:p>
          </table:table-cell>
          <table:table-cell office:value-type="float" office:value="38" table:style-name="ce1">
            <text:p>38</text:p>
          </table:table-cell>
          <table:table-cell office:value-type="float" office:value="1.2599823225" table:style-name="ce2">
            <text:p>1.2600</text:p>
          </table:table-cell>
          <table:table-cell table:number-columns-repeated="2" table:style-name="ce1"/>
          <table:table-cell office:value-type="float" office:value="2.1040235883" table:style-name="ce1">
            <text:p>2.104023588</text:p>
          </table:table-cell>
          <table:table-cell table:number-columns-repeated="11" table:style-name="ce1"/>
          <table:table-cell office:value-type="float" office:value="6.2316485669999997" table:style-name="ce1">
            <text:p>6.231648567</text:p>
          </table:table-cell>
          <table:table-cell office:value-type="float" office:value="38" table:style-name="ce1">
            <text:p>38</text:p>
          </table:table-cell>
          <table:table-cell table:number-columns-repeated="16365"/>
        </table:table-row>
        <table:table-row table:style-name="ro1">
          <table:table-cell office:value-type="float" office:value="1.2599464041999999" table:style-name="ce24">
            <text:p>1.260</text:p>
          </table:table-cell>
          <table:table-cell office:value-type="float" office:value="39" table:style-name="ce1">
            <text:p>39</text:p>
          </table:table-cell>
          <table:table-cell office:value-type="float" office:value="1.2599400971000001" table:style-name="ce2">
            <text:p>1.2599</text:p>
          </table:table-cell>
          <table:table-cell table:number-columns-repeated="2" table:style-name="ce1"/>
          <table:table-cell office:value-type="float" office:value="2.1039798827" table:style-name="ce1">
            <text:p>2.103979883</text:p>
          </table:table-cell>
          <table:table-cell table:number-columns-repeated="11" table:style-name="ce1"/>
          <table:table-cell office:value-type="float" office:value="6.2317184593999997" table:style-name="ce1">
            <text:p>6.231718459</text:p>
          </table:table-cell>
          <table:table-cell office:value-type="float" office:value="39" table:style-name="ce1">
            <text:p>39</text:p>
          </table:table-cell>
          <table:table-cell table:number-columns-repeated="16365"/>
        </table:table-row>
        <table:table-row table:style-name="ro1">
          <table:table-cell office:value-type="float" office:value="1.2599051122" table:style-name="ce24">
            <text:p>1.260</text:p>
          </table:table-cell>
          <table:table-cell office:value-type="float" office:value="40" table:style-name="ce1">
            <text:p>40</text:p>
          </table:table-cell>
          <table:table-cell office:value-type="float" office:value="1.2598988062000001" table:style-name="ce2">
            <text:p>1.2599</text:p>
          </table:table-cell>
          <table:table-cell table:number-columns-repeated="2" table:style-name="ce1"/>
          <table:table-cell office:value-type="float" office:value="2.1039367357000001" table:style-name="ce1">
            <text:p>2.103936736</text:p>
          </table:table-cell>
          <table:table-cell table:number-columns-repeated="11" table:style-name="ce1"/>
          <table:table-cell office:value-type="float" office:value="6.2317783050999997" table:style-name="ce1">
            <text:p>6.231778305</text:p>
          </table:table-cell>
          <table:table-cell office:value-type="float" office:value="40" table:style-name="ce1">
            <text:p>40</text:p>
          </table:table-cell>
          <table:table-cell table:number-columns-repeated="16365"/>
        </table:table-row>
        <table:table-row table:style-name="ro1">
          <table:table-cell office:value-type="float" office:value="1.2598647296000001" table:style-name="ce24">
            <text:p>1.260</text:p>
          </table:table-cell>
          <table:table-cell office:value-type="float" office:value="41" table:style-name="ce1">
            <text:p>41</text:p>
          </table:table-cell>
          <table:table-cell office:value-type="float" office:value="1.259858428" table:style-name="ce2">
            <text:p>1.2599</text:p>
          </table:table-cell>
          <table:table-cell table:number-columns-repeated="2" table:style-name="ce1"/>
          <table:table-cell office:value-type="float" office:value="2.1038941428000002" table:style-name="ce1">
            <text:p>2.103894143</text:p>
          </table:table-cell>
          <table:table-cell table:number-columns-repeated="11" table:style-name="ce1"/>
          <table:table-cell office:value-type="float" office:value="6.2318281907999999" table:style-name="ce1">
            <text:p>6.231828191</text:p>
          </table:table-cell>
          <table:table-cell office:value-type="float" office:value="41" table:style-name="ce1">
            <text:p>41</text:p>
          </table:table-cell>
          <table:table-cell table:number-columns-repeated="16365"/>
        </table:table-row>
        <table:table-row table:style-name="ro1">
          <table:table-cell office:value-type="float" office:value="1.2598252353999999" table:style-name="ce24">
            <text:p>1.260</text:p>
          </table:table-cell>
          <table:table-cell office:value-type="float" office:value="42" table:style-name="ce1">
            <text:p>42</text:p>
          </table:table-cell>
          <table:table-cell office:value-type="float" office:value="1.2598189416000001" table:style-name="ce2">
            <text:p>1.2598</text:p>
          </table:table-cell>
          <table:table-cell table:number-columns-repeated="2" table:style-name="ce1"/>
          <table:table-cell office:value-type="float" office:value="2.1038520994000001" table:style-name="ce1">
            <text:p>2.103852099</text:p>
          </table:table-cell>
          <table:table-cell table:number-columns-repeated="11" table:style-name="ce1"/>
          <table:table-cell office:value-type="float" office:value="6.2318682101" table:style-name="ce1">
            <text:p>6.23186821</text:p>
          </table:table-cell>
          <table:table-cell office:value-type="float" office:value="42" table:style-name="ce1">
            <text:p>42</text:p>
          </table:table-cell>
          <table:table-cell table:number-columns-repeated="16365"/>
        </table:table-row>
        <table:table-row table:style-name="ro1">
          <table:table-cell office:value-type="float" office:value="1.2597866094000001" table:style-name="ce24">
            <text:p>1.260</text:p>
          </table:table-cell>
          <table:table-cell office:value-type="float" office:value="43" table:style-name="ce1">
            <text:p>43</text:p>
          </table:table-cell>
          <table:table-cell office:value-type="float" office:value="1.2597803264" table:style-name="ce2">
            <text:p>1.2598</text:p>
          </table:table-cell>
          <table:table-cell table:number-columns-repeated="2" table:style-name="ce1"/>
          <table:table-cell office:value-type="float" office:value="2.1038106011000002" table:style-name="ce1">
            <text:p>2.103810601</text:p>
          </table:table-cell>
          <table:table-cell table:number-columns-repeated="11" table:style-name="ce1"/>
          <table:table-cell office:value-type="float" office:value="6.2318984619000002" table:style-name="ce1">
            <text:p>6.231898462</text:p>
          </table:table-cell>
          <table:table-cell office:value-type="float" office:value="43" table:style-name="ce1">
            <text:p>43</text:p>
          </table:table-cell>
          <table:table-cell table:number-columns-repeated="16365"/>
        </table:table-row>
        <table:table-row table:style-name="ro1">
          <table:table-cell office:value-type="float" office:value="1.2597488317000001" table:style-name="ce24">
            <text:p>1.260</text:p>
          </table:table-cell>
          <table:table-cell office:value-type="float" office:value="44" table:style-name="ce1">
            <text:p>44</text:p>
          </table:table-cell>
          <table:table-cell office:value-type="float" office:value="1.2597425624" table:style-name="ce2">
            <text:p>1.2597</text:p>
          </table:table-cell>
          <table:table-cell table:number-columns-repeated="2" table:style-name="ce1"/>
          <table:table-cell office:value-type="float" office:value="2.1037696433000002" table:style-name="ce1">
            <text:p>2.103769643</text:p>
          </table:table-cell>
          <table:table-cell table:number-columns-repeated="11" table:style-name="ce1"/>
          <table:table-cell office:value-type="float" office:value="6.2319190493000001" table:style-name="ce1">
            <text:p>6.231919049</text:p>
          </table:table-cell>
          <table:table-cell office:value-type="float" office:value="44" table:style-name="ce1">
            <text:p>44</text:p>
          </table:table-cell>
          <table:table-cell table:number-columns-repeated="16365"/>
        </table:table-row>
        <table:table-row table:style-name="ro1">
          <table:table-cell office:value-type="float" office:value="1.2597118829" table:style-name="ce24">
            <text:p>1.260</text:p>
          </table:table-cell>
          <table:table-cell office:value-type="float" office:value="45" table:style-name="ce1">
            <text:p>45</text:p>
          </table:table-cell>
          <table:table-cell office:value-type="float" office:value="1.25970563" table:style-name="ce2">
            <text:p>1.2597</text:p>
          </table:table-cell>
          <table:table-cell table:number-columns-repeated="2" table:style-name="ce1"/>
          <table:table-cell office:value-type="float" office:value="2.1037292213000001" table:style-name="ce1">
            <text:p>2.103729221</text:p>
          </table:table-cell>
          <table:table-cell table:number-columns-repeated="11" table:style-name="ce1"/>
          <table:table-cell office:value-type="float" office:value="6.2319300794999997" table:style-name="ce1">
            <text:p>6.23193008</text:p>
          </table:table-cell>
          <table:table-cell office:value-type="float" office:value="45" table:style-name="ce1">
            <text:p>45</text:p>
          </table:table-cell>
          <table:table-cell table:number-columns-repeated="16365"/>
        </table:table-row>
        <table:table-row table:style-name="ro1">
          <table:table-cell office:value-type="float" office:value="1.2596757440999999" table:style-name="ce24">
            <text:p>1.260</text:p>
          </table:table-cell>
          <table:table-cell office:value-type="float" office:value="46" table:style-name="ce1">
            <text:p>46</text:p>
          </table:table-cell>
          <table:table-cell office:value-type="float" office:value="1.2596695100999999" table:style-name="ce2">
            <text:p>1.2597</text:p>
          </table:table-cell>
          <table:table-cell table:number-columns-repeated="2" table:style-name="ce1"/>
          <table:table-cell office:value-type="float" office:value="2.1036893305" table:style-name="ce1">
            <text:p>2.103689331</text:p>
          </table:table-cell>
          <table:table-cell table:number-columns-repeated="11" table:style-name="ce1"/>
          <table:table-cell office:value-type="float" office:value="6.2319316632000001" table:style-name="ce1">
            <text:p>6.231931663</text:p>
          </table:table-cell>
          <table:table-cell office:value-type="float" office:value="46" table:style-name="ce1">
            <text:p>46</text:p>
          </table:table-cell>
          <table:table-cell table:number-columns-repeated="16365"/>
        </table:table-row>
        <table:table-row table:style-name="ro1">
          <table:table-cell office:value-type="float" office:value="1.2596403969000001" table:style-name="ce24">
            <text:p>1.260</text:p>
          </table:table-cell>
          <table:table-cell office:value-type="float" office:value="47" table:style-name="ce1">
            <text:p>47</text:p>
          </table:table-cell>
          <table:table-cell office:value-type="float" office:value="1.2596341842000001" table:style-name="ce2">
            <text:p>1.2596</text:p>
          </table:table-cell>
          <table:table-cell table:number-columns-repeated="2" table:style-name="ce1"/>
          <table:table-cell office:value-type="float" office:value="2.1036499662999999" table:style-name="ce1">
            <text:p>2.103649966</text:p>
          </table:table-cell>
          <table:table-cell table:number-columns-repeated="11" table:style-name="ce1"/>
          <table:table-cell office:value-type="float" office:value="6.2319239145000003" table:style-name="ce1">
            <text:p>6.231923915</text:p>
          </table:table-cell>
          <table:table-cell office:value-type="float" office:value="47" table:style-name="ce1">
            <text:p>47</text:p>
          </table:table-cell>
          <table:table-cell table:number-columns-repeated="16365"/>
        </table:table-row>
        <table:table-row table:style-name="ro1">
          <table:table-cell office:value-type="float" office:value="1.2596058233" table:style-name="ce24">
            <text:p>1.260</text:p>
          </table:table-cell>
          <table:table-cell office:value-type="float" office:value="48" table:style-name="ce1">
            <text:p>48</text:p>
          </table:table-cell>
          <table:table-cell office:value-type="float" office:value="1.259599634" table:style-name="ce2">
            <text:p>1.2596</text:p>
          </table:table-cell>
          <table:table-cell table:number-columns-repeated="2" table:style-name="ce1"/>
          <table:table-cell office:value-type="float" office:value="2.1036111239999999" table:style-name="ce1">
            <text:p>2.103611124</text:p>
          </table:table-cell>
          <table:table-cell table:number-columns-repeated="11" table:style-name="ce1"/>
          <table:table-cell office:value-type="float" office:value="6.2319069512" table:style-name="ce1">
            <text:p>6.231906951</text:p>
          </table:table-cell>
          <table:table-cell office:value-type="float" office:value="48" table:style-name="ce1">
            <text:p>48</text:p>
          </table:table-cell>
          <table:table-cell table:number-columns-repeated="16365"/>
        </table:table-row>
        <table:table-row table:style-name="ro1">
          <table:table-cell office:value-type="float" office:value="1.2595720056999999" table:style-name="ce24">
            <text:p>1.260</text:p>
          </table:table-cell>
          <table:table-cell office:value-type="float" office:value="49" table:style-name="ce1">
            <text:p>49</text:p>
          </table:table-cell>
          <table:table-cell office:value-type="float" office:value="1.259565842" table:style-name="ce2">
            <text:p>1.2596</text:p>
          </table:table-cell>
          <table:table-cell table:number-columns-repeated="2" table:style-name="ce1"/>
          <table:table-cell office:value-type="float" office:value="2.1035727990000002" table:style-name="ce1">
            <text:p>2.103572799</text:p>
          </table:table-cell>
          <table:table-cell table:number-columns-repeated="11" table:style-name="ce1"/>
          <table:table-cell office:value-type="float" office:value="6.2318808945999997" table:style-name="ce1">
            <text:p>6.231880895</text:p>
          </table:table-cell>
          <table:table-cell office:value-type="float" office:value="49" table:style-name="ce1">
            <text:p>49</text:p>
          </table:table-cell>
          <table:table-cell table:number-columns-repeated="16365"/>
        </table:table-row>
        <table:table-row table:style-name="ro1">
          <table:table-cell office:value-type="float" office:value="1.2595389269999999" table:style-name="ce24">
            <text:p>1.260</text:p>
          </table:table-cell>
          <table:table-cell office:value-type="float" office:value="50" table:style-name="ce1">
            <text:p>50</text:p>
          </table:table-cell>
          <table:table-cell office:value-type="float" office:value="1.2595327909" table:style-name="ce2">
            <text:p>1.2595</text:p>
          </table:table-cell>
          <table:table-cell table:number-columns-repeated="2" table:style-name="ce1"/>
          <table:table-cell office:value-type="float" office:value="2.1035349865000001" table:style-name="ce1">
            <text:p>2.103534987</text:p>
          </table:table-cell>
          <table:table-cell table:number-columns-repeated="11" table:style-name="ce1"/>
          <table:table-cell office:value-type="float" office:value="6.2318458696999999" table:style-name="ce1">
            <text:p>6.23184587</text:p>
          </table:table-cell>
          <table:table-cell office:value-type="float" office:value="50" table:style-name="ce1">
            <text:p>50</text:p>
          </table:table-cell>
          <table:table-cell table:number-columns-repeated="16365"/>
        </table:table-row>
        <table:table-row table:style-name="ro1">
          <table:table-cell office:value-type="float" office:value="1.2595065705999999" table:style-name="ce24">
            <text:p>1.260</text:p>
          </table:table-cell>
          <table:table-cell office:value-type="float" office:value="51" table:style-name="ce1">
            <text:p>51</text:p>
          </table:table-cell>
          <table:table-cell office:value-type="float" office:value="1.2595004637" table:style-name="ce2">
            <text:p>1.2595</text:p>
          </table:table-cell>
          <table:table-cell table:number-columns-repeated="2" table:style-name="ce1"/>
          <table:table-cell office:value-type="float" office:value="2.1034976818" table:style-name="ce1">
            <text:p>2.103497682</text:p>
          </table:table-cell>
          <table:table-cell table:number-columns-repeated="11" table:style-name="ce1"/>
          <table:table-cell office:value-type="float" office:value="6.2318020055999996" table:style-name="ce1">
            <text:p>6.231802006</text:p>
          </table:table-cell>
          <table:table-cell office:value-type="float" office:value="51" table:style-name="ce1">
            <text:p>51</text:p>
          </table:table-cell>
          <table:table-cell table:number-columns-repeated="16365"/>
        </table:table-row>
        <table:table-row table:style-name="ro1">
          <table:table-cell office:value-type="float" office:value="1.2594749199999999" table:style-name="ce24">
            <text:p>1.259</text:p>
          </table:table-cell>
          <table:table-cell office:value-type="float" office:value="52" table:style-name="ce1">
            <text:p>52</text:p>
          </table:table-cell>
          <table:table-cell office:value-type="float" office:value="1.2594688440999999" table:style-name="ce2">
            <text:p>1.2595</text:p>
          </table:table-cell>
          <table:table-cell table:number-columns-repeated="2" table:style-name="ce1"/>
          <table:table-cell office:value-type="float" office:value="2.1034608801000001" table:style-name="ce1">
            <text:p>2.10346088</text:p>
          </table:table-cell>
          <table:table-cell table:number-columns-repeated="11" table:style-name="ce1"/>
          <table:table-cell office:value-type="float" office:value="6.2317494355000003" table:style-name="ce1">
            <text:p>6.231749436</text:p>
          </table:table-cell>
          <table:table-cell office:value-type="float" office:value="52" table:style-name="ce1">
            <text:p>52</text:p>
          </table:table-cell>
          <table:table-cell table:number-columns-repeated="16365"/>
        </table:table-row>
        <table:table-row table:style-name="ro1">
          <table:table-cell office:value-type="float" office:value="1.2594439595" table:style-name="ce24">
            <text:p>1.259</text:p>
          </table:table-cell>
          <table:table-cell office:value-type="float" office:value="53" table:style-name="ce1">
            <text:p>53</text:p>
          </table:table-cell>
          <table:table-cell office:value-type="float" office:value="1.259437916" table:style-name="ce2">
            <text:p>1.2594</text:p>
          </table:table-cell>
          <table:table-cell table:number-columns-repeated="2" table:style-name="ce1"/>
          <table:table-cell office:value-type="float" office:value="2.1034245769000002" table:style-name="ce1">
            <text:p>2.103424577</text:p>
          </table:table-cell>
          <table:table-cell table:number-columns-repeated="11" table:style-name="ce1"/>
          <table:table-cell office:value-type="float" office:value="6.2316882965999998" table:style-name="ce1">
            <text:p>6.231688297</text:p>
          </table:table-cell>
          <table:table-cell office:value-type="float" office:value="53" table:style-name="ce1">
            <text:p>53</text:p>
          </table:table-cell>
          <table:table-cell table:number-columns-repeated="16365"/>
        </table:table-row>
        <table:table-row table:style-name="ro1">
          <table:table-cell office:value-type="float" office:value="1.2594136734000001" table:style-name="ce24">
            <text:p>1.259</text:p>
          </table:table-cell>
          <table:table-cell office:value-type="float" office:value="54" table:style-name="ce1">
            <text:p>54</text:p>
          </table:table-cell>
          <table:table-cell office:value-type="float" office:value="1.2594076638" table:style-name="ce2">
            <text:p>1.2594</text:p>
          </table:table-cell>
          <table:table-cell table:number-columns-repeated="2" table:style-name="ce1"/>
          <table:table-cell office:value-type="float" office:value="2.1033887672999998" table:style-name="ce1">
            <text:p>2.103388767</text:p>
          </table:table-cell>
          <table:table-cell table:number-columns-repeated="11" table:style-name="ce1"/>
          <table:table-cell office:value-type="float" office:value="6.2316187309000002" table:style-name="ce1">
            <text:p>6.231618731</text:p>
          </table:table-cell>
          <table:table-cell office:value-type="float" office:value="54" table:style-name="ce1">
            <text:p>54</text:p>
          </table:table-cell>
          <table:table-cell table:number-columns-repeated="16365"/>
        </table:table-row>
        <table:table-row table:style-name="ro1">
          <table:table-cell office:value-type="float" office:value="1.2593840465999999" table:style-name="ce24">
            <text:p>1.259</text:p>
          </table:table-cell>
          <table:table-cell office:value-type="float" office:value="55" table:style-name="ce1">
            <text:p>55</text:p>
          </table:table-cell>
          <table:table-cell office:value-type="float" office:value="1.2593780723000001" table:style-name="ce2">
            <text:p>1.2594</text:p>
          </table:table-cell>
          <table:table-cell table:number-columns-repeated="2" table:style-name="ce1"/>
          <table:table-cell office:value-type="float" office:value="2.1033534466999999" table:style-name="ce1">
            <text:p>2.103353447</text:p>
          </table:table-cell>
          <table:table-cell table:number-columns-repeated="11" table:style-name="ce1"/>
          <table:table-cell office:value-type="float" office:value="6.2315408847000002" table:style-name="ce1">
            <text:p>6.231540885</text:p>
          </table:table-cell>
          <table:table-cell office:value-type="float" office:value="55" table:style-name="ce1">
            <text:p>55</text:p>
          </table:table-cell>
          <table:table-cell table:number-columns-repeated="16365"/>
        </table:table-row>
        <table:table-row table:style-name="ro1">
          <table:table-cell office:value-type="float" office:value="1.2593550643" table:style-name="ce24">
            <text:p>1.259</text:p>
          </table:table-cell>
          <table:table-cell office:value-type="float" office:value="56" table:style-name="ce1">
            <text:p>56</text:p>
          </table:table-cell>
          <table:table-cell office:value-type="float" office:value="1.2593491265000001" table:style-name="ce2">
            <text:p>1.2593</text:p>
          </table:table-cell>
          <table:table-cell table:number-columns-repeated="2" table:style-name="ce1"/>
          <table:table-cell office:value-type="float" office:value="2.1033186102000001" table:style-name="ce1">
            <text:p>2.10331861</text:p>
          </table:table-cell>
          <table:table-cell table:number-columns-repeated="11" table:style-name="ce1"/>
          <table:table-cell office:value-type="float" office:value="6.231454909" table:style-name="ce1">
            <text:p>6.231454909</text:p>
          </table:table-cell>
          <table:table-cell office:value-type="float" office:value="56" table:style-name="ce1">
            <text:p>56</text:p>
          </table:table-cell>
          <table:table-cell table:number-columns-repeated="16365"/>
        </table:table-row>
        <table:table-row table:style-name="ro1">
          <table:table-cell office:value-type="float" office:value="1.2593267122" table:style-name="ce24">
            <text:p>1.259</text:p>
          </table:table-cell>
          <table:table-cell office:value-type="float" office:value="57" table:style-name="ce1">
            <text:p>57</text:p>
          </table:table-cell>
          <table:table-cell office:value-type="float" office:value="1.2593208118999999" table:style-name="ce2">
            <text:p>1.2593</text:p>
          </table:table-cell>
          <table:table-cell table:number-columns-repeated="2" table:style-name="ce1"/>
          <table:table-cell office:value-type="float" office:value="2.1032842532" table:style-name="ce1">
            <text:p>2.103284253</text:p>
          </table:table-cell>
          <table:table-cell table:number-columns-repeated="11" table:style-name="ce1"/>
          <table:table-cell office:value-type="float" office:value="6.2313609592999999" table:style-name="ce1">
            <text:p>6.231360959</text:p>
          </table:table-cell>
          <table:table-cell office:value-type="float" office:value="57" table:style-name="ce1">
            <text:p>57</text:p>
          </table:table-cell>
          <table:table-cell table:number-columns-repeated="16365"/>
        </table:table-row>
        <table:table-row table:style-name="ro1">
          <table:table-cell office:value-type="float" office:value="1.259298976" table:style-name="ce24">
            <text:p>1.259</text:p>
          </table:table-cell>
          <table:table-cell office:value-type="float" office:value="58" table:style-name="ce1">
            <text:p>58</text:p>
          </table:table-cell>
          <table:table-cell office:value-type="float" office:value="1.2592931143999999" table:style-name="ce2">
            <text:p>1.2593</text:p>
          </table:table-cell>
          <table:table-cell table:number-columns-repeated="2" table:style-name="ce1"/>
          <table:table-cell office:value-type="float" office:value="2.1032503709000001" table:style-name="ce1">
            <text:p>2.103250371</text:p>
          </table:table-cell>
          <table:table-cell table:number-columns-repeated="11" table:style-name="ce1"/>
          <table:table-cell office:value-type="float" office:value="6.2312591959999999" table:style-name="ce1">
            <text:p>6.231259196</text:p>
          </table:table-cell>
          <table:table-cell office:value-type="float" office:value="58" table:style-name="ce1">
            <text:p>58</text:p>
          </table:table-cell>
          <table:table-cell table:number-columns-repeated="16365"/>
        </table:table-row>
        <table:table-row table:style-name="ro1">
          <table:table-cell office:value-type="float" office:value="1.2592718421" table:style-name="ce24">
            <text:p>1.259</text:p>
          </table:table-cell>
          <table:table-cell office:value-type="float" office:value="59" table:style-name="ce1">
            <text:p>59</text:p>
          </table:table-cell>
          <table:table-cell office:value-type="float" office:value="1.2592660200000001" table:style-name="ce2">
            <text:p>1.2593</text:p>
          </table:table-cell>
          <table:table-cell table:number-columns-repeated="2" table:style-name="ce1"/>
          <table:table-cell office:value-type="float" office:value="2.1032169586" table:style-name="ce1">
            <text:p>2.103216959</text:p>
          </table:table-cell>
          <table:table-cell table:number-columns-repeated="11" table:style-name="ce1"/>
          <table:table-cell office:value-type="float" office:value="6.2311497839000003" table:style-name="ce1">
            <text:p>6.231149784</text:p>
          </table:table-cell>
          <table:table-cell office:value-type="float" office:value="59" table:style-name="ce1">
            <text:p>59</text:p>
          </table:table-cell>
          <table:table-cell table:number-columns-repeated="16365"/>
        </table:table-row>
        <table:table-row table:style-name="ro1">
          <table:table-cell office:value-type="float" office:value="1.2592452971000001" table:style-name="ce24">
            <text:p>1.259</text:p>
          </table:table-cell>
          <table:table-cell office:value-type="float" office:value="60" table:style-name="ce1">
            <text:p>60</text:p>
          </table:table-cell>
          <table:table-cell office:value-type="float" office:value="1.2592395154" table:style-name="ce2">
            <text:p>1.2592</text:p>
          </table:table-cell>
          <table:table-cell table:number-columns-repeated="2" table:style-name="ce1"/>
          <table:table-cell office:value-type="float" office:value="2.1031840116999998" table:style-name="ce1">
            <text:p>2.103184012</text:p>
          </table:table-cell>
          <table:table-cell table:number-columns-repeated="11" table:style-name="ce1"/>
          <table:table-cell office:value-type="float" office:value="6.2310328925" table:style-name="ce1">
            <text:p>6.231032893</text:p>
          </table:table-cell>
          <table:table-cell office:value-type="float" office:value="60" table:style-name="ce1">
            <text:p>60</text:p>
          </table:table-cell>
          <table:table-cell table:number-columns-repeated="16365"/>
        </table:table-row>
        <table:table-row table:style-name="ro1">
          <table:table-cell office:value-type="float" office:value="1.2592193277999999" table:style-name="ce24">
            <text:p>1.259</text:p>
          </table:table-cell>
          <table:table-cell office:value-type="float" office:value="61" table:style-name="ce1">
            <text:p>61</text:p>
          </table:table-cell>
          <table:table-cell office:value-type="float" office:value="1.2592135873000001" table:style-name="ce2">
            <text:p>1.2592</text:p>
          </table:table-cell>
          <table:table-cell table:number-columns-repeated="2" table:style-name="ce1"/>
          <table:table-cell office:value-type="float" office:value="2.1031515252999999" table:style-name="ce1">
            <text:p>2.103151525</text:p>
          </table:table-cell>
          <table:table-cell table:number-columns-repeated="11" table:style-name="ce1"/>
          <table:table-cell office:value-type="float" office:value="6.2309086957000002" table:style-name="ce1">
            <text:p>6.230908696</text:p>
          </table:table-cell>
          <table:table-cell office:value-type="float" office:value="61" table:style-name="ce1">
            <text:p>61</text:p>
          </table:table-cell>
          <table:table-cell table:number-columns-repeated="16365"/>
        </table:table-row>
        <table:table-row table:style-name="ro1">
          <table:table-cell office:value-type="float" office:value="1.2591939215000001" table:style-name="ce24">
            <text:p>1.259</text:p>
          </table:table-cell>
          <table:table-cell office:value-type="float" office:value="62" table:style-name="ce1">
            <text:p>62</text:p>
          </table:table-cell>
          <table:table-cell office:value-type="float" office:value="1.2591882229" table:style-name="ce2">
            <text:p>1.2592</text:p>
          </table:table-cell>
          <table:table-cell table:number-columns-repeated="2" table:style-name="ce1"/>
          <table:table-cell office:value-type="float" office:value="2.1031194949000001" table:style-name="ce1">
            <text:p>2.103119495</text:p>
          </table:table-cell>
          <table:table-cell table:number-columns-repeated="11" table:style-name="ce1"/>
          <table:table-cell office:value-type="float" office:value="6.2307773719000004" table:style-name="ce1">
            <text:p>6.230777372</text:p>
          </table:table-cell>
          <table:table-cell office:value-type="float" office:value="62" table:style-name="ce1">
            <text:p>62</text:p>
          </table:table-cell>
          <table:table-cell table:number-columns-repeated="16365"/>
        </table:table-row>
        <table:table-row table:style-name="ro1">
          <table:table-cell office:value-type="float" office:value="1.2591690656000001" table:style-name="ce24">
            <text:p>1.259</text:p>
          </table:table-cell>
          <table:table-cell office:value-type="float" office:value="63" table:style-name="ce1">
            <text:p>63</text:p>
          </table:table-cell>
          <table:table-cell office:value-type="float" office:value="1.2591634095999999" table:style-name="ce2">
            <text:p>1.2592</text:p>
          </table:table-cell>
          <table:table-cell table:number-columns-repeated="2" table:style-name="ce1"/>
          <table:table-cell office:value-type="float" office:value="2.1030879158000002" table:style-name="ce1">
            <text:p>2.103087916</text:p>
          </table:table-cell>
          <table:table-cell table:number-columns-repeated="11" table:style-name="ce1"/>
          <table:table-cell office:value-type="float" office:value="6.2306391034999997" table:style-name="ce1">
            <text:p>6.230639104</text:p>
          </table:table-cell>
          <table:table-cell office:value-type="float" office:value="63" table:style-name="ce1">
            <text:p>63</text:p>
          </table:table-cell>
          <table:table-cell table:number-columns-repeated="16365"/>
        </table:table-row>
        <table:table-row table:style-name="ro1">
          <table:table-cell office:value-type="float" office:value="1.259144748" table:style-name="ce24">
            <text:p>1.259</text:p>
          </table:table-cell>
          <table:table-cell office:value-type="float" office:value="64" table:style-name="ce1">
            <text:p>64</text:p>
          </table:table-cell>
          <table:table-cell office:value-type="float" office:value="1.2591391351000001" table:style-name="ce2">
            <text:p>1.2591</text:p>
          </table:table-cell>
          <table:table-cell table:number-columns-repeated="2" table:style-name="ce1"/>
          <table:table-cell office:value-type="float" office:value="2.1030567832" table:style-name="ce1">
            <text:p>2.103056783</text:p>
          </table:table-cell>
          <table:table-cell table:number-columns-repeated="11" table:style-name="ce1"/>
          <table:table-cell office:value-type="float" office:value="6.2304940770000004" table:style-name="ce1">
            <text:p>6.230494077</text:p>
          </table:table-cell>
          <table:table-cell office:value-type="float" office:value="64" table:style-name="ce1">
            <text:p>64</text:p>
          </table:table-cell>
          <table:table-cell table:number-columns-repeated="16365"/>
        </table:table-row>
        <table:table-row table:style-name="ro1">
          <table:table-cell office:value-type="float" office:value="1.2591209567999999" table:style-name="ce24">
            <text:p>1.259</text:p>
          </table:table-cell>
          <table:table-cell office:value-type="float" office:value="65" table:style-name="ce1">
            <text:p>65</text:p>
          </table:table-cell>
          <table:table-cell office:value-type="float" office:value="1.2591153874000001" table:style-name="ce2">
            <text:p>1.2591</text:p>
          </table:table-cell>
          <table:table-cell table:number-columns-repeated="2" table:style-name="ce1"/>
          <table:table-cell office:value-type="float" office:value="2.1030260926" table:style-name="ce1">
            <text:p>2.103026093</text:p>
          </table:table-cell>
          <table:table-cell table:number-columns-repeated="11" table:style-name="ce1"/>
          <table:table-cell office:value-type="float" office:value="6.2303424827000002" table:style-name="ce1">
            <text:p>6.230342483</text:p>
          </table:table-cell>
          <table:table-cell office:value-type="float" office:value="65" table:style-name="ce1">
            <text:p>65</text:p>
          </table:table-cell>
          <table:table-cell table:number-columns-repeated="16365"/>
        </table:table-row>
        <table:table-row table:style-name="ro1">
          <table:table-cell office:value-type="float" office:value="1.2590976803" table:style-name="ce24">
            <text:p>1.259</text:p>
          </table:table-cell>
          <table:table-cell office:value-type="float" office:value="66" table:style-name="ce1">
            <text:p>66</text:p>
          </table:table-cell>
          <table:table-cell office:value-type="float" office:value="1.259092155" table:style-name="ce2">
            <text:p>1.2591</text:p>
          </table:table-cell>
          <table:table-cell table:number-columns-repeated="2" table:style-name="ce1"/>
          <table:table-cell office:value-type="float" office:value="2.1029958393000001" table:style-name="ce1">
            <text:p>2.102995839</text:p>
          </table:table-cell>
          <table:table-cell table:number-columns-repeated="11" table:style-name="ce1"/>
          <table:table-cell office:value-type="float" office:value="6.2301845143000003" table:style-name="ce1">
            <text:p>6.230184514</text:p>
          </table:table-cell>
          <table:table-cell office:value-type="float" office:value="66" table:style-name="ce1">
            <text:p>66</text:p>
          </table:table-cell>
          <table:table-cell table:number-columns-repeated="16365"/>
        </table:table-row>
        <table:table-row table:style-name="ro1">
          <table:table-cell office:value-type="float" office:value="1.2590749072" table:style-name="ce24">
            <text:p>1.259</text:p>
          </table:table-cell>
          <table:table-cell office:value-type="float" office:value="67" table:style-name="ce1">
            <text:p>67</text:p>
          </table:table-cell>
          <table:table-cell office:value-type="float" office:value="1.2590694263" table:style-name="ce2">
            <text:p>1.2591</text:p>
          </table:table-cell>
          <table:table-cell table:number-columns-repeated="2" table:style-name="ce1"/>
          <table:table-cell office:value-type="float" office:value="2.1029660187000001" table:style-name="ce1">
            <text:p>2.102966019</text:p>
          </table:table-cell>
          <table:table-cell table:number-columns-repeated="11" table:style-name="ce1"/>
          <table:table-cell office:value-type="float" office:value="6.2300203688" table:style-name="ce1">
            <text:p>6.230020369</text:p>
          </table:table-cell>
          <table:table-cell office:value-type="float" office:value="67" table:style-name="ce1">
            <text:p>67</text:p>
          </table:table-cell>
          <table:table-cell table:number-columns-repeated="16365"/>
        </table:table-row>
        <table:table-row table:style-name="ro1">
          <table:table-cell office:value-type="float" office:value="1.2590526263999999" table:style-name="ce24">
            <text:p>1.259</text:p>
          </table:table-cell>
          <table:table-cell office:value-type="float" office:value="68" table:style-name="ce1">
            <text:p>68</text:p>
          </table:table-cell>
          <table:table-cell office:value-type="float" office:value="1.2590471902" table:style-name="ce2">
            <text:p>1.2590</text:p>
          </table:table-cell>
          <table:table-cell table:number-columns-repeated="2" table:style-name="ce1"/>
          <table:table-cell office:value-type="float" office:value="2.1029366262" table:style-name="ce1">
            <text:p>2.102936626</text:p>
          </table:table-cell>
          <table:table-cell table:number-columns-repeated="11" table:style-name="ce1"/>
          <table:table-cell office:value-type="float" office:value="6.2298502463999998" table:style-name="ce1">
            <text:p>6.229850246</text:p>
          </table:table-cell>
          <table:table-cell office:value-type="float" office:value="68" table:style-name="ce1">
            <text:p>68</text:p>
          </table:table-cell>
          <table:table-cell table:number-columns-repeated="16365"/>
        </table:table-row>
        <table:table-row table:style-name="ro1">
          <table:table-cell office:value-type="float" office:value="1.2590308269999999" table:style-name="ce24">
            <text:p>1.259</text:p>
          </table:table-cell>
          <table:table-cell office:value-type="float" office:value="69" table:style-name="ce1">
            <text:p>69</text:p>
          </table:table-cell>
          <table:table-cell office:value-type="float" office:value="1.2590254357999999" table:style-name="ce2">
            <text:p>1.2590</text:p>
          </table:table-cell>
          <table:table-cell table:number-columns-repeated="2" table:style-name="ce1"/>
          <table:table-cell office:value-type="float" office:value="2.1029076572999998" table:style-name="ce1">
            <text:p>2.102907657</text:p>
          </table:table-cell>
          <table:table-cell table:number-columns-repeated="11" table:style-name="ce1"/>
          <table:table-cell office:value-type="float" office:value="6.2296743496999998" table:style-name="ce1">
            <text:p>6.22967435</text:p>
          </table:table-cell>
          <table:table-cell office:value-type="float" office:value="69" table:style-name="ce1">
            <text:p>69</text:p>
          </table:table-cell>
          <table:table-cell table:number-columns-repeated="16365"/>
        </table:table-row>
        <table:table-row table:style-name="ro1">
          <table:table-cell office:value-type="float" office:value="1.2590094985" table:style-name="ce24">
            <text:p>1.259</text:p>
          </table:table-cell>
          <table:table-cell office:value-type="float" office:value="70" table:style-name="ce1">
            <text:p>70</text:p>
          </table:table-cell>
          <table:table-cell office:value-type="float" office:value="1.2590041525" table:style-name="ce2">
            <text:p>1.2590</text:p>
          </table:table-cell>
          <table:table-cell table:number-columns-repeated="2" table:style-name="ce1"/>
          <table:table-cell office:value-type="float" office:value="2.1028791074000002" table:style-name="ce1">
            <text:p>2.102879107</text:p>
          </table:table-cell>
          <table:table-cell table:number-columns-repeated="11" table:style-name="ce1"/>
          <table:table-cell office:value-type="float" office:value="6.2294928838999999" table:style-name="ce1">
            <text:p>6.229492884</text:p>
          </table:table-cell>
          <table:table-cell office:value-type="float" office:value="70" table:style-name="ce1">
            <text:p>70</text:p>
          </table:table-cell>
          <table:table-cell table:number-columns-repeated="16365"/>
        </table:table-row>
        <table:table-row table:style-name="ro1">
          <table:table-cell office:value-type="float" office:value="1.2589886305" table:style-name="ce24">
            <text:p>1.259</text:p>
          </table:table-cell>
          <table:table-cell office:value-type="float" office:value="71" table:style-name="ce1">
            <text:p>71</text:p>
          </table:table-cell>
          <table:table-cell office:value-type="float" office:value="1.2589833298999999" table:style-name="ce2">
            <text:p>1.2590</text:p>
          </table:table-cell>
          <table:table-cell table:number-columns-repeated="2" table:style-name="ce1"/>
          <table:table-cell office:value-type="float" office:value="2.1028509719000001" table:style-name="ce1">
            <text:p>2.102850972</text:p>
          </table:table-cell>
          <table:table-cell table:number-columns-repeated="11" table:style-name="ce1"/>
          <table:table-cell office:value-type="float" office:value="6.2293060561000004" table:style-name="ce1">
            <text:p>6.229306056</text:p>
          </table:table-cell>
          <table:table-cell office:value-type="float" office:value="71" table:style-name="ce1">
            <text:p>71</text:p>
          </table:table-cell>
          <table:table-cell table:number-columns-repeated="16365"/>
        </table:table-row>
        <table:table-row table:style-name="ro1">
          <table:table-cell office:value-type="float" office:value="1.2589682128999999" table:style-name="ce24">
            <text:p>1.259</text:p>
          </table:table-cell>
          <table:table-cell office:value-type="float" office:value="72" table:style-name="ce1">
            <text:p>72</text:p>
          </table:table-cell>
          <table:table-cell office:value-type="float" office:value="1.2589629578999999" table:style-name="ce2">
            <text:p>1.2590</text:p>
          </table:table-cell>
          <table:table-cell table:number-columns-repeated="2" table:style-name="ce1"/>
          <table:table-cell office:value-type="float" office:value="2.1028232463999998" table:style-name="ce1">
            <text:p>2.102823246</text:p>
          </table:table-cell>
          <table:table-cell table:number-columns-repeated="11" table:style-name="ce1"/>
          <table:table-cell office:value-type="float" office:value="6.2291140753000001" table:style-name="ce1">
            <text:p>6.229114075</text:p>
          </table:table-cell>
          <table:table-cell office:value-type="float" office:value="72" table:style-name="ce1">
            <text:p>72</text:p>
          </table:table-cell>
          <table:table-cell table:number-columns-repeated="16365"/>
        </table:table-row>
        <table:table-row table:style-name="ro1">
          <table:table-cell office:value-type="float" office:value="1.2589482358999999" table:style-name="ce24">
            <text:p>1.259</text:p>
          </table:table-cell>
          <table:table-cell office:value-type="float" office:value="73" table:style-name="ce1">
            <text:p>73</text:p>
          </table:table-cell>
          <table:table-cell office:value-type="float" office:value="1.2589430264000001" table:style-name="ce2">
            <text:p>1.2589</text:p>
          </table:table-cell>
          <table:table-cell table:number-columns-repeated="2" table:style-name="ce1"/>
          <table:table-cell office:value-type="float" office:value="2.1027959263999998" table:style-name="ce1">
            <text:p>2.102795926</text:p>
          </table:table-cell>
          <table:table-cell table:number-columns-repeated="11" table:style-name="ce1"/>
          <table:table-cell office:value-type="float" office:value="6.2289171515000001" table:style-name="ce1">
            <text:p>6.228917152</text:p>
          </table:table-cell>
          <table:table-cell office:value-type="float" office:value="73" table:style-name="ce1">
            <text:p>73</text:p>
          </table:table-cell>
          <table:table-cell table:number-columns-repeated="16365"/>
        </table:table-row>
        <table:table-row table:style-name="ro1">
          <table:table-cell office:value-type="float" office:value="1.2589286896" table:style-name="ce24">
            <text:p>1.259</text:p>
          </table:table-cell>
          <table:table-cell office:value-type="float" office:value="74" table:style-name="ce1">
            <text:p>74</text:p>
          </table:table-cell>
          <table:table-cell office:value-type="float" office:value="1.2589235258" table:style-name="ce2">
            <text:p>1.2589</text:p>
          </table:table-cell>
          <table:table-cell table:number-columns-repeated="2" table:style-name="ce1"/>
          <table:table-cell office:value-type="float" office:value="2.1027690075000001" table:style-name="ce1">
            <text:p>2.102769008</text:p>
          </table:table-cell>
          <table:table-cell table:number-columns-repeated="11" table:style-name="ce1"/>
          <table:table-cell office:value-type="float" office:value="6.2287154961000004" table:style-name="ce1">
            <text:p>6.228715496</text:p>
          </table:table-cell>
          <table:table-cell office:value-type="float" office:value="74" table:style-name="ce1">
            <text:p>74</text:p>
          </table:table-cell>
          <table:table-cell table:number-columns-repeated="16365"/>
        </table:table-row>
        <table:table-row table:style-name="ro1">
          <table:table-cell office:value-type="float" office:value="1.2589095648999999" table:style-name="ce24">
            <text:p>1.259</text:p>
          </table:table-cell>
          <table:table-cell office:value-type="float" office:value="75" table:style-name="ce1">
            <text:p>75</text:p>
          </table:table-cell>
          <table:table-cell office:value-type="float" office:value="1.2589044466999999" table:style-name="ce2">
            <text:p>1.2589</text:p>
          </table:table-cell>
          <table:table-cell table:number-columns-repeated="2" table:style-name="ce1"/>
          <table:table-cell office:value-type="float" office:value="2.1027424850999998" table:style-name="ce1">
            <text:p>2.102742485</text:p>
          </table:table-cell>
          <table:table-cell table:number-columns-repeated="11" table:style-name="ce1"/>
          <table:table-cell office:value-type="float" office:value="6.2285093209999998" table:style-name="ce1">
            <text:p>6.228509321</text:p>
          </table:table-cell>
          <table:table-cell office:value-type="float" office:value="75" table:style-name="ce1">
            <text:p>75</text:p>
          </table:table-cell>
          <table:table-cell table:number-columns-repeated="16365"/>
        </table:table-row>
        <table:table-row table:style-name="ro1">
          <table:table-cell office:value-type="float" office:value="1.2588908523" table:style-name="ce24">
            <text:p>1.259</text:p>
          </table:table-cell>
          <table:table-cell office:value-type="float" office:value="76" table:style-name="ce1">
            <text:p>76</text:p>
          </table:table-cell>
          <table:table-cell office:value-type="float" office:value="1.2588857796999999" table:style-name="ce2">
            <text:p>1.2589</text:p>
          </table:table-cell>
          <table:table-cell table:number-columns-repeated="2" table:style-name="ce1"/>
          <table:table-cell office:value-type="float" office:value="2.1027163550000001" table:style-name="ce1">
            <text:p>2.102716355</text:p>
          </table:table-cell>
          <table:table-cell table:number-columns-repeated="11" table:style-name="ce1"/>
          <table:table-cell office:value-type="float" office:value="6.2282988384999998" table:style-name="ce1">
            <text:p>6.228298839</text:p>
          </table:table-cell>
          <table:table-cell office:value-type="float" office:value="76" table:style-name="ce1">
            <text:p>76</text:p>
          </table:table-cell>
          <table:table-cell table:number-columns-repeated="16365"/>
        </table:table-row>
        <table:table-row table:style-name="ro1">
          <table:table-cell office:value-type="float" office:value="1.2588725429000001" table:style-name="ce24">
            <text:p>1.259</text:p>
          </table:table-cell>
          <table:table-cell office:value-type="float" office:value="77" table:style-name="ce1">
            <text:p>77</text:p>
          </table:table-cell>
          <table:table-cell office:value-type="float" office:value="1.2588675159" table:style-name="ce2">
            <text:p>1.2589</text:p>
          </table:table-cell>
          <table:table-cell table:number-columns-repeated="2" table:style-name="ce1"/>
          <table:table-cell office:value-type="float" office:value="2.1026906127" table:style-name="ce1">
            <text:p>2.102690613</text:p>
          </table:table-cell>
          <table:table-cell table:number-columns-repeated="11" table:style-name="ce1"/>
          <table:table-cell office:value-type="float" office:value="6.2280842608000002" table:style-name="ce1">
            <text:p>6.228084261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1.2588546277999999" table:style-name="ce24">
            <text:p>1.259</text:p>
          </table:table-cell>
          <table:table-cell office:value-type="float" office:value="78" table:style-name="ce1">
            <text:p>78</text:p>
          </table:table-cell>
          <table:table-cell office:value-type="float" office:value="1.2588496462000001" table:style-name="ce2">
            <text:p>1.2588</text:p>
          </table:table-cell>
          <table:table-cell table:number-columns-repeated="2" table:style-name="ce1"/>
          <table:table-cell office:value-type="float" office:value="2.1026652539000001" table:style-name="ce1">
            <text:p>2.102665254</text:p>
          </table:table-cell>
          <table:table-cell table:number-columns-repeated="11" table:style-name="ce1"/>
          <table:table-cell office:value-type="float" office:value="6.2278657996" table:style-name="ce1">
            <text:p>6.2278658</text:p>
          </table:table-cell>
          <table:table-cell office:value-type="float" office:value="78" table:style-name="ce1">
            <text:p>78</text:p>
          </table:table-cell>
          <table:table-cell table:number-columns-repeated="16365"/>
        </table:table-row>
        <table:table-row table:style-name="ro1">
          <table:table-cell office:value-type="float" office:value="1.2588370983999999" table:style-name="ce24">
            <text:p>1.259</text:p>
          </table:table-cell>
          <table:table-cell office:value-type="float" office:value="79" table:style-name="ce1">
            <text:p>79</text:p>
          </table:table-cell>
          <table:table-cell office:value-type="float" office:value="1.2588321622" table:style-name="ce2">
            <text:p>1.2588</text:p>
          </table:table-cell>
          <table:table-cell table:number-columns-repeated="2" table:style-name="ce1"/>
          <table:table-cell office:value-type="float" office:value="2.1026402743000001" table:style-name="ce1">
            <text:p>2.102640274</text:p>
          </table:table-cell>
          <table:table-cell table:number-columns-repeated="11" table:style-name="ce1"/>
          <table:table-cell office:value-type="float" office:value="6.2276436661999997" table:style-name="ce1">
            <text:p>6.227643666</text:p>
          </table:table-cell>
          <table:table-cell office:value-type="float" office:value="79" table:style-name="ce1">
            <text:p>79</text:p>
          </table:table-cell>
          <table:table-cell table:number-columns-repeated="16365"/>
        </table:table-row>
        <table:table-row table:style-name="ro1">
          <table:table-cell office:value-type="float" office:value="1.2588199463" table:style-name="ce24">
            <text:p>1.259</text:p>
          </table:table-cell>
          <table:table-cell office:value-type="float" office:value="80" table:style-name="ce1">
            <text:p>80</text:p>
          </table:table-cell>
          <table:table-cell office:value-type="float" office:value="1.2588150551999999" table:style-name="ce2">
            <text:p>1.2588</text:p>
          </table:table-cell>
          <table:table-cell table:number-columns-repeated="2" table:style-name="ce1"/>
          <table:table-cell office:value-type="float" office:value="2.1026156695" table:style-name="ce1">
            <text:p>2.10261567</text:p>
          </table:table-cell>
          <table:table-cell table:number-columns-repeated="11" table:style-name="ce1"/>
          <table:table-cell office:value-type="float" office:value="6.2274180706999998" table:style-name="ce1">
            <text:p>6.227418071</text:p>
          </table:table-cell>
          <table:table-cell office:value-type="float" office:value="80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1.2588031632000001" table:style-name="ce24">
            <text:p>1.259</text:p>
          </table:table-cell>
          <table:table-cell office:value-type="float" office:value="81" table:style-name="ce1">
            <text:p>81</text:p>
          </table:table-cell>
          <table:table-cell office:value-type="float" office:value="1.2587983170999999" table:style-name="ce2">
            <text:p>1.2588</text:p>
          </table:table-cell>
          <table:table-cell table:number-columns-repeated="2" table:style-name="ce1"/>
          <table:table-cell office:value-type="float" office:value="2.1025914353999999" table:style-name="ce1">
            <text:p>2.102591435</text:p>
          </table:table-cell>
          <table:table-cell table:number-columns-repeated="11" table:style-name="ce1"/>
          <table:table-cell office:value-type="float" office:value="6.2271892215999998" table:style-name="ce1">
            <text:p>6.227189222</text:p>
          </table:table-cell>
          <table:table-cell office:value-type="float" office:value="81" table:style-name="ce1">
            <text:p>81</text:p>
          </table:table-cell>
          <table:table-cell table:number-columns-repeated="16365"/>
        </table:table-row>
        <table:table-row table:style-name="ro1">
          <table:table-cell office:value-type="float" office:value="1.258786741" table:style-name="ce24">
            <text:p>1.259</text:p>
          </table:table-cell>
          <table:table-cell office:value-type="float" office:value="82" table:style-name="ce1">
            <text:p>82</text:p>
          </table:table-cell>
          <table:table-cell office:value-type="float" office:value="1.2587819396" table:style-name="ce2">
            <text:p>1.2588</text:p>
          </table:table-cell>
          <table:table-cell table:number-columns-repeated="2" table:style-name="ce1"/>
          <table:table-cell office:value-type="float" office:value="2.1025675678" table:style-name="ce1">
            <text:p>2.102567568</text:p>
          </table:table-cell>
          <table:table-cell table:number-columns-repeated="11" table:style-name="ce1"/>
          <table:table-cell office:value-type="float" office:value="6.2269573262" table:style-name="ce1">
            <text:p>6.226957326</text:p>
          </table:table-cell>
          <table:table-cell office:value-type="float" office:value="82" table:style-name="ce1">
            <text:p>82</text:p>
          </table:table-cell>
          <table:table-cell table:number-columns-repeated="16365"/>
        </table:table-row>
        <table:table-row table:style-name="ro1">
          <table:table-cell office:value-type="float" office:value="1.2587706718" table:style-name="ce24">
            <text:p>1.259</text:p>
          </table:table-cell>
          <table:table-cell office:value-type="float" office:value="83" table:style-name="ce1">
            <text:p>83</text:p>
          </table:table-cell>
          <table:table-cell office:value-type="float" office:value="1.2587659149999999" table:style-name="ce2">
            <text:p>1.2588</text:p>
          </table:table-cell>
          <table:table-cell table:number-columns-repeated="2" table:style-name="ce1"/>
          <table:table-cell office:value-type="float" office:value="2.1025440622999998" table:style-name="ce1">
            <text:p>2.102544062</text:p>
          </table:table-cell>
          <table:table-cell table:number-columns-repeated="11" table:style-name="ce1"/>
          <table:table-cell office:value-type="float" office:value="6.2267225893999996" table:style-name="ce1">
            <text:p>6.226722589</text:p>
          </table:table-cell>
          <table:table-cell office:value-type="float" office:value="83" table:style-name="ce1">
            <text:p>83</text:p>
          </table:table-cell>
          <table:table-cell table:number-columns-repeated="16365"/>
        </table:table-row>
        <table:table-row table:style-name="ro1">
          <table:table-cell office:value-type="float" office:value="1.258754948" table:style-name="ce24">
            <text:p>1.259</text:p>
          </table:table-cell>
          <table:table-cell office:value-type="float" office:value="84" table:style-name="ce1">
            <text:p>84</text:p>
          </table:table-cell>
          <table:table-cell office:value-type="float" office:value="1.2587502353" table:style-name="ce2">
            <text:p>1.2588</text:p>
          </table:table-cell>
          <table:table-cell table:number-columns-repeated="2" table:style-name="ce1"/>
          <table:table-cell office:value-type="float" office:value="2.1025209148999999" table:style-name="ce1">
            <text:p>2.102520915</text:p>
          </table:table-cell>
          <table:table-cell table:number-columns-repeated="11" table:style-name="ce1"/>
          <table:table-cell office:value-type="float" office:value="6.2264852140000002" table:style-name="ce1">
            <text:p>6.226485214</text:p>
          </table:table-cell>
          <table:table-cell office:value-type="float" office:value="84" table:style-name="ce1">
            <text:p>84</text:p>
          </table:table-cell>
          <table:table-cell table:number-columns-repeated="16365"/>
        </table:table-row>
        <table:table-row table:style-name="ro1">
          <table:table-cell office:value-type="float" office:value="1.2587395617999999" table:style-name="ce24">
            <text:p>1.259</text:p>
          </table:table-cell>
          <table:table-cell office:value-type="float" office:value="85" table:style-name="ce1">
            <text:p>85</text:p>
          </table:table-cell>
          <table:table-cell office:value-type="float" office:value="1.2587348931" table:style-name="ce2">
            <text:p>1.2587</text:p>
          </table:table-cell>
          <table:table-cell table:number-columns-repeated="2" table:style-name="ce1"/>
          <table:table-cell office:value-type="float" office:value="2.1024981214" table:style-name="ce1">
            <text:p>2.102498121</text:p>
          </table:table-cell>
          <table:table-cell table:number-columns-repeated="11" table:style-name="ce1"/>
          <table:table-cell office:value-type="float" office:value="6.2262454003999999" table:style-name="ce1">
            <text:p>6.2262454</text:p>
          </table:table-cell>
          <table:table-cell office:value-type="float" office:value="85" table:style-name="ce1">
            <text:p>85</text:p>
          </table:table-cell>
          <table:table-cell table:number-columns-repeated="16365"/>
        </table:table-row>
        <table:table-row table:style-name="ro1">
          <table:table-cell office:value-type="float" office:value="1.2587245058000001" table:style-name="ce24">
            <text:p>1.259</text:p>
          </table:table-cell>
          <table:table-cell office:value-type="float" office:value="86" table:style-name="ce1">
            <text:p>86</text:p>
          </table:table-cell>
          <table:table-cell office:value-type="float" office:value="1.2587198808" table:style-name="ce2">
            <text:p>1.2587</text:p>
          </table:table-cell>
          <table:table-cell table:number-columns-repeated="2" table:style-name="ce1"/>
          <table:table-cell office:value-type="float" office:value="2.1024756778000002" table:style-name="ce1">
            <text:p>2.102475678</text:p>
          </table:table-cell>
          <table:table-cell table:number-columns-repeated="11" table:style-name="ce1"/>
          <table:table-cell office:value-type="float" office:value="6.2260033458999997" table:style-name="ce1">
            <text:p>6.226003346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1.2587097729000001" table:style-name="ce24">
            <text:p>1.259</text:p>
          </table:table-cell>
          <table:table-cell office:value-type="float" office:value="87" table:style-name="ce1">
            <text:p>87</text:p>
          </table:table-cell>
          <table:table-cell office:value-type="float" office:value="1.2587051912" table:style-name="ce2">
            <text:p>1.2587</text:p>
          </table:table-cell>
          <table:table-cell table:number-columns-repeated="2" table:style-name="ce1"/>
          <table:table-cell office:value-type="float" office:value="2.1024535799000001" table:style-name="ce1">
            <text:p>2.10245358</text:p>
          </table:table-cell>
          <table:table-cell table:number-columns-repeated="11" table:style-name="ce1"/>
          <table:table-cell office:value-type="float" office:value="6.2257592448999999" table:style-name="ce1">
            <text:p>6.225759245</text:p>
          </table:table-cell>
          <table:table-cell office:value-type="float" office:value="87" table:style-name="ce1">
            <text:p>87</text:p>
          </table:table-cell>
          <table:table-cell table:number-columns-repeated="16365"/>
        </table:table-row>
        <table:table-row table:style-name="ro1">
          <table:table-cell office:value-type="float" office:value="1.258695356" table:style-name="ce24">
            <text:p>1.259</text:p>
          </table:table-cell>
          <table:table-cell office:value-type="float" office:value="88" table:style-name="ce1">
            <text:p>88</text:p>
          </table:table-cell>
          <table:table-cell office:value-type="float" office:value="1.2586908172" table:style-name="ce2">
            <text:p>1.2587</text:p>
          </table:table-cell>
          <table:table-cell table:number-columns-repeated="2" table:style-name="ce1"/>
          <table:table-cell office:value-type="float" office:value="2.1024318236999999" table:style-name="ce1">
            <text:p>2.102431824</text:p>
          </table:table-cell>
          <table:table-cell table:number-columns-repeated="11" table:style-name="ce1"/>
          <table:table-cell office:value-type="float" office:value="6.2255132886000002" table:style-name="ce1">
            <text:p>6.225513289</text:p>
          </table:table-cell>
          <table:table-cell office:value-type="float" office:value="88" table:style-name="ce1">
            <text:p>88</text:p>
          </table:table-cell>
          <table:table-cell table:number-columns-repeated="16365"/>
        </table:table-row>
        <table:table-row table:style-name="ro1">
          <table:table-cell office:value-type="float" office:value="1.2586812479" table:style-name="ce24">
            <text:p>1.259</text:p>
          </table:table-cell>
          <table:table-cell office:value-type="float" office:value="89" table:style-name="ce1">
            <text:p>89</text:p>
          </table:table-cell>
          <table:table-cell office:value-type="float" office:value="1.2586767516999999" table:style-name="ce2">
            <text:p>1.2587</text:p>
          </table:table-cell>
          <table:table-cell table:number-columns-repeated="2" table:style-name="ce1"/>
          <table:table-cell office:value-type="float" office:value="2.1024104053000001" table:style-name="ce1">
            <text:p>2.102410405</text:p>
          </table:table-cell>
          <table:table-cell table:number-columns-repeated="11" table:style-name="ce1"/>
          <table:table-cell office:value-type="float" office:value="6.2252656647000002" table:style-name="ce1">
            <text:p>6.225265665</text:p>
          </table:table-cell>
          <table:table-cell office:value-type="float" office:value="89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1.2586674419999999" table:style-name="ce24">
            <text:p>1.259</text:p>
          </table:table-cell>
          <table:table-cell office:value-type="float" office:value="90" table:style-name="ce1">
            <text:p>90</text:p>
          </table:table-cell>
          <table:table-cell office:value-type="float" office:value="1.258662988" table:style-name="ce2">
            <text:p>1.2587</text:p>
          </table:table-cell>
          <table:table-cell table:number-columns-repeated="2" table:style-name="ce1"/>
          <table:table-cell office:value-type="float" office:value="2.1023893205999999" table:style-name="ce1">
            <text:p>2.102389321</text:p>
          </table:table-cell>
          <table:table-cell table:number-columns-repeated="11" table:style-name="ce1"/>
          <table:table-cell office:value-type="float" office:value="6.2250165572" table:style-name="ce1">
            <text:p>6.225016557</text:p>
          </table:table-cell>
          <table:table-cell office:value-type="float" office:value="90" table:style-name="ce1">
            <text:p>90</text:p>
          </table:table-cell>
          <table:table-cell table:number-columns-repeated="16365"/>
        </table:table-row>
        <table:table-row table:style-name="ro1">
          <table:table-cell office:value-type="float" office:value="1.2586539315" table:style-name="ce24">
            <text:p>1.259</text:p>
          </table:table-cell>
          <table:table-cell office:value-type="float" office:value="91" table:style-name="ce1">
            <text:p>91</text:p>
          </table:table-cell>
          <table:table-cell office:value-type="float" office:value="1.2586495193" table:style-name="ce2">
            <text:p>1.2586</text:p>
          </table:table-cell>
          <table:table-cell table:number-columns-repeated="2" table:style-name="ce1"/>
          <table:table-cell office:value-type="float" office:value="2.1023685657" table:style-name="ce1">
            <text:p>2.102368566</text:p>
          </table:table-cell>
          <table:table-cell table:number-columns-repeated="11" table:style-name="ce1"/>
          <table:table-cell office:value-type="float" office:value="6.2247661461000003" table:style-name="ce1">
            <text:p>6.224766146</text:p>
          </table:table-cell>
          <table:table-cell office:value-type="float" office:value="91" table:style-name="ce1">
            <text:p>91</text:p>
          </table:table-cell>
          <table:table-cell table:number-columns-repeated="16365"/>
        </table:table-row>
        <table:table-row table:style-name="ro1">
          <table:table-cell office:value-type="float" office:value="1.2586407099000001" table:style-name="ce24">
            <text:p>1.259</text:p>
          </table:table-cell>
          <table:table-cell office:value-type="float" office:value="92" table:style-name="ce1">
            <text:p>92</text:p>
          </table:table-cell>
          <table:table-cell office:value-type="float" office:value="1.2586363390999999" table:style-name="ce2">
            <text:p>1.2586</text:p>
          </table:table-cell>
          <table:table-cell table:number-columns-repeated="2" table:style-name="ce1"/>
          <table:table-cell office:value-type="float" office:value="2.1023481366999999" table:style-name="ce1">
            <text:p>2.102348137</text:p>
          </table:table-cell>
          <table:table-cell table:number-columns-repeated="11" table:style-name="ce1"/>
          <table:table-cell office:value-type="float" office:value="6.2245146076999998" table:style-name="ce1">
            <text:p>6.224514608</text:p>
          </table:table-cell>
          <table:table-cell office:value-type="float" office:value="92" table:style-name="ce1">
            <text:p>92</text:p>
          </table:table-cell>
          <table:table-cell table:number-columns-repeated="16365"/>
        </table:table-row>
        <table:table-row table:style-name="ro1">
          <table:table-cell office:value-type="float" office:value="1.2586277708" table:style-name="ce24">
            <text:p>1.259</text:p>
          </table:table-cell>
          <table:table-cell office:value-type="float" office:value="93" table:style-name="ce1">
            <text:p>93</text:p>
          </table:table-cell>
          <table:table-cell office:value-type="float" office:value="1.2586234409999999" table:style-name="ce2">
            <text:p>1.2586</text:p>
          </table:table-cell>
          <table:table-cell table:number-columns-repeated="2" table:style-name="ce1"/>
          <table:table-cell office:value-type="float" office:value="2.1023280298000002" table:style-name="ce1">
            <text:p>2.10232803</text:p>
          </table:table-cell>
          <table:table-cell table:number-columns-repeated="11" table:style-name="ce1"/>
          <table:table-cell office:value-type="float" office:value="6.2242621138000001" table:style-name="ce1">
            <text:p>6.22426211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1.2586151079000001" table:style-name="ce24">
            <text:p>1.259</text:p>
          </table:table-cell>
          <table:table-cell office:value-type="float" office:value="94" table:style-name="ce1">
            <text:p>94</text:p>
          </table:table-cell>
          <table:table-cell office:value-type="float" office:value="1.2586108185" table:style-name="ce2">
            <text:p>1.2586</text:p>
          </table:table-cell>
          <table:table-cell table:number-columns-repeated="2" table:style-name="ce1"/>
          <table:table-cell office:value-type="float" office:value="2.1023082409999998" table:style-name="ce1">
            <text:p>2.102308241</text:p>
          </table:table-cell>
          <table:table-cell table:number-columns-repeated="11" table:style-name="ce1"/>
          <table:table-cell office:value-type="float" office:value="6.2240088322" table:style-name="ce1">
            <text:p>6.224008832</text:p>
          </table:table-cell>
          <table:table-cell office:value-type="float" office:value="94" table:style-name="ce1">
            <text:p>94</text:p>
          </table:table-cell>
          <table:table-cell table:number-columns-repeated="16365"/>
        </table:table-row>
        <table:table-row table:style-name="ro1">
          <table:table-cell office:value-type="float" office:value="1.2586027150000001" table:style-name="ce24">
            <text:p>1.259</text:p>
          </table:table-cell>
          <table:table-cell office:value-type="float" office:value="95" table:style-name="ce1">
            <text:p>95</text:p>
          </table:table-cell>
          <table:table-cell office:value-type="float" office:value="1.2585984657" table:style-name="ce2">
            <text:p>1.2586</text:p>
          </table:table-cell>
          <table:table-cell table:number-columns-repeated="2" table:style-name="ce1"/>
          <table:table-cell office:value-type="float" office:value="2.1022887667000001" table:style-name="ce1">
            <text:p>2.102288767</text:p>
          </table:table-cell>
          <table:table-cell table:number-columns-repeated="11" table:style-name="ce1"/>
          <table:table-cell office:value-type="float" office:value="6.2237549261999998" table:style-name="ce1">
            <text:p>6.223754926</text:p>
          </table:table-cell>
          <table:table-cell office:value-type="float" office:value="95" table:style-name="ce1">
            <text:p>95</text:p>
          </table:table-cell>
          <table:table-cell table:number-columns-repeated="16365"/>
        </table:table-row>
        <table:table-row table:style-name="ro1">
          <table:table-cell office:value-type="float" office:value="1.258590586" table:style-name="ce24">
            <text:p>1.259</text:p>
          </table:table-cell>
          <table:table-cell office:value-type="float" office:value="96" table:style-name="ce1">
            <text:p>96</text:p>
          </table:table-cell>
          <table:table-cell office:value-type="float" office:value="1.2585863763" table:style-name="ce2">
            <text:p>1.2586</text:p>
          </table:table-cell>
          <table:table-cell table:number-columns-repeated="2" table:style-name="ce1"/>
          <table:table-cell office:value-type="float" office:value="2.1022696030999999" table:style-name="ce1">
            <text:p>2.102269603</text:p>
          </table:table-cell>
          <table:table-cell table:number-columns-repeated="11" table:style-name="ce1"/>
          <table:table-cell office:value-type="float" office:value="6.2235005546000002" table:style-name="ce1">
            <text:p>6.223500555</text:p>
          </table:table-cell>
          <table:table-cell office:value-type="float" office:value="96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1.2585787151000001" table:style-name="ce24">
            <text:p>1.259</text:p>
          </table:table-cell>
          <table:table-cell office:value-type="float" office:value="97" table:style-name="ce1">
            <text:p>97</text:p>
          </table:table-cell>
          <table:table-cell office:value-type="float" office:value="1.2585745445000001" table:style-name="ce2">
            <text:p>1.2586</text:p>
          </table:table-cell>
          <table:table-cell table:number-columns-repeated="2" table:style-name="ce1"/>
          <table:table-cell office:value-type="float" office:value="2.1022507463000002" table:style-name="ce1">
            <text:p>2.102250746</text:p>
          </table:table-cell>
          <table:table-cell table:number-columns-repeated="11" table:style-name="ce1"/>
          <table:table-cell office:value-type="float" office:value="6.2232458716999997" table:style-name="ce1">
            <text:p>6.223245872</text:p>
          </table:table-cell>
          <table:table-cell office:value-type="float" office:value="97" table:style-name="ce1">
            <text:p>97</text:p>
          </table:table-cell>
          <table:table-cell table:number-columns-repeated="16365"/>
        </table:table-row>
        <table:table-row table:style-name="ro1">
          <table:table-cell office:value-type="float" office:value="1.2585670965" table:style-name="ce24">
            <text:p>1.259</text:p>
          </table:table-cell>
          <table:table-cell office:value-type="float" office:value="98" table:style-name="ce1">
            <text:p>98</text:p>
          </table:table-cell>
          <table:table-cell office:value-type="float" office:value="1.2585629645" table:style-name="ce2">
            <text:p>1.2586</text:p>
          </table:table-cell>
          <table:table-cell table:number-columns-repeated="2" table:style-name="ce1"/>
          <table:table-cell office:value-type="float" office:value="2.1022321926999998" table:style-name="ce1">
            <text:p>2.102232193</text:p>
          </table:table-cell>
          <table:table-cell table:number-columns-repeated="11" table:style-name="ce1"/>
          <table:table-cell office:value-type="float" office:value="6.222991027" table:style-name="ce1">
            <text:p>6.222991027</text:p>
          </table:table-cell>
          <table:table-cell office:value-type="float" office:value="98" table:style-name="ce1">
            <text:p>98</text:p>
          </table:table-cell>
          <table:table-cell table:number-columns-repeated="16365"/>
        </table:table-row>
        <table:table-row table:style-name="ro1">
          <table:table-cell office:value-type="float" office:value="1.2585557244000001" table:style-name="ce24">
            <text:p>1.259</text:p>
          </table:table-cell>
          <table:table-cell office:value-type="float" office:value="99" table:style-name="ce1">
            <text:p>99</text:p>
          </table:table-cell>
          <table:table-cell office:value-type="float" office:value="1.2585516304" table:style-name="ce2">
            <text:p>1.2586</text:p>
          </table:table-cell>
          <table:table-cell table:number-columns-repeated="2" table:style-name="ce1"/>
          <table:table-cell office:value-type="float" office:value="2.1022139386999998" table:style-name="ce1">
            <text:p>2.102213939</text:p>
          </table:table-cell>
          <table:table-cell table:number-columns-repeated="11" table:style-name="ce1"/>
          <table:table-cell office:value-type="float" office:value="6.2227361655999998" table:style-name="ce1">
            <text:p>6.222736166</text:p>
          </table:table-cell>
          <table:table-cell office:value-type="float" office:value="99" table:style-name="ce1">
            <text:p>99</text:p>
          </table:table-cell>
          <table:table-cell table:number-columns-repeated="16365"/>
        </table:table-row>
        <table:table-row table:style-name="ro1">
          <table:table-cell office:value-type="float" office:value="1.2585445931999999" table:style-name="ce24">
            <text:p>1.259</text:p>
          </table:table-cell>
          <table:table-cell office:value-type="float" office:value="100" table:style-name="ce1">
            <text:p>100</text:p>
          </table:table-cell>
          <table:table-cell office:value-type="float" office:value="1.2585405369" table:style-name="ce2">
            <text:p>1.2585</text:p>
          </table:table-cell>
          <table:table-cell table:number-columns-repeated="2" table:style-name="ce1"/>
          <table:table-cell office:value-type="float" office:value="2.1021959805999999" table:style-name="ce1">
            <text:p>2.102195981</text:p>
          </table:table-cell>
          <table:table-cell table:number-columns-repeated="11" table:style-name="ce1"/>
          <table:table-cell office:value-type="float" office:value="6.2224814277" table:style-name="ce1">
            <text:p>6.222481428</text:p>
          </table:table-cell>
          <table:table-cell office:value-type="float" office:value="100" table:style-name="ce1">
            <text:p>100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22269488000004" table:style-name="ce1">
            <text:p>6.222226949</text:p>
          </table:table-cell>
          <table:table-cell office:value-type="float" office:value="101" table:style-name="ce1">
            <text:p>101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19728597000001" table:style-name="ce1">
            <text:p>6.22197286</text:p>
          </table:table-cell>
          <table:table-cell office:value-type="float" office:value="102" table:style-name="ce1">
            <text:p>102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17192864999999" table:style-name="ce1">
            <text:p>6.221719287</text:p>
          </table:table-cell>
          <table:table-cell office:value-type="float" office:value="103" table:style-name="ce1">
            <text:p>103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14663505000001" table:style-name="ce1">
            <text:p>6.221466351</text:p>
          </table:table-cell>
          <table:table-cell office:value-type="float" office:value="104" table:style-name="ce1">
            <text:p>104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12141683000004" table:style-name="ce1">
            <text:p>6.221214168</text:p>
          </table:table-cell>
          <table:table-cell office:value-type="float" office:value="105" table:style-name="ce1">
            <text:p>105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09628521000004" table:style-name="ce1">
            <text:p>6.220962852</text:p>
          </table:table-cell>
          <table:table-cell office:value-type="float" office:value="106" table:style-name="ce1">
            <text:p>106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07125091000002" table:style-name="ce1">
            <text:p>6.220712509</text:p>
          </table:table-cell>
          <table:table-cell office:value-type="float" office:value="107" table:style-name="ce1">
            <text:p>107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04632423000001" table:style-name="ce1">
            <text:p>6.220463242</text:p>
          </table:table-cell>
          <table:table-cell office:value-type="float" office:value="108" table:style-name="ce1">
            <text:p>108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202151498999996" table:style-name="ce1">
            <text:p>6.22021515</text:p>
          </table:table-cell>
          <table:table-cell office:value-type="float" office:value="109" table:style-name="ce1">
            <text:p>109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199683259" table:style-name="ce1">
            <text:p>6.219968326</text:p>
          </table:table-cell>
          <table:table-cell office:value-type="float" office:value="110" table:style-name="ce1">
            <text:p>110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197228599000001" table:style-name="ce1">
            <text:p>6.21972286</text:p>
          </table:table-cell>
          <table:table-cell office:value-type="float" office:value="111" table:style-name="ce1">
            <text:p>111</text:p>
          </table:table-cell>
          <table:table-cell table:number-columns-repeated="16365"/>
        </table:table-row>
        <table:table-row table:style-name="ro1">
          <table:table-cell table:number-columns-repeated="17" table:style-name="ce1"/>
          <table:table-cell office:value-type="float" office:value="6.2194788370999996" table:style-name="ce1">
            <text:p>6.219478837</text:p>
          </table:table-cell>
          <table:table-cell office:value-type="float" office:value="112" table:style-name="ce1">
            <text:p>11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92363387" table:style-name="ce1">
            <text:p>6.219236339</text:p>
          </table:table-cell>
          <table:table-cell office:value-type="float" office:value="113" table:style-name="ce1">
            <text:p>11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89954415999997" table:style-name="ce1">
            <text:p>6.218995442</text:p>
          </table:table-cell>
          <table:table-cell office:value-type="float" office:value="114" table:style-name="ce1">
            <text:p>11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87562188000003" table:style-name="ce1">
            <text:p>6.218756219</text:p>
          </table:table-cell>
          <table:table-cell office:value-type="float" office:value="115" table:style-name="ce1">
            <text:p>11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85187395000003" table:style-name="ce1">
            <text:p>6.21851874</text:p>
          </table:table-cell>
          <table:table-cell office:value-type="float" office:value="116" table:style-name="ce1">
            <text:p>11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82830686999999" table:style-name="ce1">
            <text:p>6.218283069</text:p>
          </table:table-cell>
          <table:table-cell office:value-type="float" office:value="117" table:style-name="ce1">
            <text:p>11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80492680999997" table:style-name="ce1">
            <text:p>6.218049268</text:p>
          </table:table-cell>
          <table:table-cell office:value-type="float" office:value="118" table:style-name="ce1">
            <text:p>11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78173955" table:style-name="ce1">
            <text:p>6.217817396</text:p>
          </table:table-cell>
          <table:table-cell office:value-type="float" office:value="119" table:style-name="ce1">
            <text:p>11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75875053" table:style-name="ce1">
            <text:p>6.217587505</text:p>
          </table:table-cell>
          <table:table-cell office:value-type="float" office:value="120" table:style-name="ce1">
            <text:p>12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73596484000004" table:style-name="ce1">
            <text:p>6.217359648</text:p>
          </table:table-cell>
          <table:table-cell office:value-type="float" office:value="121" table:style-name="ce1">
            <text:p>12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71338722999998" table:style-name="ce1">
            <text:p>6.217133872</text:p>
          </table:table-cell>
          <table:table-cell office:value-type="float" office:value="122" table:style-name="ce1">
            <text:p>12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69102215000001" table:style-name="ce1">
            <text:p>6.216910222</text:p>
          </table:table-cell>
          <table:table-cell office:value-type="float" office:value="123" table:style-name="ce1">
            <text:p>12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66887372000001" table:style-name="ce1">
            <text:p>6.216688737</text:p>
          </table:table-cell>
          <table:table-cell office:value-type="float" office:value="124" table:style-name="ce1">
            <text:p>12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64694575999997" table:style-name="ce1">
            <text:p>6.216469458</text:p>
          </table:table-cell>
          <table:table-cell office:value-type="float" office:value="125" table:style-name="ce1">
            <text:p>12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62524179999998" table:style-name="ce1">
            <text:p>6.216252418</text:p>
          </table:table-cell>
          <table:table-cell office:value-type="float" office:value="126" table:style-name="ce1">
            <text:p>12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60376507999997" table:style-name="ce1">
            <text:p>6.216037651</text:p>
          </table:table-cell>
          <table:table-cell office:value-type="float" office:value="127" table:style-name="ce1">
            <text:p>12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58251858" table:style-name="ce1">
            <text:p>6.215825186</text:p>
          </table:table-cell>
          <table:table-cell office:value-type="float" office:value="128" table:style-name="ce1">
            <text:p>12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56150499000002" table:style-name="ce1">
            <text:p>6.21561505</text:p>
          </table:table-cell>
          <table:table-cell office:value-type="float" office:value="129" table:style-name="ce1">
            <text:p>12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54072676999998" table:style-name="ce1">
            <text:p>6.215407268</text:p>
          </table:table-cell>
          <table:table-cell office:value-type="float" office:value="130" table:style-name="ce1">
            <text:p>13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52018612999997" table:style-name="ce1">
            <text:p>6.215201861</text:p>
          </table:table-cell>
          <table:table-cell office:value-type="float" office:value="131" table:style-name="ce1">
            <text:p>13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49988503999998" table:style-name="ce1">
            <text:p>6.21499885</text:p>
          </table:table-cell>
          <table:table-cell office:value-type="float" office:value="132" table:style-name="ce1">
            <text:p>13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47982522999996" table:style-name="ce1">
            <text:p>6.214798252</text:p>
          </table:table-cell>
          <table:table-cell office:value-type="float" office:value="133" table:style-name="ce1">
            <text:p>13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46000821999996" table:style-name="ce1">
            <text:p>6.214600082</text:p>
          </table:table-cell>
          <table:table-cell office:value-type="float" office:value="134" table:style-name="ce1">
            <text:p>13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44043532" table:style-name="ce1">
            <text:p>6.214404353</text:p>
          </table:table-cell>
          <table:table-cell office:value-type="float" office:value="135" table:style-name="ce1">
            <text:p>13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42110762999998" table:style-name="ce1">
            <text:p>6.214211076</text:p>
          </table:table-cell>
          <table:table-cell office:value-type="float" office:value="136" table:style-name="ce1">
            <text:p>13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40202606999999" table:style-name="ce1">
            <text:p>6.214020261</text:p>
          </table:table-cell>
          <table:table-cell office:value-type="float" office:value="137" table:style-name="ce1">
            <text:p>13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38319135" table:style-name="ce1">
            <text:p>6.213831914</text:p>
          </table:table-cell>
          <table:table-cell office:value-type="float" office:value="138" table:style-name="ce1">
            <text:p>13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36460402000004" table:style-name="ce1">
            <text:p>6.21364604</text:p>
          </table:table-cell>
          <table:table-cell office:value-type="float" office:value="139" table:style-name="ce1">
            <text:p>13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34626444999999" table:style-name="ce1">
            <text:p>6.213462645</text:p>
          </table:table-cell>
          <table:table-cell office:value-type="float" office:value="140" table:style-name="ce1">
            <text:p>14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32817283000001" table:style-name="ce1">
            <text:p>6.213281728</text:p>
          </table:table-cell>
          <table:table-cell office:value-type="float" office:value="141" table:style-name="ce1">
            <text:p>14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31032919999996" table:style-name="ce1">
            <text:p>6.213103292</text:p>
          </table:table-cell>
          <table:table-cell office:value-type="float" office:value="142" table:style-name="ce1">
            <text:p>14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29273346999998" table:style-name="ce1">
            <text:p>6.212927335</text:p>
          </table:table-cell>
          <table:table-cell office:value-type="float" office:value="143" table:style-name="ce1">
            <text:p>14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27538537999998" table:style-name="ce1">
            <text:p>6.212753854</text:p>
          </table:table-cell>
          <table:table-cell office:value-type="float" office:value="144" table:style-name="ce1">
            <text:p>14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25828453" table:style-name="ce1">
            <text:p>6.212582845</text:p>
          </table:table-cell>
          <table:table-cell office:value-type="float" office:value="145" table:style-name="ce1">
            <text:p>14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24143041000002" table:style-name="ce1">
            <text:p>6.212414304</text:p>
          </table:table-cell>
          <table:table-cell office:value-type="float" office:value="146" table:style-name="ce1">
            <text:p>14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22482233999996" table:style-name="ce1">
            <text:p>6.212248223</text:p>
          </table:table-cell>
          <table:table-cell office:value-type="float" office:value="147" table:style-name="ce1">
            <text:p>14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20845957000004" table:style-name="ce1">
            <text:p>6.212084596</text:p>
          </table:table-cell>
          <table:table-cell office:value-type="float" office:value="148" table:style-name="ce1">
            <text:p>14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19234121" table:style-name="ce1">
            <text:p>6.211923412</text:p>
          </table:table-cell>
          <table:table-cell office:value-type="float" office:value="149" table:style-name="ce1">
            <text:p>14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17646626000003" table:style-name="ce1">
            <text:p>6.211764663</text:p>
          </table:table-cell>
          <table:table-cell office:value-type="float" office:value="150" table:style-name="ce1">
            <text:p>15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16083361000003" table:style-name="ce1">
            <text:p>6.211608336</text:p>
          </table:table-cell>
          <table:table-cell office:value-type="float" office:value="151" table:style-name="ce1">
            <text:p>15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14544206" table:style-name="ce1">
            <text:p>6.211454421</text:p>
          </table:table-cell>
          <table:table-cell office:value-type="float" office:value="152" table:style-name="ce1">
            <text:p>15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13029032" table:style-name="ce1">
            <text:p>6.211302903</text:p>
          </table:table-cell>
          <table:table-cell office:value-type="float" office:value="153" table:style-name="ce1">
            <text:p>15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11537701000001" table:style-name="ce1">
            <text:p>6.21115377</text:p>
          </table:table-cell>
          <table:table-cell office:value-type="float" office:value="154" table:style-name="ce1">
            <text:p>15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10070065" table:style-name="ce1">
            <text:p>6.211007007</text:p>
          </table:table-cell>
          <table:table-cell office:value-type="float" office:value="155" table:style-name="ce1">
            <text:p>15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08625970000002" table:style-name="ce1">
            <text:p>6.210862597</text:p>
          </table:table-cell>
          <table:table-cell office:value-type="float" office:value="156" table:style-name="ce1">
            <text:p>15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07205252000002" table:style-name="ce1">
            <text:p>6.210720525</text:p>
          </table:table-cell>
          <table:table-cell office:value-type="float" office:value="157" table:style-name="ce1">
            <text:p>15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05807744000003" table:style-name="ce1">
            <text:p>6.210580774</text:p>
          </table:table-cell>
          <table:table-cell office:value-type="float" office:value="158" table:style-name="ce1">
            <text:p>15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04433268000001" table:style-name="ce1">
            <text:p>6.210443327</text:p>
          </table:table-cell>
          <table:table-cell office:value-type="float" office:value="159" table:style-name="ce1">
            <text:p>15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03081641999998" table:style-name="ce1">
            <text:p>6.210308164</text:p>
          </table:table-cell>
          <table:table-cell office:value-type="float" office:value="160" table:style-name="ce1">
            <text:p>16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01752677000004" table:style-name="ce1">
            <text:p>6.210175268</text:p>
          </table:table-cell>
          <table:table-cell office:value-type="float" office:value="161" table:style-name="ce1">
            <text:p>16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100446179000004" table:style-name="ce1">
            <text:p>6.210044618</text:p>
          </table:table-cell>
          <table:table-cell office:value-type="float" office:value="162" table:style-name="ce1">
            <text:p>16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99161949999999" table:style-name="ce1">
            <text:p>6.209916195</text:p>
          </table:table-cell>
          <table:table-cell office:value-type="float" office:value="163" table:style-name="ce1">
            <text:p>16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97899783999999" table:style-name="ce1">
            <text:p>6.209789978</text:p>
          </table:table-cell>
          <table:table-cell office:value-type="float" office:value="164" table:style-name="ce1">
            <text:p>16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96659474000004" table:style-name="ce1">
            <text:p>6.209665947</text:p>
          </table:table-cell>
          <table:table-cell office:value-type="float" office:value="165" table:style-name="ce1">
            <text:p>16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95440806999997" table:style-name="ce1">
            <text:p>6.209544081</text:p>
          </table:table-cell>
          <table:table-cell office:value-type="float" office:value="166" table:style-name="ce1">
            <text:p>16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94243565999996" table:style-name="ce1">
            <text:p>6.209424357</text:p>
          </table:table-cell>
          <table:table-cell office:value-type="float" office:value="167" table:style-name="ce1">
            <text:p>16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93067529999999" table:style-name="ce1">
            <text:p>6.209306753</text:p>
          </table:table-cell>
          <table:table-cell office:value-type="float" office:value="168" table:style-name="ce1">
            <text:p>16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91912476999997" table:style-name="ce1">
            <text:p>6.209191248</text:p>
          </table:table-cell>
          <table:table-cell office:value-type="float" office:value="169" table:style-name="ce1">
            <text:p>16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90778179999999" table:style-name="ce1">
            <text:p>6.209077818</text:p>
          </table:table-cell>
          <table:table-cell office:value-type="float" office:value="170" table:style-name="ce1">
            <text:p>17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9664410000003" table:style-name="ce1">
            <text:p>6.208966441</text:p>
          </table:table-cell>
          <table:table-cell office:value-type="float" office:value="171" table:style-name="ce1">
            <text:p>17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8570933999998" table:style-name="ce1">
            <text:p>6.208857093</text:p>
          </table:table-cell>
          <table:table-cell office:value-type="float" office:value="172" table:style-name="ce1">
            <text:p>17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7497518000001" table:style-name="ce1">
            <text:p>6.208749752</text:p>
          </table:table-cell>
          <table:table-cell office:value-type="float" office:value="173" table:style-name="ce1">
            <text:p>17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6443927000001" table:style-name="ce1">
            <text:p>6.208644393</text:p>
          </table:table-cell>
          <table:table-cell office:value-type="float" office:value="174" table:style-name="ce1">
            <text:p>17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5409922999997" table:style-name="ce1">
            <text:p>6.208540992</text:p>
          </table:table-cell>
          <table:table-cell office:value-type="float" office:value="175" table:style-name="ce1">
            <text:p>17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4395266000003" table:style-name="ce1">
            <text:p>6.208439527</text:p>
          </table:table-cell>
          <table:table-cell office:value-type="float" office:value="176" table:style-name="ce1">
            <text:p>17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3399715000001" table:style-name="ce1">
            <text:p>6.208339972</text:p>
          </table:table-cell>
          <table:table-cell office:value-type="float" office:value="177" table:style-name="ce1">
            <text:p>17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2423027999996" table:style-name="ce1">
            <text:p>6.208242303</text:p>
          </table:table-cell>
          <table:table-cell office:value-type="float" office:value="178" table:style-name="ce1">
            <text:p>17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1464962000004" table:style-name="ce1">
            <text:p>6.208146496</text:p>
          </table:table-cell>
          <table:table-cell office:value-type="float" office:value="179" table:style-name="ce1">
            <text:p>17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80525272999996" table:style-name="ce1">
            <text:p>6.208052527</text:p>
          </table:table-cell>
          <table:table-cell office:value-type="float" office:value="180" table:style-name="ce1">
            <text:p>18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9603715999996" table:style-name="ce1">
            <text:p>6.207960372</text:p>
          </table:table-cell>
          <table:table-cell office:value-type="float" office:value="181" table:style-name="ce1">
            <text:p>18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8700047000002" table:style-name="ce1">
            <text:p>6.207870005</text:p>
          </table:table-cell>
          <table:table-cell office:value-type="float" office:value="182" table:style-name="ce1">
            <text:p>18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7814018000002" table:style-name="ce1">
            <text:p>6.207781402</text:p>
          </table:table-cell>
          <table:table-cell office:value-type="float" office:value="183" table:style-name="ce1">
            <text:p>18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6945386000002" table:style-name="ce1">
            <text:p>6.207694539</text:p>
          </table:table-cell>
          <table:table-cell office:value-type="float" office:value="184" table:style-name="ce1">
            <text:p>18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6093904" table:style-name="ce1">
            <text:p>6.20760939</text:p>
          </table:table-cell>
          <table:table-cell office:value-type="float" office:value="185" table:style-name="ce1">
            <text:p>18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5259326000003" table:style-name="ce1">
            <text:p>6.207525933</text:p>
          </table:table-cell>
          <table:table-cell office:value-type="float" office:value="186" table:style-name="ce1">
            <text:p>18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4441406999998" table:style-name="ce1">
            <text:p>6.207444141</text:p>
          </table:table-cell>
          <table:table-cell office:value-type="float" office:value="187" table:style-name="ce1">
            <text:p>18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3639901000002" table:style-name="ce1">
            <text:p>6.20736399</text:p>
          </table:table-cell>
          <table:table-cell office:value-type="float" office:value="188" table:style-name="ce1">
            <text:p>18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2854564000002" table:style-name="ce1">
            <text:p>6.207285456</text:p>
          </table:table-cell>
          <table:table-cell office:value-type="float" office:value="189" table:style-name="ce1">
            <text:p>18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2085150999996" table:style-name="ce1">
            <text:p>6.207208515</text:p>
          </table:table-cell>
          <table:table-cell office:value-type="float" office:value="190" table:style-name="ce1">
            <text:p>19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1331418" table:style-name="ce1">
            <text:p>6.207133142</text:p>
          </table:table-cell>
          <table:table-cell office:value-type="float" office:value="191" table:style-name="ce1">
            <text:p>19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70593124000002" table:style-name="ce1">
            <text:p>6.207059312</text:p>
          </table:table-cell>
          <table:table-cell office:value-type="float" office:value="192" table:style-name="ce1">
            <text:p>19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9870025" table:style-name="ce1">
            <text:p>6.206987003</text:p>
          </table:table-cell>
          <table:table-cell office:value-type="float" office:value="193" table:style-name="ce1">
            <text:p>19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9161880000001" table:style-name="ce1">
            <text:p>6.206916188</text:p>
          </table:table-cell>
          <table:table-cell office:value-type="float" office:value="194" table:style-name="ce1">
            <text:p>19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8468449000003" table:style-name="ce1">
            <text:p>6.206846845</text:p>
          </table:table-cell>
          <table:table-cell office:value-type="float" office:value="195" table:style-name="ce1">
            <text:p>19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7789493000003" table:style-name="ce1">
            <text:p>6.206778949</text:p>
          </table:table-cell>
          <table:table-cell office:value-type="float" office:value="196" table:style-name="ce1">
            <text:p>19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7124774" table:style-name="ce1">
            <text:p>6.206712477</text:p>
          </table:table-cell>
          <table:table-cell office:value-type="float" office:value="197" table:style-name="ce1">
            <text:p>19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6474055" table:style-name="ce1">
            <text:p>6.206647406</text:p>
          </table:table-cell>
          <table:table-cell office:value-type="float" office:value="198" table:style-name="ce1">
            <text:p>19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5837101000003" table:style-name="ce1">
            <text:p>6.20658371</text:p>
          </table:table-cell>
          <table:table-cell office:value-type="float" office:value="199" table:style-name="ce1">
            <text:p>19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5213676999997" table:style-name="ce1">
            <text:p>6.206521368</text:p>
          </table:table-cell>
          <table:table-cell office:value-type="float" office:value="200" table:style-name="ce1">
            <text:p>20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4603550999999" table:style-name="ce1">
            <text:p>6.206460355</text:p>
          </table:table-cell>
          <table:table-cell office:value-type="float" office:value="201" table:style-name="ce1">
            <text:p>20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4006490999999" table:style-name="ce1">
            <text:p>6.206400649</text:p>
          </table:table-cell>
          <table:table-cell office:value-type="float" office:value="202" table:style-name="ce1">
            <text:p>20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3422267000004" table:style-name="ce1">
            <text:p>6.206342227</text:p>
          </table:table-cell>
          <table:table-cell office:value-type="float" office:value="203" table:style-name="ce1">
            <text:p>20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2850653000003" table:style-name="ce1">
            <text:p>6.206285065</text:p>
          </table:table-cell>
          <table:table-cell office:value-type="float" office:value="204" table:style-name="ce1">
            <text:p>20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2291419999998" table:style-name="ce1">
            <text:p>6.206229142</text:p>
          </table:table-cell>
          <table:table-cell office:value-type="float" office:value="205" table:style-name="ce1">
            <text:p>20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1744344000003" table:style-name="ce1">
            <text:p>6.206174434</text:p>
          </table:table-cell>
          <table:table-cell office:value-type="float" office:value="206" table:style-name="ce1">
            <text:p>20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1209202000001" table:style-name="ce1">
            <text:p>6.20612092</text:p>
          </table:table-cell>
          <table:table-cell office:value-type="float" office:value="207" table:style-name="ce1">
            <text:p>20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0685772999999" table:style-name="ce1">
            <text:p>6.206068577</text:p>
          </table:table-cell>
          <table:table-cell office:value-type="float" office:value="208" table:style-name="ce1">
            <text:p>20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60173835999999" table:style-name="ce1">
            <text:p>6.206017384</text:p>
          </table:table-cell>
          <table:table-cell office:value-type="float" office:value="209" table:style-name="ce1">
            <text:p>20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9673174999999" table:style-name="ce1">
            <text:p>6.205967318</text:p>
          </table:table-cell>
          <table:table-cell office:value-type="float" office:value="210" table:style-name="ce1">
            <text:p>21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9183573999999" table:style-name="ce1">
            <text:p>6.205918357</text:p>
          </table:table-cell>
          <table:table-cell office:value-type="float" office:value="211" table:style-name="ce1">
            <text:p>21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8704817999999" table:style-name="ce1">
            <text:p>6.205870482</text:p>
          </table:table-cell>
          <table:table-cell office:value-type="float" office:value="212" table:style-name="ce1">
            <text:p>21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8236696" table:style-name="ce1">
            <text:p>6.20582367</text:p>
          </table:table-cell>
          <table:table-cell office:value-type="float" office:value="213" table:style-name="ce1">
            <text:p>21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7778998000002" table:style-name="ce1">
            <text:p>6.2057779</text:p>
          </table:table-cell>
          <table:table-cell office:value-type="float" office:value="214" table:style-name="ce1">
            <text:p>21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7331514999996" table:style-name="ce1">
            <text:p>6.205733152</text:p>
          </table:table-cell>
          <table:table-cell office:value-type="float" office:value="215" table:style-name="ce1">
            <text:p>21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6894042000001" table:style-name="ce1">
            <text:p>6.205689404</text:p>
          </table:table-cell>
          <table:table-cell office:value-type="float" office:value="216" table:style-name="ce1">
            <text:p>21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6466376000001" table:style-name="ce1">
            <text:p>6.205646638</text:p>
          </table:table-cell>
          <table:table-cell office:value-type="float" office:value="217" table:style-name="ce1">
            <text:p>21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6048313999996" table:style-name="ce1">
            <text:p>6.205604831</text:p>
          </table:table-cell>
          <table:table-cell office:value-type="float" office:value="218" table:style-name="ce1">
            <text:p>21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5639656999997" table:style-name="ce1">
            <text:p>6.205563966</text:p>
          </table:table-cell>
          <table:table-cell office:value-type="float" office:value="219" table:style-name="ce1">
            <text:p>21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5240207000004" table:style-name="ce1">
            <text:p>6.205524021</text:p>
          </table:table-cell>
          <table:table-cell office:value-type="float" office:value="220" table:style-name="ce1">
            <text:p>22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4849770000002" table:style-name="ce1">
            <text:p>6.205484977</text:p>
          </table:table-cell>
          <table:table-cell office:value-type="float" office:value="221" table:style-name="ce1">
            <text:p>22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4468152000002" table:style-name="ce1">
            <text:p>6.205446815</text:p>
          </table:table-cell>
          <table:table-cell office:value-type="float" office:value="222" table:style-name="ce1">
            <text:p>22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4095161999996" table:style-name="ce1">
            <text:p>6.205409516</text:p>
          </table:table-cell>
          <table:table-cell office:value-type="float" office:value="223" table:style-name="ce1">
            <text:p>22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3730613000004" table:style-name="ce1">
            <text:p>6.205373061</text:p>
          </table:table-cell>
          <table:table-cell office:value-type="float" office:value="224" table:style-name="ce1">
            <text:p>22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3374317000003" table:style-name="ce1">
            <text:p>6.205337432</text:p>
          </table:table-cell>
          <table:table-cell office:value-type="float" office:value="225" table:style-name="ce1">
            <text:p>22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3026091000003" table:style-name="ce1">
            <text:p>6.205302609</text:p>
          </table:table-cell>
          <table:table-cell office:value-type="float" office:value="226" table:style-name="ce1">
            <text:p>22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2685751999999" table:style-name="ce1">
            <text:p>6.205268575</text:p>
          </table:table-cell>
          <table:table-cell office:value-type="float" office:value="227" table:style-name="ce1">
            <text:p>22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2353123000001" table:style-name="ce1">
            <text:p>6.205235312</text:p>
          </table:table-cell>
          <table:table-cell office:value-type="float" office:value="228" table:style-name="ce1">
            <text:p>22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2028024999997" table:style-name="ce1">
            <text:p>6.205202803</text:p>
          </table:table-cell>
          <table:table-cell office:value-type="float" office:value="229" table:style-name="ce1">
            <text:p>22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1710283999997" table:style-name="ce1">
            <text:p>6.205171028</text:p>
          </table:table-cell>
          <table:table-cell office:value-type="float" office:value="230" table:style-name="ce1">
            <text:p>23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1399726999996" table:style-name="ce1">
            <text:p>6.205139973</text:p>
          </table:table-cell>
          <table:table-cell office:value-type="float" office:value="231" table:style-name="ce1">
            <text:p>23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1096184999999" table:style-name="ce1">
            <text:p>6.205109619</text:p>
          </table:table-cell>
          <table:table-cell office:value-type="float" office:value="232" table:style-name="ce1">
            <text:p>23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0799489999999" table:style-name="ce1">
            <text:p>6.205079949</text:p>
          </table:table-cell>
          <table:table-cell office:value-type="float" office:value="233" table:style-name="ce1">
            <text:p>23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0509477000002" table:style-name="ce1">
            <text:p>6.205050948</text:p>
          </table:table-cell>
          <table:table-cell office:value-type="float" office:value="234" table:style-name="ce1">
            <text:p>23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50225983000002" table:style-name="ce1">
            <text:p>6.205022598</text:p>
          </table:table-cell>
          <table:table-cell office:value-type="float" office:value="235" table:style-name="ce1">
            <text:p>23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9948846999996" table:style-name="ce1">
            <text:p>6.204994885</text:p>
          </table:table-cell>
          <table:table-cell office:value-type="float" office:value="236" table:style-name="ce1">
            <text:p>23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9677911999996" table:style-name="ce1">
            <text:p>6.204967791</text:p>
          </table:table-cell>
          <table:table-cell office:value-type="float" office:value="237" table:style-name="ce1">
            <text:p>23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9413022" table:style-name="ce1">
            <text:p>6.204941302</text:p>
          </table:table-cell>
          <table:table-cell office:value-type="float" office:value="238" table:style-name="ce1">
            <text:p>23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9154024000002" table:style-name="ce1">
            <text:p>6.204915402</text:p>
          </table:table-cell>
          <table:table-cell office:value-type="float" office:value="239" table:style-name="ce1">
            <text:p>23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8900767999999" table:style-name="ce1">
            <text:p>6.204890077</text:p>
          </table:table-cell>
          <table:table-cell office:value-type="float" office:value="240" table:style-name="ce1">
            <text:p>24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8653103999998" table:style-name="ce1">
            <text:p>6.20486531</text:p>
          </table:table-cell>
          <table:table-cell office:value-type="float" office:value="241" table:style-name="ce1">
            <text:p>24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8410887000003" table:style-name="ce1">
            <text:p>6.204841089</text:p>
          </table:table-cell>
          <table:table-cell office:value-type="float" office:value="242" table:style-name="ce1">
            <text:p>24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8173974000003" table:style-name="ce1">
            <text:p>6.204817397</text:p>
          </table:table-cell>
          <table:table-cell office:value-type="float" office:value="243" table:style-name="ce1">
            <text:p>24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7942224000003" table:style-name="ce1">
            <text:p>6.204794222</text:p>
          </table:table-cell>
          <table:table-cell office:value-type="float" office:value="244" table:style-name="ce1">
            <text:p>24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7715497000002" table:style-name="ce1">
            <text:p>6.20477155</text:p>
          </table:table-cell>
          <table:table-cell office:value-type="float" office:value="245" table:style-name="ce1">
            <text:p>24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7493658999997" table:style-name="ce1">
            <text:p>6.204749366</text:p>
          </table:table-cell>
          <table:table-cell office:value-type="float" office:value="246" table:style-name="ce1">
            <text:p>24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7276576000003" table:style-name="ce1">
            <text:p>6.204727658</text:p>
          </table:table-cell>
          <table:table-cell office:value-type="float" office:value="247" table:style-name="ce1">
            <text:p>24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7064115000001" table:style-name="ce1">
            <text:p>6.204706412</text:p>
          </table:table-cell>
          <table:table-cell office:value-type="float" office:value="248" table:style-name="ce1">
            <text:p>24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6856148999998" table:style-name="ce1">
            <text:p>6.204685615</text:p>
          </table:table-cell>
          <table:table-cell office:value-type="float" office:value="249" table:style-name="ce1">
            <text:p>24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6652551000001" table:style-name="ce1">
            <text:p>6.204665255</text:p>
          </table:table-cell>
          <table:table-cell office:value-type="float" office:value="250" table:style-name="ce1">
            <text:p>25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6453197" table:style-name="ce1">
            <text:p>6.20464532</text:p>
          </table:table-cell>
          <table:table-cell office:value-type="float" office:value="251" table:style-name="ce1">
            <text:p>25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6257965000002" table:style-name="ce1">
            <text:p>6.204625797</text:p>
          </table:table-cell>
          <table:table-cell office:value-type="float" office:value="252" table:style-name="ce1">
            <text:p>25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6066735999998" table:style-name="ce1">
            <text:p>6.204606674</text:p>
          </table:table-cell>
          <table:table-cell office:value-type="float" office:value="253" table:style-name="ce1">
            <text:p>25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5879392999996" table:style-name="ce1">
            <text:p>6.204587939</text:p>
          </table:table-cell>
          <table:table-cell office:value-type="float" office:value="254" table:style-name="ce1">
            <text:p>25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5695821000004" table:style-name="ce1">
            <text:p>6.204569582</text:p>
          </table:table-cell>
          <table:table-cell office:value-type="float" office:value="255" table:style-name="ce1">
            <text:p>25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5515910000004" table:style-name="ce1">
            <text:p>6.204551591</text:p>
          </table:table-cell>
          <table:table-cell office:value-type="float" office:value="256" table:style-name="ce1">
            <text:p>25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5339546999996" table:style-name="ce1">
            <text:p>6.204533955</text:p>
          </table:table-cell>
          <table:table-cell office:value-type="float" office:value="257" table:style-name="ce1">
            <text:p>25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5166626999997" table:style-name="ce1">
            <text:p>6.204516663</text:p>
          </table:table-cell>
          <table:table-cell office:value-type="float" office:value="258" table:style-name="ce1">
            <text:p>25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4997043999999" table:style-name="ce1">
            <text:p>6.204499704</text:p>
          </table:table-cell>
          <table:table-cell office:value-type="float" office:value="259" table:style-name="ce1">
            <text:p>25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4830695000002" table:style-name="ce1">
            <text:p>6.20448307</text:p>
          </table:table-cell>
          <table:table-cell office:value-type="float" office:value="260" table:style-name="ce1">
            <text:p>26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4667478999997" table:style-name="ce1">
            <text:p>6.204466748</text:p>
          </table:table-cell>
          <table:table-cell office:value-type="float" office:value="261" table:style-name="ce1">
            <text:p>26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4507297999996" table:style-name="ce1">
            <text:p>6.20445073</text:p>
          </table:table-cell>
          <table:table-cell office:value-type="float" office:value="262" table:style-name="ce1">
            <text:p>26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4350055999997" table:style-name="ce1">
            <text:p>6.204435006</text:p>
          </table:table-cell>
          <table:table-cell office:value-type="float" office:value="263" table:style-name="ce1">
            <text:p>26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4195658000003" table:style-name="ce1">
            <text:p>6.204419566</text:p>
          </table:table-cell>
          <table:table-cell office:value-type="float" office:value="264" table:style-name="ce1">
            <text:p>26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4044013999997" table:style-name="ce1">
            <text:p>6.204404401</text:p>
          </table:table-cell>
          <table:table-cell office:value-type="float" office:value="265" table:style-name="ce1">
            <text:p>26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3895032999998" table:style-name="ce1">
            <text:p>6.204389503</text:p>
          </table:table-cell>
          <table:table-cell office:value-type="float" office:value="266" table:style-name="ce1">
            <text:p>26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3748627999999" table:style-name="ce1">
            <text:p>6.204374863</text:p>
          </table:table-cell>
          <table:table-cell office:value-type="float" office:value="267" table:style-name="ce1">
            <text:p>26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3604714000002" table:style-name="ce1">
            <text:p>6.204360471</text:p>
          </table:table-cell>
          <table:table-cell office:value-type="float" office:value="268" table:style-name="ce1">
            <text:p>26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3463208" table:style-name="ce1">
            <text:p>6.204346321</text:p>
          </table:table-cell>
          <table:table-cell office:value-type="float" office:value="269" table:style-name="ce1">
            <text:p>26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3324027000004" table:style-name="ce1">
            <text:p>6.204332403</text:p>
          </table:table-cell>
          <table:table-cell office:value-type="float" office:value="270" table:style-name="ce1">
            <text:p>27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3187093999999" table:style-name="ce1">
            <text:p>6.204318709</text:p>
          </table:table-cell>
          <table:table-cell office:value-type="float" office:value="271" table:style-name="ce1">
            <text:p>27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3052331000004" table:style-name="ce1">
            <text:p>6.204305233</text:p>
          </table:table-cell>
          <table:table-cell office:value-type="float" office:value="272" table:style-name="ce1">
            <text:p>27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2919663999996" table:style-name="ce1">
            <text:p>6.204291966</text:p>
          </table:table-cell>
          <table:table-cell office:value-type="float" office:value="273" table:style-name="ce1">
            <text:p>27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2789018000004" table:style-name="ce1">
            <text:p>6.204278902</text:p>
          </table:table-cell>
          <table:table-cell office:value-type="float" office:value="274" table:style-name="ce1">
            <text:p>27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2660322999996" table:style-name="ce1">
            <text:p>6.204266032</text:p>
          </table:table-cell>
          <table:table-cell office:value-type="float" office:value="275" table:style-name="ce1">
            <text:p>27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2533509000002" table:style-name="ce1">
            <text:p>6.204253351</text:p>
          </table:table-cell>
          <table:table-cell office:value-type="float" office:value="276" table:style-name="ce1">
            <text:p>27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2408509999998" table:style-name="ce1">
            <text:p>6.204240851</text:p>
          </table:table-cell>
          <table:table-cell office:value-type="float" office:value="277" table:style-name="ce1">
            <text:p>27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2285258999996" table:style-name="ce1">
            <text:p>6.204228526</text:p>
          </table:table-cell>
          <table:table-cell office:value-type="float" office:value="278" table:style-name="ce1">
            <text:p>27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2163694000001" table:style-name="ce1">
            <text:p>6.204216369</text:p>
          </table:table-cell>
          <table:table-cell office:value-type="float" office:value="279" table:style-name="ce1">
            <text:p>27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2043750999998" table:style-name="ce1">
            <text:p>6.204204375</text:p>
          </table:table-cell>
          <table:table-cell office:value-type="float" office:value="280" table:style-name="ce1">
            <text:p>28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925372" table:style-name="ce1">
            <text:p>6.204192537</text:p>
          </table:table-cell>
          <table:table-cell office:value-type="float" office:value="281" table:style-name="ce1">
            <text:p>28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808497000002" table:style-name="ce1">
            <text:p>6.20418085</text:p>
          </table:table-cell>
          <table:table-cell office:value-type="float" office:value="282" table:style-name="ce1">
            <text:p>28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693069999999" table:style-name="ce1">
            <text:p>6.204169307</text:p>
          </table:table-cell>
          <table:table-cell office:value-type="float" office:value="283" table:style-name="ce1">
            <text:p>28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579035999996" table:style-name="ce1">
            <text:p>6.204157904</text:p>
          </table:table-cell>
          <table:table-cell office:value-type="float" office:value="284" table:style-name="ce1">
            <text:p>28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466341999998" table:style-name="ce1">
            <text:p>6.204146634</text:p>
          </table:table-cell>
          <table:table-cell office:value-type="float" office:value="285" table:style-name="ce1">
            <text:p>28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354935999999" table:style-name="ce1">
            <text:p>6.204135494</text:p>
          </table:table-cell>
          <table:table-cell office:value-type="float" office:value="286" table:style-name="ce1">
            <text:p>28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244767999997" table:style-name="ce1">
            <text:p>6.204124477</text:p>
          </table:table-cell>
          <table:table-cell office:value-type="float" office:value="287" table:style-name="ce1">
            <text:p>28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135788000004" table:style-name="ce1">
            <text:p>6.204113579</text:p>
          </table:table-cell>
          <table:table-cell office:value-type="float" office:value="288" table:style-name="ce1">
            <text:p>28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1027950999998" table:style-name="ce1">
            <text:p>6.204102795</text:p>
          </table:table-cell>
          <table:table-cell office:value-type="float" office:value="289" table:style-name="ce1">
            <text:p>28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921210000004" table:style-name="ce1">
            <text:p>6.204092121</text:p>
          </table:table-cell>
          <table:table-cell office:value-type="float" office:value="290" table:style-name="ce1">
            <text:p>29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815521999999" table:style-name="ce1">
            <text:p>6.204081552</text:p>
          </table:table-cell>
          <table:table-cell office:value-type="float" office:value="291" table:style-name="ce1">
            <text:p>29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710843999998" table:style-name="ce1">
            <text:p>6.204071084</text:p>
          </table:table-cell>
          <table:table-cell office:value-type="float" office:value="292" table:style-name="ce1">
            <text:p>29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607133999996" table:style-name="ce1">
            <text:p>6.204060713</text:p>
          </table:table-cell>
          <table:table-cell office:value-type="float" office:value="293" table:style-name="ce1">
            <text:p>29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504353000001" table:style-name="ce1">
            <text:p>6.204050435</text:p>
          </table:table-cell>
          <table:table-cell office:value-type="float" office:value="294" table:style-name="ce1">
            <text:p>29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402461999999" table:style-name="ce1">
            <text:p>6.204040246</text:p>
          </table:table-cell>
          <table:table-cell office:value-type="float" office:value="295" table:style-name="ce1">
            <text:p>29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301422999997" table:style-name="ce1">
            <text:p>6.204030142</text:p>
          </table:table-cell>
          <table:table-cell office:value-type="float" office:value="296" table:style-name="ce1">
            <text:p>29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201201" table:style-name="ce1">
            <text:p>6.20402012</text:p>
          </table:table-cell>
          <table:table-cell office:value-type="float" office:value="297" table:style-name="ce1">
            <text:p>29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101760999997" table:style-name="ce1">
            <text:p>6.204010176</text:p>
          </table:table-cell>
          <table:table-cell office:value-type="float" office:value="298" table:style-name="ce1">
            <text:p>29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40003070000003" table:style-name="ce1">
            <text:p>6.204000307</text:p>
          </table:table-cell>
          <table:table-cell office:value-type="float" office:value="299" table:style-name="ce1">
            <text:p>29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905094999996" table:style-name="ce1">
            <text:p>6.20399051</text:p>
          </table:table-cell>
          <table:table-cell office:value-type="float" office:value="300" table:style-name="ce1">
            <text:p>30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807805000002" table:style-name="ce1">
            <text:p>6.203980781</text:p>
          </table:table-cell>
          <table:table-cell office:value-type="float" office:value="301" table:style-name="ce1">
            <text:p>30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711169" table:style-name="ce1">
            <text:p>6.203971117</text:p>
          </table:table-cell>
          <table:table-cell office:value-type="float" office:value="302" table:style-name="ce1">
            <text:p>30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615159999997" table:style-name="ce1">
            <text:p>6.203961516</text:p>
          </table:table-cell>
          <table:table-cell office:value-type="float" office:value="303" table:style-name="ce1">
            <text:p>30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519747999998" table:style-name="ce1">
            <text:p>6.203951975</text:p>
          </table:table-cell>
          <table:table-cell office:value-type="float" office:value="304" table:style-name="ce1">
            <text:p>30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424908000003" table:style-name="ce1">
            <text:p>6.203942491</text:p>
          </table:table-cell>
          <table:table-cell office:value-type="float" office:value="305" table:style-name="ce1">
            <text:p>30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330612999999" table:style-name="ce1">
            <text:p>6.203933061</text:p>
          </table:table-cell>
          <table:table-cell office:value-type="float" office:value="306" table:style-name="ce1">
            <text:p>30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236838000003" table:style-name="ce1">
            <text:p>6.203923684</text:p>
          </table:table-cell>
          <table:table-cell office:value-type="float" office:value="307" table:style-name="ce1">
            <text:p>30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143560000003" table:style-name="ce1">
            <text:p>6.203914356</text:p>
          </table:table-cell>
          <table:table-cell office:value-type="float" office:value="308" table:style-name="ce1">
            <text:p>30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9050755999998" table:style-name="ce1">
            <text:p>6.203905076</text:p>
          </table:table-cell>
          <table:table-cell office:value-type="float" office:value="309" table:style-name="ce1">
            <text:p>30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958403000004" table:style-name="ce1">
            <text:p>6.20389584</text:p>
          </table:table-cell>
          <table:table-cell office:value-type="float" office:value="310" table:style-name="ce1">
            <text:p>31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866481000001" table:style-name="ce1">
            <text:p>6.203886648</text:p>
          </table:table-cell>
          <table:table-cell office:value-type="float" office:value="311" table:style-name="ce1">
            <text:p>31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774968999997" table:style-name="ce1">
            <text:p>6.203877497</text:p>
          </table:table-cell>
          <table:table-cell office:value-type="float" office:value="312" table:style-name="ce1">
            <text:p>31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683846999998" table:style-name="ce1">
            <text:p>6.203868385</text:p>
          </table:table-cell>
          <table:table-cell office:value-type="float" office:value="313" table:style-name="ce1">
            <text:p>31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593098000003" table:style-name="ce1">
            <text:p>6.20385931</text:p>
          </table:table-cell>
          <table:table-cell office:value-type="float" office:value="314" table:style-name="ce1">
            <text:p>31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502702000002" table:style-name="ce1">
            <text:p>6.20385027</text:p>
          </table:table-cell>
          <table:table-cell office:value-type="float" office:value="315" table:style-name="ce1">
            <text:p>31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412643000003" table:style-name="ce1">
            <text:p>6.203841264</text:p>
          </table:table-cell>
          <table:table-cell office:value-type="float" office:value="316" table:style-name="ce1">
            <text:p>31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322905000003" table:style-name="ce1">
            <text:p>6.203832291</text:p>
          </table:table-cell>
          <table:table-cell office:value-type="float" office:value="317" table:style-name="ce1">
            <text:p>31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233471000002" table:style-name="ce1">
            <text:p>6.203823347</text:p>
          </table:table-cell>
          <table:table-cell office:value-type="float" office:value="318" table:style-name="ce1">
            <text:p>31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144326999998" table:style-name="ce1">
            <text:p>6.203814433</text:p>
          </table:table-cell>
          <table:table-cell office:value-type="float" office:value="319" table:style-name="ce1">
            <text:p>31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8055458999999" table:style-name="ce1">
            <text:p>6.203805546</text:p>
          </table:table-cell>
          <table:table-cell office:value-type="float" office:value="320" table:style-name="ce1">
            <text:p>32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966852000004" table:style-name="ce1">
            <text:p>6.203796685</text:p>
          </table:table-cell>
          <table:table-cell office:value-type="float" office:value="321" table:style-name="ce1">
            <text:p>32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878494000003" table:style-name="ce1">
            <text:p>6.203787849</text:p>
          </table:table-cell>
          <table:table-cell office:value-type="float" office:value="322" table:style-name="ce1">
            <text:p>32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790372000003" table:style-name="ce1">
            <text:p>6.203779037</text:p>
          </table:table-cell>
          <table:table-cell office:value-type="float" office:value="323" table:style-name="ce1">
            <text:p>32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702473999996" table:style-name="ce1">
            <text:p>6.203770247</text:p>
          </table:table-cell>
          <table:table-cell office:value-type="float" office:value="324" table:style-name="ce1">
            <text:p>32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614787999997" table:style-name="ce1">
            <text:p>6.203761479</text:p>
          </table:table-cell>
          <table:table-cell office:value-type="float" office:value="325" table:style-name="ce1">
            <text:p>32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527304999998" table:style-name="ce1">
            <text:p>6.203752731</text:p>
          </table:table-cell>
          <table:table-cell office:value-type="float" office:value="326" table:style-name="ce1">
            <text:p>32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440013999996" table:style-name="ce1">
            <text:p>6.203744001</text:p>
          </table:table-cell>
          <table:table-cell office:value-type="float" office:value="327" table:style-name="ce1">
            <text:p>32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352905000001" table:style-name="ce1">
            <text:p>6.203735291</text:p>
          </table:table-cell>
          <table:table-cell office:value-type="float" office:value="328" table:style-name="ce1">
            <text:p>32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265968000002" table:style-name="ce1">
            <text:p>6.203726597</text:p>
          </table:table-cell>
          <table:table-cell office:value-type="float" office:value="329" table:style-name="ce1">
            <text:p>32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179195999999" table:style-name="ce1">
            <text:p>6.20371792</text:p>
          </table:table-cell>
          <table:table-cell office:value-type="float" office:value="330" table:style-name="ce1">
            <text:p>33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092578999999" table:style-name="ce1">
            <text:p>6.203709258</text:p>
          </table:table-cell>
          <table:table-cell office:value-type="float" office:value="331" table:style-name="ce1">
            <text:p>33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7006109000004" table:style-name="ce1">
            <text:p>6.203700611</text:p>
          </table:table-cell>
          <table:table-cell office:value-type="float" office:value="332" table:style-name="ce1">
            <text:p>33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919780000002" table:style-name="ce1">
            <text:p>6.203691978</text:p>
          </table:table-cell>
          <table:table-cell office:value-type="float" office:value="333" table:style-name="ce1">
            <text:p>33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833584000002" table:style-name="ce1">
            <text:p>6.203683358</text:p>
          </table:table-cell>
          <table:table-cell office:value-type="float" office:value="334" table:style-name="ce1">
            <text:p>33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747514000004" table:style-name="ce1">
            <text:p>6.203674751</text:p>
          </table:table-cell>
          <table:table-cell office:value-type="float" office:value="335" table:style-name="ce1">
            <text:p>33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661564999998" table:style-name="ce1">
            <text:p>6.203666157</text:p>
          </table:table-cell>
          <table:table-cell office:value-type="float" office:value="336" table:style-name="ce1">
            <text:p>33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575729000001" table:style-name="ce1">
            <text:p>6.203657573</text:p>
          </table:table-cell>
          <table:table-cell office:value-type="float" office:value="337" table:style-name="ce1">
            <text:p>33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490002000004" table:style-name="ce1">
            <text:p>6.203649</text:p>
          </table:table-cell>
          <table:table-cell office:value-type="float" office:value="338" table:style-name="ce1">
            <text:p>33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404377999999" table:style-name="ce1">
            <text:p>6.203640438</text:p>
          </table:table-cell>
          <table:table-cell office:value-type="float" office:value="339" table:style-name="ce1">
            <text:p>33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318852000001" table:style-name="ce1">
            <text:p>6.203631885</text:p>
          </table:table-cell>
          <table:table-cell office:value-type="float" office:value="340" table:style-name="ce1">
            <text:p>34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233420000002" table:style-name="ce1">
            <text:p>6.203623342</text:p>
          </table:table-cell>
          <table:table-cell office:value-type="float" office:value="341" table:style-name="ce1">
            <text:p>34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148077000002" table:style-name="ce1">
            <text:p>6.203614808</text:p>
          </table:table-cell>
          <table:table-cell office:value-type="float" office:value="342" table:style-name="ce1">
            <text:p>34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606282" table:style-name="ce1">
            <text:p>6.203606282</text:p>
          </table:table-cell>
          <table:table-cell office:value-type="float" office:value="343" table:style-name="ce1">
            <text:p>34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977643000004" table:style-name="ce1">
            <text:p>6.203597764</text:p>
          </table:table-cell>
          <table:table-cell office:value-type="float" office:value="344" table:style-name="ce1">
            <text:p>34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892543999998" table:style-name="ce1">
            <text:p>6.203589254</text:p>
          </table:table-cell>
          <table:table-cell office:value-type="float" office:value="345" table:style-name="ce1">
            <text:p>34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807519999997" table:style-name="ce1">
            <text:p>6.203580752</text:p>
          </table:table-cell>
          <table:table-cell office:value-type="float" office:value="346" table:style-name="ce1">
            <text:p>34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722567000002" table:style-name="ce1">
            <text:p>6.203572257</text:p>
          </table:table-cell>
          <table:table-cell office:value-type="float" office:value="347" table:style-name="ce1">
            <text:p>34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637682999996" table:style-name="ce1">
            <text:p>6.203563768</text:p>
          </table:table-cell>
          <table:table-cell office:value-type="float" office:value="348" table:style-name="ce1">
            <text:p>34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552864000003" table:style-name="ce1">
            <text:p>6.203555286</text:p>
          </table:table-cell>
          <table:table-cell office:value-type="float" office:value="349" table:style-name="ce1">
            <text:p>34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468108999998" table:style-name="ce1">
            <text:p>6.203546811</text:p>
          </table:table-cell>
          <table:table-cell office:value-type="float" office:value="350" table:style-name="ce1">
            <text:p>35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383415999998" table:style-name="ce1">
            <text:p>6.203538342</text:p>
          </table:table-cell>
          <table:table-cell office:value-type="float" office:value="351" table:style-name="ce1">
            <text:p>35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298781000003" table:style-name="ce1">
            <text:p>6.203529878</text:p>
          </table:table-cell>
          <table:table-cell office:value-type="float" office:value="352" table:style-name="ce1">
            <text:p>35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214205000004" table:style-name="ce1">
            <text:p>6.203521421</text:p>
          </table:table-cell>
          <table:table-cell office:value-type="float" office:value="353" table:style-name="ce1">
            <text:p>35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129684000001" table:style-name="ce1">
            <text:p>6.203512968</text:p>
          </table:table-cell>
          <table:table-cell office:value-type="float" office:value="354" table:style-name="ce1">
            <text:p>35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5045217000002" table:style-name="ce1">
            <text:p>6.203504522</text:p>
          </table:table-cell>
          <table:table-cell office:value-type="float" office:value="355" table:style-name="ce1">
            <text:p>35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960802999999" table:style-name="ce1">
            <text:p>6.20349608</text:p>
          </table:table-cell>
          <table:table-cell office:value-type="float" office:value="356" table:style-name="ce1">
            <text:p>35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876441" table:style-name="ce1">
            <text:p>6.203487644</text:p>
          </table:table-cell>
          <table:table-cell office:value-type="float" office:value="357" table:style-name="ce1">
            <text:p>35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792129999996" table:style-name="ce1">
            <text:p>6.203479213</text:p>
          </table:table-cell>
          <table:table-cell office:value-type="float" office:value="358" table:style-name="ce1">
            <text:p>35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707868999996" table:style-name="ce1">
            <text:p>6.203470787</text:p>
          </table:table-cell>
          <table:table-cell office:value-type="float" office:value="359" table:style-name="ce1">
            <text:p>35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623657000001" table:style-name="ce1">
            <text:p>6.203462366</text:p>
          </table:table-cell>
          <table:table-cell office:value-type="float" office:value="360" table:style-name="ce1">
            <text:p>36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539493" table:style-name="ce1">
            <text:p>6.203453949</text:p>
          </table:table-cell>
          <table:table-cell office:value-type="float" office:value="361" table:style-name="ce1">
            <text:p>36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455377000004" table:style-name="ce1">
            <text:p>6.203445538</text:p>
          </table:table-cell>
          <table:table-cell office:value-type="float" office:value="362" table:style-name="ce1">
            <text:p>36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371309000003" table:style-name="ce1">
            <text:p>6.203437131</text:p>
          </table:table-cell>
          <table:table-cell office:value-type="float" office:value="363" table:style-name="ce1">
            <text:p>36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287287999996" table:style-name="ce1">
            <text:p>6.203428729</text:p>
          </table:table-cell>
          <table:table-cell office:value-type="float" office:value="364" table:style-name="ce1">
            <text:p>36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203313000003" table:style-name="ce1">
            <text:p>6.203420331</text:p>
          </table:table-cell>
          <table:table-cell office:value-type="float" office:value="365" table:style-name="ce1">
            <text:p>36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119386000004" table:style-name="ce1">
            <text:p>6.203411939</text:p>
          </table:table-cell>
          <table:table-cell office:value-type="float" office:value="366" table:style-name="ce1">
            <text:p>36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4035505" table:style-name="ce1">
            <text:p>6.203403551</text:p>
          </table:table-cell>
          <table:table-cell office:value-type="float" office:value="367" table:style-name="ce1">
            <text:p>36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951671000001" table:style-name="ce1">
            <text:p>6.203395167</text:p>
          </table:table-cell>
          <table:table-cell office:value-type="float" office:value="368" table:style-name="ce1">
            <text:p>36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867883999996" table:style-name="ce1">
            <text:p>6.203386788</text:p>
          </table:table-cell>
          <table:table-cell office:value-type="float" office:value="369" table:style-name="ce1">
            <text:p>36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784144000004" table:style-name="ce1">
            <text:p>6.203378414</text:p>
          </table:table-cell>
          <table:table-cell office:value-type="float" office:value="370" table:style-name="ce1">
            <text:p>37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700451999998" table:style-name="ce1">
            <text:p>6.203370045</text:p>
          </table:table-cell>
          <table:table-cell office:value-type="float" office:value="371" table:style-name="ce1">
            <text:p>37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616806999996" table:style-name="ce1">
            <text:p>6.203361681</text:p>
          </table:table-cell>
          <table:table-cell office:value-type="float" office:value="372" table:style-name="ce1">
            <text:p>37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533209999998" table:style-name="ce1">
            <text:p>6.203353321</text:p>
          </table:table-cell>
          <table:table-cell office:value-type="float" office:value="373" table:style-name="ce1">
            <text:p>37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449663000004" table:style-name="ce1">
            <text:p>6.203344966</text:p>
          </table:table-cell>
          <table:table-cell office:value-type="float" office:value="374" table:style-name="ce1">
            <text:p>37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366163999997" table:style-name="ce1">
            <text:p>6.203336616</text:p>
          </table:table-cell>
          <table:table-cell office:value-type="float" office:value="375" table:style-name="ce1">
            <text:p>37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282715000002" table:style-name="ce1">
            <text:p>6.203328272</text:p>
          </table:table-cell>
          <table:table-cell office:value-type="float" office:value="376" table:style-name="ce1">
            <text:p>37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199317000003" table:style-name="ce1">
            <text:p>6.203319932</text:p>
          </table:table-cell>
          <table:table-cell office:value-type="float" office:value="377" table:style-name="ce1">
            <text:p>37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115968999999" table:style-name="ce1">
            <text:p>6.203311597</text:p>
          </table:table-cell>
          <table:table-cell office:value-type="float" office:value="378" table:style-name="ce1">
            <text:p>37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3032673999999" table:style-name="ce1">
            <text:p>6.203303267</text:p>
          </table:table-cell>
          <table:table-cell office:value-type="float" office:value="379" table:style-name="ce1">
            <text:p>37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949431000004" table:style-name="ce1">
            <text:p>6.203294943</text:p>
          </table:table-cell>
          <table:table-cell office:value-type="float" office:value="380" table:style-name="ce1">
            <text:p>38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866241000004" table:style-name="ce1">
            <text:p>6.203286624</text:p>
          </table:table-cell>
          <table:table-cell office:value-type="float" office:value="381" table:style-name="ce1">
            <text:p>38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783106" table:style-name="ce1">
            <text:p>6.203278311</text:p>
          </table:table-cell>
          <table:table-cell office:value-type="float" office:value="382" table:style-name="ce1">
            <text:p>38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700025" table:style-name="ce1">
            <text:p>6.203270003</text:p>
          </table:table-cell>
          <table:table-cell office:value-type="float" office:value="383" table:style-name="ce1">
            <text:p>38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617000999997" table:style-name="ce1">
            <text:p>6.2032617</text:p>
          </table:table-cell>
          <table:table-cell office:value-type="float" office:value="384" table:style-name="ce1">
            <text:p>38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534032999997" table:style-name="ce1">
            <text:p>6.203253403</text:p>
          </table:table-cell>
          <table:table-cell office:value-type="float" office:value="385" table:style-name="ce1">
            <text:p>38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451124000003" table:style-name="ce1">
            <text:p>6.203245112</text:p>
          </table:table-cell>
          <table:table-cell office:value-type="float" office:value="386" table:style-name="ce1">
            <text:p>38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368272999996" table:style-name="ce1">
            <text:p>6.203236827</text:p>
          </table:table-cell>
          <table:table-cell office:value-type="float" office:value="387" table:style-name="ce1">
            <text:p>38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285482000002" table:style-name="ce1">
            <text:p>6.203228548</text:p>
          </table:table-cell>
          <table:table-cell office:value-type="float" office:value="388" table:style-name="ce1">
            <text:p>38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202750999996" table:style-name="ce1">
            <text:p>6.203220275</text:p>
          </table:table-cell>
          <table:table-cell office:value-type="float" office:value="389" table:style-name="ce1">
            <text:p>38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120083000004" table:style-name="ce1">
            <text:p>6.203212008</text:p>
          </table:table-cell>
          <table:table-cell office:value-type="float" office:value="390" table:style-name="ce1">
            <text:p>39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2037476999999" table:style-name="ce1">
            <text:p>6.203203748</text:p>
          </table:table-cell>
          <table:table-cell office:value-type="float" office:value="391" table:style-name="ce1">
            <text:p>39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954936" table:style-name="ce1">
            <text:p>6.203195494</text:p>
          </table:table-cell>
          <table:table-cell office:value-type="float" office:value="392" table:style-name="ce1">
            <text:p>39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872458999997" table:style-name="ce1">
            <text:p>6.203187246</text:p>
          </table:table-cell>
          <table:table-cell office:value-type="float" office:value="393" table:style-name="ce1">
            <text:p>39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790049" table:style-name="ce1">
            <text:p>6.203179005</text:p>
          </table:table-cell>
          <table:table-cell office:value-type="float" office:value="394" table:style-name="ce1">
            <text:p>39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707705999999" table:style-name="ce1">
            <text:p>6.203170771</text:p>
          </table:table-cell>
          <table:table-cell office:value-type="float" office:value="395" table:style-name="ce1">
            <text:p>39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625431000004" table:style-name="ce1">
            <text:p>6.203162543</text:p>
          </table:table-cell>
          <table:table-cell office:value-type="float" office:value="396" table:style-name="ce1">
            <text:p>39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543225999997" table:style-name="ce1">
            <text:p>6.203154323</text:p>
          </table:table-cell>
          <table:table-cell office:value-type="float" office:value="397" table:style-name="ce1">
            <text:p>39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461092000004" table:style-name="ce1">
            <text:p>6.203146109</text:p>
          </table:table-cell>
          <table:table-cell office:value-type="float" office:value="398" table:style-name="ce1">
            <text:p>39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379029" table:style-name="ce1">
            <text:p>6.203137903</text:p>
          </table:table-cell>
          <table:table-cell office:value-type="float" office:value="399" table:style-name="ce1">
            <text:p>39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297039000002" table:style-name="ce1">
            <text:p>6.203129704</text:p>
          </table:table-cell>
          <table:table-cell office:value-type="float" office:value="400" table:style-name="ce1">
            <text:p>40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215123000001" table:style-name="ce1">
            <text:p>6.203121512</text:p>
          </table:table-cell>
          <table:table-cell office:value-type="float" office:value="401" table:style-name="ce1">
            <text:p>40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133282999997" table:style-name="ce1">
            <text:p>6.203113328</text:p>
          </table:table-cell>
          <table:table-cell office:value-type="float" office:value="402" table:style-name="ce1">
            <text:p>40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1051519" table:style-name="ce1">
            <text:p>6.203105152</text:p>
          </table:table-cell>
          <table:table-cell office:value-type="float" office:value="403" table:style-name="ce1">
            <text:p>40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969832" table:style-name="ce1">
            <text:p>6.203096983</text:p>
          </table:table-cell>
          <table:table-cell office:value-type="float" office:value="404" table:style-name="ce1">
            <text:p>40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888223999998" table:style-name="ce1">
            <text:p>6.203088822</text:p>
          </table:table-cell>
          <table:table-cell office:value-type="float" office:value="405" table:style-name="ce1">
            <text:p>40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806696000003" table:style-name="ce1">
            <text:p>6.20308067</text:p>
          </table:table-cell>
          <table:table-cell office:value-type="float" office:value="406" table:style-name="ce1">
            <text:p>40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725248999996" table:style-name="ce1">
            <text:p>6.203072525</text:p>
          </table:table-cell>
          <table:table-cell office:value-type="float" office:value="407" table:style-name="ce1">
            <text:p>40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643883999996" table:style-name="ce1">
            <text:p>6.203064388</text:p>
          </table:table-cell>
          <table:table-cell office:value-type="float" office:value="408" table:style-name="ce1">
            <text:p>40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562602000003" table:style-name="ce1">
            <text:p>6.20305626</text:p>
          </table:table-cell>
          <table:table-cell office:value-type="float" office:value="409" table:style-name="ce1">
            <text:p>40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481404" table:style-name="ce1">
            <text:p>6.20304814</text:p>
          </table:table-cell>
          <table:table-cell office:value-type="float" office:value="410" table:style-name="ce1">
            <text:p>41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400293000003" table:style-name="ce1">
            <text:p>6.203040029</text:p>
          </table:table-cell>
          <table:table-cell office:value-type="float" office:value="411" table:style-name="ce1">
            <text:p>41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319267999996" table:style-name="ce1">
            <text:p>6.203031927</text:p>
          </table:table-cell>
          <table:table-cell office:value-type="float" office:value="412" table:style-name="ce1">
            <text:p>41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238329999996" table:style-name="ce1">
            <text:p>6.203023833</text:p>
          </table:table-cell>
          <table:table-cell office:value-type="float" office:value="413" table:style-name="ce1">
            <text:p>41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157482000003" table:style-name="ce1">
            <text:p>6.203015748</text:p>
          </table:table-cell>
          <table:table-cell office:value-type="float" office:value="414" table:style-name="ce1">
            <text:p>41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30076724000001" table:style-name="ce1">
            <text:p>6.203007672</text:p>
          </table:table-cell>
          <table:table-cell office:value-type="float" office:value="415" table:style-name="ce1">
            <text:p>41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996056999996" table:style-name="ce1">
            <text:p>6.202999606</text:p>
          </table:table-cell>
          <table:table-cell office:value-type="float" office:value="416" table:style-name="ce1">
            <text:p>41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915483" table:style-name="ce1">
            <text:p>6.202991548</text:p>
          </table:table-cell>
          <table:table-cell office:value-type="float" office:value="417" table:style-name="ce1">
            <text:p>41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835002000002" table:style-name="ce1">
            <text:p>6.2029835</text:p>
          </table:table-cell>
          <table:table-cell office:value-type="float" office:value="418" table:style-name="ce1">
            <text:p>41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754615000003" table:style-name="ce1">
            <text:p>6.202975462</text:p>
          </table:table-cell>
          <table:table-cell office:value-type="float" office:value="419" table:style-name="ce1">
            <text:p>41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674325000004" table:style-name="ce1">
            <text:p>6.202967433</text:p>
          </table:table-cell>
          <table:table-cell office:value-type="float" office:value="420" table:style-name="ce1">
            <text:p>42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594131000003" table:style-name="ce1">
            <text:p>6.202959413</text:p>
          </table:table-cell>
          <table:table-cell office:value-type="float" office:value="421" table:style-name="ce1">
            <text:p>42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514035000002" table:style-name="ce1">
            <text:p>6.202951404</text:p>
          </table:table-cell>
          <table:table-cell office:value-type="float" office:value="422" table:style-name="ce1">
            <text:p>42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434038" table:style-name="ce1">
            <text:p>6.202943404</text:p>
          </table:table-cell>
          <table:table-cell office:value-type="float" office:value="423" table:style-name="ce1">
            <text:p>42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354140999997" table:style-name="ce1">
            <text:p>6.202935414</text:p>
          </table:table-cell>
          <table:table-cell office:value-type="float" office:value="424" table:style-name="ce1">
            <text:p>42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274345000003" table:style-name="ce1">
            <text:p>6.202927435</text:p>
          </table:table-cell>
          <table:table-cell office:value-type="float" office:value="425" table:style-name="ce1">
            <text:p>42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194650999999" table:style-name="ce1">
            <text:p>6.202919465</text:p>
          </table:table-cell>
          <table:table-cell office:value-type="float" office:value="426" table:style-name="ce1">
            <text:p>42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115060000004" table:style-name="ce1">
            <text:p>6.202911506</text:p>
          </table:table-cell>
          <table:table-cell office:value-type="float" office:value="427" table:style-name="ce1">
            <text:p>42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9035574" table:style-name="ce1">
            <text:p>6.202903557</text:p>
          </table:table-cell>
          <table:table-cell office:value-type="float" office:value="428" table:style-name="ce1">
            <text:p>42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956193000004" table:style-name="ce1">
            <text:p>6.202895619</text:p>
          </table:table-cell>
          <table:table-cell office:value-type="float" office:value="429" table:style-name="ce1">
            <text:p>42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876918" table:style-name="ce1">
            <text:p>6.202887692</text:p>
          </table:table-cell>
          <table:table-cell office:value-type="float" office:value="430" table:style-name="ce1">
            <text:p>43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797750000004" table:style-name="ce1">
            <text:p>6.202879775</text:p>
          </table:table-cell>
          <table:table-cell office:value-type="float" office:value="431" table:style-name="ce1">
            <text:p>43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718691" table:style-name="ce1">
            <text:p>6.202871869</text:p>
          </table:table-cell>
          <table:table-cell office:value-type="float" office:value="432" table:style-name="ce1">
            <text:p>43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639740999996" table:style-name="ce1">
            <text:p>6.202863974</text:p>
          </table:table-cell>
          <table:table-cell office:value-type="float" office:value="433" table:style-name="ce1">
            <text:p>43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560902000001" table:style-name="ce1">
            <text:p>6.20285609</text:p>
          </table:table-cell>
          <table:table-cell office:value-type="float" office:value="434" table:style-name="ce1">
            <text:p>43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482173999997" table:style-name="ce1">
            <text:p>6.202848217</text:p>
          </table:table-cell>
          <table:table-cell office:value-type="float" office:value="435" table:style-name="ce1">
            <text:p>43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403558000003" table:style-name="ce1">
            <text:p>6.202840356</text:p>
          </table:table-cell>
          <table:table-cell office:value-type="float" office:value="436" table:style-name="ce1">
            <text:p>43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325055" table:style-name="ce1">
            <text:p>6.202832506</text:p>
          </table:table-cell>
          <table:table-cell office:value-type="float" office:value="437" table:style-name="ce1">
            <text:p>43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246666999998" table:style-name="ce1">
            <text:p>6.202824667</text:p>
          </table:table-cell>
          <table:table-cell office:value-type="float" office:value="438" table:style-name="ce1">
            <text:p>43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168393999996" table:style-name="ce1">
            <text:p>6.202816839</text:p>
          </table:table-cell>
          <table:table-cell office:value-type="float" office:value="439" table:style-name="ce1">
            <text:p>43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090236000004" table:style-name="ce1">
            <text:p>6.202809024</text:p>
          </table:table-cell>
          <table:table-cell office:value-type="float" office:value="440" table:style-name="ce1">
            <text:p>44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8012196000004" table:style-name="ce1">
            <text:p>6.20280122</text:p>
          </table:table-cell>
          <table:table-cell office:value-type="float" office:value="441" table:style-name="ce1">
            <text:p>44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934273999996" table:style-name="ce1">
            <text:p>6.202793427</text:p>
          </table:table-cell>
          <table:table-cell office:value-type="float" office:value="442" table:style-name="ce1">
            <text:p>44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856470999998" table:style-name="ce1">
            <text:p>6.202785647</text:p>
          </table:table-cell>
          <table:table-cell office:value-type="float" office:value="443" table:style-name="ce1">
            <text:p>44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778787000001" table:style-name="ce1">
            <text:p>6.202777879</text:p>
          </table:table-cell>
          <table:table-cell office:value-type="float" office:value="444" table:style-name="ce1">
            <text:p>44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701224999996" table:style-name="ce1">
            <text:p>6.202770123</text:p>
          </table:table-cell>
          <table:table-cell office:value-type="float" office:value="445" table:style-name="ce1">
            <text:p>44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623783000001" table:style-name="ce1">
            <text:p>6.202762378</text:p>
          </table:table-cell>
          <table:table-cell office:value-type="float" office:value="446" table:style-name="ce1">
            <text:p>44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546463999998" table:style-name="ce1">
            <text:p>6.202754646</text:p>
          </table:table-cell>
          <table:table-cell office:value-type="float" office:value="447" table:style-name="ce1">
            <text:p>44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469268999997" table:style-name="ce1">
            <text:p>6.202746927</text:p>
          </table:table-cell>
          <table:table-cell office:value-type="float" office:value="448" table:style-name="ce1">
            <text:p>44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392197999998" table:style-name="ce1">
            <text:p>6.20273922</text:p>
          </table:table-cell>
          <table:table-cell office:value-type="float" office:value="449" table:style-name="ce1">
            <text:p>44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315250999999" table:style-name="ce1">
            <text:p>6.202731525</text:p>
          </table:table-cell>
          <table:table-cell office:value-type="float" office:value="450" table:style-name="ce1">
            <text:p>45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238431000002" table:style-name="ce1">
            <text:p>6.202723843</text:p>
          </table:table-cell>
          <table:table-cell office:value-type="float" office:value="451" table:style-name="ce1">
            <text:p>45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161736999998" table:style-name="ce1">
            <text:p>6.202716174</text:p>
          </table:table-cell>
          <table:table-cell office:value-type="float" office:value="452" table:style-name="ce1">
            <text:p>45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085169999996" table:style-name="ce1">
            <text:p>6.202708517</text:p>
          </table:table-cell>
          <table:table-cell office:value-type="float" office:value="453" table:style-name="ce1">
            <text:p>45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7008733000004" table:style-name="ce1">
            <text:p>6.202700873</text:p>
          </table:table-cell>
          <table:table-cell office:value-type="float" office:value="454" table:style-name="ce1">
            <text:p>45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932423999996" table:style-name="ce1">
            <text:p>6.202693242</text:p>
          </table:table-cell>
          <table:table-cell office:value-type="float" office:value="455" table:style-name="ce1">
            <text:p>45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856244999999" table:style-name="ce1">
            <text:p>6.202685625</text:p>
          </table:table-cell>
          <table:table-cell office:value-type="float" office:value="456" table:style-name="ce1">
            <text:p>45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780196000004" table:style-name="ce1">
            <text:p>6.20267802</text:p>
          </table:table-cell>
          <table:table-cell office:value-type="float" office:value="457" table:style-name="ce1">
            <text:p>45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704280000002" table:style-name="ce1">
            <text:p>6.202670428</text:p>
          </table:table-cell>
          <table:table-cell office:value-type="float" office:value="458" table:style-name="ce1">
            <text:p>45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628495000002" table:style-name="ce1">
            <text:p>6.20266285</text:p>
          </table:table-cell>
          <table:table-cell office:value-type="float" office:value="459" table:style-name="ce1">
            <text:p>45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552843999996" table:style-name="ce1">
            <text:p>6.202655284</text:p>
          </table:table-cell>
          <table:table-cell office:value-type="float" office:value="460" table:style-name="ce1">
            <text:p>46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477326" table:style-name="ce1">
            <text:p>6.202647733</text:p>
          </table:table-cell>
          <table:table-cell office:value-type="float" office:value="461" table:style-name="ce1">
            <text:p>46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401942999998" table:style-name="ce1">
            <text:p>6.202640194</text:p>
          </table:table-cell>
          <table:table-cell office:value-type="float" office:value="462" table:style-name="ce1">
            <text:p>46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326694999998" table:style-name="ce1">
            <text:p>6.20263267</text:p>
          </table:table-cell>
          <table:table-cell office:value-type="float" office:value="463" table:style-name="ce1">
            <text:p>46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251583000001" table:style-name="ce1">
            <text:p>6.202625158</text:p>
          </table:table-cell>
          <table:table-cell office:value-type="float" office:value="464" table:style-name="ce1">
            <text:p>46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176607999997" table:style-name="ce1">
            <text:p>6.202617661</text:p>
          </table:table-cell>
          <table:table-cell office:value-type="float" office:value="465" table:style-name="ce1">
            <text:p>46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101770000004" table:style-name="ce1">
            <text:p>6.202610177</text:p>
          </table:table-cell>
          <table:table-cell office:value-type="float" office:value="466" table:style-name="ce1">
            <text:p>46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6027069999996" table:style-name="ce1">
            <text:p>6.202602707</text:p>
          </table:table-cell>
          <table:table-cell office:value-type="float" office:value="467" table:style-name="ce1">
            <text:p>46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952509" table:style-name="ce1">
            <text:p>6.202595251</text:p>
          </table:table-cell>
          <table:table-cell office:value-type="float" office:value="468" table:style-name="ce1">
            <text:p>46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878086999997" table:style-name="ce1">
            <text:p>6.202587809</text:p>
          </table:table-cell>
          <table:table-cell office:value-type="float" office:value="469" table:style-name="ce1">
            <text:p>46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803805999997" table:style-name="ce1">
            <text:p>6.202580381</text:p>
          </table:table-cell>
          <table:table-cell office:value-type="float" office:value="470" table:style-name="ce1">
            <text:p>47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729665" table:style-name="ce1">
            <text:p>6.202572967</text:p>
          </table:table-cell>
          <table:table-cell office:value-type="float" office:value="471" table:style-name="ce1">
            <text:p>47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655665999997" table:style-name="ce1">
            <text:p>6.202565567</text:p>
          </table:table-cell>
          <table:table-cell office:value-type="float" office:value="472" table:style-name="ce1">
            <text:p>47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581808999997" table:style-name="ce1">
            <text:p>6.202558181</text:p>
          </table:table-cell>
          <table:table-cell office:value-type="float" office:value="473" table:style-name="ce1">
            <text:p>47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508094999999" table:style-name="ce1">
            <text:p>6.20255081</text:p>
          </table:table-cell>
          <table:table-cell office:value-type="float" office:value="474" table:style-name="ce1">
            <text:p>47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434523999996" table:style-name="ce1">
            <text:p>6.202543452</text:p>
          </table:table-cell>
          <table:table-cell office:value-type="float" office:value="475" table:style-name="ce1">
            <text:p>47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361095999996" table:style-name="ce1">
            <text:p>6.20253611</text:p>
          </table:table-cell>
          <table:table-cell office:value-type="float" office:value="476" table:style-name="ce1">
            <text:p>47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287813999999" table:style-name="ce1">
            <text:p>6.202528781</text:p>
          </table:table-cell>
          <table:table-cell office:value-type="float" office:value="477" table:style-name="ce1">
            <text:p>47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214676999996" table:style-name="ce1">
            <text:p>6.202521468</text:p>
          </table:table-cell>
          <table:table-cell office:value-type="float" office:value="478" table:style-name="ce1">
            <text:p>47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141684999996" table:style-name="ce1">
            <text:p>6.202514169</text:p>
          </table:table-cell>
          <table:table-cell office:value-type="float" office:value="479" table:style-name="ce1">
            <text:p>47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5068839999999" table:style-name="ce1">
            <text:p>6.202506884</text:p>
          </table:table-cell>
          <table:table-cell office:value-type="float" office:value="480" table:style-name="ce1">
            <text:p>48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996140999997" table:style-name="ce1">
            <text:p>6.202499614</text:p>
          </table:table-cell>
          <table:table-cell office:value-type="float" office:value="481" table:style-name="ce1">
            <text:p>48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923590999999" table:style-name="ce1">
            <text:p>6.202492359</text:p>
          </table:table-cell>
          <table:table-cell office:value-type="float" office:value="482" table:style-name="ce1">
            <text:p>48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851188000003" table:style-name="ce1">
            <text:p>6.202485119</text:p>
          </table:table-cell>
          <table:table-cell office:value-type="float" office:value="483" table:style-name="ce1">
            <text:p>48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778934000002" table:style-name="ce1">
            <text:p>6.202477893</text:p>
          </table:table-cell>
          <table:table-cell office:value-type="float" office:value="484" table:style-name="ce1">
            <text:p>48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706828999996" table:style-name="ce1">
            <text:p>6.202470683</text:p>
          </table:table-cell>
          <table:table-cell office:value-type="float" office:value="485" table:style-name="ce1">
            <text:p>48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634873000002" table:style-name="ce1">
            <text:p>6.202463487</text:p>
          </table:table-cell>
          <table:table-cell office:value-type="float" office:value="486" table:style-name="ce1">
            <text:p>48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563068000003" table:style-name="ce1">
            <text:p>6.202456307</text:p>
          </table:table-cell>
          <table:table-cell office:value-type="float" office:value="487" table:style-name="ce1">
            <text:p>48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491413999998" table:style-name="ce1">
            <text:p>6.202449141</text:p>
          </table:table-cell>
          <table:table-cell office:value-type="float" office:value="488" table:style-name="ce1">
            <text:p>48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419909999997" table:style-name="ce1">
            <text:p>6.202441991</text:p>
          </table:table-cell>
          <table:table-cell office:value-type="float" office:value="489" table:style-name="ce1">
            <text:p>48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348559" table:style-name="ce1">
            <text:p>6.202434856</text:p>
          </table:table-cell>
          <table:table-cell office:value-type="float" office:value="490" table:style-name="ce1">
            <text:p>49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277358999997" table:style-name="ce1">
            <text:p>6.202427736</text:p>
          </table:table-cell>
          <table:table-cell office:value-type="float" office:value="491" table:style-name="ce1">
            <text:p>49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206312999999" table:style-name="ce1">
            <text:p>6.202420631</text:p>
          </table:table-cell>
          <table:table-cell office:value-type="float" office:value="492" table:style-name="ce1">
            <text:p>49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135419000004" table:style-name="ce1">
            <text:p>6.202413542</text:p>
          </table:table-cell>
          <table:table-cell office:value-type="float" office:value="493" table:style-name="ce1">
            <text:p>49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4064679000004" table:style-name="ce1">
            <text:p>6.202406468</text:p>
          </table:table-cell>
          <table:table-cell office:value-type="float" office:value="494" table:style-name="ce1">
            <text:p>49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994092999999" table:style-name="ce1">
            <text:p>6.202399409</text:p>
          </table:table-cell>
          <table:table-cell office:value-type="float" office:value="495" table:style-name="ce1">
            <text:p>49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923661999998" table:style-name="ce1">
            <text:p>6.202392366</text:p>
          </table:table-cell>
          <table:table-cell office:value-type="float" office:value="496" table:style-name="ce1">
            <text:p>49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853385000001" table:style-name="ce1">
            <text:p>6.202385339</text:p>
          </table:table-cell>
          <table:table-cell office:value-type="float" office:value="497" table:style-name="ce1">
            <text:p>49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783263999999" table:style-name="ce1">
            <text:p>6.202378326</text:p>
          </table:table-cell>
          <table:table-cell office:value-type="float" office:value="498" table:style-name="ce1">
            <text:p>49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713299000001" table:style-name="ce1">
            <text:p>6.20237133</text:p>
          </table:table-cell>
          <table:table-cell office:value-type="float" office:value="499" table:style-name="ce1">
            <text:p>49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643489999998" table:style-name="ce1">
            <text:p>6.202364349</text:p>
          </table:table-cell>
          <table:table-cell office:value-type="float" office:value="500" table:style-name="ce1">
            <text:p>50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573836999999" table:style-name="ce1">
            <text:p>6.202357384</text:p>
          </table:table-cell>
          <table:table-cell office:value-type="float" office:value="501" table:style-name="ce1">
            <text:p>50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504341000004" table:style-name="ce1">
            <text:p>6.202350434</text:p>
          </table:table-cell>
          <table:table-cell office:value-type="float" office:value="502" table:style-name="ce1">
            <text:p>50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435002999996" table:style-name="ce1">
            <text:p>6.2023435</text:p>
          </table:table-cell>
          <table:table-cell office:value-type="float" office:value="503" table:style-name="ce1">
            <text:p>50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365823000001" table:style-name="ce1">
            <text:p>6.202336582</text:p>
          </table:table-cell>
          <table:table-cell office:value-type="float" office:value="504" table:style-name="ce1">
            <text:p>50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296800000001" table:style-name="ce1">
            <text:p>6.20232968</text:p>
          </table:table-cell>
          <table:table-cell office:value-type="float" office:value="505" table:style-name="ce1">
            <text:p>50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227935999996" table:style-name="ce1">
            <text:p>6.202322794</text:p>
          </table:table-cell>
          <table:table-cell office:value-type="float" office:value="506" table:style-name="ce1">
            <text:p>50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159230999996" table:style-name="ce1">
            <text:p>6.202315923</text:p>
          </table:table-cell>
          <table:table-cell office:value-type="float" office:value="507" table:style-name="ce1">
            <text:p>50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090685" table:style-name="ce1">
            <text:p>6.202309069</text:p>
          </table:table-cell>
          <table:table-cell office:value-type="float" office:value="508" table:style-name="ce1">
            <text:p>50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3022298999999" table:style-name="ce1">
            <text:p>6.20230223</text:p>
          </table:table-cell>
          <table:table-cell office:value-type="float" office:value="509" table:style-name="ce1">
            <text:p>50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954072000003" table:style-name="ce1">
            <text:p>6.202295407</text:p>
          </table:table-cell>
          <table:table-cell office:value-type="float" office:value="510" table:style-name="ce1">
            <text:p>51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886006000002" table:style-name="ce1">
            <text:p>6.202288601</text:p>
          </table:table-cell>
          <table:table-cell office:value-type="float" office:value="511" table:style-name="ce1">
            <text:p>51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818099999997" table:style-name="ce1">
            <text:p>6.20228181</text:p>
          </table:table-cell>
          <table:table-cell office:value-type="float" office:value="512" table:style-name="ce1">
            <text:p>51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750354999996" table:style-name="ce1">
            <text:p>6.202275036</text:p>
          </table:table-cell>
          <table:table-cell office:value-type="float" office:value="513" table:style-name="ce1">
            <text:p>51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682769999999" table:style-name="ce1">
            <text:p>6.202268277</text:p>
          </table:table-cell>
          <table:table-cell office:value-type="float" office:value="514" table:style-name="ce1">
            <text:p>51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615346999999" table:style-name="ce1">
            <text:p>6.202261535</text:p>
          </table:table-cell>
          <table:table-cell office:value-type="float" office:value="515" table:style-name="ce1">
            <text:p>51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548086000002" table:style-name="ce1">
            <text:p>6.202254809</text:p>
          </table:table-cell>
          <table:table-cell office:value-type="float" office:value="516" table:style-name="ce1">
            <text:p>51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480987000002" table:style-name="ce1">
            <text:p>6.202248099</text:p>
          </table:table-cell>
          <table:table-cell office:value-type="float" office:value="517" table:style-name="ce1">
            <text:p>51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414048999996" table:style-name="ce1">
            <text:p>6.202241405</text:p>
          </table:table-cell>
          <table:table-cell office:value-type="float" office:value="518" table:style-name="ce1">
            <text:p>51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347273999996" table:style-name="ce1">
            <text:p>6.202234727</text:p>
          </table:table-cell>
          <table:table-cell office:value-type="float" office:value="519" table:style-name="ce1">
            <text:p>51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280662" table:style-name="ce1">
            <text:p>6.202228066</text:p>
          </table:table-cell>
          <table:table-cell office:value-type="float" office:value="520" table:style-name="ce1">
            <text:p>52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214213" table:style-name="ce1">
            <text:p>6.202221421</text:p>
          </table:table-cell>
          <table:table-cell office:value-type="float" office:value="521" table:style-name="ce1">
            <text:p>52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147926000004" table:style-name="ce1">
            <text:p>6.202214793</text:p>
          </table:table-cell>
          <table:table-cell office:value-type="float" office:value="522" table:style-name="ce1">
            <text:p>52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081803000004" table:style-name="ce1">
            <text:p>6.20220818</text:p>
          </table:table-cell>
          <table:table-cell office:value-type="float" office:value="523" table:style-name="ce1">
            <text:p>52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2015843" table:style-name="ce1">
            <text:p>6.202201584</text:p>
          </table:table-cell>
          <table:table-cell office:value-type="float" office:value="524" table:style-name="ce1">
            <text:p>52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950048000001" table:style-name="ce1">
            <text:p>6.202195005</text:p>
          </table:table-cell>
          <table:table-cell office:value-type="float" office:value="525" table:style-name="ce1">
            <text:p>52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884415999997" table:style-name="ce1">
            <text:p>6.202188442</text:p>
          </table:table-cell>
          <table:table-cell office:value-type="float" office:value="526" table:style-name="ce1">
            <text:p>52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818947999998" table:style-name="ce1">
            <text:p>6.202181895</text:p>
          </table:table-cell>
          <table:table-cell office:value-type="float" office:value="527" table:style-name="ce1">
            <text:p>52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753644000004" table:style-name="ce1">
            <text:p>6.202175364</text:p>
          </table:table-cell>
          <table:table-cell office:value-type="float" office:value="528" table:style-name="ce1">
            <text:p>52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688504999997" table:style-name="ce1">
            <text:p>6.202168851</text:p>
          </table:table-cell>
          <table:table-cell office:value-type="float" office:value="529" table:style-name="ce1">
            <text:p>52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623530000003" table:style-name="ce1">
            <text:p>6.202162353</text:p>
          </table:table-cell>
          <table:table-cell office:value-type="float" office:value="530" table:style-name="ce1">
            <text:p>53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558719999996" table:style-name="ce1">
            <text:p>6.202155872</text:p>
          </table:table-cell>
          <table:table-cell office:value-type="float" office:value="531" table:style-name="ce1">
            <text:p>53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494075000003" table:style-name="ce1">
            <text:p>6.202149408</text:p>
          </table:table-cell>
          <table:table-cell office:value-type="float" office:value="532" table:style-name="ce1">
            <text:p>53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429594999997" table:style-name="ce1">
            <text:p>6.20214296</text:p>
          </table:table-cell>
          <table:table-cell office:value-type="float" office:value="533" table:style-name="ce1">
            <text:p>53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365279999996" table:style-name="ce1">
            <text:p>6.202136528</text:p>
          </table:table-cell>
          <table:table-cell office:value-type="float" office:value="534" table:style-name="ce1">
            <text:p>53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301131" table:style-name="ce1">
            <text:p>6.202130113</text:p>
          </table:table-cell>
          <table:table-cell office:value-type="float" office:value="535" table:style-name="ce1">
            <text:p>53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237146999999" table:style-name="ce1">
            <text:p>6.202123715</text:p>
          </table:table-cell>
          <table:table-cell office:value-type="float" office:value="536" table:style-name="ce1">
            <text:p>53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173328000003" table:style-name="ce1">
            <text:p>6.202117333</text:p>
          </table:table-cell>
          <table:table-cell office:value-type="float" office:value="537" table:style-name="ce1">
            <text:p>53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109675000003" table:style-name="ce1">
            <text:p>6.202110968</text:p>
          </table:table-cell>
          <table:table-cell office:value-type="float" office:value="538" table:style-name="ce1">
            <text:p>53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1046187" table:style-name="ce1">
            <text:p>6.202104619</text:p>
          </table:table-cell>
          <table:table-cell office:value-type="float" office:value="539" table:style-name="ce1">
            <text:p>53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982866000001" table:style-name="ce1">
            <text:p>6.202098287</text:p>
          </table:table-cell>
          <table:table-cell office:value-type="float" office:value="540" table:style-name="ce1">
            <text:p>54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919709999998" table:style-name="ce1">
            <text:p>6.202091971</text:p>
          </table:table-cell>
          <table:table-cell office:value-type="float" office:value="541" table:style-name="ce1">
            <text:p>54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856719999999" table:style-name="ce1">
            <text:p>6.202085672</text:p>
          </table:table-cell>
          <table:table-cell office:value-type="float" office:value="542" table:style-name="ce1">
            <text:p>54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793895999997" table:style-name="ce1">
            <text:p>6.20207939</text:p>
          </table:table-cell>
          <table:table-cell office:value-type="float" office:value="543" table:style-name="ce1">
            <text:p>54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731238" table:style-name="ce1">
            <text:p>6.202073124</text:p>
          </table:table-cell>
          <table:table-cell office:value-type="float" office:value="544" table:style-name="ce1">
            <text:p>54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668745999998" table:style-name="ce1">
            <text:p>6.202066875</text:p>
          </table:table-cell>
          <table:table-cell office:value-type="float" office:value="545" table:style-name="ce1">
            <text:p>54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606420000002" table:style-name="ce1">
            <text:p>6.202060642</text:p>
          </table:table-cell>
          <table:table-cell office:value-type="float" office:value="546" table:style-name="ce1">
            <text:p>54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544261000001" table:style-name="ce1">
            <text:p>6.202054426</text:p>
          </table:table-cell>
          <table:table-cell office:value-type="float" office:value="547" table:style-name="ce1">
            <text:p>54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482266999997" table:style-name="ce1">
            <text:p>6.202048227</text:p>
          </table:table-cell>
          <table:table-cell office:value-type="float" office:value="548" table:style-name="ce1">
            <text:p>54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420439999997" table:style-name="ce1">
            <text:p>6.202042044</text:p>
          </table:table-cell>
          <table:table-cell office:value-type="float" office:value="549" table:style-name="ce1">
            <text:p>54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358778000002" table:style-name="ce1">
            <text:p>6.202035878</text:p>
          </table:table-cell>
          <table:table-cell office:value-type="float" office:value="550" table:style-name="ce1">
            <text:p>55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297283000003" table:style-name="ce1">
            <text:p>6.202029728</text:p>
          </table:table-cell>
          <table:table-cell office:value-type="float" office:value="551" table:style-name="ce1">
            <text:p>55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235954" table:style-name="ce1">
            <text:p>6.202023595</text:p>
          </table:table-cell>
          <table:table-cell office:value-type="float" office:value="552" table:style-name="ce1">
            <text:p>55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174791000002" table:style-name="ce1">
            <text:p>6.202017479</text:p>
          </table:table-cell>
          <table:table-cell office:value-type="float" office:value="553" table:style-name="ce1">
            <text:p>55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113795" table:style-name="ce1">
            <text:p>6.20201138</text:p>
          </table:table-cell>
          <table:table-cell office:value-type="float" office:value="554" table:style-name="ce1">
            <text:p>55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20052964000003" table:style-name="ce1">
            <text:p>6.202005296</text:p>
          </table:table-cell>
          <table:table-cell office:value-type="float" office:value="555" table:style-name="ce1">
            <text:p>55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992300000002" table:style-name="ce1">
            <text:p>6.20199923</text:p>
          </table:table-cell>
          <table:table-cell office:value-type="float" office:value="556" table:style-name="ce1">
            <text:p>55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931800999997" table:style-name="ce1">
            <text:p>6.20199318</text:p>
          </table:table-cell>
          <table:table-cell office:value-type="float" office:value="557" table:style-name="ce1">
            <text:p>55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871467999996" table:style-name="ce1">
            <text:p>6.201987147</text:p>
          </table:table-cell>
          <table:table-cell office:value-type="float" office:value="558" table:style-name="ce1">
            <text:p>55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811302000001" table:style-name="ce1">
            <text:p>6.20198113</text:p>
          </table:table-cell>
          <table:table-cell office:value-type="float" office:value="559" table:style-name="ce1">
            <text:p>55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751301000001" table:style-name="ce1">
            <text:p>6.20197513</text:p>
          </table:table-cell>
          <table:table-cell office:value-type="float" office:value="560" table:style-name="ce1">
            <text:p>56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691464999998" table:style-name="ce1">
            <text:p>6.201969147</text:p>
          </table:table-cell>
          <table:table-cell office:value-type="float" office:value="561" table:style-name="ce1">
            <text:p>56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631795999999" table:style-name="ce1">
            <text:p>6.20196318</text:p>
          </table:table-cell>
          <table:table-cell office:value-type="float" office:value="562" table:style-name="ce1">
            <text:p>56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572291999996" table:style-name="ce1">
            <text:p>6.201957229</text:p>
          </table:table-cell>
          <table:table-cell office:value-type="float" office:value="563" table:style-name="ce1">
            <text:p>56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512952999998" table:style-name="ce1">
            <text:p>6.201951295</text:p>
          </table:table-cell>
          <table:table-cell office:value-type="float" office:value="564" table:style-name="ce1">
            <text:p>56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453779999996" table:style-name="ce1">
            <text:p>6.201945378</text:p>
          </table:table-cell>
          <table:table-cell office:value-type="float" office:value="565" table:style-name="ce1">
            <text:p>56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394772999998" table:style-name="ce1">
            <text:p>6.201939477</text:p>
          </table:table-cell>
          <table:table-cell office:value-type="float" office:value="566" table:style-name="ce1">
            <text:p>56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335929999997" table:style-name="ce1">
            <text:p>6.201933593</text:p>
          </table:table-cell>
          <table:table-cell office:value-type="float" office:value="567" table:style-name="ce1">
            <text:p>56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277252" table:style-name="ce1">
            <text:p>6.201927725</text:p>
          </table:table-cell>
          <table:table-cell office:value-type="float" office:value="568" table:style-name="ce1">
            <text:p>56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218739999999" table:style-name="ce1">
            <text:p>6.201921874</text:p>
          </table:table-cell>
          <table:table-cell office:value-type="float" office:value="569" table:style-name="ce1">
            <text:p>56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160392000003" table:style-name="ce1">
            <text:p>6.201916039</text:p>
          </table:table-cell>
          <table:table-cell office:value-type="float" office:value="570" table:style-name="ce1">
            <text:p>57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102209000003" table:style-name="ce1">
            <text:p>6.201910221</text:p>
          </table:table-cell>
          <table:table-cell office:value-type="float" office:value="571" table:style-name="ce1">
            <text:p>57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9044189999999" table:style-name="ce1">
            <text:p>6.201904419</text:p>
          </table:table-cell>
          <table:table-cell office:value-type="float" office:value="572" table:style-name="ce1">
            <text:p>57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986335999999" table:style-name="ce1">
            <text:p>6.201898634</text:p>
          </table:table-cell>
          <table:table-cell office:value-type="float" office:value="573" table:style-name="ce1">
            <text:p>57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928646000004" table:style-name="ce1">
            <text:p>6.201892865</text:p>
          </table:table-cell>
          <table:table-cell office:value-type="float" office:value="574" table:style-name="ce1">
            <text:p>57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871118999996" table:style-name="ce1">
            <text:p>6.201887112</text:p>
          </table:table-cell>
          <table:table-cell office:value-type="float" office:value="575" table:style-name="ce1">
            <text:p>57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813757000002" table:style-name="ce1">
            <text:p>6.201881376</text:p>
          </table:table-cell>
          <table:table-cell office:value-type="float" office:value="576" table:style-name="ce1">
            <text:p>57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756559000003" table:style-name="ce1">
            <text:p>6.201875656</text:p>
          </table:table-cell>
          <table:table-cell office:value-type="float" office:value="577" table:style-name="ce1">
            <text:p>57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699524000001" table:style-name="ce1">
            <text:p>6.201869952</text:p>
          </table:table-cell>
          <table:table-cell office:value-type="float" office:value="578" table:style-name="ce1">
            <text:p>57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642652000002" table:style-name="ce1">
            <text:p>6.201864265</text:p>
          </table:table-cell>
          <table:table-cell office:value-type="float" office:value="579" table:style-name="ce1">
            <text:p>57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585943" table:style-name="ce1">
            <text:p>6.201858594</text:p>
          </table:table-cell>
          <table:table-cell office:value-type="float" office:value="580" table:style-name="ce1">
            <text:p>58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529397000002" table:style-name="ce1">
            <text:p>6.20185294</text:p>
          </table:table-cell>
          <table:table-cell office:value-type="float" office:value="581" table:style-name="ce1">
            <text:p>58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473014" table:style-name="ce1">
            <text:p>6.201847301</text:p>
          </table:table-cell>
          <table:table-cell office:value-type="float" office:value="582" table:style-name="ce1">
            <text:p>58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416794000002" table:style-name="ce1">
            <text:p>6.201841679</text:p>
          </table:table-cell>
          <table:table-cell office:value-type="float" office:value="583" table:style-name="ce1">
            <text:p>58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360735" table:style-name="ce1">
            <text:p>6.201836074</text:p>
          </table:table-cell>
          <table:table-cell office:value-type="float" office:value="584" table:style-name="ce1">
            <text:p>58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304839000002" table:style-name="ce1">
            <text:p>6.201830484</text:p>
          </table:table-cell>
          <table:table-cell office:value-type="float" office:value="585" table:style-name="ce1">
            <text:p>58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249105000001" table:style-name="ce1">
            <text:p>6.201824911</text:p>
          </table:table-cell>
          <table:table-cell office:value-type="float" office:value="586" table:style-name="ce1">
            <text:p>58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193532000003" table:style-name="ce1">
            <text:p>6.201819353</text:p>
          </table:table-cell>
          <table:table-cell office:value-type="float" office:value="587" table:style-name="ce1">
            <text:p>58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138120000001" table:style-name="ce1">
            <text:p>6.201813812</text:p>
          </table:table-cell>
          <table:table-cell office:value-type="float" office:value="588" table:style-name="ce1">
            <text:p>58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082870000004" table:style-name="ce1">
            <text:p>6.201808287</text:p>
          </table:table-cell>
          <table:table-cell office:value-type="float" office:value="589" table:style-name="ce1">
            <text:p>58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8027780000002" table:style-name="ce1">
            <text:p>6.201802778</text:p>
          </table:table-cell>
          <table:table-cell office:value-type="float" office:value="590" table:style-name="ce1">
            <text:p>59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972850999996" table:style-name="ce1">
            <text:p>6.201797285</text:p>
          </table:table-cell>
          <table:table-cell office:value-type="float" office:value="591" table:style-name="ce1">
            <text:p>59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918083000003" table:style-name="ce1">
            <text:p>6.201791808</text:p>
          </table:table-cell>
          <table:table-cell office:value-type="float" office:value="592" table:style-name="ce1">
            <text:p>59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863473999997" table:style-name="ce1">
            <text:p>6.201786347</text:p>
          </table:table-cell>
          <table:table-cell office:value-type="float" office:value="593" table:style-name="ce1">
            <text:p>59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809025000004" table:style-name="ce1">
            <text:p>6.201780903</text:p>
          </table:table-cell>
          <table:table-cell office:value-type="float" office:value="594" table:style-name="ce1">
            <text:p>59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754735999997" table:style-name="ce1">
            <text:p>6.201775474</text:p>
          </table:table-cell>
          <table:table-cell office:value-type="float" office:value="595" table:style-name="ce1">
            <text:p>59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700606000004" table:style-name="ce1">
            <text:p>6.201770061</text:p>
          </table:table-cell>
          <table:table-cell office:value-type="float" office:value="596" table:style-name="ce1">
            <text:p>59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646633999997" table:style-name="ce1">
            <text:p>6.201764663</text:p>
          </table:table-cell>
          <table:table-cell office:value-type="float" office:value="597" table:style-name="ce1">
            <text:p>59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592822000003" table:style-name="ce1">
            <text:p>6.201759282</text:p>
          </table:table-cell>
          <table:table-cell office:value-type="float" office:value="598" table:style-name="ce1">
            <text:p>59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539167000004" table:style-name="ce1">
            <text:p>6.201753917</text:p>
          </table:table-cell>
          <table:table-cell office:value-type="float" office:value="599" table:style-name="ce1">
            <text:p>59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485671000001" table:style-name="ce1">
            <text:p>6.201748567</text:p>
          </table:table-cell>
          <table:table-cell office:value-type="float" office:value="600" table:style-name="ce1">
            <text:p>60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432333000002" table:style-name="ce1">
            <text:p>6.201743233</text:p>
          </table:table-cell>
          <table:table-cell office:value-type="float" office:value="601" table:style-name="ce1">
            <text:p>60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379150999998" table:style-name="ce1">
            <text:p>6.201737915</text:p>
          </table:table-cell>
          <table:table-cell office:value-type="float" office:value="602" table:style-name="ce1">
            <text:p>60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326126999999" table:style-name="ce1">
            <text:p>6.201732613</text:p>
          </table:table-cell>
          <table:table-cell office:value-type="float" office:value="603" table:style-name="ce1">
            <text:p>60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273260000003" table:style-name="ce1">
            <text:p>6.201727326</text:p>
          </table:table-cell>
          <table:table-cell office:value-type="float" office:value="604" table:style-name="ce1">
            <text:p>60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220549000003" table:style-name="ce1">
            <text:p>6.201722055</text:p>
          </table:table-cell>
          <table:table-cell office:value-type="float" office:value="605" table:style-name="ce1">
            <text:p>60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167993999998" table:style-name="ce1">
            <text:p>6.201716799</text:p>
          </table:table-cell>
          <table:table-cell office:value-type="float" office:value="606" table:style-name="ce1">
            <text:p>60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115594999996" table:style-name="ce1">
            <text:p>6.20171156</text:p>
          </table:table-cell>
          <table:table-cell office:value-type="float" office:value="607" table:style-name="ce1">
            <text:p>60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063351999999" table:style-name="ce1">
            <text:p>6.201706335</text:p>
          </table:table-cell>
          <table:table-cell office:value-type="float" office:value="608" table:style-name="ce1">
            <text:p>60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7011262999997" table:style-name="ce1">
            <text:p>6.201701126</text:p>
          </table:table-cell>
          <table:table-cell office:value-type="float" office:value="609" table:style-name="ce1">
            <text:p>60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959329999999" table:style-name="ce1">
            <text:p>6.201695933</text:p>
          </table:table-cell>
          <table:table-cell office:value-type="float" office:value="610" table:style-name="ce1">
            <text:p>61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907550000004" table:style-name="ce1">
            <text:p>6.201690755</text:p>
          </table:table-cell>
          <table:table-cell office:value-type="float" office:value="611" table:style-name="ce1">
            <text:p>61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855924999996" table:style-name="ce1">
            <text:p>6.201685593</text:p>
          </table:table-cell>
          <table:table-cell office:value-type="float" office:value="612" table:style-name="ce1">
            <text:p>61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804453000001" table:style-name="ce1">
            <text:p>6.201680445</text:p>
          </table:table-cell>
          <table:table-cell office:value-type="float" office:value="613" table:style-name="ce1">
            <text:p>61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753135" table:style-name="ce1">
            <text:p>6.201675314</text:p>
          </table:table-cell>
          <table:table-cell office:value-type="float" office:value="614" table:style-name="ce1">
            <text:p>61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701969000003" table:style-name="ce1">
            <text:p>6.201670197</text:p>
          </table:table-cell>
          <table:table-cell office:value-type="float" office:value="615" table:style-name="ce1">
            <text:p>61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650956000001" table:style-name="ce1">
            <text:p>6.201665096</text:p>
          </table:table-cell>
          <table:table-cell office:value-type="float" office:value="616" table:style-name="ce1">
            <text:p>61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600095000003" table:style-name="ce1">
            <text:p>6.20166001</text:p>
          </table:table-cell>
          <table:table-cell office:value-type="float" office:value="617" table:style-name="ce1">
            <text:p>61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549385999999" table:style-name="ce1">
            <text:p>6.201654939</text:p>
          </table:table-cell>
          <table:table-cell office:value-type="float" office:value="618" table:style-name="ce1">
            <text:p>61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498829" table:style-name="ce1">
            <text:p>6.201649883</text:p>
          </table:table-cell>
          <table:table-cell office:value-type="float" office:value="619" table:style-name="ce1">
            <text:p>61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448422000003" table:style-name="ce1">
            <text:p>6.201644842</text:p>
          </table:table-cell>
          <table:table-cell office:value-type="float" office:value="620" table:style-name="ce1">
            <text:p>62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398166000002" table:style-name="ce1">
            <text:p>6.201639817</text:p>
          </table:table-cell>
          <table:table-cell office:value-type="float" office:value="621" table:style-name="ce1">
            <text:p>62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348060000004" table:style-name="ce1">
            <text:p>6.201634806</text:p>
          </table:table-cell>
          <table:table-cell office:value-type="float" office:value="622" table:style-name="ce1">
            <text:p>62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298104000001" table:style-name="ce1">
            <text:p>6.20162981</text:p>
          </table:table-cell>
          <table:table-cell office:value-type="float" office:value="623" table:style-name="ce1">
            <text:p>62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248298000001" table:style-name="ce1">
            <text:p>6.20162483</text:p>
          </table:table-cell>
          <table:table-cell office:value-type="float" office:value="624" table:style-name="ce1">
            <text:p>62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198640000004" table:style-name="ce1">
            <text:p>6.201619864</text:p>
          </table:table-cell>
          <table:table-cell office:value-type="float" office:value="625" table:style-name="ce1">
            <text:p>62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149131000002" table:style-name="ce1">
            <text:p>6.201614913</text:p>
          </table:table-cell>
          <table:table-cell office:value-type="float" office:value="626" table:style-name="ce1">
            <text:p>62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099770000004" table:style-name="ce1">
            <text:p>6.201609977</text:p>
          </table:table-cell>
          <table:table-cell office:value-type="float" office:value="627" table:style-name="ce1">
            <text:p>62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050557" table:style-name="ce1">
            <text:p>6.201605056</text:p>
          </table:table-cell>
          <table:table-cell office:value-type="float" office:value="628" table:style-name="ce1">
            <text:p>62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6001490999999" table:style-name="ce1">
            <text:p>6.201600149</text:p>
          </table:table-cell>
          <table:table-cell office:value-type="float" office:value="629" table:style-name="ce1">
            <text:p>62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952572000002" table:style-name="ce1">
            <text:p>6.201595257</text:p>
          </table:table-cell>
          <table:table-cell office:value-type="float" office:value="630" table:style-name="ce1">
            <text:p>63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903799999998" table:style-name="ce1">
            <text:p>6.20159038</text:p>
          </table:table-cell>
          <table:table-cell office:value-type="float" office:value="631" table:style-name="ce1">
            <text:p>63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855173999999" table:style-name="ce1">
            <text:p>6.201585517</text:p>
          </table:table-cell>
          <table:table-cell office:value-type="float" office:value="632" table:style-name="ce1">
            <text:p>63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806693000002" table:style-name="ce1">
            <text:p>6.201580669</text:p>
          </table:table-cell>
          <table:table-cell office:value-type="float" office:value="633" table:style-name="ce1">
            <text:p>63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758356999999" table:style-name="ce1">
            <text:p>6.201575836</text:p>
          </table:table-cell>
          <table:table-cell office:value-type="float" office:value="634" table:style-name="ce1">
            <text:p>63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710167" table:style-name="ce1">
            <text:p>6.201571017</text:p>
          </table:table-cell>
          <table:table-cell office:value-type="float" office:value="635" table:style-name="ce1">
            <text:p>63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662120000004" table:style-name="ce1">
            <text:p>6.201566212</text:p>
          </table:table-cell>
          <table:table-cell office:value-type="float" office:value="636" table:style-name="ce1">
            <text:p>63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614218000001" table:style-name="ce1">
            <text:p>6.201561422</text:p>
          </table:table-cell>
          <table:table-cell office:value-type="float" office:value="637" table:style-name="ce1">
            <text:p>637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566458000002" table:style-name="ce1">
            <text:p>6.201556646</text:p>
          </table:table-cell>
          <table:table-cell office:value-type="float" office:value="638" table:style-name="ce1">
            <text:p>638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518841999997" table:style-name="ce1">
            <text:p>6.201551884</text:p>
          </table:table-cell>
          <table:table-cell office:value-type="float" office:value="639" table:style-name="ce1">
            <text:p>639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471368000004" table:style-name="ce1">
            <text:p>6.201547137</text:p>
          </table:table-cell>
          <table:table-cell office:value-type="float" office:value="640" table:style-name="ce1">
            <text:p>640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424037000004" table:style-name="ce1">
            <text:p>6.201542404</text:p>
          </table:table-cell>
          <table:table-cell office:value-type="float" office:value="641" table:style-name="ce1">
            <text:p>641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376846999999" table:style-name="ce1">
            <text:p>6.201537685</text:p>
          </table:table-cell>
          <table:table-cell office:value-type="float" office:value="642" table:style-name="ce1">
            <text:p>642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329796999996" table:style-name="ce1">
            <text:p>6.20153298</text:p>
          </table:table-cell>
          <table:table-cell office:value-type="float" office:value="643" table:style-name="ce1">
            <text:p>643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282888999996" table:style-name="ce1">
            <text:p>6.201528289</text:p>
          </table:table-cell>
          <table:table-cell office:value-type="float" office:value="644" table:style-name="ce1">
            <text:p>64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236120999999" table:style-name="ce1">
            <text:p>6.201523612</text:p>
          </table:table-cell>
          <table:table-cell office:value-type="float" office:value="645" table:style-name="ce1">
            <text:p>645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189492999996" table:style-name="ce1">
            <text:p>6.201518949</text:p>
          </table:table-cell>
          <table:table-cell office:value-type="float" office:value="646" table:style-name="ce1">
            <text:p>646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float" office:value="6.2015143003000004" table:style-name="ce1">
            <text:p>6.2015143</text:p>
          </table:table-cell>
          <table:table-cell office:value-type="float" office:value="647" table:style-name="ce1">
            <text:p>647</text:p>
          </table:table-cell>
          <table:table-cell table:number-columns-repeated="16365"/>
        </table:table-row>
        <table:table-row table:number-rows-repeated="1047929" table:style-name="ro1">
          <table:table-cell table:number-columns-repeated="16384"/>
        </table:table-row>
      </table:table>
      <table:table table:name="RNN_feedforward_2nd_" table:style-name="ta1"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1" table:default-cell-style-name="ce1"/>
        <table:table-row table:style-name="ro1">
          <table:table-cell office:value-type="float" office:value="212" table:style-name="ce1">
            <text:p>21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0.48426014290796526" table:formula="of:=[RNN_feedforward_2nd.H86]" table:style-name="ce1">
            <text:p>0.484260143</text:p>
          </table:table-cell>
          <table:table-cell office:value-type="float" office:value="0.51573985709203463" table:formula="of:=[RNN_feedforward_2nd.H87]" table:style-name="ce1">
            <text:p>0.5157398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1.3484260142907964" table:formula="of:=[.C4]*[.C7]+[.D4]*[.D7]+[.E4]*[.E7]+[.F4]*[.F7]+[.G4]*[.G7]" table:style-name="ce2">
            <text:p>1.348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79387218166510187" table:formula="of:=1/(1+EXP(-[.H8]))" table:style-name="ce1">
            <text:p>0.793872182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8" table:style-name="ce1"/>
          <table:table-cell office:value-type="float" office:value="0.77938721816651013" table:formula="of:=[.H9]*[.H4]+[.I9]*[.I4]" table:style-name="ce1">
            <text:p>0.779387218</text:p>
          </table:table-cell>
          <table:table-cell office:value-type="float" office:value="1.0587744363330205" table:formula="of:=[.H9]*[.H5]+[.I5]*[.I9]" table:style-name="ce1">
            <text:p>1.0587744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8" table:style-name="ce1"/>
          <table:table-cell office:value-type="float" office:value="0.6855480303988033" table:formula="of:=1/(1+EXP(-[.J10]))" table:style-name="ce1">
            <text:p>0.68554803</text:p>
          </table:table-cell>
          <table:table-cell office:value-type="float" office:value="0.74245626884148819" table:formula="of:=1/(1+EXP(-[.K10]))" table:style-name="ce3">
            <text:p>0.74245626884148800000</text:p>
          </table:table-cell>
          <table:table-cell table:number-columns-repeated="1637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0.48426014290796526" table:formula="of:=[RNN_feedforward_2nd.H86]" table:style-name="ce1">
            <text:p>0.484260143</text:p>
          </table:table-cell>
          <table:table-cell office:value-type="float" office:value="0.51573985709203463" table:formula="of:=[RNN_feedforward_2nd.H87]" table:style-name="ce1">
            <text:p>0.5157398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1.096852028581593" table:formula="of:=[.C18]*[.C21]+[.D18]*[.D21]+[.E18]*[.E21]+[.F18]*[.F21]+[.G18]*[.G21]" table:style-name="ce2">
            <text:p>1.0969</text:p>
          </table:table-cell>
          <table:table-cell office:value-type="float" office:value="1.3452780428723896" table:formula="of:=[.C21]*[.C19]+[.D21]*[.D19]+[.E21]*[.E19]+[.F21]*[.F19]+[.G21]*[.G19]" table:style-name="ce1">
            <text:p>1.34527804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74966980601221311" table:formula="of:=1/(1+EXP(-[.H22]))" table:style-name="ce1">
            <text:p>0.749669806</text:p>
          </table:table-cell>
          <table:table-cell office:value-type="float" office:value="0.79335657376308477" table:formula="of:=1/(1+EXP(-[.I22]))" table:style-name="ce1">
            <text:p>0.793356574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9" table:style-name="ce1"/>
          <table:table-cell office:value-type="float" office:value="1.4540384827873003" table:formula="of:=[.H23]*[.H18]+[.I23]*[.I18]+[.J23]*[.J18]" table:style-name="ce1">
            <text:p>1.454038483</text:p>
          </table:table-cell>
          <table:table-cell office:value-type="float" office:value="1.058671314752617" table:formula="of:=[.H23]*[.H19]+[.I19]*[.I23]+[.J23]*[.J19]" table:style-name="ce1">
            <text:p>1.0586713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9" table:style-name="ce1"/>
          <table:table-cell office:value-type="float" office:value="0.8106191824335871" table:formula="of:=1/(1+EXP(-[.K24]))" table:style-name="ce3">
            <text:p>0.81061918243358700000</text:p>
          </table:table-cell>
          <table:table-cell office:value-type="float" office:value="0.74243654995985009" table:formula="of:=1/(1+EXP(-[.L24]))" table:style-name="ce1">
            <text:p>0.74243655</text:p>
          </table:table-cell>
          <table:table-cell table:number-columns-repeated="16372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0.9" table:style-name="ce1">
            <text:p>0.9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outpu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0.48426014290796526" table:formula="of:=[RNN_feedforward_2nd.H86]" table:style-name="ce1">
            <text:p>0.484260143</text:p>
          </table:table-cell>
          <table:table-cell office:value-type="float" office:value="0.51573985709203463" table:formula="of:=[RNN_feedforward_2nd.H87]" table:style-name="ce1">
            <text:p>0.5157398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1.096852028581593" table:formula="of:=[.C60]*[.C63]+[.D60]*[.D63]+[.E60]*[.E63]+[.F60]*[.F63]+[.G60]*[.G63]" table:style-name="ce2">
            <text:p>1.0969</text:p>
          </table:table-cell>
          <table:table-cell office:value-type="float" office:value="1.3484260142907964" table:formula="of:=[.C63]*[.C61]+[.D63]*[.D61]+[.E63]*[.E61]+[.F63]*[.F61]+[.G63]*[.G61]" table:style-name="ce1">
            <text:p>1.3484260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79936541339430067" table:formula="of:=TANH([.H64])" table:style-name="ce1">
            <text:p>0.799365413</text:p>
          </table:table-cell>
          <table:table-cell office:value-type="float" office:value="0.87368126720201267" table:formula="of:=TANH([.I64])" table:style-name="ce1">
            <text:p>0.873681267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9" table:style-name="ce1"/>
          <table:table-cell office:value-type="float" office:value="1.0747362534404026" table:formula="of:=[.H65]*[.H60]+[.I65]*[.I60]+[.J65]*[.J60]" table:style-name="ce1">
            <text:p>1.074736253</text:p>
          </table:table-cell>
          <table:table-cell office:value-type="float" office:value="1.5915134283808388" table:formula="of:=[.H65]*[.H61]+[.I61]*[.I65]+[.J65]*[.J61]" table:style-name="ce1">
            <text:p>1.5915134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9" table:style-name="ce1"/>
          <table:table-cell office:value-type="float" office:value="0.79123894870909495" table:formula="of:=TANH([.K66])" table:style-name="ce3">
            <text:p>0.79123894870909500000</text:p>
          </table:table-cell>
          <table:table-cell office:value-type="float" office:value="0.92038105594266728" table:formula="of:=TANH([.L66])" table:style-name="ce1">
            <text:p>0.920381056</text:p>
          </table:table-cell>
          <table:table-cell table:number-columns-repeated="1637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 weights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bia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float" office:value="0.48426014290796526" table:formula="of:=[RNN_feedforward_2nd.H86]" table:style-name="ce1">
            <text:p>0.484260143</text:p>
          </table:table-cell>
          <table:table-cell office:value-type="float" office:value="0.51573985709203463" table:formula="of:=[RNN_feedforward_2nd.H87]" table:style-name="ce1">
            <text:p>0.5157398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6" table:style-name="ce1"/>
          <table:table-cell office:value-type="float" office:value="1.1937040571631861" table:formula="of:=[.C72]*[.C75]+[.D72]*[.D75]+[.E72]*[.E75]+[.F72]*[.F75]+[.G72]*[.G75]" table:style-name="ce2">
            <text:p>1.193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6" table:style-name="ce1"/>
          <table:table-cell office:value-type="float" office:value="0.76740287726223766" table:formula="of:=1/(1+EXP(-[.H76]))" table:style-name="ce1">
            <text:p>0.767402877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8" table:style-name="ce1"/>
          <table:table-cell office:value-type="float" office:value="0.27674028772622378" table:formula="of:=[.H77]*[.H72]+[.I77]*[.I72]" table:style-name="ce1">
            <text:p>0.27674028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8" table:style-name="ce1"/>
          <table:table-cell office:value-type="float" office:value="0.56874688154336206" table:formula="of:=1/(1+EXP(-[.J78]))" table:style-name="ce1">
            <text:p>0.568746882</text:p>
          </table:table-cell>
          <table:table-cell office:value-type="float" office:value="1" table:style-name="ce3">
            <text:p>1.00000000000000000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z</text:p>
          </table:table-cell>
          <table:table-cell table:number-columns-repeated="10" table:style-name="ce1"/>
          <table:table-cell office:value-type="float" office:value="0.59812281708035342" table:formula="of:=[.J79]*[.J72]+[.K79]*[.K72]" table:style-name="ce1">
            <text:p>0.598122817</text:p>
          </table:table-cell>
          <table:table-cell office:value-type="float" office:value="1.2118721933890257" table:formula="of:=[.J79]*[.J73]+[.K73]*[.K79]" table:style-name="ce1">
            <text:p>1.211872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=f(z)</text:p>
          </table:table-cell>
          <table:table-cell table:number-columns-repeated="3" table:style-name="ce1"/>
          <table:table-cell office:value-type="float" office:value="0.48426014290796526" table:formula="of:=[RNN_feedforward_2nd.H86]" table:style-name="ce1">
            <text:p>0.484260143</text:p>
          </table:table-cell>
          <table:table-cell office:value-type="float" office:value="0.51573985709203463" table:formula="of:=[RNN_feedforward_2nd.H87]" table:style-name="ce1">
            <text:p>0.515739857</text:p>
          </table:table-cell>
          <table:table-cell table:number-columns-repeated="5" table:style-name="ce1"/>
          <table:table-cell office:value-type="float" office:value="0.64522671902422546" table:formula="of:=1/(1+EXP(-[.L80]))" table:style-name="ce1">
            <text:p>0.645226719</text:p>
          </table:table-cell>
          <table:table-cell office:value-type="float" office:value="0.77063004444747896" table:formula="of:=1/(1+EXP(-[.M80]))" table:style-name="ce1">
            <text:p>0.770630044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_old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c_new</text:p>
          </table:table-cell>
          <table:table-cell office:value-type="string" table:style-name="ce1">
            <text:p>tanh(c_new)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M</text:p>
          </table:table-cell>
          <table:table-cell table:number-columns-repeated="16376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0.92266152949586255" table:formula="of:=[RNN_feedforward_2nd.E86]" table:style-name="ce3">
            <text:p>0.92266152949586300000</text:p>
          </table:table-cell>
          <table:table-cell office:value-type="float" office:value="0.6855480303988033" table:formula="of:=1/(1+EXP(-[.J10]))" table:style-name="ce1">
            <text:p>0.68554803</text:p>
          </table:table-cell>
          <table:table-cell office:value-type="float" office:value="0.74245626884148819" table:formula="of:=1/(1+EXP(-[.K10]))" table:style-name="ce1">
            <text:p>0.742456269</text:p>
          </table:table-cell>
          <table:table-cell office:value-type="float" office:value="1.2739222639828134" table:formula="of:=[.C86]*[.B86]+[.C87]*[.C88]" table:style-name="ce3">
            <text:p>1.27392226398281000000</text:p>
          </table:table-cell>
          <table:table-cell office:value-type="float" office:value="0.85485714917163047" table:formula="of:=TANH([.E86])" table:style-name="ce1">
            <text:p>0.854857149</text:p>
          </table:table-cell>
          <table:table-cell office:value-type="float" office:value="0.55157667359441398" table:formula="of:=[.F86]*[.C89]" table:style-name="ce1">
            <text:p>0.551576674</text:p>
          </table:table-cell>
          <table:table-cell office:value-type="float" office:value="0.45272872752727911" table:formula="of:=[.G86]/[.G91]" table:style-name="ce1">
            <text:p>0.452728728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84908014267514043" table:formula="of:=[RNN_feedforward_2nd.E87]" table:style-name="ce1">
            <text:p>0.849080143</text:p>
          </table:table-cell>
          <table:table-cell office:value-type="float" office:value="0.8106191824335871" table:formula="of:=1/(1+EXP(-[.K24]))" table:style-name="ce1">
            <text:p>0.810619182</text:p>
          </table:table-cell>
          <table:table-cell office:value-type="float" office:value="0.74243654995985009" table:formula="of:=1/(1+EXP(-[.L24]))" table:style-name="ce1">
            <text:p>0.74243655</text:p>
          </table:table-cell>
          <table:table-cell office:value-type="float" office:value="1.3137294105004609" table:formula="of:=[.B87]*[.D86]+[.D87]*[.D88]" table:style-name="ce1">
            <text:p>1.313729411</text:p>
          </table:table-cell>
          <table:table-cell office:value-type="float" office:value="0.86521602199841963" table:formula="of:=TANH([.E87])" table:style-name="ce1">
            <text:p>0.865216022</text:p>
          </table:table-cell>
          <table:table-cell office:value-type="float" office:value="0.66676146148931303" table:formula="of:=[.F87]*[.D89]" table:style-name="ce1">
            <text:p>0.666761461</text:p>
          </table:table-cell>
          <table:table-cell office:value-type="float" office:value="0.54727127247272089" table:formula="of:=[.G87]/[.G91]" table:style-name="ce1">
            <text:p>0.547271272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0.79123894870909495" table:formula="of:=TANH([.K66])" table:style-name="ce1">
            <text:p>0.791238949</text:p>
          </table:table-cell>
          <table:table-cell office:value-type="float" office:value="0.92038105594266728" table:formula="of:=TANH([.L66])" table:style-name="ce1">
            <text:p>0.920381056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0.64522671902422546" table:formula="of:=1/(1+EXP(-[.L80]))" table:style-name="ce1">
            <text:p>0.645226719</text:p>
          </table:table-cell>
          <table:table-cell office:value-type="float" office:value="0.77063004444747896" table:formula="of:=1/(1+EXP(-[.M80]))" table:style-name="ce1">
            <text:p>0.77063004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1.218338135083727" table:formula="of:=SUM([.G86:.G87])" table:style-name="ce1">
            <text:p>1.218338135</text:p>
          </table:table-cell>
          <table:table-cell table:number-columns-repeated="16377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float" office:value="11.899999999999999" table:formula="of:=4.3+4.3+3.3" table:style-name="ce1">
            <text:p>11.9</text:p>
          </table:table-cell>
          <table:table-cell office:value-type="float" office:value="11.5" table:style-name="ce1">
            <text:p>11.5</text:p>
          </table:table-cell>
          <table:table-cell office:value-type="float" office:value="1.034782608695652" table:formula="of:=[.B102]/[.C102]" table:style-name="ce1">
            <text:p>1.03478260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.6" table:formula="of:=4.3+3.3" table:style-name="ce1">
            <text:p>7.6</text:p>
          </table:table-cell>
          <table:table-cell office:value-type="float" office:value="9.5" table:style-name="ce1">
            <text:p>9.5</text:p>
          </table:table-cell>
          <table:table-cell office:value-type="float" office:value="0.79999999999999993" table:formula="of:=[.B103]/[.C103]" table:style-name="ce1">
            <text:p>0.8</text:p>
          </table:table-cell>
          <table:table-cell table:number-columns-repeated="16380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20" number:min-integer-digits="1"/>
    </number:number-style>
    <number:number-style style:name="N37">
      <number:number number:decimal-places="17" number:min-integer-digits="1"/>
    </number:number-style>
    <number:number-style style:name="N38">
      <number:number number:decimal-places="18" number:min-integer-digits="1"/>
    </number:number-style>
    <number:number-style style:name="N39">
      <number:number number:decimal-places="7" number:min-integer-digits="1"/>
    </number:number-style>
    <number:number-style style:name="N40">
      <number:number number:decimal-places="4" number:min-integer-digits="1"/>
    </number:number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number:number-style style:name="N46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mai</meta:initial-creator>
    <dc:creator>Namai</dc:creator>
    <meta:creation-date>2018-04-10T11:31:29Z</meta:creation-date>
    <dc:date>2019-05-28T11:58:31Z</dc:date>
    <meta:editing-cycles>72</meta:editing-cycles>
    <meta:editing-duration>PT61681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3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Axs0" style:data-style-name="N4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3">
      <style:chart-properties chart:link-data-style-to-source="false" chart:visible="true" chart:logarithmic="false" chart:interval-major="1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72bf4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0.68pt" svg:width="497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idutinė paklaida</text:p>
            </chart:title>
          </chart:axis>
          <chart:axis chart:dimension="x" chart:name="primary-x" chart:style-name="Axs1">
            <chart:title svg:x="141.0726771653543pt" svg:y="284.0081889763779pt" chart:style-name="AT01">
              <text:p text:style-name="a1" text:class-names="" text:cond-style-name="">Epochų skaičius</text:p>
            </chart:title>
            <chart:categories table:cell-range-address="calcs.$A$1:.$B$1"/>
          </chart:axis>
          <chart:series chart:label-cell-address="calcs.$D$4" chart:values-cell-range-address="calcs.$A$1:.$A$100" chart:class="chart:line" chart:attached-axis="primary-y" chart:style-name="G0S0">
            <chart:data-point/>
            <chart:data-point chart:style-name="G0S0P1"/>
            <chart:data-point chart:repeated="98"/>
          </chart:series>
          <chart:series chart:label-cell-address="calcs.$D$5" chart:values-cell-range-address="calcs.$C$1:.$C$100" chart:class="chart:line" chart:attached-axis="primary-y" chart:style-name="G0S1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3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3">
      <style:chart-properties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0.68pt" svg:width="497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idutinė paklaida</text:p>
            </chart:title>
          </chart:axis>
          <chart:axis chart:dimension="x" chart:name="primary-x" chart:style-name="Axs1">
            <chart:title svg:x="141.0726771653543pt" svg:y="284.0081889763779pt" chart:style-name="AT01">
              <text:p text:style-name="a1" text:class-names="" text:cond-style-name="">Epochų skaičius</text:p>
            </chart:title>
            <chart:categories table:cell-range-address="calcs.$A$1:.$B$1"/>
          </chart:axis>
          <chart:series chart:label-cell-address="calcs.$D$4" chart:values-cell-range-address="calcs.$R$16:.$R$647" chart:class="chart:line" chart:attached-axis="primary-y" chart:style-name="G0S0">
            <chart:data-point/>
            <chart:data-point chart:style-name="G0S0P1"/>
            <chart:data-point chart:repeated="63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3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24.25pt" svg:width="453.75pt" chart:style-name="Crt0">
        <chart:title chart:style-name="CT00">
          <text:p text:style-name="a0" text:class-names="" text:cond-style-name="">Char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Epochų skaičiu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idutinė paklaida</text:p>
            </chart:title>
            <chart:grid chart:class="major" chart:style-name="GMa1"/>
          </chart:axis>
          <chart:series chart:label-cell-address="calcs.$D$4" chart:values-cell-range-address="calcs.$A$1:.$A$100" chart:class="chart:scatter" chart:attached-axis="primary-y" chart:style-name="G0S0">
            <chart:domain table:cell-range-address="calcs.$B$1:.$B$100"/>
            <chart:data-point chart:repeated="100"/>
          </chart:series>
          <chart:series chart:label-cell-address="calcs.$D$5" chart:values-cell-range-address="calcs.$A$1:.$A$100" chart:class="chart:scatter" chart:attached-axis="primary-y" chart:style-name="G0S1">
            <chart:domain table:cell-range-address="calcs.$B$1:.$B$100"/>
            <chart:data-point chart:repeated="1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